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P10" style:parent-style-name="Titre1" style:family="paragraph">
      <style:text-properties style:language-asian="fr" style:country-asian="FR"/>
    </style:style>
    <style:style style:name="T11" style:parent-style-name="Policepardéfaut" style:family="text">
      <style:text-properties style:language-asian="fr" style:country-asian="FR"/>
    </style:style>
    <style:style style:name="T12" style:parent-style-name="Policepardéfaut" style:family="text">
      <style:text-properties style:language-asian="fr" style:country-asian="FR"/>
    </style:style>
    <style:style style:name="T13" style:parent-style-name="Policepardéfaut" style:family="text">
      <style:text-properties style:language-asian="fr" style:country-asian="FR"/>
    </style:style>
    <style:style style:name="T14" style:parent-style-name="Policepardéfaut" style:family="text">
      <style:text-properties style:language-asian="fr" style:country-asian="FR"/>
    </style:style>
    <style:style style:name="T15" style:parent-style-name="Appelnotedebasdep." style:family="text">
      <style:text-properties style:language-asian="fr" style:country-asian="FR"/>
    </style:style>
    <style:style style:name="T16" style:parent-style-name="Policepardéfaut" style:family="text">
      <style:text-properties style:language-asian="fr" style:country-asian="FR"/>
    </style:style>
    <style:style style:name="T17" style:parent-style-name="Appelnotedebasdep." style:family="text">
      <style:text-properties style:language-asian="fr" style:country-asian="FR"/>
    </style:style>
    <style:style style:name="T18" style:parent-style-name="Policepardéfaut" style:family="text">
      <style:text-properties style:language-asian="fr" style:country-asian="FR"/>
    </style:style>
    <style:style style:name="T19" style:parent-style-name="Policepardéfaut" style:family="text">
      <style:text-properties style:language-asian="fr" style:country-asian="FR"/>
    </style:style>
    <style:style style:name="T20" style:parent-style-name="Policepardéfaut" style:family="text">
      <style:text-properties style:language-asian="fr" style:country-asian="FR"/>
    </style:style>
    <style:style style:name="T21" style:parent-style-name="quote.c" style:family="text">
      <style:text-properties fo:font-style="italic" style:font-style-asian="italic"/>
    </style:style>
    <style:style style:name="P22" style:parent-style-name="Corpsdetexte" style:family="paragraph">
      <style:text-properties style:language-asian="fr" style:country-asian="FR"/>
    </style:style>
    <style:style style:name="T23" style:parent-style-name="Policepardéfaut" style:family="text">
      <style:text-properties style:language-asian="fr" style:country-asian="FR"/>
    </style:style>
    <style:style style:name="T24" style:parent-style-name="Policepardéfaut" style:family="text">
      <style:text-properties style:language-asian="fr" style:country-asian="FR"/>
    </style:style>
    <style:style style:name="T25" style:parent-style-name="Policepardéfaut" style:family="text">
      <style:text-properties style:font-size-complex="12pt" style:language-asian="fr" style:country-asian="FR"/>
    </style:style>
    <style:style style:name="T26" style:parent-style-name="Policepardéfaut" style:family="text">
      <style:text-properties style:font-size-complex="12pt" style:language-asian="fr" style:country-asian="FR"/>
    </style:style>
    <style:style style:name="T27" style:parent-style-name="Policepardéfaut" style:family="text">
      <style:text-properties style:font-size-complex="12pt" style:language-asian="fr" style:country-asian="FR"/>
    </style:style>
    <style:style style:name="T28" style:parent-style-name="Policepardéfaut" style:family="text">
      <style:text-properties style:font-size-complex="12pt" style:language-asian="fr" style:country-asian="FR"/>
    </style:style>
    <style:style style:name="T29" style:parent-style-name="Policepardéfaut" style:family="text">
      <style:text-properties style:font-size-complex="12pt" style:language-asian="fr" style:country-asian="FR"/>
    </style:style>
    <style:style style:name="T30" style:parent-style-name="Policepardéfaut" style:family="text">
      <style:text-properties style:font-size-complex="12pt" style:language-asian="fr" style:country-asian="FR"/>
    </style:style>
    <style:style style:name="T31" style:parent-style-name="Policepardéfaut" style:family="text">
      <style:text-properties style:language-asian="fr" style:country-asian="FR"/>
    </style:style>
    <style:style style:name="T32" style:parent-style-name="Policepardéfaut" style:family="text">
      <style:text-properties style:language-asian="fr" style:country-asian="FR"/>
    </style:style>
    <style:style style:name="T33" style:parent-style-name="Policepardéfaut" style:family="text">
      <style:text-properties style:language-asian="fr" style:country-asian="FR"/>
    </style:style>
    <style:style style:name="T34" style:parent-style-name="Policepardéfaut" style:family="text">
      <style:text-properties style:font-size-complex="12pt" style:language-asian="fr" style:country-asian="FR"/>
    </style:style>
    <style:style style:name="T35" style:parent-style-name="Policepardéfaut" style:family="text">
      <style:text-properties style:font-size-complex="12pt" style:language-asian="fr" style:country-asian="FR"/>
    </style:style>
    <style:style style:name="T36" style:parent-style-name="Policepardéfaut" style:family="text">
      <style:text-properties style:font-size-complex="12pt" style:language-asian="fr" style:country-asian="FR"/>
    </style:style>
    <style:style style:name="T37" style:parent-style-name="Policepardéfaut" style:family="text">
      <style:text-properties style:font-size-complex="12pt" style:language-asian="fr" style:country-asian="FR"/>
    </style:style>
    <style:style style:name="T38" style:parent-style-name="Policepardéfaut" style:family="text">
      <style:text-properties style:language-asian="fr" style:country-asian="FR"/>
    </style:style>
    <style:style style:name="T39" style:parent-style-name="Policepardéfaut" style:family="text">
      <style:text-properties style:language-asian="fr" style:country-asian="FR"/>
    </style:style>
    <style:style style:name="T40" style:parent-style-name="Policepardéfaut" style:family="text">
      <style:text-properties style:language-asian="fr" style:country-asian="FR"/>
    </style:style>
    <style:style style:name="T41" style:parent-style-name="Policepardéfaut" style:family="text">
      <style:text-properties style:language-asian="fr" style:country-asian="FR"/>
    </style:style>
    <style:style style:name="T42" style:parent-style-name="Policepardéfaut" style:family="text">
      <style:text-properties style:language-asian="fr" style:country-asian="FR"/>
    </style:style>
    <style:style style:name="T43" style:parent-style-name="Policepardéfaut" style:family="text">
      <style:text-properties style:font-size-complex="12pt" style:language-asian="fr" style:country-asian="FR"/>
    </style:style>
    <style:style style:name="T44" style:parent-style-name="Policepardéfaut" style:family="text">
      <style:text-properties style:language-asian="fr" style:country-asian="FR"/>
    </style:style>
    <style:style style:name="T45" style:parent-style-name="Policepardéfaut" style:family="text">
      <style:text-properties style:font-size-complex="12pt" style:language-asian="fr" style:country-asian="FR"/>
    </style:style>
    <style:style style:name="T46" style:parent-style-name="Policepardéfaut" style:family="text">
      <style:text-properties style:font-size-complex="12pt" style:language-asian="fr" style:country-asian="FR"/>
    </style:style>
    <style:style style:name="T47" style:parent-style-name="Policepardéfaut" style:family="text">
      <style:text-properties style:font-size-complex="12pt" style:language-asian="fr" style:country-asian="FR"/>
    </style:style>
    <style:style style:name="T48" style:parent-style-name="Policepardéfaut" style:family="text">
      <style:text-properties style:font-size-complex="12pt" style:language-asian="fr" style:country-asian="FR"/>
    </style:style>
    <style:style style:name="T49" style:parent-style-name="Policepardéfaut" style:family="text">
      <style:text-properties style:font-size-complex="12pt" style:language-asian="fr" style:country-asian="FR"/>
    </style:style>
    <style:style style:name="T50" style:parent-style-name="Policepardéfaut" style:family="text">
      <style:text-properties style:font-size-complex="12pt" style:language-asian="fr" style:country-asian="FR"/>
    </style:style>
    <style:style style:name="T51" style:parent-style-name="Policepardéfaut" style:family="text">
      <style:text-properties style:font-size-complex="12pt" style:language-asian="fr" style:country-asian="FR"/>
    </style:style>
    <style:style style:name="T52" style:parent-style-name="Policepardéfaut" style:family="text">
      <style:text-properties style:font-size-complex="12pt" style:language-asian="fr" style:country-asian="FR"/>
    </style:style>
    <style:style style:name="T53" style:parent-style-name="Policepardéfaut" style:family="text">
      <style:text-properties style:font-size-complex="12pt" style:language-asian="fr" style:country-asian="FR"/>
    </style:style>
    <style:style style:name="T54" style:parent-style-name="Policepardéfaut" style:family="text">
      <style:text-properties style:language-asian="fr" style:country-asian="FR"/>
    </style:style>
    <style:style style:name="T55" style:parent-style-name="Policepardéfaut" style:family="text">
      <style:text-properties style:language-asian="fr" style:country-asian="FR"/>
    </style:style>
    <style:style style:name="T56" style:parent-style-name="Policepardéfaut" style:family="text">
      <style:text-properties style:font-size-complex="12pt" style:language-asian="fr" style:country-asian="FR"/>
    </style:style>
    <style:style style:name="T57" style:parent-style-name="Policepardéfaut" style:family="text">
      <style:text-properties style:font-size-complex="12pt" style:language-asian="fr" style:country-asian="FR"/>
    </style:style>
    <style:style style:name="T58" style:parent-style-name="Policepardéfaut" style:family="text">
      <style:text-properties style:font-size-complex="12pt" style:language-asian="fr" style:country-asian="FR"/>
    </style:style>
    <style:style style:name="T59" style:parent-style-name="Policepardéfaut" style:family="text">
      <style:text-properties style:font-size-complex="12pt" style:language-asian="fr" style:country-asian="FR"/>
    </style:style>
    <style:style style:name="T60" style:parent-style-name="Policepardéfaut" style:family="text">
      <style:text-properties style:font-size-complex="12pt" style:language-asian="fr" style:country-asian="FR"/>
    </style:style>
    <style:style style:name="T61" style:parent-style-name="Policepardéfaut" style:family="text">
      <style:text-properties style:font-size-complex="12pt" style:language-asian="fr" style:country-asian="FR"/>
    </style:style>
    <style:style style:name="T62" style:parent-style-name="Policepardéfaut" style:family="text">
      <style:text-properties style:font-size-complex="12pt" style:language-asian="fr" style:country-asian="FR"/>
    </style:style>
    <style:style style:name="P63" style:parent-style-name="Corpsdetexte" style:family="paragraph">
      <style:text-properties style:language-asian="fr" style:country-asian="FR"/>
    </style:style>
    <style:style style:name="T64" style:parent-style-name="Policepardéfaut" style:family="text">
      <style:text-properties style:language-asian="fr" style:country-asian="FR"/>
    </style:style>
    <style:style style:name="T65" style:parent-style-name="Policepardéfaut" style:family="text">
      <style:text-properties style:language-asian="fr" style:country-asian="FR"/>
    </style:style>
    <style:style style:name="P66" style:parent-style-name="quote.l" style:family="paragraph">
      <style:text-properties style:language-asian="fr" style:country-asian="FR"/>
    </style:style>
    <style:style style:name="P67" style:parent-style-name="quote.l" style:family="paragraph">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P72" style:parent-style-name="Corpsdetexte" style:family="paragraph">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font-size-complex="12pt" style:language-asian="fr" style:country-asian="FR"/>
    </style:style>
    <style:style style:name="T75" style:parent-style-name="quote.c" style:family="text">
      <style:text-properties fo:font-style="italic" style:font-style-asian="italic"/>
    </style:style>
    <style:style style:name="T76" style:parent-style-name="Policepardéfaut" style:family="text">
      <style:text-properties style:font-size-complex="12pt" style:language-asian="fr" style:country-asian="FR"/>
    </style:style>
    <style:style style:name="T77" style:parent-style-name="Policepardéfaut" style:family="text">
      <style:text-properties style:font-size-complex="12pt" style:language-asian="fr" style:country-asian="FR"/>
    </style:style>
    <style:style style:name="T78" style:parent-style-name="Policepardéfaut" style:family="text">
      <style:text-properties style:font-size-complex="12pt" style:language-asian="fr" style:country-asian="FR"/>
    </style:style>
    <style:style style:name="T79" style:parent-style-name="Policepardéfaut" style:family="text">
      <style:text-properties style:font-size-complex="12pt"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font-size-complex="12pt" style:language-asian="fr" style:country-asian="FR"/>
    </style:style>
    <style:style style:name="T83" style:parent-style-name="Policepardéfaut" style:family="text">
      <style:text-properties style:font-size-complex="12pt" style:language-asian="fr" style:country-asian="FR"/>
    </style:style>
    <style:style style:name="P84" style:parent-style-name="Titre1" style:family="paragraph">
      <style:text-properties style:language-asian="fr" style:country-asian="FR"/>
    </style:style>
    <style:style style:name="T85" style:parent-style-name="Policepardéfaut" style:family="text">
      <style:text-properties style:language-asian="fr" style:country-asian="FR"/>
    </style:style>
    <style:style style:name="T86" style:parent-style-name="quote.c" style:family="text">
      <style:text-properties fo:font-style="italic" style:font-style-asian="italic"/>
    </style:style>
    <style:style style:name="T87" style:parent-style-name="Policepardéfaut" style:family="text">
      <style:text-properties style:font-style-complex="italic" style:font-size-complex="12pt" style:language-asian="fr" style:country-asian="FR"/>
    </style:style>
    <style:style style:name="T88" style:parent-style-name="Policepardéfaut" style:family="text">
      <style:text-properties style:font-size-complex="12pt" style:language-asian="fr" style:country-asian="FR"/>
    </style:style>
    <style:style style:name="T89" style:parent-style-name="Policepardéfaut" style:family="text">
      <style:text-properties style:font-size-complex="12pt" style:language-asian="fr" style:country-asian="FR"/>
    </style:style>
    <style:style style:name="T90" style:parent-style-name="Policepardéfaut" style:family="text">
      <style:text-properties style:font-size-complex="12pt" style:language-asian="fr" style:country-asian="FR"/>
    </style:style>
    <style:style style:name="T91" style:parent-style-name="Policepardéfaut" style:family="text">
      <style:text-properties style:font-size-complex="12pt" style:language-asian="fr" style:country-asian="FR"/>
    </style:style>
    <style:style style:name="T92" style:parent-style-name="Policepardéfaut" style:family="text">
      <style:text-properties style:font-size-complex="12pt" style:language-asian="fr" style:country-asian="FR"/>
    </style:style>
    <style:style style:name="T93" style:parent-style-name="Policepardéfaut" style:family="text">
      <style:text-properties style:font-size-complex="12pt" style:language-asian="fr" style:country-asian="FR"/>
    </style:style>
    <style:style style:name="T94" style:parent-style-name="quote.c" style:family="text">
      <style:text-properties fo:font-style="italic" style:font-style-asian="italic"/>
    </style:style>
    <style:style style:name="T95" style:parent-style-name="Policepardéfaut" style:family="text">
      <style:text-properties style:font-size-complex="12pt" style:language-asian="fr" style:country-asian="FR"/>
    </style:style>
    <style:style style:name="T96" style:parent-style-name="Policepardéfaut" style:family="text">
      <style:text-properties style:font-size-complex="12pt" style:language-asian="fr" style:country-asian="FR"/>
    </style:style>
    <style:style style:name="T97" style:parent-style-name="Policepardéfaut" style:family="text">
      <style:text-properties style:font-size-complex="12pt" style:language-asian="fr" style:country-asian="FR"/>
    </style:style>
    <style:style style:name="T98" style:parent-style-name="Policepardéfaut" style:family="text">
      <style:text-properties style:font-size-complex="12pt" style:language-asian="fr" style:country-asian="FR"/>
    </style:style>
    <style:style style:name="T99" style:parent-style-name="Policepardéfaut" style:family="text">
      <style:text-properties style:font-size-complex="12pt" style:language-asian="fr" style:country-asian="FR"/>
    </style:style>
    <style:style style:name="T100" style:parent-style-name="Policepardéfaut" style:family="text">
      <style:text-properties style:font-size-complex="12pt" style:language-asian="fr" style:country-asian="FR"/>
    </style:style>
    <style:style style:name="T101" style:parent-style-name="Policepardéfaut" style:family="text">
      <style:text-properties style:font-size-complex="12pt" style:language-asian="fr" style:country-asian="FR"/>
    </style:style>
    <style:style style:name="T102" style:parent-style-name="Policepardéfaut" style:family="text">
      <style:text-properties style:font-size-complex="12pt" style:language-asian="fr" style:country-asian="FR"/>
    </style:style>
    <style:style style:name="T103" style:parent-style-name="Policepardéfaut" style:family="text">
      <style:text-properties style:font-size-complex="12pt" style:language-asian="fr" style:country-asian="FR"/>
    </style:style>
    <style:style style:name="T104" style:parent-style-name="Policepardéfaut" style:family="text">
      <style:text-properties style:font-size-complex="12pt" style:language-asian="fr" style:country-asian="FR"/>
    </style:style>
    <style:style style:name="T105" style:parent-style-name="Policepardéfaut" style:family="text">
      <style:text-properties style:font-size-complex="12pt" style:language-asian="fr" style:country-asian="FR"/>
    </style:style>
    <style:style style:name="T106" style:parent-style-name="Policepardéfaut" style:family="text">
      <style:text-properties fo:font-style="italic" style:font-style-asian="italic" style:font-style-complex="italic" style:font-size-complex="12pt" style:language-asian="fr" style:country-asian="FR"/>
    </style:style>
    <style:style style:name="T107" style:parent-style-name="Policepardéfaut" style:family="text">
      <style:text-properties style:font-size-complex="12pt" style:language-asian="fr" style:country-asian="FR"/>
    </style:style>
    <style:style style:name="T108" style:parent-style-name="Policepardéfaut" style:family="text">
      <style:text-properties style:font-size-complex="12pt" style:language-asian="fr" style:country-asian="FR"/>
    </style:style>
    <style:style style:name="T109" style:parent-style-name="Policepardéfaut" style:family="text">
      <style:text-properties style:font-size-complex="12pt" style:language-asian="fr" style:country-asian="FR"/>
    </style:style>
    <style:style style:name="T110" style:parent-style-name="Policepardéfaut" style:family="text">
      <style:text-properties style:font-size-complex="12pt" style:language-asian="fr" style:country-asian="FR"/>
    </style:style>
    <style:style style:name="T111" style:parent-style-name="Policepardéfaut" style:family="text">
      <style:text-properties style:font-size-complex="12pt" style:language-asian="fr" style:country-asian="FR"/>
    </style:style>
    <style:style style:name="T112" style:parent-style-name="Policepardéfaut" style:family="text">
      <style:text-properties style:font-size-complex="12pt" style:language-asian="fr" style:country-asian="FR"/>
    </style:style>
    <style:style style:name="T113" style:parent-style-name="Policepardéfaut" style:family="text">
      <style:text-properties style:font-size-complex="12pt" style:language-asian="fr" style:country-asian="FR"/>
    </style:style>
    <style:style style:name="T114" style:parent-style-name="Policepardéfaut" style:family="text">
      <style:text-properties style:font-size-complex="12pt" style:language-asian="fr" style:country-asian="FR"/>
    </style:style>
    <style:style style:name="T115" style:parent-style-name="Policepardéfaut" style:family="text">
      <style:text-properties style:font-size-complex="12pt" style:language-asian="fr" style:country-asian="FR"/>
    </style:style>
    <style:style style:name="T116" style:parent-style-name="Appelnotedebasdep." style:family="text">
      <style:text-properties style:font-size-complex="12pt" style:language-asian="fr" style:country-asian="FR"/>
    </style:style>
    <style:style style:name="T117" style:parent-style-name="Policepardéfaut" style:family="text">
      <style:text-properties style:font-size-complex="12pt" style:language-asian="fr" style:country-asian="FR"/>
    </style:style>
    <style:style style:name="T118" style:parent-style-name="Policepardéfaut" style:family="text">
      <style:text-properties style:font-size-complex="12pt" style:language-asian="fr" style:country-asian="FR"/>
    </style:style>
    <style:style style:name="T119" style:parent-style-name="Policepardéfaut" style:family="text">
      <style:text-properties style:font-size-complex="12pt" style:language-asian="fr" style:country-asian="FR"/>
    </style:style>
    <style:style style:name="P120" style:parent-style-name="quote.l" style:family="paragraph">
      <style:text-properties style:language-asian="fr" style:country-asian="FR"/>
    </style:style>
    <style:style style:name="P121" style:parent-style-name="quote.l" style:family="paragraph">
      <style:text-properties style:language-asian="fr" style:country-asian="FR"/>
    </style:style>
    <style:style style:name="T122" style:parent-style-name="Policepardéfaut" style:family="text">
      <style:text-properties style:font-size-complex="12pt" style:language-asian="fr" style:country-asian="FR"/>
    </style:style>
    <style:style style:name="T123" style:parent-style-name="Policepardéfaut" style:family="text">
      <style:text-properties style:font-size-complex="12pt" style:language-asian="fr" style:country-asian="FR"/>
    </style:style>
    <style:style style:name="T124" style:parent-style-name="Policepardéfaut" style:family="text">
      <style:text-properties style:font-size-complex="12pt" style:language-asian="fr" style:country-asian="FR"/>
    </style:style>
    <style:style style:name="T125" style:parent-style-name="Policepardéfaut" style:family="text">
      <style:text-properties style:font-size-complex="12pt" style:language-asian="fr" style:country-asian="FR"/>
    </style:style>
    <style:style style:name="T126" style:parent-style-name="Policepardéfaut" style:family="text">
      <style:text-properties style:font-size-complex="12pt" style:language-asian="fr" style:country-asian="FR"/>
    </style:style>
    <style:style style:name="T127" style:parent-style-name="Policepardéfaut" style:family="text">
      <style:text-properties style:font-size-complex="12pt" style:language-asian="fr" style:country-asian="FR"/>
    </style:style>
    <style:style style:name="T128" style:parent-style-name="Policepardéfaut" style:family="text">
      <style:text-properties style:font-size-complex="12pt" style:language-asian="fr" style:country-asian="FR"/>
    </style:style>
    <style:style style:name="T129" style:parent-style-name="Policepardéfaut" style:family="text">
      <style:text-properties style:font-size-complex="12pt" style:language-asian="fr" style:country-asian="FR"/>
    </style:style>
    <style:style style:name="T130" style:parent-style-name="Policepardéfaut" style:family="text">
      <style:text-properties style:font-style-complex="italic" style:font-size-complex="12pt" style:language-asian="fr" style:country-asian="FR"/>
    </style:style>
    <style:style style:name="T131" style:parent-style-name="Policepardéfaut" style:family="text">
      <style:text-properties style:font-size-complex="12pt" style:language-asian="fr" style:country-asian="FR"/>
    </style:style>
    <style:style style:name="T132" style:parent-style-name="Policepardéfaut" style:family="text">
      <style:text-properties style:font-size-complex="12pt" style:language-asian="fr" style:country-asian="FR"/>
    </style:style>
    <style:style style:name="T133" style:parent-style-name="Policepardéfaut" style:family="text">
      <style:text-properties style:font-size-complex="12pt" style:language-asian="fr" style:country-asian="FR"/>
    </style:style>
    <style:style style:name="T134" style:parent-style-name="Policepardéfaut" style:family="text">
      <style:text-properties style:font-size-complex="12pt" style:language-asian="fr" style:country-asian="FR"/>
    </style:style>
    <style:style style:name="T135" style:parent-style-name="Policepardéfaut" style:family="text">
      <style:text-properties style:font-size-complex="12pt" style:language-asian="fr" style:country-asian="FR"/>
    </style:style>
    <style:style style:name="T136" style:parent-style-name="Policepardéfaut" style:family="text">
      <style:text-properties style:font-size-complex="12pt" style:language-asian="fr" style:country-asian="FR"/>
    </style:style>
    <style:style style:name="T137" style:parent-style-name="Policepardéfaut" style:family="text">
      <style:text-properties style:font-size-complex="12pt" style:language-asian="fr" style:country-asian="FR"/>
    </style:style>
    <style:style style:name="T138" style:parent-style-name="Policepardéfaut" style:family="text">
      <style:text-properties style:font-size-complex="12pt" style:language-asian="fr" style:country-asian="FR"/>
    </style:style>
    <style:style style:name="T139" style:parent-style-name="Policepardéfaut" style:family="text">
      <style:text-properties fo:font-style="italic" style:font-style-asian="italic" style:language-asian="fr" style:country-asian="FR"/>
    </style:style>
    <style:style style:name="T140" style:parent-style-name="Policepardéfaut" style:family="text">
      <style:text-properties fo:font-style="italic" style:font-style-asian="italic" fo:font-size="12pt" style:font-size-asian="12pt" style:language-asian="fr" style:country-asian="FR"/>
    </style:style>
    <style:style style:name="P141" style:parent-style-name="Corpsdetexte" style:family="paragraph">
      <style:text-properties style:font-size-complex="12pt" style:language-asian="fr" style:country-asian="FR"/>
    </style:style>
    <style:style style:name="P142" style:parent-style-name="Corpsdetexte" style:family="paragraph">
      <style:text-properties style:font-size-complex="12pt" style:language-asian="fr" style:country-asian="FR"/>
    </style:style>
    <style:style style:name="T143" style:parent-style-name="Policepardéfaut" style:family="text">
      <style:text-properties style:font-size-complex="12pt" style:language-asian="fr" style:country-asian="FR"/>
    </style:style>
    <style:style style:name="T144" style:parent-style-name="Policepardéfaut" style:family="text">
      <style:text-properties style:font-size-complex="12pt" style:language-asian="fr" style:country-asian="FR"/>
    </style:style>
    <style:style style:name="T145" style:parent-style-name="Policepardéfaut" style:family="text">
      <style:text-properties style:font-size-complex="12pt" style:language-asian="fr" style:country-asian="FR"/>
    </style:style>
    <style:style style:name="T146" style:parent-style-name="Policepardéfaut" style:family="text">
      <style:text-properties style:font-size-complex="12pt" style:language-asian="fr" style:country-asian="FR"/>
    </style:style>
    <style:style style:name="T147" style:parent-style-name="quote.c" style:family="text">
      <style:text-properties fo:font-style="italic" style:font-style-asian="italic"/>
    </style:style>
    <style:style style:name="T148" style:parent-style-name="Policepardéfaut" style:family="text">
      <style:text-properties style:font-style-complex="italic" style:font-size-complex="12pt" style:language-asian="fr" style:country-asian="FR"/>
    </style:style>
    <style:style style:name="T149" style:parent-style-name="Policepardéfaut" style:family="text">
      <style:text-properties style:font-size-complex="12pt" style:language-asian="fr" style:country-asian="FR"/>
    </style:style>
    <style:style style:name="T150" style:parent-style-name="Policepardéfaut" style:family="text">
      <style:text-properties style:font-size-complex="12pt" style:language-asian="fr" style:country-asian="FR"/>
    </style:style>
    <style:style style:name="T151" style:parent-style-name="Appelnotedebasdep." style:family="text">
      <style:text-properties style:font-size-complex="12pt" style:language-asian="fr" style:country-asian="FR"/>
    </style:style>
    <style:style style:name="T152" style:parent-style-name="Policepardéfaut" style:family="text">
      <style:text-properties style:language-asian="fr" style:country-asian="FR"/>
    </style:style>
    <style:style style:name="T153" style:parent-style-name="Policepardéfaut" style:family="text">
      <style:text-properties style:language-asian="fr" style:country-asian="FR"/>
    </style:style>
    <style:style style:name="T154" style:parent-style-name="Policepardéfaut" style:family="text">
      <style:text-properties style:font-size-complex="12pt" style:language-asian="fr" style:country-asian="FR"/>
    </style:style>
    <style:style style:name="T155" style:parent-style-name="Policepardéfaut" style:family="text">
      <style:text-properties style:font-style-complex="italic" style:font-size-complex="12pt" style:language-asian="fr" style:country-asian="FR"/>
    </style:style>
    <style:style style:name="T156" style:parent-style-name="Policepardéfaut" style:family="text">
      <style:text-properties style:font-size-complex="12pt" style:language-asian="fr" style:country-asian="FR"/>
    </style:style>
    <style:style style:name="T157" style:parent-style-name="Policepardéfaut" style:family="text">
      <style:text-properties style:font-size-complex="12pt" style:language-asian="fr" style:country-asian="FR"/>
    </style:style>
    <style:style style:name="T158" style:parent-style-name="Policepardéfaut" style:family="text">
      <style:text-properties fo:font-style="italic" style:font-style-asian="italic" style:font-style-complex="italic" style:font-size-complex="12pt" style:language-asian="fr" style:country-asian="FR"/>
    </style:style>
    <style:style style:name="T159" style:parent-style-name="Policepardéfaut" style:family="text">
      <style:text-properties style:font-size-complex="12pt" style:language-asian="fr" style:country-asian="FR"/>
    </style:style>
    <style:style style:name="T160" style:parent-style-name="Policepardéfaut" style:family="text">
      <style:text-properties style:font-size-complex="12pt" style:language-asian="fr" style:country-asian="FR"/>
    </style:style>
    <style:style style:name="T161" style:parent-style-name="quote.c" style:family="text">
      <style:text-properties fo:font-style="italic" style:font-style-asian="italic"/>
    </style:style>
    <style:style style:name="T162" style:parent-style-name="Policepardéfaut" style:family="text">
      <style:text-properties style:font-style-complex="italic" style:font-size-complex="12pt" style:language-asian="fr" style:country-asian="FR"/>
    </style:style>
    <style:style style:name="T163" style:parent-style-name="Policepardéfaut" style:family="text">
      <style:text-properties style:font-size-complex="12pt" style:language-asian="fr" style:country-asian="FR"/>
    </style:style>
    <style:style style:name="P164" style:parent-style-name="quote.l" style:family="paragraph">
      <style:text-properties style:language-asian="fr" style:country-asian="FR"/>
    </style:style>
    <style:style style:name="T165" style:parent-style-name="Policepardéfaut" style:family="text">
      <style:text-properties style:font-size-complex="12pt" style:language-asian="fr" style:country-asian="FR"/>
    </style:style>
    <style:style style:name="T166" style:parent-style-name="Policepardéfaut" style:family="text">
      <style:text-properties style:font-size-complex="12pt" style:language-asian="fr" style:country-asian="FR"/>
    </style:style>
    <style:style style:name="T167" style:parent-style-name="Policepardéfaut" style:family="text">
      <style:text-properties style:font-size-complex="12pt" style:language-asian="fr" style:country-asian="FR"/>
    </style:style>
    <style:style style:name="T168" style:parent-style-name="Policepardéfaut" style:family="text">
      <style:text-properties style:font-style-complex="italic" style:font-size-complex="12pt" style:language-asian="fr" style:country-asian="FR"/>
    </style:style>
    <style:style style:name="T169" style:parent-style-name="Policepardéfaut" style:family="text">
      <style:text-properties style:font-size-complex="12pt" style:language-asian="fr" style:country-asian="FR"/>
    </style:style>
    <style:style style:name="T170" style:parent-style-name="Policepardéfaut" style:family="text">
      <style:text-properties style:font-size-complex="12pt" style:language-asian="fr" style:country-asian="FR"/>
    </style:style>
    <style:style style:name="T171" style:parent-style-name="Policepardéfaut" style:family="text">
      <style:text-properties style:font-size-complex="12pt" style:language-asian="fr" style:country-asian="FR"/>
    </style:style>
    <style:style style:name="T172" style:parent-style-name="Policepardéfaut" style:family="text">
      <style:text-properties style:font-size-complex="12pt" style:language-asian="fr" style:country-asian="FR"/>
    </style:style>
    <style:style style:name="T173" style:parent-style-name="Policepardéfaut" style:family="text">
      <style:text-properties style:font-size-complex="12pt" style:language-asian="fr" style:country-asian="FR"/>
    </style:style>
    <style:style style:name="T174" style:parent-style-name="Policepardéfaut" style:family="text">
      <style:text-properties style:font-size-complex="12pt" style:language-asian="fr" style:country-asian="FR"/>
    </style:style>
    <style:style style:name="T175" style:parent-style-name="Policepardéfaut" style:family="text">
      <style:text-properties style:font-size-complex="12pt" style:language-asian="fr" style:country-asian="FR"/>
    </style:style>
    <style:style style:name="T176" style:parent-style-name="Appelnotedebasdep." style:family="text">
      <style:text-properties style:font-size-complex="12pt" style:language-asian="fr" style:country-asian="FR"/>
    </style:style>
    <style:style style:name="T177" style:parent-style-name="Policepardéfaut" style:family="text">
      <style:text-properties style:font-size-complex="12pt" style:language-asian="fr" style:country-asian="FR"/>
    </style:style>
    <style:style style:name="P178" style:parent-style-name="quote.l" style:family="paragraph">
      <style:text-properties style:language-asian="fr" style:country-asian="FR"/>
    </style:style>
    <style:style style:name="T179" style:parent-style-name="Policepardéfaut" style:family="text">
      <style:text-properties style:language-asian="fr" style:country-asian="FR"/>
    </style:style>
    <style:style style:name="T180" style:parent-style-name="Policepardéfaut" style:family="text">
      <style:text-properties style:font-size-complex="12pt" style:language-asian="fr" style:country-asian="FR"/>
    </style:style>
    <style:style style:name="T181" style:parent-style-name="Policepardéfaut" style:family="text">
      <style:text-properties style:font-size-complex="12pt" style:language-asian="fr" style:country-asian="FR"/>
    </style:style>
    <style:style style:name="T182" style:parent-style-name="Policepardéfaut" style:family="text">
      <style:text-properties fo:font-style="italic" style:font-style-asian="italic" style:font-style-complex="italic" style:font-size-complex="12pt" style:language-asian="fr" style:country-asian="FR"/>
    </style:style>
    <style:style style:name="T183" style:parent-style-name="Policepardéfaut" style:family="text">
      <style:text-properties style:font-size-complex="12pt" style:language-asian="fr" style:country-asian="FR"/>
    </style:style>
    <style:style style:name="T184" style:parent-style-name="Policepardéfaut" style:family="text">
      <style:text-properties style:font-size-complex="12pt" style:language-asian="fr" style:country-asian="FR"/>
    </style:style>
    <style:style style:name="T185" style:parent-style-name="Policepardéfaut" style:family="text">
      <style:text-properties style:font-size-complex="12pt" style:language-asian="fr" style:country-asian="FR"/>
    </style:style>
    <style:style style:name="T186" style:parent-style-name="Policepardéfaut" style:family="text">
      <style:text-properties style:font-weight-complex="bold" style:font-size-complex="12pt" style:language-asian="fr" style:country-asian="FR"/>
    </style:style>
    <style:style style:name="T187" style:parent-style-name="Policepardéfaut" style:family="text">
      <style:text-properties style:font-weight-complex="bold" style:font-size-complex="12pt" style:language-asian="fr" style:country-asian="FR"/>
    </style:style>
    <style:style style:name="T188" style:parent-style-name="Policepardéfaut" style:family="text">
      <style:text-properties style:font-size-complex="12pt" style:language-asian="fr" style:country-asian="FR"/>
    </style:style>
    <style:style style:name="T189" style:parent-style-name="Policepardéfaut" style:family="text">
      <style:text-properties style:font-style-complex="italic" style:font-size-complex="12pt" style:language-asian="fr" style:country-asian="FR"/>
    </style:style>
    <style:style style:name="T190" style:parent-style-name="Policepardéfaut" style:family="text">
      <style:text-properties style:font-size-complex="12pt" style:language-asian="fr" style:country-asian="FR"/>
    </style:style>
    <style:style style:name="T191" style:parent-style-name="Policepardéfaut" style:family="text">
      <style:text-properties style:font-size-complex="12pt" style:language-asian="fr" style:country-asian="FR"/>
    </style:style>
    <style:style style:name="T192" style:parent-style-name="Policepardéfaut" style:family="text">
      <style:text-properties style:font-size-complex="12pt" style:language-asian="fr" style:country-asian="FR"/>
    </style:style>
    <style:style style:name="T193" style:parent-style-name="Policepardéfaut" style:family="text">
      <style:text-properties style:font-size-complex="12pt" style:language-asian="fr" style:country-asian="FR"/>
    </style:style>
    <style:style style:name="T194" style:parent-style-name="Policepardéfaut" style:family="text">
      <style:text-properties style:font-size-complex="12pt" style:language-asian="fr" style:country-asian="FR"/>
    </style:style>
    <style:style style:name="T195" style:parent-style-name="Policepardéfaut" style:family="text">
      <style:text-properties style:font-size-complex="12pt" style:language-asian="fr" style:country-asian="FR"/>
    </style:style>
    <style:style style:name="T196" style:parent-style-name="Policepardéfaut" style:family="text">
      <style:text-properties fo:font-style="italic" style:font-style-asian="italic" style:font-size-complex="12pt" style:language-asian="fr" style:country-asian="FR"/>
    </style:style>
    <style:style style:name="T197" style:parent-style-name="Policepardéfaut" style:family="text">
      <style:text-properties fo:font-style="italic" style:font-style-asian="italic" style:font-style-complex="italic" style:font-size-complex="12pt" style:language-asian="fr" style:country-asian="FR"/>
    </style:style>
    <style:style style:name="T198" style:parent-style-name="Policepardéfaut" style:family="text">
      <style:text-properties style:font-size-complex="12pt" style:language-asian="fr" style:country-asian="FR"/>
    </style:style>
    <style:style style:name="T199" style:parent-style-name="Policepardéfaut" style:family="text">
      <style:text-properties style:font-size-complex="12pt" style:language-asian="fr" style:country-asian="FR"/>
    </style:style>
    <style:style style:name="P200" style:parent-style-name="Corpsdetexte" style:family="paragraph">
      <style:text-properties style:font-size-complex="12pt" style:language-asian="fr" style:country-asian="FR"/>
    </style:style>
    <style:style style:name="P201" style:parent-style-name="quote.l" style:family="paragraph">
      <style:text-properties style:language-asian="fr" style:country-asian="FR"/>
    </style:style>
    <style:style style:name="T202" style:parent-style-name="Policepardéfaut" style:family="text">
      <style:text-properties style:language-asian="fr" style:country-asian="FR"/>
    </style:style>
    <style:style style:name="T203" style:parent-style-name="Policepardéfaut" style:family="text">
      <style:text-properties style:language-asian="fr" style:country-asian="FR"/>
    </style:style>
    <style:style style:name="T204" style:parent-style-name="Policepardéfaut" style:family="text">
      <style:text-properties style:font-size-complex="12pt" style:language-asian="fr" style:country-asian="FR"/>
    </style:style>
    <style:style style:name="T205" style:parent-style-name="Policepardéfaut" style:family="text">
      <style:text-properties style:font-size-complex="12pt" style:language-asian="fr" style:country-asian="FR"/>
    </style:style>
    <style:style style:name="T206" style:parent-style-name="Policepardéfaut" style:family="text">
      <style:text-properties style:font-size-complex="12pt" style:language-asian="fr" style:country-asian="FR"/>
    </style:style>
    <style:style style:name="T207" style:parent-style-name="Policepardéfaut" style:family="text">
      <style:text-properties style:font-size-complex="12pt" style:language-asian="fr" style:country-asian="FR"/>
    </style:style>
    <style:style style:name="T208" style:parent-style-name="Policepardéfaut" style:family="text">
      <style:text-properties style:font-style-complex="italic" style:font-size-complex="12pt" style:language-asian="fr" style:country-asian="FR"/>
    </style:style>
    <style:style style:name="T209" style:parent-style-name="quote.c" style:family="text">
      <style:text-properties fo:font-style="italic" style:font-style-asian="italic"/>
    </style:style>
    <style:style style:name="T210" style:parent-style-name="Policepardéfaut" style:family="text">
      <style:text-properties style:language-asian="fr" style:country-asian="FR"/>
    </style:style>
    <style:style style:name="T211" style:parent-style-name="Policepardéfaut" style:family="text">
      <style:text-properties style:font-weight-complex="bold" style:font-size-complex="12pt" style:language-asian="fr" style:country-asian="FR"/>
    </style:style>
    <style:style style:name="T212" style:parent-style-name="Policepardéfaut" style:family="text">
      <style:text-properties style:font-size-complex="12pt" style:language-asian="fr" style:country-asian="FR"/>
    </style:style>
    <style:style style:name="T213" style:parent-style-name="Policepardéfaut" style:family="text">
      <style:text-properties style:font-weight-complex="bold" style:font-size-complex="12pt" style:language-asian="fr" style:country-asian="FR"/>
    </style:style>
    <style:style style:name="T214" style:parent-style-name="Policepardéfaut" style:family="text">
      <style:text-properties style:font-size-complex="12pt" style:language-asian="fr" style:country-asian="FR"/>
    </style:style>
    <style:style style:name="T215" style:parent-style-name="Policepardéfaut" style:family="text">
      <style:text-properties style:font-size-complex="12pt" style:language-asian="fr" style:country-asian="FR"/>
    </style:style>
    <style:style style:name="T216" style:parent-style-name="Policepardéfaut" style:family="text">
      <style:text-properties style:font-size-complex="12pt" style:language-asian="fr" style:country-asian="FR"/>
    </style:style>
    <style:style style:name="T217" style:parent-style-name="Policepardéfaut" style:family="text">
      <style:text-properties fo:font-style="italic" style:font-style-asian="italic" style:font-style-complex="italic" style:font-size-complex="12pt" style:language-asian="fr" style:country-asian="FR"/>
    </style:style>
    <style:style style:name="T218" style:parent-style-name="Policepardéfaut" style:family="text">
      <style:text-properties style:font-style-complex="italic" style:font-size-complex="12pt" style:language-asian="fr" style:country-asian="FR"/>
    </style:style>
    <style:style style:name="T219" style:parent-style-name="Policepardéfaut" style:family="text">
      <style:text-properties style:font-size-complex="12pt" style:language-asian="fr" style:country-asian="FR"/>
    </style:style>
    <style:style style:name="T220" style:parent-style-name="Appelnotedebasdep." style:family="text">
      <style:text-properties style:font-size-complex="12pt" style:language-asian="fr" style:country-asian="FR"/>
    </style:style>
    <style:style style:name="T221" style:parent-style-name="Policepardéfaut" style:family="text">
      <style:text-properties style:text-position="super 65%"/>
    </style:style>
    <style:style style:name="T222" style:parent-style-name="Policepardéfaut" style:family="text">
      <style:text-properties style:font-size-complex="12pt" style:language-asian="fr" style:country-asian="FR"/>
    </style:style>
    <style:style style:name="T223" style:parent-style-name="Policepardéfaut" style:family="text">
      <style:text-properties style:font-size-complex="12pt" style:language-asian="fr" style:country-asian="FR"/>
    </style:style>
    <style:style style:name="P224" style:parent-style-name="quote.l" style:family="paragraph">
      <style:text-properties style:language-asian="fr" style:country-asian="FR"/>
    </style:style>
    <style:style style:name="P225" style:parent-style-name="quote.l" style:family="paragraph">
      <style:text-properties style:language-asian="fr" style:country-asian="FR"/>
    </style:style>
    <style:style style:name="P226" style:parent-style-name="Corpsdetexte" style:family="paragraph">
      <style:text-properties style:font-size-complex="12pt" style:language-asian="fr" style:country-asian="FR"/>
    </style:style>
    <style:style style:name="P227" style:parent-style-name="quote.l" style:family="paragraph">
      <style:text-properties style:language-asian="fr" style:country-asian="FR"/>
    </style:style>
    <style:style style:name="T228" style:parent-style-name="Policepardéfaut" style:family="text">
      <style:text-properties style:language-asian="fr" style:country-asian="FR"/>
    </style:style>
    <style:style style:name="T229" style:parent-style-name="Policepardéfaut" style:family="text">
      <style:text-properties style:font-size-complex="12pt" style:language-asian="fr" style:country-asian="FR"/>
    </style:style>
    <style:style style:name="T230" style:parent-style-name="Policepardéfaut" style:family="text">
      <style:text-properties style:font-size-complex="12pt" style:language-asian="fr" style:country-asian="FR"/>
    </style:style>
    <style:style style:name="T231" style:parent-style-name="Policepardéfaut" style:family="text">
      <style:text-properties style:font-size-complex="12pt" style:language-asian="fr" style:country-asian="FR"/>
    </style:style>
    <style:style style:name="P232" style:parent-style-name="quote.l" style:family="paragraph">
      <style:text-properties style:language-asian="fr" style:country-asian="FR"/>
    </style:style>
    <style:style style:name="T233" style:parent-style-name="Policepardéfaut" style:family="text">
      <style:text-properties style:font-weight-complex="bold" style:language-asian="fr" style:country-asian="FR"/>
    </style:style>
    <style:style style:name="T234" style:parent-style-name="Policepardéfaut" style:family="text">
      <style:text-properties style:font-weight-complex="bold" style:language-asian="fr" style:country-asian="FR"/>
    </style:style>
    <style:style style:name="T235" style:parent-style-name="Policepardéfaut" style:family="text">
      <style:text-properties style:font-weight-complex="bold" style:language-asian="fr" style:country-asian="FR"/>
    </style:style>
    <style:style style:name="T236" style:parent-style-name="Policepardéfaut" style:family="text">
      <style:text-properties style:font-weight-complex="bold" style:language-asian="fr" style:country-asian="FR"/>
    </style:style>
    <style:style style:name="T237" style:parent-style-name="Policepardéfaut" style:family="text">
      <style:text-properties style:font-weight-complex="bold" style:language-asian="fr" style:country-asian="FR"/>
    </style:style>
    <style:style style:name="T238" style:parent-style-name="Policepardéfaut" style:family="text">
      <style:text-properties style:font-weight-complex="bold" style:language-asian="fr" style:country-asian="FR"/>
    </style:style>
    <style:style style:name="T239" style:parent-style-name="Policepardéfaut" style:family="text">
      <style:text-properties style:font-size-complex="12pt" style:language-asian="fr" style:country-asian="FR"/>
    </style:style>
    <style:style style:name="T240" style:parent-style-name="Policepardéfaut" style:family="text">
      <style:text-properties style:font-size-complex="12pt" style:language-asian="fr" style:country-asian="FR"/>
    </style:style>
    <style:style style:name="T241" style:parent-style-name="Policepardéfaut" style:family="text">
      <style:text-properties fo:font-style="italic" style:font-style-asian="italic" style:font-style-complex="italic" style:font-size-complex="12pt" style:language-asian="fr" style:country-asian="FR"/>
    </style:style>
    <style:style style:name="T242" style:parent-style-name="Policepardéfaut" style:family="text">
      <style:text-properties style:font-size-complex="12pt" style:language-asian="fr" style:country-asian="FR"/>
    </style:style>
    <style:style style:name="T243" style:parent-style-name="Policepardéfaut" style:family="text">
      <style:text-properties style:font-size-complex="12pt" style:language-asian="fr" style:country-asian="FR"/>
    </style:style>
    <style:style style:name="T244" style:parent-style-name="Policepardéfaut" style:family="text">
      <style:text-properties style:font-size-complex="12pt" style:language-asian="fr" style:country-asian="FR"/>
    </style:style>
    <style:style style:name="T245" style:parent-style-name="Policepardéfaut" style:family="text">
      <style:text-properties style:font-size-complex="12pt" style:language-asian="fr" style:country-asian="FR"/>
    </style:style>
    <style:style style:name="T246" style:parent-style-name="Policepardéfaut" style:family="text">
      <style:text-properties style:font-size-complex="12pt" style:language-asian="fr" style:country-asian="FR"/>
    </style:style>
    <style:style style:name="T247" style:parent-style-name="Policepardéfaut" style:family="text">
      <style:text-properties style:font-size-complex="12pt" style:language-asian="fr" style:country-asian="FR"/>
    </style:style>
    <style:style style:name="T248" style:parent-style-name="Policepardéfaut" style:family="text">
      <style:text-properties style:font-size-complex="12pt" style:language-asian="fr" style:country-asian="FR"/>
    </style:style>
    <style:style style:name="T249" style:parent-style-name="Policepardéfaut" style:family="text">
      <style:text-properties style:font-size-complex="12pt" style:language-asian="fr" style:country-asian="FR"/>
    </style:style>
    <style:style style:name="T250" style:parent-style-name="Policepardéfaut" style:family="text">
      <style:text-properties style:font-size-complex="12pt" style:language-asian="fr" style:country-asian="FR"/>
    </style:style>
    <style:style style:name="T251" style:parent-style-name="Policepardéfaut" style:family="text">
      <style:text-properties style:font-size-complex="12pt" style:language-asian="fr" style:country-asian="FR"/>
    </style:style>
    <style:style style:name="T252" style:parent-style-name="Policepardéfaut" style:family="text">
      <style:text-properties style:font-size-complex="12pt" style:language-asian="fr" style:country-asian="FR"/>
    </style:style>
    <style:style style:name="T253" style:parent-style-name="Policepardéfaut" style:family="text">
      <style:text-properties style:font-size-complex="12pt" style:language-asian="fr" style:country-asian="FR"/>
    </style:style>
    <style:style style:name="T254" style:parent-style-name="Policepardéfaut" style:family="text">
      <style:text-properties style:font-size-complex="12pt" style:language-asian="fr" style:country-asian="FR"/>
    </style:style>
    <style:style style:name="T255" style:parent-style-name="Policepardéfaut" style:family="text">
      <style:text-properties style:font-style-complex="italic" style:font-size-complex="12pt" style:language-asian="fr" style:country-asian="FR"/>
    </style:style>
    <style:style style:name="T256" style:parent-style-name="Policepardéfaut" style:family="text">
      <style:text-properties style:font-size-complex="12pt" style:language-asian="fr" style:country-asian="FR"/>
    </style:style>
    <style:style style:name="T257" style:parent-style-name="Policepardéfaut" style:family="text">
      <style:text-properties style:font-size-complex="12pt" style:language-asian="fr" style:country-asian="FR"/>
    </style:style>
    <style:style style:name="T258" style:parent-style-name="Policepardéfaut" style:family="text">
      <style:text-properties style:font-size-complex="12pt" style:language-asian="fr" style:country-asian="FR"/>
    </style:style>
    <style:style style:name="T259" style:parent-style-name="Policepardéfaut" style:family="text">
      <style:text-properties fo:font-style="italic" style:font-style-asian="italic" style:font-style-complex="italic" style:font-size-complex="12pt" style:language-asian="fr" style:country-asian="FR"/>
    </style:style>
    <style:style style:name="T260" style:parent-style-name="Policepardéfaut" style:family="text">
      <style:text-properties fo:font-style="italic" style:font-style-asian="italic" style:font-style-complex="italic" style:font-size-complex="12pt" style:language-asian="fr" style:country-asian="FR"/>
    </style:style>
    <style:style style:name="T261" style:parent-style-name="Policepardéfaut" style:family="text">
      <style:text-properties style:font-style-complex="italic" style:font-size-complex="12pt" style:language-asian="fr" style:country-asian="FR"/>
    </style:style>
    <style:style style:name="T262" style:parent-style-name="Policepardéfaut" style:family="text">
      <style:text-properties style:font-weight-complex="bold" style:font-size-complex="12pt" style:language-asian="fr" style:country-asian="FR"/>
    </style:style>
    <style:style style:name="T263" style:parent-style-name="Policepardéfaut" style:family="text">
      <style:text-properties style:font-size-complex="12pt" style:language-asian="fr" style:country-asian="FR"/>
    </style:style>
    <style:style style:name="T264" style:parent-style-name="Policepardéfaut" style:family="text">
      <style:text-properties style:font-size-complex="12pt" style:language-asian="fr" style:country-asian="FR"/>
    </style:style>
    <style:style style:name="T265" style:parent-style-name="Policepardéfaut" style:family="text">
      <style:text-properties style:font-size-complex="12pt" style:language-asian="fr" style:country-asian="FR"/>
    </style:style>
    <style:style style:name="T266" style:parent-style-name="Policepardéfaut" style:family="text">
      <style:text-properties style:font-size-complex="12pt" style:language-asian="fr" style:country-asian="FR"/>
    </style:style>
    <style:style style:name="T267" style:parent-style-name="Policepardéfaut" style:family="text">
      <style:text-properties style:font-size-complex="12pt" style:language-asian="fr" style:country-asian="FR"/>
    </style:style>
    <style:style style:name="T268" style:parent-style-name="Policepardéfaut" style:family="text">
      <style:text-properties style:font-size-complex="12pt" style:language-asian="fr" style:country-asian="FR"/>
    </style:style>
    <style:style style:name="T269" style:parent-style-name="Policepardéfaut" style:family="text">
      <style:text-properties style:font-size-complex="12pt" style:language-asian="fr" style:country-asian="FR"/>
    </style:style>
    <style:style style:name="T270" style:parent-style-name="Policepardéfaut" style:family="text">
      <style:text-properties style:font-size-complex="12pt" style:language-asian="fr" style:country-asian="FR"/>
    </style:style>
    <style:style style:name="T271" style:parent-style-name="Policepardéfaut" style:family="text">
      <style:text-properties style:font-size-complex="12pt" style:language-asian="fr" style:country-asian="FR"/>
    </style:style>
    <style:style style:name="T272" style:parent-style-name="Policepardéfaut" style:family="text">
      <style:text-properties style:font-size-complex="12pt" style:language-asian="fr" style:country-asian="FR"/>
    </style:style>
    <style:style style:name="T273" style:parent-style-name="Policepardéfaut" style:family="text">
      <style:text-properties style:font-size-complex="12pt" style:language-asian="fr" style:country-asian="FR"/>
    </style:style>
    <style:style style:name="T274" style:parent-style-name="Policepardéfaut" style:family="text">
      <style:text-properties style:font-size-complex="12pt" style:language-asian="fr" style:country-asian="FR"/>
    </style:style>
    <style:style style:name="T275" style:parent-style-name="Policepardéfaut" style:family="text">
      <style:text-properties style:font-size-complex="12pt" style:language-asian="fr" style:country-asian="FR"/>
    </style:style>
    <style:style style:name="T276" style:parent-style-name="Policepardéfaut" style:family="text">
      <style:text-properties style:font-size-complex="12pt" style:language-asian="fr" style:country-asian="FR"/>
    </style:style>
    <style:style style:name="T277" style:parent-style-name="Policepardéfaut" style:family="text">
      <style:text-properties style:font-style-complex="italic" style:font-size-complex="12pt" style:language-asian="fr" style:country-asian="FR"/>
    </style:style>
    <style:style style:name="T278" style:parent-style-name="Policepardéfaut" style:family="text">
      <style:text-properties style:font-size-complex="12pt" style:language-asian="fr" style:country-asian="FR"/>
    </style:style>
    <style:style style:name="P279" style:parent-style-name="quote.l" style:family="paragraph">
      <style:text-properties style:language-asian="fr" style:country-asian="FR"/>
    </style:style>
    <style:style style:name="P280" style:parent-style-name="Corpsdetexte" style:family="paragraph">
      <style:text-properties style:font-size-complex="12pt" style:language-asian="fr" style:country-asian="FR"/>
    </style:style>
    <style:style style:name="P281" style:parent-style-name="Corpsdetexte" style:family="paragraph">
      <style:text-properties style:font-size-complex="12pt" style:language-asian="fr" style:country-asian="FR"/>
    </style:style>
    <style:style style:name="P282" style:parent-style-name="quote.l" style:family="paragraph">
      <style:text-properties style:language-asian="fr" style:country-asian="FR"/>
    </style:style>
    <style:style style:name="P283" style:parent-style-name="quote.l" style:family="paragraph">
      <style:text-properties style:language-asian="fr" style:country-asian="FR"/>
    </style:style>
    <style:style style:name="T284" style:parent-style-name="Policepardéfaut" style:family="text">
      <style:text-properties style:font-size-complex="12pt" style:language-asian="fr" style:country-asian="FR"/>
    </style:style>
    <style:style style:name="T285" style:parent-style-name="Policepardéfaut" style:family="text">
      <style:text-properties style:font-size-complex="12pt" style:language-asian="fr" style:country-asian="FR"/>
    </style:style>
    <style:style style:name="T286" style:parent-style-name="Policepardéfaut" style:family="text">
      <style:text-properties style:font-style-complex="italic" style:font-size-complex="12pt" style:language-asian="fr" style:country-asian="FR"/>
    </style:style>
    <style:style style:name="T287" style:parent-style-name="Policepardéfaut" style:family="text">
      <style:text-properties style:font-size-complex="12pt" style:language-asian="fr" style:country-asian="FR"/>
    </style:style>
    <style:style style:name="T288" style:parent-style-name="Policepardéfaut" style:family="text">
      <style:text-properties style:font-style-complex="italic" style:font-size-complex="12pt" style:language-asian="fr" style:country-asian="FR"/>
    </style:style>
    <style:style style:name="T289" style:parent-style-name="Policepardéfaut" style:family="text">
      <style:text-properties style:font-size-complex="12pt" style:language-asian="fr" style:country-asian="FR"/>
    </style:style>
    <style:style style:name="T290" style:parent-style-name="Policepardéfaut" style:family="text">
      <style:text-properties style:font-size-complex="12pt" style:language-asian="fr" style:country-asian="FR"/>
    </style:style>
    <style:style style:name="T291" style:parent-style-name="Policepardéfaut" style:family="text">
      <style:text-properties style:font-size-complex="12pt" style:language-asian="fr" style:country-asian="FR"/>
    </style:style>
    <style:style style:name="T292" style:parent-style-name="Policepardéfaut" style:family="text">
      <style:text-properties style:font-size-complex="12pt" style:language-asian="fr" style:country-asian="FR"/>
    </style:style>
    <style:style style:name="T293" style:parent-style-name="Policepardéfaut" style:family="text">
      <style:text-properties style:font-size-complex="12pt" style:language-asian="fr" style:country-asian="FR"/>
    </style:style>
    <style:style style:name="T294" style:parent-style-name="Policepardéfaut" style:family="text">
      <style:text-properties style:font-size-complex="12pt" style:language-asian="fr" style:country-asian="FR"/>
    </style:style>
    <style:style style:name="T295" style:parent-style-name="Policepardéfaut" style:family="text">
      <style:text-properties style:font-size-complex="12pt" style:language-asian="fr" style:country-asian="FR"/>
    </style:style>
    <style:style style:name="T296" style:parent-style-name="Policepardéfaut" style:family="text">
      <style:text-properties style:font-size-complex="12pt" style:language-asian="fr" style:country-asian="FR"/>
    </style:style>
    <style:style style:name="T297" style:parent-style-name="Policepardéfaut" style:family="text">
      <style:text-properties style:font-size-complex="12pt" style:language-asian="fr" style:country-asian="FR"/>
    </style:style>
    <style:style style:name="T298" style:parent-style-name="Policepardéfaut" style:family="text">
      <style:text-properties style:font-size-complex="12pt" style:language-asian="fr" style:country-asian="FR"/>
    </style:style>
    <style:style style:name="T299" style:parent-style-name="Policepardéfaut" style:family="text">
      <style:text-properties style:font-style-complex="italic" style:font-size-complex="12pt" style:language-asian="fr" style:country-asian="FR"/>
    </style:style>
    <style:style style:name="T300" style:parent-style-name="Policepardéfaut" style:family="text">
      <style:text-properties style:font-size-complex="12pt" style:language-asian="fr" style:country-asian="FR"/>
    </style:style>
    <style:style style:name="T301" style:parent-style-name="Policepardéfaut" style:family="text">
      <style:text-properties style:font-size-complex="12pt" style:language-asian="fr" style:country-asian="FR"/>
    </style:style>
    <style:style style:name="T302" style:parent-style-name="Policepardéfaut" style:family="text">
      <style:text-properties style:font-size-complex="12pt" style:language-asian="fr" style:country-asian="FR"/>
    </style:style>
    <style:style style:name="T303" style:parent-style-name="Policepardéfaut" style:family="text">
      <style:text-properties style:font-size-complex="12pt" style:language-asian="fr" style:country-asian="FR"/>
    </style:style>
    <style:style style:name="T304" style:parent-style-name="Policepardéfaut" style:family="text">
      <style:text-properties style:font-style-complex="italic" style:font-size-complex="12pt" style:language-asian="fr" style:country-asian="FR"/>
    </style:style>
    <style:style style:name="T305" style:parent-style-name="Policepardéfaut" style:family="text">
      <style:text-properties style:font-size-complex="12pt" style:language-asian="fr" style:country-asian="FR"/>
    </style:style>
    <style:style style:name="T306" style:parent-style-name="Policepardéfaut" style:family="text">
      <style:text-properties style:font-size-complex="12pt" style:language-asian="fr" style:country-asian="FR"/>
    </style:style>
    <style:style style:name="T307" style:parent-style-name="Policepardéfaut" style:family="text">
      <style:text-properties style:font-size-complex="12pt" style:language-asian="fr" style:country-asian="FR"/>
    </style:style>
    <style:style style:name="T308" style:parent-style-name="Policepardéfaut" style:family="text">
      <style:text-properties style:font-size-complex="12pt" style:language-asian="fr" style:country-asian="FR"/>
    </style:style>
    <style:style style:name="T309" style:parent-style-name="Policepardéfaut" style:family="text">
      <style:text-properties style:font-size-complex="12pt" style:language-asian="fr" style:country-asian="FR"/>
    </style:style>
    <style:style style:name="T310" style:parent-style-name="Policepardéfaut" style:family="text">
      <style:text-properties style:font-size-complex="12pt" style:language-asian="fr" style:country-asian="FR"/>
    </style:style>
    <style:style style:name="T311" style:parent-style-name="Policepardéfaut" style:family="text">
      <style:text-properties style:font-size-complex="12pt" style:language-asian="fr" style:country-asian="FR"/>
    </style:style>
    <style:style style:name="T312" style:parent-style-name="Policepardéfaut" style:family="text">
      <style:text-properties style:font-size-complex="12pt" style:language-asian="fr" style:country-asian="FR"/>
    </style:style>
    <style:style style:name="T313" style:parent-style-name="Policepardéfaut" style:family="text">
      <style:text-properties style:font-size-complex="12pt" style:language-asian="fr" style:country-asian="FR"/>
    </style:style>
    <style:style style:name="T314" style:parent-style-name="Policepardéfaut" style:family="text">
      <style:text-properties style:font-size-complex="12pt" style:language-asian="fr" style:country-asian="FR"/>
    </style:style>
    <style:style style:name="T315" style:parent-style-name="Policepardéfaut" style:family="text">
      <style:text-properties style:font-size-complex="12pt" style:language-asian="fr" style:country-asian="FR"/>
    </style:style>
    <style:style style:name="T316" style:parent-style-name="Policepardéfaut" style:family="text">
      <style:text-properties style:font-size-complex="12pt" style:language-asian="fr" style:country-asian="FR"/>
    </style:style>
    <style:style style:name="T317" style:parent-style-name="Policepardéfaut" style:family="text">
      <style:text-properties style:font-size-complex="12pt" style:language-asian="fr" style:country-asian="FR"/>
    </style:style>
    <style:style style:name="T318" style:parent-style-name="Policepardéfaut" style:family="text">
      <style:text-properties style:font-size-complex="12pt" style:language-asian="fr" style:country-asian="FR"/>
    </style:style>
    <style:style style:name="T319" style:parent-style-name="Policepardéfaut" style:family="text">
      <style:text-properties style:font-size-complex="12pt" style:language-asian="fr" style:country-asian="FR"/>
    </style:style>
    <style:style style:name="P320" style:parent-style-name="quote.l" style:family="paragraph">
      <style:text-properties style:language-asian="fr" style:country-asian="FR"/>
    </style:style>
    <style:style style:name="P321" style:parent-style-name="Corpsdetexte" style:family="paragraph">
      <style:text-properties style:font-size-complex="12pt" style:language-asian="fr" style:country-asian="FR"/>
    </style:style>
    <style:style style:name="T322" style:parent-style-name="Policepardéfaut" style:family="text">
      <style:text-properties style:font-size-complex="12pt" style:language-asian="fr" style:country-asian="FR"/>
    </style:style>
    <style:style style:name="T323" style:parent-style-name="Policepardéfaut" style:family="text">
      <style:text-properties style:font-size-complex="12pt" style:language-asian="fr" style:country-asian="FR"/>
    </style:style>
    <style:style style:name="T324" style:parent-style-name="Policepardéfaut" style:family="text">
      <style:text-properties style:font-size-complex="12pt" style:language-asian="fr" style:country-asian="FR"/>
    </style:style>
    <style:style style:name="T325" style:parent-style-name="Policepardéfaut" style:family="text">
      <style:text-properties style:font-weight-complex="bold" style:font-size-complex="12pt" style:language-asian="fr" style:country-asian="FR"/>
    </style:style>
    <style:style style:name="T326" style:parent-style-name="Policepardéfaut" style:family="text">
      <style:text-properties style:font-size-complex="12pt" style:language-asian="fr" style:country-asian="FR"/>
    </style:style>
    <style:style style:name="T327" style:parent-style-name="Policepardéfaut" style:family="text">
      <style:text-properties style:font-size-complex="12pt" style:language-asian="fr" style:country-asian="FR"/>
    </style:style>
    <style:style style:name="T328" style:parent-style-name="Policepardéfaut" style:family="text">
      <style:text-properties style:font-size-complex="12pt" style:language-asian="fr" style:country-asian="FR"/>
    </style:style>
    <style:style style:name="T329" style:parent-style-name="Policepardéfaut" style:family="text">
      <style:text-properties fo:font-style="italic" style:font-style-asian="italic" style:font-style-complex="italic" style:language-asian="fr" style:country-asian="FR"/>
    </style:style>
    <style:style style:name="T330" style:parent-style-name="Policepardéfaut" style:family="text">
      <style:text-properties style:language-asian="fr" style:country-asian="FR"/>
    </style:style>
    <style:style style:name="T331" style:parent-style-name="Policepardéfaut" style:family="text">
      <style:text-properties style:language-asian="fr" style:country-asian="FR"/>
    </style:style>
    <style:style style:name="T332" style:parent-style-name="Policepardéfaut" style:family="text">
      <style:text-properties style:language-asian="fr" style:country-asian="FR"/>
    </style:style>
    <style:style style:name="T333" style:parent-style-name="Policepardéfaut" style:family="text">
      <style:text-properties style:font-style-complex="italic" style:language-asian="fr" style:country-asian="FR"/>
    </style:style>
    <style:style style:name="T334" style:parent-style-name="Policepardéfaut" style:family="text">
      <style:text-properties style:language-asian="fr" style:country-asian="FR"/>
    </style:style>
    <style:style style:name="T335" style:parent-style-name="Policepardéfaut" style:family="text">
      <style:text-properties style:font-weight-complex="bold" style:font-size-complex="12pt" style:language-asian="fr" style:country-asian="FR"/>
    </style:style>
    <style:style style:name="T336" style:parent-style-name="Policepardéfaut" style:family="text">
      <style:text-properties style:font-weight-complex="bold" fo:font-variant="small-caps" style:font-size-complex="12pt" style:language-asian="fr" style:country-asian="FR"/>
    </style:style>
    <style:style style:name="T337" style:parent-style-name="Policepardéfaut" style:family="text">
      <style:text-properties style:font-size-complex="12pt" style:language-asian="fr" style:country-asian="FR"/>
    </style:style>
    <style:style style:name="T338" style:parent-style-name="Policepardéfaut" style:family="text">
      <style:text-properties style:font-size-complex="12pt" style:language-asian="fr" style:country-asian="FR"/>
    </style:style>
    <style:style style:name="T339" style:parent-style-name="Policepardéfaut" style:family="text">
      <style:text-properties style:font-size-complex="12pt" style:language-asian="fr" style:country-asian="FR"/>
    </style:style>
    <style:style style:name="P340" style:parent-style-name="Corpsdetexte" style:family="paragraph">
      <style:text-properties style:font-size-complex="12pt" style:language-asian="fr" style:country-asian="FR"/>
    </style:style>
    <style:style style:name="T341" style:parent-style-name="Policepardéfaut" style:family="text">
      <style:text-properties style:font-size-complex="12pt" style:language-asian="fr" style:country-asian="FR"/>
    </style:style>
    <style:style style:name="T342" style:parent-style-name="Policepardéfaut" style:family="text">
      <style:text-properties style:font-size-complex="12pt" style:language-asian="fr" style:country-asian="FR"/>
    </style:style>
    <style:style style:name="T343" style:parent-style-name="Policepardéfaut" style:family="text">
      <style:text-properties style:font-size-complex="12pt" style:language-asian="fr" style:country-asian="FR"/>
    </style:style>
    <style:style style:name="T344" style:parent-style-name="Policepardéfaut" style:family="text">
      <style:text-properties style:font-size-complex="12pt" style:language-asian="fr" style:country-asian="FR"/>
    </style:style>
    <style:style style:name="T345" style:parent-style-name="Policepardéfaut" style:family="text">
      <style:text-properties style:font-size-complex="12pt" style:language-asian="fr" style:country-asian="FR"/>
    </style:style>
    <style:style style:name="T346" style:parent-style-name="Policepardéfaut" style:family="text">
      <style:text-properties style:font-size-complex="12pt" style:language-asian="fr" style:country-asian="FR"/>
    </style:style>
    <style:style style:name="T347" style:parent-style-name="Appelnotedebasdep." style:family="text">
      <style:text-properties style:font-size-complex="12pt" style:language-asian="fr" style:country-asian="FR"/>
    </style:style>
    <style:style style:name="T348" style:parent-style-name="Policepardéfaut" style:family="text">
      <style:text-properties style:font-size-complex="12pt" style:language-asian="fr" style:country-asian="FR"/>
    </style:style>
    <style:style style:name="T349" style:parent-style-name="Policepardéfaut" style:family="text">
      <style:text-properties style:font-size-complex="12pt" style:language-asian="fr" style:country-asian="FR"/>
    </style:style>
    <style:style style:name="T350" style:parent-style-name="Policepardéfaut" style:family="text">
      <style:text-properties style:font-size-complex="12pt" style:language-asian="fr" style:country-asian="FR"/>
    </style:style>
    <style:style style:name="T351" style:parent-style-name="Policepardéfaut" style:family="text">
      <style:text-properties style:font-size-complex="12pt" style:language-asian="fr" style:country-asian="FR"/>
    </style:style>
    <style:style style:name="T352" style:parent-style-name="quote.c" style:family="text">
      <style:text-properties fo:font-style="italic" style:font-style-asian="italic"/>
    </style:style>
    <style:style style:name="T353" style:parent-style-name="Policepardéfaut" style:family="text">
      <style:text-properties style:font-size-complex="12pt" style:language-asian="fr" style:country-asian="FR"/>
    </style:style>
    <style:style style:name="T354" style:parent-style-name="Policepardéfaut" style:family="text">
      <style:text-properties style:font-size-complex="12pt" style:language-asian="fr" style:country-asian="FR"/>
    </style:style>
    <style:style style:name="T355" style:parent-style-name="Policepardéfaut" style:family="text">
      <style:text-properties style:font-size-complex="12pt" style:language-asian="fr" style:country-asian="FR"/>
    </style:style>
    <style:style style:name="T356" style:parent-style-name="Policepardéfaut" style:family="text">
      <style:text-properties style:font-size-complex="12pt" style:language-asian="fr" style:country-asian="FR"/>
    </style:style>
    <style:style style:name="T357" style:parent-style-name="Policepardéfaut" style:family="text">
      <style:text-properties style:font-size-complex="12pt" style:language-asian="fr" style:country-asian="FR"/>
    </style:style>
    <style:style style:name="T358" style:parent-style-name="Policepardéfaut" style:family="text">
      <style:text-properties style:font-size-complex="12pt" style:language-asian="fr" style:country-asian="FR"/>
    </style:style>
    <style:style style:name="T359" style:parent-style-name="Policepardéfaut" style:family="text">
      <style:text-properties style:font-size-complex="12pt" style:language-asian="fr" style:country-asian="FR"/>
    </style:style>
    <style:style style:name="T360" style:parent-style-name="Policepardéfaut" style:family="text">
      <style:text-properties style:font-size-complex="12pt" style:language-asian="fr" style:country-asian="FR"/>
    </style:style>
    <style:style style:name="T361" style:parent-style-name="Policepardéfaut" style:family="text">
      <style:text-properties style:font-size-complex="12pt" style:language-asian="fr" style:country-asian="FR"/>
    </style:style>
    <style:style style:name="P362" style:parent-style-name="quote.l" style:family="paragraph">
      <style:text-properties style:language-asian="fr" style:country-asian="FR"/>
    </style:style>
    <style:style style:name="P363" style:parent-style-name="Corpsdetexte" style:family="paragraph">
      <style:text-properties style:font-size-complex="12pt" style:language-asian="fr" style:country-asian="FR"/>
    </style:style>
    <style:style style:name="T364" style:parent-style-name="Policepardéfaut" style:family="text">
      <style:text-properties style:font-size-complex="12pt" style:language-asian="fr" style:country-asian="FR"/>
    </style:style>
    <style:style style:name="T365" style:parent-style-name="Policepardéfaut" style:family="text">
      <style:text-properties style:font-size-complex="12pt" style:language-asian="fr" style:country-asian="FR"/>
    </style:style>
    <style:style style:name="T366" style:parent-style-name="Policepardéfaut" style:family="text">
      <style:text-properties style:font-size-complex="12pt" style:language-asian="fr" style:country-asian="FR"/>
    </style:style>
    <style:style style:name="T367" style:parent-style-name="Policepardéfaut" style:family="text">
      <style:text-properties style:font-size-complex="12pt" style:language-asian="fr" style:country-asian="FR"/>
    </style:style>
    <style:style style:name="T368" style:parent-style-name="Policepardéfaut" style:family="text">
      <style:text-properties style:font-size-complex="12pt" style:language-asian="fr" style:country-asian="FR"/>
    </style:style>
    <style:style style:name="T369" style:parent-style-name="Policepardéfaut" style:family="text">
      <style:text-properties style:font-size-complex="12pt" style:language-asian="fr" style:country-asian="FR"/>
    </style:style>
    <style:style style:name="T370" style:parent-style-name="Policepardéfaut" style:family="text">
      <style:text-properties style:font-size-complex="12pt" style:language-asian="fr" style:country-asian="FR"/>
    </style:style>
    <style:style style:name="T371" style:parent-style-name="Policepardéfaut" style:family="text">
      <style:text-properties style:font-size-complex="12pt" style:language-asian="fr" style:country-asian="FR"/>
    </style:style>
    <style:style style:name="T372" style:parent-style-name="Policepardéfaut" style:family="text">
      <style:text-properties style:font-size-complex="12pt" style:language-asian="fr" style:country-asian="FR"/>
    </style:style>
    <style:style style:name="P373" style:parent-style-name="Corpsdetexte" style:family="paragraph">
      <style:text-properties style:font-size-complex="12pt" style:language-asian="fr" style:country-asian="FR"/>
    </style:style>
    <style:style style:name="T374" style:parent-style-name="Policepardéfaut" style:family="text">
      <style:text-properties style:font-size-complex="12pt" style:language-asian="fr" style:country-asian="FR"/>
    </style:style>
    <style:style style:name="T375" style:parent-style-name="Policepardéfaut" style:family="text">
      <style:text-properties style:font-size-complex="12pt" style:language-asian="fr" style:country-asian="FR"/>
    </style:style>
    <style:style style:name="T376" style:parent-style-name="Policepardéfaut" style:family="text">
      <style:text-properties style:font-size-complex="12pt" style:language-asian="fr" style:country-asian="FR"/>
    </style:style>
    <style:style style:name="T377" style:parent-style-name="Policepardéfaut" style:family="text">
      <style:text-properties style:font-size-complex="12pt" style:language-asian="fr" style:country-asian="FR"/>
    </style:style>
    <style:style style:name="T378" style:parent-style-name="Policepardéfaut" style:family="text">
      <style:text-properties style:font-size-complex="12pt" style:language-asian="fr" style:country-asian="FR"/>
    </style:style>
    <style:style style:name="T379" style:parent-style-name="Policepardéfaut" style:family="text">
      <style:text-properties style:font-size-complex="12pt" style:language-asian="fr" style:country-asian="FR"/>
    </style:style>
    <style:style style:name="T380" style:parent-style-name="Policepardéfaut" style:family="text">
      <style:text-properties style:font-size-complex="12pt" style:language-asian="fr" style:country-asian="FR"/>
    </style:style>
    <style:style style:name="T381" style:parent-style-name="Policepardéfaut" style:family="text">
      <style:text-properties style:font-style-complex="italic" style:font-size-complex="12pt" style:language-asian="fr" style:country-asian="FR"/>
    </style:style>
    <style:style style:name="T382" style:parent-style-name="Policepardéfaut" style:family="text">
      <style:text-properties style:font-size-complex="12pt" style:language-asian="fr" style:country-asian="FR"/>
    </style:style>
    <style:style style:name="T383" style:parent-style-name="Policepardéfaut" style:family="text">
      <style:text-properties style:font-size-complex="12pt" style:language-asian="fr" style:country-asian="FR"/>
    </style:style>
    <style:style style:name="T384" style:parent-style-name="Policepardéfaut" style:family="text">
      <style:text-properties fo:font-style="italic" style:font-style-asian="italic" style:font-size-complex="12pt" style:language-asian="fr" style:country-asian="FR"/>
    </style:style>
    <style:style style:name="T385" style:parent-style-name="Policepardéfaut" style:family="text">
      <style:text-properties style:font-size-complex="12pt" style:language-asian="fr" style:country-asian="FR"/>
    </style:style>
    <style:style style:name="T386" style:parent-style-name="Policepardéfaut" style:family="text">
      <style:text-properties style:font-size-complex="12pt" style:language-asian="fr" style:country-asian="FR"/>
    </style:style>
    <style:style style:name="T387" style:parent-style-name="Policepardéfaut" style:family="text">
      <style:text-properties style:font-size-complex="12pt" style:language-asian="fr" style:country-asian="FR"/>
    </style:style>
    <style:style style:name="T388" style:parent-style-name="Policepardéfaut" style:family="text">
      <style:text-properties style:font-size-complex="12pt" style:language-asian="fr" style:country-asian="FR"/>
    </style:style>
    <style:style style:name="T389" style:parent-style-name="Policepardéfaut" style:family="text">
      <style:text-properties style:font-size-complex="12pt" style:language-asian="fr" style:country-asian="FR"/>
    </style:style>
    <style:style style:name="T390" style:parent-style-name="Policepardéfaut" style:family="text">
      <style:text-properties style:font-size-complex="12pt" style:language-asian="fr" style:country-asian="FR"/>
    </style:style>
    <style:style style:name="T391" style:parent-style-name="Policepardéfaut" style:family="text">
      <style:text-properties style:font-size-complex="12pt" style:language-asian="fr" style:country-asian="FR"/>
    </style:style>
    <style:style style:name="T392" style:parent-style-name="Policepardéfaut" style:family="text">
      <style:text-properties style:font-size-complex="12pt" style:language-asian="fr" style:country-asian="FR"/>
    </style:style>
    <style:style style:name="T393" style:parent-style-name="Policepardéfaut" style:family="text">
      <style:text-properties style:font-size-complex="12pt" style:language-asian="fr" style:country-asian="FR"/>
    </style:style>
    <style:style style:name="T394" style:parent-style-name="Policepardéfaut" style:family="text">
      <style:text-properties style:font-size-complex="12pt" style:language-asian="fr" style:country-asian="FR"/>
    </style:style>
    <style:style style:name="T395" style:parent-style-name="Policepardéfaut" style:family="text">
      <style:text-properties style:font-size-complex="12pt" style:language-asian="fr" style:country-asian="FR"/>
    </style:style>
    <style:style style:name="T396" style:parent-style-name="Policepardéfaut" style:family="text">
      <style:text-properties style:font-size-complex="12pt" style:language-asian="fr" style:country-asian="FR"/>
    </style:style>
    <style:style style:name="P397" style:parent-style-name="quote.l" style:family="paragraph">
      <style:text-properties style:language-asian="fr" style:country-asian="FR"/>
    </style:style>
    <style:style style:name="P398" style:parent-style-name="Corpsdetexte" style:family="paragraph">
      <style:text-properties style:font-size-complex="12pt" style:language-asian="fr" style:country-asian="FR"/>
    </style:style>
    <style:style style:name="P399" style:parent-style-name="Titre2" style:family="paragraph">
      <style:paragraph-properties fo:text-align="justify"/>
    </style:style>
    <style:style style:name="T400" style:parent-style-name="Policepardéfaut" style:family="text">
      <style:text-properties style:language-asian="fr" style:country-asian="FR"/>
    </style:style>
    <style:style style:name="T401" style:parent-style-name="Policepardéfaut" style:family="text">
      <style:text-properties style:language-asian="fr" style:country-asian="FR"/>
    </style:style>
    <style:style style:name="T402" style:parent-style-name="Policepardéfaut" style:family="text">
      <style:text-properties style:font-size-complex="12pt" style:language-asian="fr" style:country-asian="FR"/>
    </style:style>
    <style:style style:name="T403" style:parent-style-name="Policepardéfaut" style:family="text">
      <style:text-properties style:font-size-complex="12pt" style:language-asian="fr" style:country-asian="FR"/>
    </style:style>
    <style:style style:name="T404" style:parent-style-name="Policepardéfaut" style:family="text">
      <style:text-properties style:font-size-complex="12pt" style:language-asian="fr" style:country-asian="FR"/>
    </style:style>
    <style:style style:name="T405" style:parent-style-name="Policepardéfaut" style:family="text">
      <style:text-properties style:font-size-complex="12pt" style:language-asian="fr" style:country-asian="FR"/>
    </style:style>
    <style:style style:name="T406" style:parent-style-name="Policepardéfaut" style:family="text">
      <style:text-properties style:font-size-complex="12pt" style:language-asian="fr" style:country-asian="FR"/>
    </style:style>
    <style:style style:name="T407" style:parent-style-name="Policepardéfaut" style:family="text">
      <style:text-properties style:font-size-complex="12pt" style:language-asian="fr" style:country-asian="FR"/>
    </style:style>
    <style:style style:name="T408" style:parent-style-name="Policepardéfaut" style:family="text">
      <style:text-properties style:font-size-complex="12pt" style:language-asian="fr" style:country-asian="FR"/>
    </style:style>
    <style:style style:name="T409" style:parent-style-name="Policepardéfaut" style:family="text">
      <style:text-properties style:font-size-complex="12pt" style:language-asian="fr" style:country-asian="FR"/>
    </style:style>
    <style:style style:name="T410" style:parent-style-name="Policepardéfaut" style:family="text">
      <style:text-properties style:font-size-complex="12pt" style:language-asian="fr" style:country-asian="FR"/>
    </style:style>
    <style:style style:name="T411" style:parent-style-name="Policepardéfaut" style:family="text">
      <style:text-properties style:font-size-complex="12pt" style:language-asian="fr" style:country-asian="FR"/>
    </style:style>
    <style:style style:name="P412" style:parent-style-name="Corpsdetexte" style:family="paragraph">
      <style:text-properties style:font-size-complex="12pt" style:language-asian="fr" style:country-asian="FR"/>
    </style:style>
    <style:style style:name="T413" style:parent-style-name="Policepardéfaut" style:family="text">
      <style:text-properties style:font-size-complex="12pt" style:language-asian="fr" style:country-asian="FR"/>
    </style:style>
    <style:style style:name="T414" style:parent-style-name="Policepardéfaut" style:family="text">
      <style:text-properties style:font-size-complex="12pt" style:language-asian="fr" style:country-asian="FR"/>
    </style:style>
    <style:style style:name="T415" style:parent-style-name="Policepardéfaut" style:family="text">
      <style:text-properties style:font-size-complex="12pt" style:language-asian="fr" style:country-asian="FR"/>
    </style:style>
    <style:style style:name="T416" style:parent-style-name="Policepardéfaut" style:family="text">
      <style:text-properties style:language-asian="fr" style:country-asian="FR"/>
    </style:style>
    <style:style style:name="T417" style:parent-style-name="Policepardéfaut" style:family="text">
      <style:text-properties style:language-asian="fr" style:country-asian="FR"/>
    </style:style>
    <style:style style:name="P418" style:parent-style-name="quote.l" style:family="paragraph">
      <style:text-properties style:language-asian="fr" style:country-asian="FR"/>
    </style:style>
    <style:style style:name="P419" style:parent-style-name="quote.l" style:family="paragraph">
      <style:text-properties style:language-asian="fr" style:country-asian="FR"/>
    </style:style>
    <style:style style:name="P420" style:parent-style-name="quote.l" style:family="paragraph">
      <style:text-properties style:language-asian="fr" style:country-asian="FR"/>
    </style:style>
    <style:style style:name="P421" style:parent-style-name="quote.l" style:family="paragraph">
      <style:text-properties style:language-asian="fr" style:country-asian="FR"/>
    </style:style>
    <style:style style:name="T422" style:parent-style-name="Policepardéfaut" style:family="text">
      <style:text-properties style:font-size-complex="12pt" style:language-asian="fr" style:country-asian="FR"/>
    </style:style>
    <style:style style:name="T423" style:parent-style-name="Policepardéfaut" style:family="text">
      <style:text-properties style:font-size-complex="12pt" style:language-asian="fr" style:country-asian="FR"/>
    </style:style>
    <style:style style:name="T424" style:parent-style-name="Policepardéfaut" style:family="text">
      <style:text-properties fo:font-style="italic" style:font-style-asian="italic" style:font-size-complex="12pt" style:language-asian="fr" style:country-asian="FR"/>
    </style:style>
    <style:style style:name="T425" style:parent-style-name="Policepardéfaut" style:family="text">
      <style:text-properties style:font-size-complex="12pt" style:language-asian="fr" style:country-asian="FR"/>
    </style:style>
    <style:style style:name="T426" style:parent-style-name="Policepardéfaut" style:family="text">
      <style:text-properties style:font-size-complex="12pt" style:language-asian="fr" style:country-asian="FR"/>
    </style:style>
    <style:style style:name="T427" style:parent-style-name="Policepardéfaut" style:family="text">
      <style:text-properties style:font-size-complex="12pt" style:language-asian="fr" style:country-asian="FR"/>
    </style:style>
    <style:style style:name="T428" style:parent-style-name="Policepardéfaut" style:family="text">
      <style:text-properties style:font-size-complex="12pt" style:language-asian="fr" style:country-asian="FR"/>
    </style:style>
    <style:style style:name="T429" style:parent-style-name="Policepardéfaut" style:family="text">
      <style:text-properties style:font-size-complex="12pt" style:language-asian="fr" style:country-asian="FR"/>
    </style:style>
    <style:style style:name="T430" style:parent-style-name="Policepardéfaut" style:family="text">
      <style:text-properties style:font-size-complex="12pt" style:language-asian="fr" style:country-asian="FR"/>
    </style:style>
    <style:style style:name="T431" style:parent-style-name="Policepardéfaut" style:family="text">
      <style:text-properties style:font-size-complex="12pt" style:language-asian="fr" style:country-asian="FR"/>
    </style:style>
    <style:style style:name="T432" style:parent-style-name="Policepardéfaut" style:family="text">
      <style:text-properties style:font-style-complex="italic" style:font-size-complex="12pt" style:language-asian="fr" style:country-asian="FR"/>
    </style:style>
    <style:style style:name="T433" style:parent-style-name="Policepardéfaut" style:family="text">
      <style:text-properties style:font-size-complex="12pt" style:language-asian="fr" style:country-asian="FR"/>
    </style:style>
    <style:style style:name="T434" style:parent-style-name="Policepardéfaut" style:family="text">
      <style:text-properties style:font-size-complex="12pt" style:language-asian="fr" style:country-asian="FR"/>
    </style:style>
    <style:style style:name="T435" style:parent-style-name="Policepardéfaut" style:family="text">
      <style:text-properties style:font-size-complex="12pt" style:language-asian="fr" style:country-asian="FR"/>
    </style:style>
    <style:style style:name="T436" style:parent-style-name="Policepardéfaut" style:family="text">
      <style:text-properties style:font-size-complex="12pt" style:language-asian="fr" style:country-asian="FR"/>
    </style:style>
    <style:style style:name="P437" style:parent-style-name="quote.l" style:family="paragraph">
      <style:text-properties style:language-asian="fr" style:country-asian="FR"/>
    </style:style>
    <style:style style:name="P438" style:parent-style-name="quote.l" style:family="paragraph">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font-size-complex="12pt" style:language-asian="fr" style:country-asian="FR"/>
    </style:style>
    <style:style style:name="T441" style:parent-style-name="Policepardéfaut" style:family="text">
      <style:text-properties style:font-size-complex="12pt" style:language-asian="fr" style:country-asian="FR"/>
    </style:style>
    <style:style style:name="T442" style:parent-style-name="Policepardéfaut" style:family="text">
      <style:text-properties style:font-size-complex="12pt" style:language-asian="fr" style:country-asian="FR"/>
    </style:style>
    <style:style style:name="T443" style:parent-style-name="Policepardéfaut" style:family="text">
      <style:text-properties style:font-size-complex="12pt" style:language-asian="fr" style:country-asian="FR"/>
    </style:style>
    <style:style style:name="T444" style:parent-style-name="Policepardéfaut" style:family="text">
      <style:text-properties style:font-size-complex="12pt" style:language-asian="fr" style:country-asian="FR"/>
    </style:style>
    <style:style style:name="T445" style:parent-style-name="Policepardéfaut" style:family="text">
      <style:text-properties style:font-size-complex="12pt" style:language-asian="fr" style:country-asian="FR"/>
    </style:style>
    <style:style style:name="T446" style:parent-style-name="Policepardéfaut" style:family="text">
      <style:text-properties style:font-size-complex="12pt" style:language-asian="fr" style:country-asian="FR"/>
    </style:style>
    <style:style style:name="T447" style:parent-style-name="Policepardéfaut" style:family="text">
      <style:text-properties style:font-size-complex="12pt" style:language-asian="fr" style:country-asian="FR"/>
    </style:style>
    <style:style style:name="T448" style:parent-style-name="Policepardéfaut" style:family="text">
      <style:text-properties fo:font-style="italic" style:font-style-asian="italic" style:font-size-complex="12pt" style:language-asian="fr" style:country-asian="FR"/>
    </style:style>
    <style:style style:name="T449" style:parent-style-name="Policepardéfaut" style:family="text">
      <style:text-properties fo:font-style="italic" style:font-style-asian="italic" style:font-style-complex="italic" style:font-size-complex="12pt" style:language-asian="fr" style:country-asian="FR"/>
    </style:style>
    <style:style style:name="T450" style:parent-style-name="Policepardéfaut" style:family="text">
      <style:text-properties style:font-style-complex="italic" style:font-size-complex="12pt" style:language-asian="fr" style:country-asian="FR"/>
    </style:style>
    <style:style style:name="T451" style:parent-style-name="Policepardéfaut" style:family="text">
      <style:text-properties style:font-size-complex="12pt" style:language-asian="fr" style:country-asian="FR"/>
    </style:style>
    <style:style style:name="T452" style:parent-style-name="Policepardéfaut" style:family="text">
      <style:text-properties style:font-size-complex="12pt" style:language-asian="fr" style:country-asian="FR"/>
    </style:style>
    <style:style style:name="T453" style:parent-style-name="Policepardéfaut" style:family="text">
      <style:text-properties style:font-size-complex="12pt" style:language-asian="fr" style:country-asian="FR"/>
    </style:style>
    <style:style style:name="T454" style:parent-style-name="Policepardéfaut" style:family="text">
      <style:text-properties style:font-size-complex="12pt" style:language-asian="fr" style:country-asian="FR"/>
    </style:style>
    <style:style style:name="T455" style:parent-style-name="Policepardéfaut" style:family="text">
      <style:text-properties style:font-size-complex="12pt" style:language-asian="fr" style:country-asian="FR"/>
    </style:style>
    <style:style style:name="T456" style:parent-style-name="Policepardéfaut" style:family="text">
      <style:text-properties style:font-size-complex="12pt" style:language-asian="fr" style:country-asian="FR"/>
    </style:style>
    <style:style style:name="T457" style:parent-style-name="Policepardéfaut" style:family="text">
      <style:text-properties fo:font-style="italic" style:font-style-asian="italic" style:font-style-complex="italic" style:font-size-complex="12pt" style:language-asian="fr" style:country-asian="FR"/>
    </style:style>
    <style:style style:name="T458" style:parent-style-name="Policepardéfaut" style:family="text">
      <style:text-properties style:font-size-complex="12pt" style:language-asian="fr" style:country-asian="FR"/>
    </style:style>
    <style:style style:name="T459" style:parent-style-name="Policepardéfaut" style:family="text">
      <style:text-properties fo:font-style="italic" style:font-style-asian="italic" style:font-style-complex="italic" style:font-size-complex="12pt" style:language-asian="fr" style:country-asian="FR"/>
    </style:style>
    <style:style style:name="T460" style:parent-style-name="Policepardéfaut" style:family="text">
      <style:text-properties style:font-style-complex="italic" style:font-size-complex="12pt" style:language-asian="fr" style:country-asian="FR"/>
    </style:style>
    <style:style style:name="T461" style:parent-style-name="Policepardéfaut" style:family="text">
      <style:text-properties style:font-size-complex="12pt" style:language-asian="fr" style:country-asian="FR"/>
    </style:style>
    <style:style style:name="T462" style:parent-style-name="Policepardéfaut" style:family="text">
      <style:text-properties style:font-size-complex="12pt" style:language-asian="fr" style:country-asian="FR"/>
    </style:style>
    <style:style style:name="T463" style:parent-style-name="Policepardéfaut" style:family="text">
      <style:text-properties style:font-size-complex="12pt" style:language-asian="fr" style:country-asian="FR"/>
    </style:style>
    <style:style style:name="T464" style:parent-style-name="Policepardéfaut" style:family="text">
      <style:text-properties style:font-size-complex="12pt" style:language-asian="fr" style:country-asian="FR"/>
    </style:style>
    <style:style style:name="T465" style:parent-style-name="Policepardéfaut" style:family="text">
      <style:text-properties style:font-size-complex="12pt" style:language-asian="fr" style:country-asian="FR"/>
    </style:style>
    <style:style style:name="T466" style:parent-style-name="Policepardéfaut" style:family="text">
      <style:text-properties style:font-size-complex="12pt" style:language-asian="fr" style:country-asian="FR"/>
    </style:style>
    <style:style style:name="T467" style:parent-style-name="Policepardéfaut" style:family="text">
      <style:text-properties style:font-size-complex="12pt" style:language-asian="fr" style:country-asian="FR"/>
    </style:style>
    <style:style style:name="T468" style:parent-style-name="Policepardéfaut" style:family="text">
      <style:text-properties style:font-size-complex="12pt" style:language-asian="fr" style:country-asian="FR"/>
    </style:style>
    <style:style style:name="T469" style:parent-style-name="Policepardéfaut" style:family="text">
      <style:text-properties style:font-size-complex="12pt" style:language-asian="fr" style:country-asian="FR"/>
    </style:style>
    <style:style style:name="T470" style:parent-style-name="Policepardéfaut" style:family="text">
      <style:text-properties style:font-size-complex="12pt" style:language-asian="fr" style:country-asian="FR"/>
    </style:style>
    <style:style style:name="T471" style:parent-style-name="Policepardéfaut" style:family="text">
      <style:text-properties style:font-size-complex="12pt" style:language-asian="fr" style:country-asian="FR"/>
    </style:style>
    <style:style style:name="T472" style:parent-style-name="Policepardéfaut" style:family="text">
      <style:text-properties style:font-size-complex="12pt" style:language-asian="fr" style:country-asian="FR"/>
    </style:style>
    <style:style style:name="T473" style:parent-style-name="Policepardéfaut" style:family="text">
      <style:text-properties style:font-size-complex="12pt" style:language-asian="fr" style:country-asian="FR"/>
    </style:style>
    <style:style style:name="T474" style:parent-style-name="Policepardéfaut" style:family="text">
      <style:text-properties style:font-size-complex="12pt" style:language-asian="fr" style:country-asian="FR"/>
    </style:style>
    <style:style style:name="T475" style:parent-style-name="Policepardéfaut" style:family="text">
      <style:text-properties style:font-size-complex="12pt" style:language-asian="fr" style:country-asian="FR"/>
    </style:style>
    <style:style style:name="T476" style:parent-style-name="Policepardéfaut" style:family="text">
      <style:text-properties style:font-size-complex="12pt" style:language-asian="fr" style:country-asian="FR"/>
    </style:style>
    <style:style style:name="T477" style:parent-style-name="Policepardéfaut" style:family="text">
      <style:text-properties style:font-size-complex="12pt" style:language-asian="fr" style:country-asian="FR"/>
    </style:style>
    <style:style style:name="T478" style:parent-style-name="Policepardéfaut" style:family="text">
      <style:text-properties style:font-size-complex="12pt" style:language-asian="fr" style:country-asian="FR"/>
    </style:style>
    <style:style style:name="T479" style:parent-style-name="Policepardéfaut" style:family="text">
      <style:text-properties style:font-size-complex="12pt" style:language-asian="fr" style:country-asian="FR"/>
    </style:style>
    <style:style style:name="T480" style:parent-style-name="Policepardéfaut" style:family="text">
      <style:text-properties style:font-size-complex="12pt" style:language-asian="fr" style:country-asian="FR"/>
    </style:style>
    <style:style style:name="T481" style:parent-style-name="Policepardéfaut" style:family="text">
      <style:text-properties style:font-size-complex="12pt" style:language-asian="fr" style:country-asian="FR"/>
    </style:style>
    <style:style style:name="T482" style:parent-style-name="Policepardéfaut" style:family="text">
      <style:text-properties style:font-size-complex="12pt" style:language-asian="fr" style:country-asian="FR"/>
    </style:style>
    <style:style style:name="T483" style:parent-style-name="Policepardéfaut" style:family="text">
      <style:text-properties style:font-size-complex="12pt" style:language-asian="fr" style:country-asian="FR"/>
    </style:style>
    <style:style style:name="T484" style:parent-style-name="Policepardéfaut" style:family="text">
      <style:text-properties style:font-size-complex="12pt" style:language-asian="fr" style:country-asian="FR"/>
    </style:style>
    <style:style style:name="T485" style:parent-style-name="Policepardéfaut" style:family="text">
      <style:text-properties style:font-size-complex="12pt" style:language-asian="fr" style:country-asian="FR"/>
    </style:style>
    <style:style style:name="T486" style:parent-style-name="Policepardéfaut" style:family="text">
      <style:text-properties style:text-position="super 66.6%" style:font-size-complex="12pt" style:language-asian="fr" style:country-asian="FR"/>
    </style:style>
    <style:style style:name="T487" style:parent-style-name="Policepardéfaut" style:family="text">
      <style:text-properties style:font-size-complex="12pt" style:language-asian="fr" style:country-asian="FR"/>
    </style:style>
    <style:style style:name="T488" style:parent-style-name="Policepardéfaut" style:family="text">
      <style:text-properties style:font-size-complex="12pt" style:language-asian="fr" style:country-asian="FR"/>
    </style:style>
    <style:style style:name="T489" style:parent-style-name="Policepardéfaut" style:family="text">
      <style:text-properties style:text-position="super 66.6%" style:font-size-complex="12pt" style:language-asian="fr" style:country-asian="FR"/>
    </style:style>
    <style:style style:name="T490" style:parent-style-name="Policepardéfaut" style:family="text">
      <style:text-properties style:font-size-complex="12pt" style:language-asian="fr" style:country-asian="FR"/>
    </style:style>
    <style:style style:name="T491" style:parent-style-name="Policepardéfaut" style:family="text">
      <style:text-properties style:text-position="super 66.6%" style:font-size-complex="12pt" style:language-asian="fr" style:country-asian="FR"/>
    </style:style>
    <style:style style:name="T492" style:parent-style-name="Policepardéfaut" style:family="text">
      <style:text-properties style:font-size-complex="12pt" style:language-asian="fr" style:country-asian="FR"/>
    </style:style>
    <style:style style:name="T493" style:parent-style-name="Policepardéfaut" style:family="text">
      <style:text-properties style:font-size-complex="12pt" style:language-asian="fr" style:country-asian="FR"/>
    </style:style>
    <style:style style:name="T494" style:parent-style-name="Policepardéfaut" style:family="text">
      <style:text-properties style:font-size-complex="12pt" style:language-asian="fr" style:country-asian="FR"/>
    </style:style>
    <style:style style:name="T495" style:parent-style-name="Policepardéfaut" style:family="text">
      <style:text-properties style:text-position="super 66.6%" style:font-size-complex="12pt" style:language-asian="fr" style:country-asian="FR"/>
    </style:style>
    <style:style style:name="T496" style:parent-style-name="Policepardéfaut" style:family="text">
      <style:text-properties style:font-size-complex="12pt" style:language-asian="fr" style:country-asian="FR"/>
    </style:style>
    <style:style style:name="T497" style:parent-style-name="Policepardéfaut" style:family="text">
      <style:text-properties style:font-size-complex="12pt" style:language-asian="fr" style:country-asian="FR"/>
    </style:style>
    <style:style style:name="T498" style:parent-style-name="Policepardéfaut" style:family="text">
      <style:text-properties style:font-size-complex="12pt" style:language-asian="fr" style:country-asian="FR"/>
    </style:style>
    <style:style style:name="P499" style:parent-style-name="Corpsdetexte" style:family="paragraph">
      <style:text-properties style:font-size-complex="12pt" style:language-asian="fr" style:country-asian="FR"/>
    </style:style>
    <style:style style:name="T500" style:parent-style-name="Policepardéfaut" style:family="text">
      <style:text-properties style:language-asian="fr" style:country-asian="FR"/>
    </style:style>
    <style:style style:name="T501" style:parent-style-name="Policepardéfaut" style:family="text">
      <style:text-properties style:language-asian="fr" style:country-asian="FR"/>
    </style:style>
    <style:style style:name="T502" style:parent-style-name="Policepardéfaut" style:family="text">
      <style:text-properties style:language-asian="fr" style:country-asian="FR"/>
    </style:style>
    <style:style style:name="T503" style:parent-style-name="Policepardéfaut" style:family="text">
      <style:text-properties style:font-size-complex="12pt" style:language-asian="fr" style:country-asian="FR"/>
    </style:style>
    <style:style style:name="T504" style:parent-style-name="Policepardéfaut" style:family="text">
      <style:text-properties style:font-size-complex="12pt" style:language-asian="fr" style:country-asian="FR"/>
    </style:style>
    <style:style style:name="T505" style:parent-style-name="Policepardéfaut" style:family="text">
      <style:text-properties style:font-size-complex="12pt" style:language-asian="fr" style:country-asian="FR"/>
    </style:style>
    <style:style style:name="T506" style:parent-style-name="Policepardéfaut" style:family="text">
      <style:text-properties style:font-size-complex="12pt" style:language-asian="fr" style:country-asian="FR"/>
    </style:style>
    <style:style style:name="T507" style:parent-style-name="Policepardéfaut" style:family="text">
      <style:text-properties style:font-size-complex="12pt" style:language-asian="fr" style:country-asian="FR"/>
    </style:style>
    <style:style style:name="T508" style:parent-style-name="Policepardéfaut" style:family="text">
      <style:text-properties style:text-position="super 66.6%" style:font-size-complex="12pt" style:language-asian="fr" style:country-asian="FR"/>
    </style:style>
    <style:style style:name="T509" style:parent-style-name="Policepardéfaut" style:family="text">
      <style:text-properties style:font-size-complex="12pt" style:language-asian="fr" style:country-asian="FR"/>
    </style:style>
    <style:style style:name="T510" style:parent-style-name="Policepardéfaut" style:family="text">
      <style:text-properties style:font-size-complex="12pt" style:language-asian="fr" style:country-asian="FR"/>
    </style:style>
    <style:style style:name="T511" style:parent-style-name="Policepardéfaut" style:family="text">
      <style:text-properties style:text-position="super 66.6%" style:font-size-complex="12pt" style:language-asian="fr" style:country-asian="FR"/>
    </style:style>
    <style:style style:name="T512" style:parent-style-name="Policepardéfaut" style:family="text">
      <style:text-properties style:font-size-complex="12pt" style:language-asian="fr" style:country-asian="FR"/>
    </style:style>
    <style:style style:name="T513" style:parent-style-name="Policepardéfaut" style:family="text">
      <style:text-properties style:font-size-complex="12pt" style:language-asian="fr" style:country-asian="FR"/>
    </style:style>
    <style:style style:name="T514" style:parent-style-name="Policepardéfaut" style:family="text">
      <style:text-properties style:font-size-complex="12pt" style:language-asian="fr" style:country-asian="FR"/>
    </style:style>
    <style:style style:name="T515" style:parent-style-name="Policepardéfaut" style:family="text">
      <style:text-properties style:font-size-complex="12pt" style:language-asian="fr" style:country-asian="FR"/>
    </style:style>
    <style:style style:name="T516" style:parent-style-name="Policepardéfaut" style:family="text">
      <style:text-properties style:font-size-complex="12pt" style:language-asian="fr" style:country-asian="FR"/>
    </style:style>
    <style:style style:name="T517" style:parent-style-name="Policepardéfaut" style:family="text">
      <style:text-properties style:text-position="super 66.6%" style:font-size-complex="12pt" style:language-asian="fr" style:country-asian="FR"/>
    </style:style>
    <style:style style:name="T518" style:parent-style-name="Policepardéfaut" style:family="text">
      <style:text-properties style:font-size-complex="12pt" style:language-asian="fr" style:country-asian="FR"/>
    </style:style>
    <style:style style:name="T519" style:parent-style-name="Policepardéfaut" style:family="text">
      <style:text-properties style:font-size-complex="12pt" style:language-asian="fr" style:country-asian="FR"/>
    </style:style>
    <style:style style:name="T520" style:parent-style-name="Policepardéfaut" style:family="text">
      <style:text-properties style:text-position="super 66.6%" style:font-size-complex="12pt" style:language-asian="fr" style:country-asian="FR"/>
    </style:style>
    <style:style style:name="T521" style:parent-style-name="Policepardéfaut" style:family="text">
      <style:text-properties style:font-size-complex="12pt" style:language-asian="fr" style:country-asian="FR"/>
    </style:style>
    <style:style style:name="T522" style:parent-style-name="Policepardéfaut" style:family="text">
      <style:text-properties style:font-size-complex="12pt" style:language-asian="fr" style:country-asian="FR"/>
    </style:style>
    <style:style style:name="T523" style:parent-style-name="Policepardéfaut" style:family="text">
      <style:text-properties style:font-size-complex="12pt" style:language-asian="fr" style:country-asian="FR"/>
    </style:style>
    <style:style style:name="T524" style:parent-style-name="Policepardéfaut" style:family="text">
      <style:text-properties style:font-size-complex="12pt" style:language-asian="fr" style:country-asian="FR"/>
    </style:style>
    <style:style style:name="T525" style:parent-style-name="Appelnotedebasdep." style:family="text">
      <style:text-properties style:font-size-complex="12pt" style:language-asian="fr" style:country-asian="FR"/>
    </style:style>
    <style:style style:name="T526" style:parent-style-name="Policepardéfaut" style:family="text">
      <style:text-properties style:font-size-complex="12pt" style:language-asian="fr" style:country-asian="FR"/>
    </style:style>
    <style:style style:name="T527" style:parent-style-name="Policepardéfaut" style:family="text">
      <style:text-properties style:font-size-complex="12pt" style:language-asian="fr" style:country-asian="FR"/>
    </style:style>
    <style:style style:name="T528" style:parent-style-name="Policepardéfaut" style:family="text">
      <style:text-properties style:text-position="super 66.6%" style:font-size-complex="12pt" style:language-asian="fr" style:country-asian="FR"/>
    </style:style>
    <style:style style:name="T529" style:parent-style-name="Policepardéfaut" style:family="text">
      <style:text-properties style:font-size-complex="12pt" style:language-asian="fr" style:country-asian="FR"/>
    </style:style>
    <style:style style:name="T530" style:parent-style-name="Policepardéfaut" style:family="text">
      <style:text-properties style:font-size-complex="12pt" style:language-asian="fr" style:country-asian="FR"/>
    </style:style>
    <style:style style:name="T531" style:parent-style-name="Policepardéfaut" style:family="text">
      <style:text-properties style:font-size-complex="12pt" style:language-asian="fr" style:country-asian="FR"/>
    </style:style>
    <style:style style:name="T532" style:parent-style-name="Policepardéfaut" style:family="text">
      <style:text-properties style:font-size-complex="12pt" style:language-asian="fr" style:country-asian="FR"/>
    </style:style>
    <style:style style:name="T533" style:parent-style-name="Policepardéfaut" style:family="text">
      <style:text-properties style:font-size-complex="12pt" style:language-asian="fr" style:country-asian="FR"/>
    </style:style>
    <style:style style:name="T534" style:parent-style-name="Policepardéfaut" style:family="text">
      <style:text-properties style:font-style-complex="italic" style:font-size-complex="12pt" style:language-asian="fr" style:country-asian="FR"/>
    </style:style>
    <style:style style:name="T535" style:parent-style-name="Policepardéfaut" style:family="text">
      <style:text-properties style:font-size-complex="12pt" style:language-asian="fr" style:country-asian="FR"/>
    </style:style>
    <style:style style:name="T536" style:parent-style-name="Policepardéfaut" style:family="text">
      <style:text-properties style:font-size-complex="12pt" style:language-asian="fr" style:country-asian="FR"/>
    </style:style>
    <style:style style:name="T537" style:parent-style-name="Policepardéfaut" style:family="text">
      <style:text-properties style:text-position="super 66.6%" style:font-size-complex="12pt" style:language-asian="fr" style:country-asian="FR"/>
    </style:style>
    <style:style style:name="T538" style:parent-style-name="Policepardéfaut" style:family="text">
      <style:text-properties style:font-size-complex="12pt" style:language-asian="fr" style:country-asian="FR"/>
    </style:style>
    <style:style style:name="T539" style:parent-style-name="Policepardéfaut" style:family="text">
      <style:text-properties style:font-size-complex="12pt" style:language-asian="fr" style:country-asian="FR"/>
    </style:style>
    <style:style style:name="T540" style:parent-style-name="Policepardéfaut" style:family="text">
      <style:text-properties style:font-size-complex="12pt" style:language-asian="fr" style:country-asian="FR"/>
    </style:style>
    <style:style style:name="T541" style:parent-style-name="Policepardéfaut" style:family="text">
      <style:text-properties style:font-size-complex="12pt" style:language-asian="fr" style:country-asian="FR"/>
    </style:style>
    <style:style style:name="T542" style:parent-style-name="Policepardéfaut" style:family="text">
      <style:text-properties style:font-size-complex="12pt" style:language-asian="fr" style:country-asian="FR"/>
    </style:style>
    <style:style style:name="T543" style:parent-style-name="Policepardéfaut" style:family="text">
      <style:text-properties style:font-size-complex="12pt" style:language-asian="fr" style:country-asian="FR"/>
    </style:style>
    <style:style style:name="T544" style:parent-style-name="Policepardéfaut" style:family="text">
      <style:text-properties style:font-size-complex="12pt" style:language-asian="fr" style:country-asian="FR"/>
    </style:style>
    <style:style style:name="T545" style:parent-style-name="Policepardéfaut" style:family="text">
      <style:text-properties style:font-size-complex="12pt" style:language-asian="fr" style:country-asian="FR"/>
    </style:style>
    <style:style style:name="T546" style:parent-style-name="Policepardéfaut" style:family="text">
      <style:text-properties style:font-size-complex="12pt" style:language-asian="fr" style:country-asian="FR"/>
    </style:style>
    <style:style style:name="T547" style:parent-style-name="Policepardéfaut" style:family="text">
      <style:text-properties style:font-size-complex="12pt" style:language-asian="fr" style:country-asian="FR"/>
    </style:style>
    <style:style style:name="T548" style:parent-style-name="Policepardéfaut" style:family="text">
      <style:text-properties style:text-position="super 66.6%" style:font-size-complex="12pt" style:language-asian="fr" style:country-asian="FR"/>
    </style:style>
    <style:style style:name="T549" style:parent-style-name="Policepardéfaut" style:family="text">
      <style:text-properties style:font-size-complex="12pt" style:language-asian="fr" style:country-asian="FR"/>
    </style:style>
    <style:style style:name="T550" style:parent-style-name="Policepardéfaut" style:family="text">
      <style:text-properties style:font-size-complex="12pt" style:language-asian="fr" style:country-asian="FR"/>
    </style:style>
    <style:style style:name="T551" style:parent-style-name="Policepardéfaut" style:family="text">
      <style:text-properties style:font-size-complex="12pt" style:language-asian="fr" style:country-asian="FR"/>
    </style:style>
    <style:style style:name="T552" style:parent-style-name="Policepardéfaut" style:family="text">
      <style:text-properties style:font-size-complex="12pt" style:language-asian="fr" style:country-asian="FR"/>
    </style:style>
    <style:style style:name="T553" style:parent-style-name="Policepardéfaut" style:family="text">
      <style:text-properties style:font-size-complex="12pt" style:language-asian="fr" style:country-asian="FR"/>
    </style:style>
    <style:style style:name="T554" style:parent-style-name="Policepardéfaut" style:family="text">
      <style:text-properties style:font-size-complex="12pt" style:language-asian="fr" style:country-asian="FR"/>
    </style:style>
    <style:style style:name="T555" style:parent-style-name="Policepardéfaut" style:family="text">
      <style:text-properties style:font-size-complex="12pt" style:language-asian="fr" style:country-asian="FR"/>
    </style:style>
    <style:style style:name="T556" style:parent-style-name="Policepardéfaut" style:family="text">
      <style:text-properties style:font-size-complex="12pt" style:language-asian="fr" style:country-asian="FR"/>
    </style:style>
    <style:style style:name="T557" style:parent-style-name="Policepardéfaut" style:family="text">
      <style:text-properties style:font-size-complex="12pt" style:language-asian="fr" style:country-asian="FR"/>
    </style:style>
    <style:style style:name="T558" style:parent-style-name="Policepardéfaut" style:family="text">
      <style:text-properties style:font-size-complex="12pt" style:language-asian="fr" style:country-asian="FR"/>
    </style:style>
    <style:style style:name="T559" style:parent-style-name="Policepardéfaut" style:family="text">
      <style:text-properties style:font-size-complex="12pt" style:language-asian="fr" style:country-asian="FR"/>
    </style:style>
    <style:style style:name="T560" style:parent-style-name="Policepardéfaut" style:family="text">
      <style:text-properties style:font-size-complex="12pt" style:language-asian="fr" style:country-asian="FR"/>
    </style:style>
    <style:style style:name="T561" style:parent-style-name="Policepardéfaut" style:family="text">
      <style:text-properties style:font-size-complex="12pt" style:language-asian="fr" style:country-asian="FR"/>
    </style:style>
    <style:style style:name="T562" style:parent-style-name="Policepardéfaut" style:family="text">
      <style:text-properties style:font-size-complex="12pt" style:language-asian="fr" style:country-asian="FR"/>
    </style:style>
    <style:style style:name="T563" style:parent-style-name="Policepardéfaut" style:family="text">
      <style:text-properties style:font-size-complex="12pt" style:language-asian="fr" style:country-asian="FR"/>
    </style:style>
    <style:style style:name="T564" style:parent-style-name="Policepardéfaut" style:family="text">
      <style:text-properties style:font-size-complex="12pt" style:language-asian="fr" style:country-asian="FR"/>
    </style:style>
    <style:style style:name="T565" style:parent-style-name="Policepardéfaut" style:family="text">
      <style:text-properties style:font-size-complex="12pt" style:language-asian="fr" style:country-asian="FR"/>
    </style:style>
    <style:style style:name="T566" style:parent-style-name="Policepardéfaut" style:family="text">
      <style:text-properties style:font-size-complex="12pt" style:language-asian="fr" style:country-asian="FR"/>
    </style:style>
    <style:style style:name="T567" style:parent-style-name="Policepardéfaut" style:family="text">
      <style:text-properties style:font-size-complex="12pt" style:language-asian="fr" style:country-asian="FR"/>
    </style:style>
    <style:style style:name="T568" style:parent-style-name="Policepardéfaut" style:family="text">
      <style:text-properties style:font-size-complex="12pt" style:language-asian="fr" style:country-asian="FR"/>
    </style:style>
    <style:style style:name="T569" style:parent-style-name="Policepardéfaut" style:family="text">
      <style:text-properties style:font-size-complex="12pt" style:language-asian="fr" style:country-asian="FR"/>
    </style:style>
    <style:style style:name="P570" style:parent-style-name="quote.l" style:family="paragraph">
      <style:text-properties style:language-asian="fr" style:country-asian="FR"/>
    </style:style>
    <style:style style:name="P571" style:parent-style-name="quote.l" style:family="paragraph">
      <style:text-properties style:language-asian="fr" style:country-asian="FR"/>
    </style:style>
    <style:style style:name="P572" style:parent-style-name="quote.l" style:family="paragraph">
      <style:text-properties style:language-asian="fr" style:country-asian="FR"/>
    </style:style>
    <style:style style:name="P573" style:parent-style-name="quote.l" style:family="paragraph">
      <style:text-properties style:language-asian="fr" style:country-asian="FR"/>
    </style:style>
    <style:style style:name="P574" style:parent-style-name="quote.l" style:family="paragraph">
      <style:text-properties style:language-asian="fr" style:country-asian="FR"/>
    </style:style>
    <style:style style:name="P575" style:parent-style-name="quote.l" style:family="paragraph">
      <style:text-properties style:language-asian="fr" style:country-asian="FR"/>
    </style:style>
    <style:style style:name="P576" style:parent-style-name="quote.l" style:family="paragraph">
      <style:text-properties style:language-asian="fr" style:country-asian="FR"/>
    </style:style>
    <style:style style:name="P577" style:parent-style-name="quote.l" style:family="paragraph">
      <style:text-properties style:language-asian="fr" style:country-asian="FR"/>
    </style:style>
    <style:style style:name="P578" style:parent-style-name="quote.l" style:family="paragraph">
      <style:text-properties style:language-asian="fr" style:country-asian="FR"/>
    </style:style>
    <style:style style:name="P579" style:parent-style-name="quote.l" style:family="paragraph">
      <style:text-properties style:language-asian="fr" style:country-asian="FR"/>
    </style:style>
    <style:style style:name="P580" style:parent-style-name="quote.l" style:family="paragraph">
      <style:text-properties style:language-asian="fr" style:country-asian="FR"/>
    </style:style>
    <style:style style:name="P581" style:parent-style-name="quote.l" style:family="paragraph">
      <style:text-properties style:language-asian="fr" style:country-asian="FR"/>
    </style:style>
    <style:style style:name="P582" style:parent-style-name="quote.l" style:family="paragraph">
      <style:text-properties style:language-asian="fr" style:country-asian="FR"/>
    </style:style>
    <style:style style:name="P583" style:parent-style-name="quote.l" style:family="paragraph">
      <style:text-properties style:language-asian="fr" style:country-asian="FR"/>
    </style:style>
    <style:style style:name="P584" style:parent-style-name="quote.l" style:family="paragraph">
      <style:text-properties style:language-asian="fr" style:country-asian="FR"/>
    </style:style>
    <style:style style:name="P585" style:parent-style-name="quote.l" style:family="paragraph">
      <style:text-properties style:language-asian="fr" style:country-asian="FR"/>
    </style:style>
    <style:style style:name="P586" style:parent-style-name="quote.l" style:family="paragraph">
      <style:text-properties style:language-asian="fr" style:country-asian="FR"/>
    </style:style>
    <style:style style:name="P587" style:parent-style-name="quote.l" style:family="paragraph">
      <style:text-properties style:language-asian="fr" style:country-asian="FR"/>
    </style:style>
    <style:style style:name="P588" style:parent-style-name="quote.l" style:family="paragraph">
      <style:text-properties style:language-asian="fr" style:country-asian="FR"/>
    </style:style>
    <style:style style:name="P589" style:parent-style-name="quote.l" style:family="paragraph">
      <style:text-properties style:language-asian="fr" style:country-asian="FR"/>
    </style:style>
    <style:style style:name="P590" style:parent-style-name="quote.l" style:family="paragraph">
      <style:text-properties style:language-asian="fr" style:country-asian="FR"/>
    </style:style>
    <style:style style:name="P591" style:parent-style-name="quote.l" style:family="paragraph">
      <style:text-properties style:language-asian="fr" style:country-asian="FR"/>
    </style:style>
    <style:style style:name="P592" style:parent-style-name="quote.l" style:family="paragraph">
      <style:text-properties style:language-asian="fr" style:country-asian="FR"/>
    </style:style>
    <style:style style:name="P593" style:parent-style-name="quote.l" style:family="paragraph">
      <style:text-properties style:language-asian="fr" style:country-asian="FR"/>
    </style:style>
    <style:style style:name="P594" style:parent-style-name="quote.l" style:family="paragraph">
      <style:text-properties style:language-asian="fr" style:country-asian="FR"/>
    </style:style>
    <style:style style:name="P595" style:parent-style-name="quote.l" style:family="paragraph">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text-position="super 63.6%" style:language-asian="fr" style:country-asian="F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font-style-complex="italic" style:language-asian="fr" style:country-asian="FR"/>
    </style:style>
    <style:style style:name="T601" style:parent-style-name="Policepardéfaut" style:family="text">
      <style:text-properties style:language-asian="fr" style:country-asian="FR"/>
    </style:style>
    <style:style style:name="P602" style:parent-style-name="quote.l" style:family="paragraph">
      <style:text-properties style:language-asian="fr" style:country-asian="FR"/>
    </style:style>
    <style:style style:name="T603" style:parent-style-name="Policepardéfaut" style:family="text">
      <style:text-properties style:font-size-complex="12pt" style:language-asian="fr" style:country-asian="FR"/>
    </style:style>
    <style:style style:name="T604" style:parent-style-name="Policepardéfaut" style:family="text">
      <style:text-properties style:font-style-complex="italic" style:font-size-complex="12pt" style:language-asian="fr" style:country-asian="FR"/>
    </style:style>
    <style:style style:name="T605" style:parent-style-name="Policepardéfaut" style:family="text">
      <style:text-properties style:font-size-complex="12pt" style:language-asian="fr" style:country-asian="FR"/>
    </style:style>
    <style:style style:name="T606" style:parent-style-name="Policepardéfaut" style:family="text">
      <style:text-properties style:font-size-complex="12pt" style:language-asian="fr" style:country-asian="FR"/>
    </style:style>
    <style:style style:name="T607" style:parent-style-name="Policepardéfaut" style:family="text">
      <style:text-properties style:font-size-complex="12pt" style:language-asian="fr" style:country-asian="FR"/>
    </style:style>
    <style:style style:name="T608" style:parent-style-name="Policepardéfaut" style:family="text">
      <style:text-properties style:font-size-complex="12pt" style:language-asian="fr" style:country-asian="FR"/>
    </style:style>
    <style:style style:name="T609" style:parent-style-name="Policepardéfaut" style:family="text">
      <style:text-properties style:font-size-complex="12pt" style:language-asian="fr" style:country-asian="FR"/>
    </style:style>
    <style:style style:name="T610" style:parent-style-name="Policepardéfaut" style:family="text">
      <style:text-properties style:font-size-complex="12pt" style:language-asian="fr" style:country-asian="FR"/>
    </style:style>
    <style:style style:name="T611" style:parent-style-name="Policepardéfaut" style:family="text">
      <style:text-properties style:font-size-complex="12pt" style:language-asian="fr" style:country-asian="FR"/>
    </style:style>
    <style:style style:name="T612" style:parent-style-name="Policepardéfaut" style:family="text">
      <style:text-properties style:font-size-complex="12pt" style:language-asian="fr" style:country-asian="FR"/>
    </style:style>
    <style:style style:name="T613" style:parent-style-name="Policepardéfaut" style:family="text">
      <style:text-properties style:font-size-complex="12pt" style:language-asian="fr" style:country-asian="FR"/>
    </style:style>
    <style:style style:name="T614" style:parent-style-name="Policepardéfaut" style:family="text">
      <style:text-properties style:font-size-complex="12pt" style:language-asian="fr" style:country-asian="FR"/>
    </style:style>
    <style:style style:name="T615" style:parent-style-name="Policepardéfaut" style:family="text">
      <style:text-properties style:font-size-complex="12pt" style:language-asian="fr" style:country-asian="FR"/>
    </style:style>
    <style:style style:name="T616" style:parent-style-name="Policepardéfaut" style:family="text">
      <style:text-properties style:font-size-complex="12pt" style:language-asian="fr" style:country-asian="FR"/>
    </style:style>
    <style:style style:name="T617" style:parent-style-name="Policepardéfaut" style:family="text">
      <style:text-properties style:font-size-complex="12pt" style:language-asian="fr" style:country-asian="FR"/>
    </style:style>
    <style:style style:name="T618" style:parent-style-name="Policepardéfaut" style:family="text">
      <style:text-properties style:font-size-complex="12pt" style:language-asian="fr" style:country-asian="FR"/>
    </style:style>
    <style:style style:name="T619" style:parent-style-name="Policepardéfaut" style:family="text">
      <style:text-properties style:font-size-complex="12pt" style:language-asian="fr" style:country-asian="FR"/>
    </style:style>
    <style:style style:name="T620" style:parent-style-name="Policepardéfaut" style:family="text">
      <style:text-properties style:font-size-complex="12pt" style:language-asian="fr" style:country-asian="FR"/>
    </style:style>
    <style:style style:name="T621" style:parent-style-name="Policepardéfaut" style:family="text">
      <style:text-properties style:font-size-complex="12pt" style:language-asian="fr" style:country-asian="FR"/>
    </style:style>
    <style:style style:name="T622" style:parent-style-name="Policepardéfaut" style:family="text">
      <style:text-properties style:font-size-complex="12pt" style:language-asian="fr" style:country-asian="FR"/>
    </style:style>
    <style:style style:name="T623" style:parent-style-name="Policepardéfaut" style:family="text">
      <style:text-properties style:font-size-complex="12pt" style:language-asian="fr" style:country-asian="FR"/>
    </style:style>
    <style:style style:name="T624" style:parent-style-name="Policepardéfaut" style:family="text">
      <style:text-properties style:font-size-complex="12pt" style:language-asian="fr" style:country-asian="FR"/>
    </style:style>
    <style:style style:name="T625" style:parent-style-name="Policepardéfaut" style:family="text">
      <style:text-properties style:font-size-complex="12pt" style:language-asian="fr" style:country-asian="FR"/>
    </style:style>
    <style:style style:name="T626" style:parent-style-name="Policepardéfaut" style:family="text">
      <style:text-properties style:font-size-complex="12pt" style:language-asian="fr" style:country-asian="FR"/>
    </style:style>
    <style:style style:name="T627" style:parent-style-name="Policepardéfaut" style:family="text">
      <style:text-properties style:font-size-complex="12pt" style:language-asian="fr" style:country-asian="FR"/>
    </style:style>
    <style:style style:name="T628" style:parent-style-name="Policepardéfaut" style:family="text">
      <style:text-properties style:font-size-complex="12pt" style:language-asian="fr" style:country-asian="FR"/>
    </style:style>
    <style:style style:name="T629" style:parent-style-name="Policepardéfaut" style:family="text">
      <style:text-properties style:text-position="super 66.6%" style:font-size-complex="12pt" style:language-asian="fr" style:country-asian="FR"/>
    </style:style>
    <style:style style:name="T630" style:parent-style-name="Policepardéfaut" style:family="text">
      <style:text-properties style:font-size-complex="12pt" style:language-asian="fr" style:country-asian="FR"/>
    </style:style>
    <style:style style:name="T631" style:parent-style-name="Policepardéfaut" style:family="text">
      <style:text-properties style:text-position="super 66.6%" style:font-size-complex="12pt" style:language-asian="fr" style:country-asian="FR"/>
    </style:style>
    <style:style style:name="T632" style:parent-style-name="Policepardéfaut" style:family="text">
      <style:text-properties style:font-size-complex="12pt" style:language-asian="fr" style:country-asian="FR"/>
    </style:style>
    <style:style style:name="T633" style:parent-style-name="Policepardéfaut" style:family="text">
      <style:text-properties style:font-size-complex="12pt" style:language-asian="fr" style:country-asian="FR"/>
    </style:style>
    <style:style style:name="T634" style:parent-style-name="Policepardéfaut" style:family="text">
      <style:text-properties style:font-size-complex="12pt" style:language-asian="fr" style:country-asian="FR"/>
    </style:style>
    <style:style style:name="T635" style:parent-style-name="Policepardéfaut" style:family="text">
      <style:text-properties style:font-size-complex="12pt" style:language-asian="fr" style:country-asian="FR"/>
    </style:style>
    <style:style style:name="T636" style:parent-style-name="Policepardéfaut" style:family="text">
      <style:text-properties style:font-size-complex="12pt" style:language-asian="fr" style:country-asian="FR"/>
    </style:style>
    <style:style style:name="T637" style:parent-style-name="Policepardéfaut" style:family="text">
      <style:text-properties style:font-size-complex="12pt" style:language-asian="fr" style:country-asian="FR"/>
    </style:style>
    <style:style style:name="T638" style:parent-style-name="Policepardéfaut" style:family="text">
      <style:text-properties style:font-size-complex="12pt" style:language-asian="fr" style:country-asian="FR"/>
    </style:style>
    <style:style style:name="T639" style:parent-style-name="Policepardéfaut" style:family="text">
      <style:text-properties style:font-size-complex="12pt" style:language-asian="fr" style:country-asian="FR"/>
    </style:style>
    <style:style style:name="T640" style:parent-style-name="Policepardéfaut" style:family="text">
      <style:text-properties style:font-size-complex="12pt" style:language-asian="fr" style:country-asian="FR"/>
    </style:style>
    <style:style style:name="T641" style:parent-style-name="Policepardéfaut" style:family="text">
      <style:text-properties style:font-style-complex="italic" style:font-size-complex="12pt" style:language-asian="fr" style:country-asian="FR"/>
    </style:style>
    <style:style style:name="T642" style:parent-style-name="Policepardéfaut" style:family="text">
      <style:text-properties style:font-size-complex="12pt" style:language-asian="fr" style:country-asian="FR"/>
    </style:style>
    <style:style style:name="T643" style:parent-style-name="Policepardéfaut" style:family="text">
      <style:text-properties style:language-asian="fr" style:country-asian="FR"/>
    </style:style>
    <style:style style:name="T644" style:parent-style-name="Policepardéfaut" style:family="text">
      <style:text-properties style:language-asian="fr" style:country-asian="F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T651" style:parent-style-name="Policepardéfaut" style:family="text">
      <style:text-properties style:language-asian="fr" style:country-asian="FR"/>
    </style:style>
    <style:style style:name="T652" style:parent-style-name="Policepardéfaut" style:family="text">
      <style:text-properties style:font-size-complex="12pt" style:language-asian="fr" style:country-asian="FR"/>
    </style:style>
    <style:style style:name="T653" style:parent-style-name="Policepardéfaut" style:family="text">
      <style:text-properties style:font-size-complex="12pt" style:language-asian="fr" style:country-asian="FR"/>
    </style:style>
    <style:style style:name="T654" style:parent-style-name="Policepardéfaut" style:family="text">
      <style:text-properties style:font-size-complex="12pt" style:language-asian="fr" style:country-asian="FR"/>
    </style:style>
    <style:style style:name="T655" style:parent-style-name="Appelnotedebasdep." style:family="text">
      <style:text-properties style:font-size-complex="12pt" style:language-asian="fr" style:country-asian="FR"/>
    </style:style>
    <style:style style:name="T656" style:parent-style-name="Policepardéfaut" style:family="text">
      <style:text-properties style:font-size-complex="12pt" style:language-asian="fr" style:country-asian="FR"/>
    </style:style>
    <style:style style:name="T657" style:parent-style-name="Policepardéfaut" style:family="text">
      <style:text-properties style:font-size-complex="12pt" style:language-asian="fr" style:country-asian="FR"/>
    </style:style>
    <style:style style:name="T658" style:parent-style-name="Policepardéfaut" style:family="text">
      <style:text-properties style:font-size-complex="12pt" style:language-asian="fr" style:country-asian="FR"/>
    </style:style>
    <style:style style:name="T659" style:parent-style-name="Policepardéfaut" style:family="text">
      <style:text-properties style:font-size-complex="12pt" style:language-asian="fr" style:country-asian="FR"/>
    </style:style>
    <style:style style:name="T660" style:parent-style-name="Policepardéfaut" style:family="text">
      <style:text-properties style:font-size-complex="12pt" style:language-asian="fr" style:country-asian="FR"/>
    </style:style>
    <style:style style:name="T661" style:parent-style-name="Policepardéfaut" style:family="text">
      <style:text-properties style:font-size-complex="12pt" style:language-asian="fr" style:country-asian="FR"/>
    </style:style>
    <style:style style:name="T662" style:parent-style-name="Policepardéfaut" style:family="text">
      <style:text-properties style:font-size-complex="12pt" style:language-asian="fr" style:country-asian="FR"/>
    </style:style>
    <style:style style:name="T663" style:parent-style-name="Policepardéfaut" style:family="text">
      <style:text-properties style:font-size-complex="12pt" style:language-asian="fr" style:country-asian="FR"/>
    </style:style>
    <style:style style:name="T664" style:parent-style-name="Policepardéfaut" style:family="text">
      <style:text-properties style:font-size-complex="12pt" style:language-asian="fr" style:country-asian="FR"/>
    </style:style>
    <style:style style:name="T665" style:parent-style-name="Policepardéfaut" style:family="text">
      <style:text-properties style:font-size-complex="12pt" style:language-asian="fr" style:country-asian="FR"/>
    </style:style>
    <style:style style:name="T666" style:parent-style-name="Policepardéfaut" style:family="text">
      <style:text-properties style:font-size-complex="12pt" style:language-asian="fr" style:country-asian="FR"/>
    </style:style>
    <style:style style:name="T667" style:parent-style-name="Policepardéfaut" style:family="text">
      <style:text-properties style:font-size-complex="12pt" style:language-asian="fr" style:country-asian="FR"/>
    </style:style>
    <style:style style:name="T668" style:parent-style-name="Policepardéfaut" style:family="text">
      <style:text-properties style:font-size-complex="12pt" style:language-asian="fr" style:country-asian="FR"/>
    </style:style>
    <style:style style:name="T669" style:parent-style-name="Policepardéfaut" style:family="text">
      <style:text-properties style:font-size-complex="12pt" style:language-asian="fr" style:country-asian="FR"/>
    </style:style>
    <style:style style:name="T670" style:parent-style-name="Policepardéfaut" style:family="text">
      <style:text-properties style:font-size-complex="12pt" style:language-asian="fr" style:country-asian="FR"/>
    </style:style>
    <style:style style:name="T671" style:parent-style-name="Policepardéfaut" style:family="text">
      <style:text-properties style:font-size-complex="12pt" style:language-asian="fr" style:country-asian="FR"/>
    </style:style>
    <style:style style:name="T672" style:parent-style-name="Policepardéfaut" style:family="text">
      <style:text-properties style:font-style-complex="italic" style:font-size-complex="12pt" style:language-asian="fr" style:country-asian="FR"/>
    </style:style>
    <style:style style:name="T673" style:parent-style-name="Policepardéfaut" style:family="text">
      <style:text-properties style:font-size-complex="12pt" style:language-asian="fr" style:country-asian="FR"/>
    </style:style>
    <style:style style:name="T674" style:parent-style-name="Policepardéfaut" style:family="text">
      <style:text-properties style:font-size-complex="12pt" style:language-asian="fr" style:country-asian="FR"/>
    </style:style>
    <style:style style:name="T675" style:parent-style-name="Policepardéfaut" style:family="text">
      <style:text-properties style:font-size-complex="12pt" style:language-asian="fr" style:country-asian="FR"/>
    </style:style>
    <style:style style:name="P676" style:parent-style-name="Corpsdetexte" style:family="paragraph">
      <style:text-properties style:font-size-complex="12pt" style:language-asian="fr" style:country-asian="FR"/>
    </style:style>
    <style:style style:name="T677" style:parent-style-name="Policepardéfaut" style:family="text">
      <style:text-properties style:font-size-complex="12pt" style:language-asian="fr" style:country-asian="FR"/>
    </style:style>
    <style:style style:name="T678" style:parent-style-name="Policepardéfaut" style:family="text">
      <style:text-properties style:font-size-complex="12pt" style:language-asian="fr" style:country-asian="FR"/>
    </style:style>
    <style:style style:name="T679" style:parent-style-name="Policepardéfaut" style:family="text">
      <style:text-properties style:font-size-complex="12pt" style:language-asian="fr" style:country-asian="FR"/>
    </style:style>
    <style:style style:name="T680" style:parent-style-name="Policepardéfaut" style:family="text">
      <style:text-properties style:font-size-complex="12pt" style:language-asian="fr" style:country-asian="FR"/>
    </style:style>
    <style:style style:name="T681" style:parent-style-name="Policepardéfaut" style:family="text">
      <style:text-properties style:font-size-complex="12pt" style:language-asian="fr" style:country-asian="FR"/>
    </style:style>
    <style:style style:name="T682" style:parent-style-name="Policepardéfaut" style:family="text">
      <style:text-properties style:font-size-complex="12pt" style:language-asian="fr" style:country-asian="FR"/>
    </style:style>
    <style:style style:name="T683" style:parent-style-name="Policepardéfaut" style:family="text">
      <style:text-properties style:font-size-complex="12pt" style:language-asian="fr" style:country-asian="FR"/>
    </style:style>
    <style:style style:name="T684" style:parent-style-name="Policepardéfaut" style:family="text">
      <style:text-properties style:font-size-complex="12pt" style:language-asian="fr" style:country-asian="FR"/>
    </style:style>
    <style:style style:name="T685" style:parent-style-name="Policepardéfaut" style:family="text">
      <style:text-properties style:font-size-complex="12pt" style:language-asian="fr" style:country-asian="FR"/>
    </style:style>
    <style:style style:name="T686" style:parent-style-name="Policepardéfaut" style:family="text">
      <style:text-properties style:font-size-complex="12pt" style:language-asian="fr" style:country-asian="FR"/>
    </style:style>
    <style:style style:name="T687" style:parent-style-name="Policepardéfaut" style:family="text">
      <style:text-properties style:font-size-complex="12pt" style:language-asian="fr" style:country-asian="FR"/>
    </style:style>
    <style:style style:name="T688" style:parent-style-name="Policepardéfaut" style:family="text">
      <style:text-properties style:font-size-complex="12pt" style:language-asian="fr" style:country-asian="FR"/>
    </style:style>
    <style:style style:name="T689" style:parent-style-name="Policepardéfaut" style:family="text">
      <style:text-properties style:font-size-complex="12pt" style:language-asian="fr" style:country-asian="FR"/>
    </style:style>
    <style:style style:name="T690" style:parent-style-name="Policepardéfaut" style:family="text">
      <style:text-properties style:font-size-complex="12pt" style:language-asian="fr" style:country-asian="FR"/>
    </style:style>
    <style:style style:name="T691" style:parent-style-name="Policepardéfaut" style:family="text">
      <style:text-properties style:font-size-complex="12pt" style:language-asian="fr" style:country-asian="FR"/>
    </style:style>
    <style:style style:name="T692" style:parent-style-name="Appelnotedebasdep." style:family="text">
      <style:text-properties style:font-size-complex="12pt" style:language-asian="fr" style:country-asian="FR"/>
    </style:style>
    <style:style style:name="T693" style:parent-style-name="Policepardéfaut" style:family="text">
      <style:text-properties style:font-size-complex="12pt" style:language-asian="fr" style:country-asian="FR"/>
    </style:style>
    <style:style style:name="T694" style:parent-style-name="Policepardéfaut" style:family="text">
      <style:text-properties style:font-size-complex="12pt" style:language-asian="fr" style:country-asian="FR"/>
    </style:style>
    <style:style style:name="T695" style:parent-style-name="Policepardéfaut" style:family="text">
      <style:text-properties style:font-size-complex="12pt" style:language-asian="fr" style:country-asian="FR"/>
    </style:style>
    <style:style style:name="T696" style:parent-style-name="Policepardéfaut" style:family="text">
      <style:text-properties style:font-size-complex="12pt" style:language-asian="fr" style:country-asian="FR"/>
    </style:style>
    <style:style style:name="T697" style:parent-style-name="Policepardéfaut" style:family="text">
      <style:text-properties style:font-size-complex="12pt" style:language-asian="fr" style:country-asian="FR"/>
    </style:style>
    <style:style style:name="T698" style:parent-style-name="Policepardéfaut" style:family="text">
      <style:text-properties style:font-size-complex="12pt" style:language-asian="fr" style:country-asian="FR"/>
    </style:style>
    <style:style style:name="T699" style:parent-style-name="Policepardéfaut" style:family="text">
      <style:text-properties style:font-size-complex="12pt" style:language-asian="fr" style:country-asian="FR"/>
    </style:style>
    <style:style style:name="T700" style:parent-style-name="Policepardéfaut" style:family="text">
      <style:text-properties style:font-size-complex="12pt" style:language-asian="fr" style:country-asian="FR"/>
    </style:style>
    <style:style style:name="T701" style:parent-style-name="Appelnotedebasdep." style:family="text">
      <style:text-properties style:font-size-complex="12pt" style:language-asian="fr" style:country-asian="FR"/>
    </style:style>
    <style:style style:name="T702" style:parent-style-name="Policepardéfaut" style:family="text">
      <style:text-properties style:font-size-complex="12pt" style:language-asian="fr" style:country-asian="FR"/>
    </style:style>
    <style:style style:name="T703" style:parent-style-name="Policepardéfaut" style:family="text">
      <style:text-properties style:font-size-complex="12pt" style:language-asian="fr" style:country-asian="FR"/>
    </style:style>
    <style:style style:name="T704" style:parent-style-name="Policepardéfaut" style:family="text">
      <style:text-properties style:font-size-complex="12pt" style:language-asian="fr" style:country-asian="FR"/>
    </style:style>
    <style:style style:name="P705" style:parent-style-name="quote.l" style:family="paragraph">
      <style:text-properties style:language-asian="fr" style:country-asian="FR"/>
    </style:style>
    <style:style style:name="P706" style:parent-style-name="quote.l" style:family="paragraph">
      <style:text-properties style:language-asian="fr" style:country-asian="FR"/>
    </style:style>
    <style:style style:name="T707" style:parent-style-name="Policepardéfaut" style:family="text">
      <style:text-properties style:font-size-complex="12pt" style:language-asian="fr" style:country-asian="FR"/>
    </style:style>
    <style:style style:name="T708" style:parent-style-name="Policepardéfaut" style:family="text">
      <style:text-properties style:font-size-complex="12pt" style:language-asian="fr" style:country-asian="FR"/>
    </style:style>
    <style:style style:name="T709" style:parent-style-name="Policepardéfaut" style:family="text">
      <style:text-properties style:font-size-complex="12pt" style:language-asian="fr" style:country-asian="FR"/>
    </style:style>
    <style:style style:name="T710" style:parent-style-name="Policepardéfaut" style:family="text">
      <style:text-properties style:font-size-complex="12pt" style:language-asian="fr" style:country-asian="FR"/>
    </style:style>
    <style:style style:name="T711" style:parent-style-name="Policepardéfaut" style:family="text">
      <style:text-properties style:font-size-complex="12pt" style:language-asian="fr" style:country-asian="FR"/>
    </style:style>
    <style:style style:name="T712" style:parent-style-name="Policepardéfaut" style:family="text">
      <style:text-properties style:font-size-complex="12pt" style:language-asian="fr" style:country-asian="FR"/>
    </style:style>
    <style:style style:name="T713" style:parent-style-name="Policepardéfaut" style:family="text">
      <style:text-properties style:font-size-complex="12pt" style:language-asian="fr" style:country-asian="FR"/>
    </style:style>
    <style:style style:name="T714" style:parent-style-name="Policepardéfaut" style:family="text">
      <style:text-properties style:font-size-complex="12pt" style:language-asian="fr" style:country-asian="FR"/>
    </style:style>
    <style:style style:name="T715" style:parent-style-name="Policepardéfaut" style:family="text">
      <style:text-properties style:font-size-complex="12pt" style:language-asian="fr" style:country-asian="FR"/>
    </style:style>
    <style:style style:name="T716" style:parent-style-name="Policepardéfaut" style:family="text">
      <style:text-properties style:font-size-complex="12pt" style:language-asian="fr" style:country-asian="FR"/>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T719" style:parent-style-name="Policepardéfaut" style:family="text">
      <style:text-properties style:language-asian="fr" style:country-asian="FR"/>
    </style:style>
    <style:style style:name="T720" style:parent-style-name="Policepardéfaut" style:family="text">
      <style:text-properties style:font-size-complex="12pt" style:language-asian="fr" style:country-asian="FR"/>
    </style:style>
    <style:style style:name="T721" style:parent-style-name="Policepardéfaut" style:family="text">
      <style:text-properties style:font-size-complex="12pt" style:language-asian="fr" style:country-asian="FR"/>
    </style:style>
    <style:style style:name="T722" style:parent-style-name="Policepardéfaut" style:family="text">
      <style:text-properties style:font-size-complex="12pt" style:language-asian="fr" style:country-asian="FR"/>
    </style:style>
    <style:style style:name="P723" style:parent-style-name="quote.l" style:family="paragraph">
      <style:text-properties style:language-asian="fr" style:country-asian="FR"/>
    </style:style>
    <style:style style:name="T724" style:parent-style-name="Policepardéfaut" style:family="text">
      <style:text-properties style:font-size-complex="12pt" style:language-asian="fr" style:country-asian="FR"/>
    </style:style>
    <style:style style:name="T725" style:parent-style-name="Policepardéfaut" style:family="text">
      <style:text-properties style:font-size-complex="12pt" style:language-asian="fr" style:country-asian="FR"/>
    </style:style>
    <style:style style:name="T726" style:parent-style-name="Policepardéfaut" style:family="text">
      <style:text-properties style:font-size-complex="12pt" style:language-asian="fr" style:country-asian="FR"/>
    </style:style>
    <style:style style:name="T727" style:parent-style-name="Policepardéfaut" style:family="text">
      <style:text-properties style:font-size-complex="12pt" style:language-asian="fr" style:country-asian="FR"/>
    </style:style>
    <style:style style:name="T728" style:parent-style-name="Policepardéfaut" style:family="text">
      <style:text-properties style:font-weight-complex="bold" style:font-size-complex="12pt" style:language-asian="fr" style:country-asian="FR"/>
    </style:style>
    <style:style style:name="T729" style:parent-style-name="Policepardéfaut" style:family="text">
      <style:text-properties style:font-size-complex="12pt" style:language-asian="fr" style:country-asian="FR"/>
    </style:style>
    <style:style style:name="T730" style:parent-style-name="Policepardéfaut" style:family="text">
      <style:text-properties style:font-size-complex="12pt" style:language-asian="fr" style:country-asian="FR"/>
    </style:style>
    <style:style style:name="T731" style:parent-style-name="Policepardéfaut" style:family="text">
      <style:text-properties style:font-size-complex="12pt" style:language-asian="fr" style:country-asian="FR"/>
    </style:style>
    <style:style style:name="T732" style:parent-style-name="Policepardéfaut" style:family="text">
      <style:text-properties fo:font-style="italic" style:font-style-asian="italic" style:font-style-complex="italic" style:font-size-complex="12pt" style:language-asian="fr" style:country-asian="FR"/>
    </style:style>
    <style:style style:name="T733" style:parent-style-name="Policepardéfaut" style:family="text">
      <style:text-properties style:font-style-complex="italic" style:font-size-complex="12pt" style:language-asian="fr" style:country-asian="FR"/>
    </style:style>
    <style:style style:name="T734" style:parent-style-name="Policepardéfaut" style:family="text">
      <style:text-properties style:font-size-complex="12pt" style:language-asian="fr" style:country-asian="FR"/>
    </style:style>
    <style:style style:name="T735" style:parent-style-name="Policepardéfaut" style:family="text">
      <style:text-properties style:font-size-complex="12pt" style:language-asian="fr" style:country-asian="FR"/>
    </style:style>
    <style:style style:name="T736" style:parent-style-name="Policepardéfaut" style:family="text">
      <style:text-properties style:font-size-complex="12pt" style:language-asian="fr" style:country-asian="FR"/>
    </style:style>
    <style:style style:name="T737" style:parent-style-name="Policepardéfaut" style:family="text">
      <style:text-properties style:font-size-complex="12pt" style:language-asian="fr" style:country-asian="FR"/>
    </style:style>
    <style:style style:name="T738" style:parent-style-name="Policepardéfaut" style:family="text">
      <style:text-properties style:font-size-complex="12pt" style:language-asian="fr" style:country-asian="FR"/>
    </style:style>
    <style:style style:name="T739" style:parent-style-name="Policepardéfaut" style:family="text">
      <style:text-properties style:font-size-complex="12pt" style:language-asian="fr" style:country-asian="FR"/>
    </style:style>
    <style:style style:name="T740" style:parent-style-name="Policepardéfaut" style:family="text">
      <style:text-properties style:font-size-complex="12pt" style:language-asian="fr" style:country-asian="FR"/>
    </style:style>
    <style:style style:name="T741" style:parent-style-name="Policepardéfaut" style:family="text">
      <style:text-properties style:font-size-complex="12pt" style:language-asian="fr" style:country-asian="FR"/>
    </style:style>
    <style:style style:name="T742" style:parent-style-name="Policepardéfaut" style:family="text">
      <style:text-properties style:font-size-complex="12pt" style:language-asian="fr" style:country-asian="FR"/>
    </style:style>
    <style:style style:name="T743" style:parent-style-name="Policepardéfaut" style:family="text">
      <style:text-properties style:font-size-complex="12pt" style:language-asian="fr" style:country-asian="FR"/>
    </style:style>
    <style:style style:name="T744" style:parent-style-name="Appelnotedebasdep." style:family="text">
      <style:text-properties style:font-size-complex="12pt" style:language-asian="fr" style:country-asian="FR"/>
    </style:style>
    <style:style style:name="T745" style:parent-style-name="Policepardéfaut" style:family="text">
      <style:text-properties style:font-size-complex="12pt" style:language-asian="fr" style:country-asian="FR"/>
    </style:style>
    <style:style style:name="T746" style:parent-style-name="Policepardéfaut" style:family="text">
      <style:text-properties style:font-size-complex="12pt" style:language-asian="fr" style:country-asian="FR"/>
    </style:style>
    <style:style style:name="T747" style:parent-style-name="Policepardéfaut" style:family="text">
      <style:text-properties style:font-size-complex="12pt" style:language-asian="fr" style:country-asian="FR"/>
    </style:style>
    <style:style style:name="T748" style:parent-style-name="Policepardéfaut" style:family="text">
      <style:text-properties style:font-size-complex="12pt" style:language-asian="fr" style:country-asian="FR"/>
    </style:style>
    <style:style style:name="T749" style:parent-style-name="Policepardéfaut" style:family="text">
      <style:text-properties style:font-size-complex="12pt" style:language-asian="fr" style:country-asian="FR"/>
    </style:style>
    <style:style style:name="T750" style:parent-style-name="Policepardéfaut" style:family="text">
      <style:text-properties style:font-size-complex="12pt" style:language-asian="fr" style:country-asian="FR"/>
    </style:style>
    <style:style style:name="T751" style:parent-style-name="Policepardéfaut" style:family="text">
      <style:text-properties style:language-asian="fr" style:country-asian="FR"/>
    </style:style>
    <style:style style:name="T752" style:parent-style-name="Policepardéfaut" style:family="text">
      <style:text-properties style:font-style-complex="italic" style:language-asian="fr" style:country-asian="FR"/>
    </style:style>
    <style:style style:name="T753" style:parent-style-name="Policepardéfaut" style:family="text">
      <style:text-properties style:language-asian="fr" style:country-asian="FR"/>
    </style:style>
    <style:style style:name="T754" style:parent-style-name="Appelnotedebasdep." style:family="text">
      <style:text-properties style:font-style-complex="italic" style:language-asian="fr" style:country-asian="FR"/>
    </style:style>
    <style:style style:name="T755" style:parent-style-name="Policepardéfaut" style:family="text">
      <style:text-properties style:font-style-complex="italic" style:language-asian="fr" style:country-asian="FR"/>
    </style:style>
    <style:style style:name="T756" style:parent-style-name="Policepardéfaut" style:family="text">
      <style:text-properties style:language-asian="fr" style:country-asian="FR"/>
    </style:style>
    <style:style style:name="T757" style:parent-style-name="Policepardéfaut" style:family="text">
      <style:text-properties style:language-asian="fr" style:country-asian="FR"/>
    </style:style>
    <style:style style:name="T758" style:parent-style-name="Policepardéfaut" style:family="text">
      <style:text-properties style:language-asian="fr" style:country-asian="FR"/>
    </style:style>
    <style:style style:name="T759" style:parent-style-name="Policepardéfaut" style:family="text">
      <style:text-properties style:language-asian="fr" style:country-asian="FR"/>
    </style:style>
    <style:style style:name="P760" style:parent-style-name="Corpsdetexte" style:family="paragraph">
      <style:text-properties style:font-size-complex="12pt" style:language-asian="fr" style:country-asian="FR"/>
    </style:style>
    <style:style style:name="T761" style:parent-style-name="Policepardéfaut" style:family="text">
      <style:text-properties style:font-size-complex="12pt" style:language-asian="fr" style:country-asian="FR"/>
    </style:style>
    <style:style style:name="T762" style:parent-style-name="Policepardéfaut" style:family="text">
      <style:text-properties style:font-size-complex="12pt" style:language-asian="fr" style:country-asian="FR"/>
    </style:style>
    <style:style style:name="T763" style:parent-style-name="Policepardéfaut" style:family="text">
      <style:text-properties style:language-asian="fr" style:country-asian="FR"/>
    </style:style>
    <style:style style:name="T764" style:parent-style-name="Policepardéfaut" style:family="text">
      <style:text-properties style:language-asian="fr" style:country-asian="FR"/>
    </style:style>
    <style:style style:name="T765" style:parent-style-name="Policepardéfaut" style:family="text">
      <style:text-properties style:font-style-complex="italic" style:language-asian="fr" style:country-asian="FR"/>
    </style:style>
    <style:style style:name="P766" style:parent-style-name="Corpsdetexte" style:family="paragraph">
      <style:text-properties style:font-size-complex="12pt" style:language-asian="fr" style:country-asian="FR"/>
    </style:style>
    <style:style style:name="P767" style:parent-style-name="quote.l" style:family="paragraph">
      <style:text-properties style:language-asian="fr" style:country-asian="FR"/>
    </style:style>
    <style:style style:name="P768" style:parent-style-name="quote.l" style:family="paragraph">
      <style:text-properties style:language-asian="fr" style:country-asian="FR"/>
    </style:style>
    <style:style style:name="T769" style:parent-style-name="Policepardéfaut" style:family="text">
      <style:text-properties style:language-asian="fr" style:country-asian="FR"/>
    </style:style>
    <style:style style:name="T770" style:parent-style-name="Policepardéfaut" style:family="text">
      <style:text-properties style:font-style-complex="italic"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font-size-complex="12pt" style:language-asian="fr" style:country-asian="FR"/>
    </style:style>
    <style:style style:name="T773" style:parent-style-name="Policepardéfaut" style:family="text">
      <style:text-properties style:font-size-complex="12pt" style:language-asian="fr" style:country-asian="FR"/>
    </style:style>
    <style:style style:name="T774" style:parent-style-name="Policepardéfaut" style:family="text">
      <style:text-properties style:font-size-complex="12pt" style:language-asian="fr" style:country-asian="FR"/>
    </style:style>
    <style:style style:name="T775" style:parent-style-name="quote.c" style:family="text">
      <style:text-properties fo:font-style="italic" style:font-style-asian="italic"/>
    </style:style>
    <style:style style:name="T776" style:parent-style-name="Policepardéfaut" style:family="text">
      <style:text-properties style:font-style-complex="italic" style:font-size-complex="12pt" style:language-asian="fr" style:country-asian="FR"/>
    </style:style>
    <style:style style:name="T777" style:parent-style-name="Policepardéfaut" style:family="text">
      <style:text-properties style:font-size-complex="12pt" style:language-asian="fr" style:country-asian="FR"/>
    </style:style>
    <style:style style:name="T778" style:parent-style-name="Policepardéfaut" style:family="text">
      <style:text-properties style:font-size-complex="12pt" style:language-asian="fr" style:country-asian="FR"/>
    </style:style>
    <style:style style:name="T779" style:parent-style-name="Policepardéfaut" style:family="text">
      <style:text-properties style:font-size-complex="12pt" style:language-asian="fr" style:country-asian="FR"/>
    </style:style>
    <style:style style:name="T780" style:parent-style-name="Policepardéfaut" style:family="text">
      <style:text-properties style:font-size-complex="12pt" style:language-asian="fr" style:country-asian="FR"/>
    </style:style>
    <style:style style:name="T781" style:parent-style-name="Policepardéfaut" style:family="text">
      <style:text-properties style:font-size-complex="12pt" style:language-asian="fr" style:country-asian="FR"/>
    </style:style>
    <style:style style:name="T782" style:parent-style-name="Policepardéfaut" style:family="text">
      <style:text-properties style:font-size-complex="12pt" style:language-asian="fr" style:country-asian="FR"/>
    </style:style>
    <style:style style:name="T783" style:parent-style-name="Policepardéfaut" style:family="text">
      <style:text-properties style:font-size-complex="12pt" style:language-asian="fr" style:country-asian="FR"/>
    </style:style>
    <style:style style:name="T784" style:parent-style-name="Policepardéfaut" style:family="text">
      <style:text-properties style:font-size-complex="12pt" style:language-asian="fr" style:country-asian="FR"/>
    </style:style>
    <style:style style:name="T785" style:parent-style-name="Policepardéfaut" style:family="text">
      <style:text-properties style:font-size-complex="12pt" style:language-asian="fr" style:country-asian="FR"/>
    </style:style>
    <style:style style:name="T786" style:parent-style-name="Policepardéfaut" style:family="text">
      <style:text-properties style:font-size-complex="12pt" style:language-asian="fr" style:country-asian="FR"/>
    </style:style>
    <style:style style:name="T787" style:parent-style-name="Policepardéfaut" style:family="text">
      <style:text-properties style:font-size-complex="12pt" style:language-asian="fr" style:country-asian="FR"/>
    </style:style>
    <style:style style:name="P788" style:parent-style-name="Corpsdetexte" style:family="paragraph">
      <style:text-properties style:font-size-complex="12pt" style:language-asian="fr" style:country-asian="FR"/>
    </style:style>
    <style:style style:name="T789" style:parent-style-name="Policepardéfaut" style:family="text">
      <style:text-properties style:font-size-complex="12pt" style:language-asian="fr" style:country-asian="FR"/>
    </style:style>
    <style:style style:name="T790" style:parent-style-name="Policepardéfaut" style:family="text">
      <style:text-properties style:font-size-complex="12pt" style:language-asian="fr" style:country-asian="FR"/>
    </style:style>
    <style:style style:name="T791" style:parent-style-name="Policepardéfaut" style:family="text">
      <style:text-properties style:font-size-complex="12pt" style:language-asian="fr" style:country-asian="FR"/>
    </style:style>
    <style:style style:name="T792" style:parent-style-name="Policepardéfaut" style:family="text">
      <style:text-properties style:font-size-complex="12pt" style:language-asian="fr" style:country-asian="FR"/>
    </style:style>
    <style:style style:name="T793" style:parent-style-name="Policepardéfaut" style:family="text">
      <style:text-properties style:font-size-complex="12pt" style:language-asian="fr" style:country-asian="FR"/>
    </style:style>
    <style:style style:name="T794" style:parent-style-name="Policepardéfaut" style:family="text">
      <style:text-properties style:font-size-complex="12pt" style:language-asian="fr" style:country-asian="FR"/>
    </style:style>
    <style:style style:name="T795" style:parent-style-name="Policepardéfaut" style:family="text">
      <style:text-properties style:font-size-complex="12pt" style:language-asian="fr" style:country-asian="FR"/>
    </style:style>
    <style:style style:name="T796" style:parent-style-name="Policepardéfaut" style:family="text">
      <style:text-properties style:font-size-complex="12pt" style:language-asian="fr" style:country-asian="FR"/>
    </style:style>
    <style:style style:name="T797" style:parent-style-name="Policepardéfaut" style:family="text">
      <style:text-properties style:font-size-complex="12pt" style:language-asian="fr" style:country-asian="FR"/>
    </style:style>
    <style:style style:name="T798" style:parent-style-name="Policepardéfaut" style:family="text">
      <style:text-properties style:font-size-complex="12pt" style:language-asian="fr" style:country-asian="FR"/>
    </style:style>
    <style:style style:name="T799" style:parent-style-name="Policepardéfaut" style:family="text">
      <style:text-properties style:font-size-complex="12pt" style:language-asian="fr" style:country-asian="FR"/>
    </style:style>
    <style:style style:name="T800" style:parent-style-name="Policepardéfaut" style:family="text">
      <style:text-properties style:font-size-complex="12pt" style:language-asian="fr" style:country-asian="FR"/>
    </style:style>
    <style:style style:name="T801" style:parent-style-name="Policepardéfaut" style:family="text">
      <style:text-properties style:font-size-complex="12pt" style:language-asian="fr" style:country-asian="FR"/>
    </style:style>
    <style:style style:name="T802" style:parent-style-name="Policepardéfaut" style:family="text">
      <style:text-properties style:font-size-complex="12pt" style:language-asian="fr" style:country-asian="FR"/>
    </style:style>
    <style:style style:name="T803" style:parent-style-name="Policepardéfaut" style:family="text">
      <style:text-properties style:font-size-complex="12pt" style:language-asian="fr" style:country-asian="FR"/>
    </style:style>
    <style:style style:name="T804" style:parent-style-name="Policepardéfaut" style:family="text">
      <style:text-properties style:text-position="super 66.6%" style:font-size-complex="12pt" style:language-asian="fr" style:country-asian="FR"/>
    </style:style>
    <style:style style:name="T805" style:parent-style-name="Policepardéfaut" style:family="text">
      <style:text-properties style:font-size-complex="12pt" style:language-asian="fr" style:country-asian="FR"/>
    </style:style>
    <style:style style:name="T806" style:parent-style-name="Policepardéfaut" style:family="text">
      <style:text-properties style:font-size-complex="12pt" style:language-asian="fr" style:country-asian="FR"/>
    </style:style>
    <style:style style:name="T807" style:parent-style-name="Policepardéfaut" style:family="text">
      <style:text-properties style:font-size-complex="12pt" style:language-asian="fr" style:country-asian="FR"/>
    </style:style>
    <style:style style:name="T808" style:parent-style-name="Policepardéfaut" style:family="text">
      <style:text-properties style:font-size-complex="12pt" style:language-asian="fr" style:country-asian="FR"/>
    </style:style>
    <style:style style:name="T809" style:parent-style-name="Policepardéfaut" style:family="text">
      <style:text-properties style:font-size-complex="12pt" style:language-asian="fr" style:country-asian="FR"/>
    </style:style>
    <style:style style:name="T810" style:parent-style-name="Appelnotedebasdep." style:family="text">
      <style:text-properties style:font-size-complex="12pt" style:language-asian="fr" style:country-asian="FR"/>
    </style:style>
    <style:style style:name="T811" style:parent-style-name="Policepardéfaut" style:family="text">
      <style:text-properties style:font-size-complex="12pt" style:language-asian="fr" style:country-asian="FR"/>
    </style:style>
    <style:style style:name="T812" style:parent-style-name="Appelnotedebasdep." style:family="text">
      <style:text-properties style:font-size-complex="12pt" style:language-asian="fr" style:country-asian="FR"/>
    </style:style>
    <style:style style:name="T813" style:parent-style-name="Policepardéfaut" style:family="text">
      <style:text-properties style:font-size-complex="12pt" style:language-asian="fr" style:country-asian="FR"/>
    </style:style>
    <style:style style:name="T814" style:parent-style-name="Policepardéfaut" style:family="text">
      <style:text-properties style:font-size-complex="12pt" style:language-asian="fr" style:country-asian="FR"/>
    </style:style>
    <style:style style:name="T815" style:parent-style-name="Policepardéfaut" style:family="text">
      <style:text-properties style:font-size-complex="12pt" style:language-asian="fr" style:country-asian="FR"/>
    </style:style>
    <style:style style:name="T816" style:parent-style-name="Policepardéfaut" style:family="text">
      <style:text-properties style:font-size-complex="12pt" style:language-asian="fr" style:country-asian="FR"/>
    </style:style>
    <style:style style:name="T817" style:parent-style-name="Policepardéfaut" style:family="text">
      <style:text-properties style:font-size-complex="12pt" style:language-asian="fr" style:country-asian="FR"/>
    </style:style>
    <style:style style:name="T818" style:parent-style-name="Policepardéfaut" style:family="text">
      <style:text-properties style:font-size-complex="12pt" style:language-asian="fr" style:country-asian="FR"/>
    </style:style>
    <style:style style:name="T819" style:parent-style-name="Policepardéfaut" style:family="text">
      <style:text-properties style:font-size-complex="12pt" style:language-asian="fr" style:country-asian="FR"/>
    </style:style>
    <style:style style:name="T820" style:parent-style-name="Policepardéfaut" style:family="text">
      <style:text-properties style:font-size-complex="12pt" style:language-asian="fr" style:country-asian="FR"/>
    </style:style>
    <style:style style:name="T821" style:parent-style-name="Policepardéfaut" style:family="text">
      <style:text-properties style:font-size-complex="12pt" style:language-asian="fr" style:country-asian="FR"/>
    </style:style>
    <style:style style:name="T822" style:parent-style-name="Policepardéfaut" style:family="text">
      <style:text-properties style:font-size-complex="12pt" style:language-asian="fr" style:country-asian="FR"/>
    </style:style>
    <style:style style:name="T823" style:parent-style-name="Policepardéfaut" style:family="text">
      <style:text-properties style:font-size-complex="12pt" style:language-asian="fr" style:country-asian="FR"/>
    </style:style>
    <style:style style:name="P824" style:parent-style-name="Corpsdetexte" style:family="paragraph">
      <style:text-properties style:font-size-complex="12pt" style:language-asian="fr" style:country-asian="FR"/>
    </style:style>
    <style:style style:name="P825" style:parent-style-name="quote.l" style:family="paragraph">
      <style:text-properties style:language-asian="fr" style:country-asian="FR"/>
    </style:style>
    <style:style style:name="T826" style:parent-style-name="Policepardéfaut" style:family="text">
      <style:text-properties style:font-style-complex="italic" style:language-asian="fr" style:country-asian="FR"/>
    </style:style>
    <style:style style:name="T827" style:parent-style-name="Policepardéfaut" style:family="text">
      <style:text-properties style:language-asian="fr" style:country-asian="FR"/>
    </style:style>
    <style:style style:name="T828" style:parent-style-name="Policepardéfaut" style:family="text">
      <style:text-properties style:language-asian="fr" style:country-asian="FR"/>
    </style:style>
    <style:style style:name="T829" style:parent-style-name="Policepardéfaut" style:family="text">
      <style:text-properties style:font-size-complex="12pt" style:language-asian="fr" style:country-asian="FR"/>
    </style:style>
    <style:style style:name="T830" style:parent-style-name="Policepardéfaut" style:family="text">
      <style:text-properties style:font-size-complex="12pt" style:language-asian="fr" style:country-asian="FR"/>
    </style:style>
    <style:style style:name="T831" style:parent-style-name="Policepardéfaut" style:family="text">
      <style:text-properties style:font-size-complex="12pt" style:language-asian="fr" style:country-asian="FR"/>
    </style:style>
    <style:style style:name="T832" style:parent-style-name="Policepardéfaut" style:family="text">
      <style:text-properties fo:font-style="italic" style:font-style-asian="italic" style:font-style-complex="italic" style:font-size-complex="12pt" style:language-asian="fr" style:country-asian="FR"/>
    </style:style>
    <style:style style:name="T833" style:parent-style-name="Policepardéfaut" style:family="text">
      <style:text-properties style:font-size-complex="12pt" style:language-asian="fr" style:country-asian="FR"/>
    </style:style>
    <style:style style:name="T834" style:parent-style-name="Policepardéfaut" style:family="text">
      <style:text-properties style:font-size-complex="12pt" style:language-asian="fr" style:country-asian="FR"/>
    </style:style>
    <style:style style:name="T835" style:parent-style-name="Policepardéfaut" style:family="text">
      <style:text-properties style:font-size-complex="12pt" style:language-asian="fr" style:country-asian="FR"/>
    </style:style>
    <style:style style:name="T836" style:parent-style-name="Policepardéfaut" style:family="text">
      <style:text-properties style:font-size-complex="12pt" style:language-asian="fr" style:country-asian="FR"/>
    </style:style>
    <style:style style:name="T837" style:parent-style-name="Policepardéfaut" style:family="text">
      <style:text-properties style:font-size-complex="12pt" style:language-asian="fr" style:country-asian="FR"/>
    </style:style>
    <style:style style:name="T838" style:parent-style-name="Policepardéfaut" style:family="text">
      <style:text-properties style:font-size-complex="12pt" style:language-asian="fr" style:country-asian="FR"/>
    </style:style>
    <style:style style:name="T839" style:parent-style-name="Policepardéfaut" style:family="text">
      <style:text-properties style:font-size-complex="12pt" style:language-asian="fr" style:country-asian="FR"/>
    </style:style>
    <style:style style:name="T840" style:parent-style-name="Policepardéfaut" style:family="text">
      <style:text-properties style:font-size-complex="12pt" style:language-asian="fr" style:country-asian="FR"/>
    </style:style>
    <style:style style:name="T841" style:parent-style-name="Policepardéfaut" style:family="text">
      <style:text-properties style:font-size-complex="12pt" style:language-asian="fr" style:country-asian="FR"/>
    </style:style>
    <style:style style:name="T842" style:parent-style-name="Policepardéfaut" style:family="text">
      <style:text-properties style:font-size-complex="12pt" style:language-asian="fr" style:country-asian="FR"/>
    </style:style>
    <style:style style:name="T843" style:parent-style-name="Policepardéfaut" style:family="text">
      <style:text-properties style:font-size-complex="12pt" style:language-asian="fr" style:country-asian="FR"/>
    </style:style>
    <style:style style:name="T844" style:parent-style-name="Policepardéfaut" style:family="text">
      <style:text-properties style:font-size-complex="12pt" style:language-asian="fr" style:country-asian="FR"/>
    </style:style>
    <style:style style:name="T845" style:parent-style-name="Policepardéfaut" style:family="text">
      <style:text-properties style:font-size-complex="12pt" style:language-asian="fr" style:country-asian="FR"/>
    </style:style>
    <style:style style:name="T846" style:parent-style-name="Policepardéfaut" style:family="text">
      <style:text-properties style:font-size-complex="12pt" style:language-asian="fr" style:country-asian="FR"/>
    </style:style>
    <style:style style:name="T847" style:parent-style-name="Policepardéfaut" style:family="text">
      <style:text-properties style:font-size-complex="12pt" style:language-asian="fr" style:country-asian="FR"/>
    </style:style>
    <style:style style:name="T848" style:parent-style-name="Policepardéfaut" style:family="text">
      <style:text-properties style:font-size-complex="12pt" style:language-asian="fr" style:country-asian="FR"/>
    </style:style>
    <style:style style:name="T849" style:parent-style-name="Policepardéfaut" style:family="text">
      <style:text-properties style:font-size-complex="12pt" style:language-asian="fr" style:country-asian="FR"/>
    </style:style>
    <style:style style:name="T850" style:parent-style-name="Policepardéfaut" style:family="text">
      <style:text-properties style:font-size-complex="12pt" style:language-asian="fr" style:country-asian="FR"/>
    </style:style>
    <style:style style:name="T851" style:parent-style-name="Policepardéfaut" style:family="text">
      <style:text-properties style:font-size-complex="12pt" style:language-asian="fr" style:country-asian="FR"/>
    </style:style>
    <style:style style:name="T852" style:parent-style-name="Policepardéfaut" style:family="text">
      <style:text-properties style:font-size-complex="12pt" style:language-asian="fr" style:country-asian="FR"/>
    </style:style>
    <style:style style:name="T853" style:parent-style-name="Policepardéfaut" style:family="text">
      <style:text-properties style:font-size-complex="12pt" style:language-asian="fr" style:country-asian="FR"/>
    </style:style>
    <style:style style:name="T854" style:parent-style-name="Policepardéfaut" style:family="text">
      <style:text-properties style:font-weight-complex="bold" style:font-size-complex="12pt" style:language-asian="fr" style:country-asian="FR"/>
    </style:style>
    <style:style style:name="T855" style:parent-style-name="Policepardéfaut" style:family="text">
      <style:text-properties style:font-weight-complex="bold" style:text-position="super 66.6%" style:font-size-complex="12pt" style:language-asian="fr" style:country-asian="FR"/>
    </style:style>
    <style:style style:name="T856" style:parent-style-name="Policepardéfaut" style:family="text">
      <style:text-properties style:font-weight-complex="bold" style:font-size-complex="12pt" style:language-asian="fr" style:country-asian="FR"/>
    </style:style>
    <style:style style:name="T857" style:parent-style-name="Policepardéfaut" style:family="text">
      <style:text-properties style:font-weight-complex="bold" style:font-size-complex="12pt" style:language-asian="fr" style:country-asian="FR"/>
    </style:style>
    <style:style style:name="T858" style:parent-style-name="Policepardéfaut" style:family="text">
      <style:text-properties style:font-weight-complex="bold" style:font-size-complex="12pt" style:language-asian="fr" style:country-asian="FR"/>
    </style:style>
    <style:style style:name="T859" style:parent-style-name="Policepardéfaut" style:family="text">
      <style:text-properties fo:font-style="italic" style:font-style-asian="italic" style:font-style-complex="italic"/>
    </style:style>
    <style:style style:name="T860" style:parent-style-name="Policepardéfaut" style:family="text">
      <style:text-properties style:font-style-complex="italic"/>
    </style:style>
    <style:style style:name="T861" style:parent-style-name="Policepardéfaut" style:family="text">
      <style:text-properties style:font-style-complex="italic"/>
    </style:style>
    <style:style style:name="T862" style:parent-style-name="Policepardéfaut" style:family="text">
      <style:text-properties fo:font-style="italic" style:font-style-asian="italic" style:font-style-complex="italic"/>
    </style:style>
    <style:style style:name="T863" style:parent-style-name="Policepardéfaut" style:family="text">
      <style:text-properties style:font-style-complex="italic"/>
    </style:style>
    <style:style style:name="P864" style:parent-style-name="Corpsdetexte" style:family="paragraph">
      <style:text-properties style:font-weight-complex="bold" style:font-size-complex="12pt" style:language-asian="fr" style:country-asian="FR"/>
    </style:style>
    <style:style style:name="T865" style:parent-style-name="Policepardéfaut" style:family="text">
      <style:text-properties style:font-weight-complex="bold" style:font-size-complex="12pt" style:language-asian="fr" style:country-asian="FR"/>
    </style:style>
    <style:style style:name="T866" style:parent-style-name="Policepardéfaut" style:family="text">
      <style:text-properties style:font-weight-complex="bold" style:font-size-complex="12pt" style:language-asian="fr" style:country-asian="FR"/>
    </style:style>
    <style:style style:name="T867" style:parent-style-name="Policepardéfaut" style:family="text">
      <style:text-properties style:font-weight-complex="bold" style:font-size-complex="12pt" style:language-asian="fr" style:country-asian="FR"/>
    </style:style>
    <style:style style:name="T868" style:parent-style-name="Policepardéfaut" style:family="text">
      <style:text-properties style:font-weight-complex="bold" style:font-size-complex="12pt" style:language-asian="fr" style:country-asian="FR"/>
    </style:style>
    <style:style style:name="T869" style:parent-style-name="Policepardéfaut" style:family="text">
      <style:text-properties style:font-weight-complex="bold" style:font-size-complex="12pt" style:language-asian="fr" style:country-asian="FR"/>
    </style:style>
    <style:style style:name="T870" style:parent-style-name="Policepardéfaut" style:family="text">
      <style:text-properties style:font-weight-complex="bold" style:font-size-complex="12pt" style:language-asian="fr" style:country-asian="FR"/>
    </style:style>
    <style:style style:name="T871" style:parent-style-name="Policepardéfaut" style:family="text">
      <style:text-properties style:font-weight-complex="bold" style:font-size-complex="12pt" style:language-asian="fr" style:country-asian="FR"/>
    </style:style>
    <style:style style:name="T872" style:parent-style-name="Policepardéfaut" style:family="text">
      <style:text-properties style:font-weight-complex="bold" style:font-size-complex="12pt" style:language-asian="fr" style:country-asian="FR"/>
    </style:style>
    <style:style style:name="T873" style:parent-style-name="Policepardéfaut" style:family="text">
      <style:text-properties style:font-weight-complex="bold" style:text-position="super 66.6%" style:font-size-complex="12pt" style:language-asian="fr" style:country-asian="FR"/>
    </style:style>
    <style:style style:name="T874" style:parent-style-name="Policepardéfaut" style:family="text">
      <style:text-properties style:font-weight-complex="bold" style:font-size-complex="12pt" style:language-asian="fr" style:country-asian="FR"/>
    </style:style>
    <style:style style:name="T875" style:parent-style-name="Policepardéfaut" style:family="text">
      <style:text-properties style:font-weight-complex="bold" style:font-size-complex="12pt" style:language-asian="fr" style:country-asian="FR"/>
    </style:style>
    <style:style style:name="T876" style:parent-style-name="Policepardéfaut" style:family="text">
      <style:text-properties style:font-weight-complex="bold" style:text-position="super 66.6%" style:font-size-complex="12pt" style:language-asian="fr" style:country-asian="FR"/>
    </style:style>
    <style:style style:name="T877" style:parent-style-name="Policepardéfaut" style:family="text">
      <style:text-properties style:font-weight-complex="bold" style:font-size-complex="12pt" style:language-asian="fr" style:country-asian="FR"/>
    </style:style>
    <style:style style:name="T878" style:parent-style-name="Policepardéfaut" style:family="text">
      <style:text-properties style:font-weight-complex="bold" style:font-size-complex="12pt" style:language-asian="fr" style:country-asian="FR"/>
    </style:style>
    <style:style style:name="T879" style:parent-style-name="Policepardéfaut" style:family="text">
      <style:text-properties fo:font-variant="small-caps"/>
    </style:style>
    <style:style style:name="T880" style:parent-style-name="Policepardéfaut" style:family="text">
      <style:text-properties style:font-weight-complex="bold" style:font-size-complex="12pt" style:language-asian="fr" style:country-asian="FR"/>
    </style:style>
    <style:style style:name="T881" style:parent-style-name="Policepardéfaut" style:family="text">
      <style:text-properties style:font-weight-complex="bold" style:text-position="super 66.6%" style:font-size-complex="12pt" style:language-asian="fr" style:country-asian="FR"/>
    </style:style>
    <style:style style:name="T882" style:parent-style-name="Policepardéfaut" style:family="text">
      <style:text-properties style:font-weight-complex="bold" style:font-size-complex="12pt" style:language-asian="fr" style:country-asian="FR"/>
    </style:style>
    <style:style style:name="T883" style:parent-style-name="Policepardéfaut" style:family="text">
      <style:text-properties fo:font-style="italic" style:font-style-asian="italic" style:font-style-complex="italic"/>
    </style:style>
    <style:style style:name="T884" style:parent-style-name="Policepardéfaut" style:family="text">
      <style:text-properties style:font-style-complex="italic"/>
    </style:style>
    <style:style style:name="T885" style:parent-style-name="Policepardéfaut" style:family="text">
      <style:text-properties fo:font-style="italic" style:font-style-asian="italic" style:font-style-complex="italic"/>
    </style:style>
    <style:style style:name="T886" style:parent-style-name="Policepardéfaut" style:family="text">
      <style:text-properties style:font-style-complex="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style:font-weight-complex="bold" style:font-size-complex="12pt" style:language-asian="fr" style:country-asian="FR"/>
    </style:style>
    <style:style style:name="T890" style:parent-style-name="Policepardéfaut" style:family="text">
      <style:text-properties style:font-weight-complex="bold" style:font-size-complex="12pt" style:language-asian="fr" style:country-asian="FR"/>
    </style:style>
    <style:style style:name="T891" style:parent-style-name="Policepardéfaut" style:family="text">
      <style:text-properties style:font-weight-complex="bold" style:font-size-complex="12pt" style:language-asian="fr" style:country-asian="FR"/>
    </style:style>
    <style:style style:name="T892" style:parent-style-name="Policepardéfaut" style:family="text">
      <style:text-properties style:font-weight-complex="bold" style:font-size-complex="12pt" style:language-asian="fr" style:country-asian="FR"/>
    </style:style>
    <style:style style:name="T893" style:parent-style-name="Policepardéfaut" style:family="text">
      <style:text-properties style:font-weight-complex="bold" style:font-size-complex="12pt" style:language-asian="fr" style:country-asian="FR"/>
    </style:style>
    <style:style style:name="T894" style:parent-style-name="Policepardéfaut" style:family="text">
      <style:text-properties style:font-weight-complex="bold" style:font-size-complex="12pt" style:language-asian="fr" style:country-asian="FR"/>
    </style:style>
    <style:style style:name="T895" style:parent-style-name="Appelnotedebasdep." style:family="text">
      <style:text-properties style:font-weight-complex="bold" style:font-size-complex="12pt" style:language-asian="fr" style:country-asian="FR"/>
    </style:style>
    <style:style style:name="T896" style:parent-style-name="Policepardéfaut" style:family="text">
      <style:text-properties style:font-size-complex="12pt" style:language-asian="fr" style:country-asian="FR"/>
    </style:style>
    <style:style style:name="T897" style:parent-style-name="Policepardéfaut" style:family="text">
      <style:text-properties style:font-weight-complex="bold" style:font-size-complex="12pt" style:language-asian="fr" style:country-asian="FR"/>
    </style:style>
    <style:style style:name="T898" style:parent-style-name="Policepardéfaut" style:family="text">
      <style:text-properties style:font-size-complex="12pt" style:language-asian="fr" style:country-asian="FR"/>
    </style:style>
    <style:style style:name="T899" style:parent-style-name="Policepardéfaut" style:family="text">
      <style:text-properties style:font-size-complex="12pt" style:language-asian="fr" style:country-asian="FR"/>
    </style:style>
    <style:style style:name="T900" style:parent-style-name="Policepardéfaut" style:family="text">
      <style:text-properties style:font-weight-complex="bold" style:font-size-complex="12pt" style:language-asian="fr" style:country-asian="FR"/>
    </style:style>
    <style:style style:name="T901" style:parent-style-name="Policepardéfaut" style:family="text">
      <style:text-properties style:font-weight-complex="bold" style:font-size-complex="12pt" style:language-asian="fr" style:country-asian="FR"/>
    </style:style>
    <style:style style:name="T902" style:parent-style-name="Policepardéfaut" style:family="text">
      <style:text-properties style:font-size-complex="12pt" style:language-asian="fr" style:country-asian="FR"/>
    </style:style>
    <style:style style:name="T903" style:parent-style-name="Policepardéfaut" style:family="text">
      <style:text-properties style:font-weight-complex="bold" style:font-size-complex="12pt" style:language-asian="fr" style:country-asian="FR"/>
    </style:style>
    <style:style style:name="T904" style:parent-style-name="Policepardéfaut" style:family="text">
      <style:text-properties style:font-weight-complex="bold" style:font-size-complex="12pt" style:language-asian="fr" style:country-asian="FR"/>
    </style:style>
    <style:style style:name="T905" style:parent-style-name="Policepardéfaut" style:family="text">
      <style:text-properties style:font-weight-complex="bold" style:font-size-complex="12pt" style:language-asian="fr" style:country-asian="FR"/>
    </style:style>
    <style:style style:name="T906" style:parent-style-name="Policepardéfaut" style:family="text">
      <style:text-properties style:font-weight-complex="bold" style:font-size-complex="12pt" style:language-asian="fr" style:country-asian="FR"/>
    </style:style>
    <style:style style:name="T907" style:parent-style-name="Policepardéfaut" style:family="text">
      <style:text-properties style:font-weight-complex="bold" style:font-size-complex="12pt" style:language-asian="fr" style:country-asian="FR"/>
    </style:style>
    <style:style style:name="T908" style:parent-style-name="Policepardéfaut" style:family="text">
      <style:text-properties style:font-weight-complex="bold" style:font-size-complex="12pt" style:language-asian="fr" style:country-asian="FR"/>
    </style:style>
    <style:style style:name="T909" style:parent-style-name="Policepardéfaut" style:family="text">
      <style:text-properties style:font-size-complex="12pt" style:language-asian="fr" style:country-asian="FR"/>
    </style:style>
    <style:style style:name="T910" style:parent-style-name="Policepardéfaut" style:family="text">
      <style:text-properties style:font-weight-complex="bold" style:font-size-complex="12pt" style:language-asian="fr" style:country-asian="FR"/>
    </style:style>
    <style:style style:name="T911" style:parent-style-name="Policepardéfaut" style:family="text">
      <style:text-properties style:font-weight-complex="bold" style:font-size-complex="12pt" style:language-asian="fr" style:country-asian="FR"/>
    </style:style>
    <style:style style:name="T912" style:parent-style-name="Policepardéfaut" style:family="text">
      <style:text-properties style:font-weight-complex="bold" style:font-size-complex="12pt" style:language-asian="fr" style:country-asian="FR"/>
    </style:style>
    <style:style style:name="T913" style:parent-style-name="Policepardéfaut" style:family="text">
      <style:text-properties style:font-weight-complex="bold" style:font-size-complex="12pt" style:language-asian="fr" style:country-asian="FR"/>
    </style:style>
    <style:style style:name="T914" style:parent-style-name="Policepardéfaut" style:family="text">
      <style:text-properties style:font-weight-complex="bold" style:font-size-complex="12pt" style:language-asian="fr" style:country-asian="FR"/>
    </style:style>
    <style:style style:name="P915" style:parent-style-name="Corpsdetexte" style:family="paragraph">
      <style:text-properties style:font-weight-complex="bold" style:font-size-complex="12pt" style:language-asian="fr" style:country-asian="FR"/>
    </style:style>
    <style:style style:name="T916" style:parent-style-name="Policepardéfaut" style:family="text">
      <style:text-properties style:language-asian="fr" style:country-asian="FR"/>
    </style:style>
    <style:style style:name="T917" style:parent-style-name="Policepardéfaut" style:family="text">
      <style:text-properties style:language-asian="fr" style:country-asian="FR"/>
    </style:style>
    <style:style style:name="T918" style:parent-style-name="Appelnotedebasdep." style:family="text">
      <style:text-properties style:language-asian="fr" style:country-asian="FR"/>
    </style:style>
    <style:style style:name="T919" style:parent-style-name="Policepardéfaut" style:family="text">
      <style:text-properties style:language-asian="fr" style:country-asian="FR"/>
    </style:style>
    <style:style style:name="T920" style:parent-style-name="Policepardéfaut" style:family="text">
      <style:text-properties style:font-size-complex="12pt" style:language-asian="fr" style:country-asian="FR"/>
    </style:style>
    <style:style style:name="T921" style:parent-style-name="Policepardéfaut" style:family="text">
      <style:text-properties style:font-weight-complex="bold" style:font-size-complex="12pt" style:language-asian="fr" style:country-asian="FR"/>
    </style:style>
    <style:style style:name="T922" style:parent-style-name="Policepardéfaut" style:family="text">
      <style:text-properties style:font-weight-complex="bold" style:font-size-complex="12pt" style:language-asian="fr" style:country-asian="FR"/>
    </style:style>
    <style:style style:name="T923" style:parent-style-name="Policepardéfaut" style:family="text">
      <style:text-properties style:font-weight-complex="bold" style:font-size-complex="12pt" style:language-asian="fr" style:country-asian="FR"/>
    </style:style>
    <style:style style:name="T924" style:parent-style-name="Appelnotedebasdep." style:family="text">
      <style:text-properties style:font-weight-complex="bold" style:font-size-complex="12pt" style:language-asian="fr" style:country-asian="FR"/>
    </style:style>
    <style:style style:name="T925" style:parent-style-name="Policepardéfaut" style:family="text">
      <style:text-properties style:font-weight-complex="bold" style:font-size-complex="12pt" style:language-asian="fr" style:country-asian="FR"/>
    </style:style>
    <style:style style:name="T926" style:parent-style-name="Policepardéfaut" style:family="text">
      <style:text-properties style:font-weight-complex="bold" style:font-size-complex="12pt" style:language-asian="fr" style:country-asian="FR"/>
    </style:style>
    <style:style style:name="T927" style:parent-style-name="Policepardéfaut" style:family="text">
      <style:text-properties style:font-weight-complex="bold" style:font-size-complex="12pt" style:language-asian="fr" style:country-asian="FR"/>
    </style:style>
    <style:style style:name="T928" style:parent-style-name="Policepardéfaut" style:family="text">
      <style:text-properties style:font-weight-complex="bold" style:font-size-complex="12pt" style:language-asian="fr" style:country-asian="FR"/>
    </style:style>
    <style:style style:name="T929" style:parent-style-name="Policepardéfaut" style:family="text">
      <style:text-properties style:font-weight-complex="bold" style:font-size-complex="12pt" style:language-asian="fr" style:country-asian="FR"/>
    </style:style>
    <style:style style:name="T930" style:parent-style-name="Policepardéfaut" style:family="text">
      <style:text-properties style:font-weight-complex="bold" style:font-size-complex="12pt" style:language-asian="fr" style:country-asian="FR"/>
    </style:style>
    <style:style style:name="T931" style:parent-style-name="Policepardéfaut" style:family="text">
      <style:text-properties style:font-weight-complex="bold" style:font-size-complex="12pt" style:language-asian="fr" style:country-asian="FR"/>
    </style:style>
    <style:style style:name="T932" style:parent-style-name="Policepardéfaut" style:family="text">
      <style:text-properties fo:font-style="italic" style:font-style-asian="italic" style:font-style-complex="italic" style:font-size-complex="12pt" style:language-asian="fr" style:country-asian="FR"/>
    </style:style>
    <style:style style:name="T933" style:parent-style-name="Policepardéfaut" style:family="text">
      <style:text-properties style:font-size-complex="12pt" style:language-asian="fr" style:country-asian="FR"/>
    </style:style>
    <style:style style:name="T934" style:parent-style-name="Policepardéfaut" style:family="text">
      <style:text-properties style:font-weight-complex="bold" style:font-size-complex="12pt" style:language-asian="fr" style:country-asian="FR"/>
    </style:style>
    <style:style style:name="T935" style:parent-style-name="Policepardéfaut" style:family="text">
      <style:text-properties fo:font-style="italic" style:font-style-asian="italic" style:font-style-complex="italic" style:font-size-complex="12pt" style:language-asian="fr" style:country-asian="FR"/>
    </style:style>
    <style:style style:name="T936" style:parent-style-name="Policepardéfaut" style:family="text">
      <style:text-properties style:font-size-complex="12pt" style:language-asian="fr" style:country-asian="FR"/>
    </style:style>
    <style:style style:name="T937" style:parent-style-name="Policepardéfaut" style:family="text">
      <style:text-properties style:font-weight-complex="bold" style:font-size-complex="12pt" style:language-asian="fr" style:country-asian="FR"/>
    </style:style>
    <style:style style:name="T938" style:parent-style-name="Policepardéfaut" style:family="text">
      <style:text-properties style:font-weight-complex="bold" style:font-size-complex="12pt" style:language-asian="fr" style:country-asian="FR"/>
    </style:style>
    <style:style style:name="T939" style:parent-style-name="Policepardéfaut" style:family="text">
      <style:text-properties style:font-weight-complex="bold" style:font-size-complex="12pt" style:language-asian="fr" style:country-asian="FR"/>
    </style:style>
    <style:style style:name="T940" style:parent-style-name="Policepardéfaut" style:family="text">
      <style:text-properties style:font-size-complex="12pt" style:language-asian="fr" style:country-asian="FR"/>
    </style:style>
    <style:style style:name="T941" style:parent-style-name="Policepardéfaut" style:family="text">
      <style:text-properties style:font-weight-complex="bold" style:font-size-complex="12pt" style:language-asian="fr" style:country-asian="FR"/>
    </style:style>
    <style:style style:name="T942" style:parent-style-name="Policepardéfaut" style:family="text">
      <style:text-properties style:font-weight-complex="bold" style:font-size-complex="12pt" style:language-asian="fr" style:country-asian="FR"/>
    </style:style>
    <style:style style:name="T943" style:parent-style-name="Policepardéfaut" style:family="text">
      <style:text-properties style:font-weight-complex="bold" style:font-size-complex="12pt" style:language-asian="fr" style:country-asian="FR"/>
    </style:style>
    <style:style style:name="T944" style:parent-style-name="Policepardéfaut" style:family="text">
      <style:text-properties style:font-weight-complex="bold" style:font-size-complex="12pt" style:language-asian="fr" style:country-asian="FR"/>
    </style:style>
    <style:style style:name="T945" style:parent-style-name="Policepardéfaut" style:family="text">
      <style:text-properties style:font-weight-complex="bold" style:font-size-complex="12pt" style:language-asian="fr" style:country-asian="FR"/>
    </style:style>
    <style:style style:name="T946" style:parent-style-name="Policepardéfaut" style:family="text">
      <style:text-properties style:font-weight-complex="bold" style:font-size-complex="12pt" style:language-asian="fr" style:country-asian="FR"/>
    </style:style>
    <style:style style:name="T947" style:parent-style-name="Policepardéfaut" style:family="text">
      <style:text-properties style:font-weight-complex="bold" style:font-size-complex="12pt" style:language-asian="fr" style:country-asian="FR"/>
    </style:style>
    <style:style style:name="T948" style:parent-style-name="Policepardéfaut" style:family="text">
      <style:text-properties style:font-weight-complex="bold" style:font-size-complex="12pt" style:language-asian="fr" style:country-asian="FR"/>
    </style:style>
    <style:style style:name="T949" style:parent-style-name="Policepardéfaut" style:family="text">
      <style:text-properties style:font-weight-complex="bold" style:font-size-complex="12pt" style:language-asian="fr" style:country-asian="FR"/>
    </style:style>
    <style:style style:name="T950" style:parent-style-name="Policepardéfaut" style:family="text">
      <style:text-properties style:font-weight-complex="bold" style:font-size-complex="12pt" style:language-asian="fr" style:country-asian="FR"/>
    </style:style>
    <style:style style:name="T951" style:parent-style-name="Policepardéfaut" style:family="text">
      <style:text-properties style:font-weight-complex="bold" style:font-size-complex="12pt" style:language-asian="fr" style:country-asian="FR"/>
    </style:style>
    <style:style style:name="T952" style:parent-style-name="Policepardéfaut" style:family="text">
      <style:text-properties style:font-weight-complex="bold" style:font-size-complex="12pt" style:language-asian="fr" style:country-asian="FR"/>
    </style:style>
    <style:style style:name="T953" style:parent-style-name="Policepardéfaut" style:family="text">
      <style:text-properties style:font-weight-complex="bold" style:font-size-complex="12pt" style:language-asian="fr" style:country-asian="FR"/>
    </style:style>
    <style:style style:name="P954" style:parent-style-name="quote.l" style:family="paragraph">
      <style:text-properties style:language-asian="fr" style:country-asian="FR"/>
    </style:style>
    <style:style style:name="P955" style:parent-style-name="quote.l" style:family="paragraph">
      <style:text-properties style:language-asian="fr" style:country-asian="FR"/>
    </style:style>
    <style:style style:name="T956" style:parent-style-name="Policepardéfaut" style:family="text">
      <style:text-properties style:font-weight-complex="bold" style:font-size-complex="12pt" style:language-asian="fr" style:country-asian="FR"/>
    </style:style>
    <style:style style:name="T957" style:parent-style-name="Policepardéfaut" style:family="text">
      <style:text-properties style:font-weight-complex="bold" style:font-size-complex="12pt" style:language-asian="fr" style:country-asian="FR"/>
    </style:style>
    <style:style style:name="T958" style:parent-style-name="Policepardéfaut" style:family="text">
      <style:text-properties style:font-weight-complex="bold" style:font-size-complex="12pt" style:language-asian="fr" style:country-asian="FR"/>
    </style:style>
    <style:style style:name="T959" style:parent-style-name="Policepardéfaut" style:family="text">
      <style:text-properties style:font-weight-complex="bold" style:font-size-complex="12pt" style:language-asian="fr" style:country-asian="FR"/>
    </style:style>
    <style:style style:name="T960" style:parent-style-name="Policepardéfaut" style:family="text">
      <style:text-properties style:font-weight-complex="bold" style:font-size-complex="12pt" style:language-asian="fr" style:country-asian="FR"/>
    </style:style>
    <style:style style:name="T961" style:parent-style-name="Policepardéfaut" style:family="text">
      <style:text-properties style:font-weight-complex="bold" style:font-size-complex="12pt" style:language-asian="fr" style:country-asian="FR"/>
    </style:style>
    <style:style style:name="T962" style:parent-style-name="Policepardéfaut" style:family="text">
      <style:text-properties style:font-weight-complex="bold" style:font-size-complex="12pt" style:language-asian="fr" style:country-asian="FR"/>
    </style:style>
    <style:style style:name="T963" style:parent-style-name="Policepardéfaut" style:family="text">
      <style:text-properties style:font-weight-complex="bold" style:font-size-complex="12pt" style:language-asian="fr" style:country-asian="FR"/>
    </style:style>
    <style:style style:name="T964" style:parent-style-name="Policepardéfaut" style:family="text">
      <style:text-properties style:font-weight-complex="bold" style:font-size-complex="12pt" style:language-asian="fr" style:country-asian="FR"/>
    </style:style>
    <style:style style:name="T965" style:parent-style-name="Policepardéfaut" style:family="text">
      <style:text-properties style:font-weight-complex="bold" style:font-size-complex="12pt" style:language-asian="fr" style:country-asian="FR"/>
    </style:style>
    <style:style style:name="T966" style:parent-style-name="Policepardéfaut" style:family="text">
      <style:text-properties style:font-weight-complex="bold" style:font-size-complex="12pt" style:language-asian="fr" style:country-asian="FR"/>
    </style:style>
    <style:style style:name="T967" style:parent-style-name="Policepardéfaut" style:family="text">
      <style:text-properties style:font-weight-complex="bold" style:font-size-complex="12pt" style:language-asian="fr" style:country-asian="FR"/>
    </style:style>
    <style:style style:name="T968" style:parent-style-name="Policepardéfaut" style:family="text">
      <style:text-properties style:font-weight-complex="bold" style:font-size-complex="12pt" style:language-asian="fr" style:country-asian="FR"/>
    </style:style>
    <style:style style:name="T969" style:parent-style-name="Policepardéfaut" style:family="text">
      <style:text-properties style:font-weight-complex="bold" style:font-size-complex="12pt" style:language-asian="fr" style:country-asian="FR"/>
    </style:style>
    <style:style style:name="T970" style:parent-style-name="Policepardéfaut" style:family="text">
      <style:text-properties style:font-weight-complex="bold" style:font-size-complex="12pt" style:language-asian="fr" style:country-asian="FR"/>
    </style:style>
    <style:style style:name="T971" style:parent-style-name="Policepardéfaut" style:family="text">
      <style:text-properties fo:font-style="italic" style:font-style-asian="italic" style:font-style-complex="italic" style:font-size-complex="12pt" style:language-asian="fr" style:country-asian="FR"/>
    </style:style>
    <style:style style:name="T972" style:parent-style-name="Policepardéfaut" style:family="text">
      <style:text-properties style:font-weight-complex="bold" style:font-size-complex="12pt" style:language-asian="fr" style:country-asian="FR"/>
    </style:style>
    <style:style style:name="T973" style:parent-style-name="Policepardéfaut" style:family="text">
      <style:text-properties style:font-weight-complex="bold" style:font-size-complex="12pt" style:language-asian="fr" style:country-asian="FR"/>
    </style:style>
    <style:style style:name="T974" style:parent-style-name="Policepardéfaut" style:family="text">
      <style:text-properties style:font-weight-complex="bold" style:font-size-complex="12pt" style:language-asian="fr" style:country-asian="FR"/>
    </style:style>
    <style:style style:name="T975" style:parent-style-name="Policepardéfaut" style:family="text">
      <style:text-properties style:font-weight-complex="bold" style:font-size-complex="12pt" style:language-asian="fr" style:country-asian="FR"/>
    </style:style>
    <style:style style:name="T976" style:parent-style-name="Policepardéfaut" style:family="text">
      <style:text-properties style:font-weight-complex="bold" style:font-size-complex="12pt" style:language-asian="fr" style:country-asian="FR"/>
    </style:style>
    <style:style style:name="T977" style:parent-style-name="Policepardéfaut" style:family="text">
      <style:text-properties style:font-weight-complex="bold" style:font-size-complex="12pt" style:language-asian="fr" style:country-asian="FR"/>
    </style:style>
    <style:style style:name="T978" style:parent-style-name="Policepardéfaut" style:family="text">
      <style:text-properties style:font-weight-complex="bold" style:font-size-complex="12pt" style:language-asian="fr" style:country-asian="FR"/>
    </style:style>
    <style:style style:name="T979" style:parent-style-name="Policepardéfaut" style:family="text">
      <style:text-properties style:font-weight-complex="bold" style:font-size-complex="12pt" style:language-asian="fr" style:country-asian="FR"/>
    </style:style>
    <style:style style:name="T980" style:parent-style-name="Policepardéfaut" style:family="text">
      <style:text-properties style:font-weight-complex="bold" style:font-size-complex="12pt" style:language-asian="fr" style:country-asian="FR"/>
    </style:style>
    <style:style style:name="T981" style:parent-style-name="Policepardéfaut" style:family="text">
      <style:text-properties style:font-weight-complex="bold" style:font-size-complex="12pt" style:language-asian="fr" style:country-asian="FR"/>
    </style:style>
    <style:style style:name="T982" style:parent-style-name="Policepardéfaut" style:family="text">
      <style:text-properties style:font-weight-complex="bold" style:font-size-complex="12pt" style:language-asian="fr" style:country-asian="FR"/>
    </style:style>
    <style:style style:name="T983" style:parent-style-name="Policepardéfaut" style:family="text">
      <style:text-properties style:font-weight-complex="bold" style:font-size-complex="12pt" style:language-asian="fr" style:country-asian="FR"/>
    </style:style>
    <style:style style:name="T984" style:parent-style-name="Policepardéfaut" style:family="text">
      <style:text-properties style:font-weight-complex="bold" style:font-size-complex="12pt" style:language-asian="fr" style:country-asian="FR"/>
    </style:style>
    <style:style style:name="T985" style:parent-style-name="Policepardéfaut" style:family="text">
      <style:text-properties style:font-weight-complex="bold" style:font-size-complex="12pt" style:language-asian="fr" style:country-asian="FR"/>
    </style:style>
    <style:style style:name="T986" style:parent-style-name="Policepardéfaut" style:family="text">
      <style:text-properties style:font-weight-complex="bold" style:font-size-complex="12pt" style:language-asian="fr" style:country-asian="FR"/>
    </style:style>
    <style:style style:name="T987" style:parent-style-name="Policepardéfaut" style:family="text">
      <style:text-properties style:font-weight-complex="bold" style:font-size-complex="12pt" style:language-asian="fr" style:country-asian="FR"/>
    </style:style>
    <style:style style:name="T988" style:parent-style-name="Policepardéfaut" style:family="text">
      <style:text-properties style:font-weight-complex="bold" style:font-size-complex="12pt" style:language-asian="fr" style:country-asian="FR"/>
    </style:style>
    <style:style style:name="T989" style:parent-style-name="Policepardéfaut" style:family="text">
      <style:text-properties style:font-weight-complex="bold" style:font-size-complex="12pt" style:language-asian="fr" style:country-asian="FR"/>
    </style:style>
    <style:style style:name="T990" style:parent-style-name="Policepardéfaut" style:family="text">
      <style:text-properties style:language-asian="fr" style:country-asian="FR"/>
    </style:style>
    <style:style style:name="T991" style:parent-style-name="Policepardéfaut" style:family="text">
      <style:text-properties style:font-weight-complex="bold" style:font-size-complex="12pt" style:language-asian="fr" style:country-asian="FR"/>
    </style:style>
    <style:style style:name="T992" style:parent-style-name="Policepardéfaut" style:family="text">
      <style:text-properties style:language-asian="fr" style:country-asian="FR"/>
    </style:style>
    <style:style style:name="T993" style:parent-style-name="Policepardéfaut" style:family="text">
      <style:text-properties style:font-weight-complex="bold" style:font-size-complex="12pt" style:language-asian="fr" style:country-asian="FR"/>
    </style:style>
    <style:style style:name="T994" style:parent-style-name="Policepardéfaut" style:family="text">
      <style:text-properties style:font-weight-complex="bold" style:font-size-complex="12pt" style:language-asian="fr" style:country-asian="FR"/>
    </style:style>
    <style:style style:name="T995" style:parent-style-name="Policepardéfaut" style:family="text">
      <style:text-properties style:font-weight-complex="bold" style:font-size-complex="12pt" style:language-asian="fr" style:country-asian="FR"/>
    </style:style>
    <style:style style:name="T996" style:parent-style-name="Policepardéfaut" style:family="text">
      <style:text-properties style:font-weight-complex="bold" style:font-size-complex="12pt" style:language-asian="fr" style:country-asian="FR"/>
    </style:style>
    <style:style style:name="T997" style:parent-style-name="Policepardéfaut" style:family="text">
      <style:text-properties style:font-weight-complex="bold" style:font-size-complex="12pt" style:language-asian="fr" style:country-asian="FR"/>
    </style:style>
    <style:style style:name="T998" style:parent-style-name="Policepardéfaut" style:family="text">
      <style:text-properties style:font-size-complex="12pt" style:language-asian="fr" style:country-asian="FR"/>
    </style:style>
    <style:style style:name="T999" style:parent-style-name="Policepardéfaut" style:family="text">
      <style:text-properties style:font-weight-complex="bold" style:font-size-complex="12pt" style:language-asian="fr" style:country-asian="FR"/>
    </style:style>
    <style:style style:name="T1000" style:parent-style-name="Appelnotedebasdep." style:family="text">
      <style:text-properties style:font-weight-complex="bold" style:font-size-complex="12pt" style:language-asian="fr" style:country-asian="FR"/>
    </style:style>
    <style:style style:name="T1001" style:parent-style-name="Policepardéfaut" style:family="text">
      <style:text-properties style:font-weight-complex="bold" style:font-size-complex="12pt" style:language-asian="fr" style:country-asian="FR"/>
    </style:style>
    <style:style style:name="T1002" style:parent-style-name="Policepardéfaut" style:family="text">
      <style:text-properties style:font-weight-complex="bold" style:font-size-complex="12pt" style:language-asian="fr" style:country-asian="FR"/>
    </style:style>
    <style:style style:name="T1003" style:parent-style-name="Policepardéfaut" style:family="text">
      <style:text-properties style:font-weight-complex="bold" style:font-size-complex="12pt" style:language-asian="fr" style:country-asian="FR"/>
    </style:style>
    <style:style style:name="T1004" style:parent-style-name="Policepardéfaut" style:family="text">
      <style:text-properties style:font-weight-complex="bold" style:font-size-complex="12pt" style:language-asian="fr" style:country-asian="FR"/>
    </style:style>
    <style:style style:name="T1005" style:parent-style-name="Policepardéfaut" style:family="text">
      <style:text-properties style:font-style-complex="italic" style:font-size-complex="12pt" style:language-asian="fr" style:country-asian="FR"/>
    </style:style>
    <style:style style:name="T1006" style:parent-style-name="Policepardéfaut" style:family="text">
      <style:text-properties style:font-size-complex="12pt" style:language-asian="fr" style:country-asian="FR"/>
    </style:style>
    <style:style style:name="T1007" style:parent-style-name="Policepardéfaut" style:family="text">
      <style:text-properties style:font-weight-complex="bold" style:font-size-complex="12pt" style:language-asian="fr" style:country-asian="FR"/>
    </style:style>
    <style:style style:name="T1008" style:parent-style-name="Policepardéfaut" style:family="text">
      <style:text-properties style:font-weight-complex="bold" style:font-size-complex="12pt" style:language-asian="fr" style:country-asian="FR"/>
    </style:style>
    <style:style style:name="T1009" style:parent-style-name="Policepardéfaut" style:family="text">
      <style:text-properties style:font-weight-complex="bold" style:font-size-complex="12pt" style:language-asian="fr" style:country-asian="FR"/>
    </style:style>
    <style:style style:name="T1010" style:parent-style-name="Policepardéfaut" style:family="text">
      <style:text-properties style:font-weight-complex="bold" style:font-size-complex="12pt" style:language-asian="fr" style:country-asian="FR"/>
    </style:style>
    <style:style style:name="T1011" style:parent-style-name="Policepardéfaut" style:family="text">
      <style:text-properties style:font-weight-complex="bold" style:font-size-complex="12pt" style:language-asian="fr" style:country-asian="FR"/>
    </style:style>
    <style:style style:name="T1012" style:parent-style-name="Policepardéfaut" style:family="text">
      <style:text-properties style:font-weight-complex="bold" style:font-size-complex="12pt" style:language-asian="fr" style:country-asian="FR"/>
    </style:style>
    <style:style style:name="T1013" style:parent-style-name="Policepardéfaut" style:family="text">
      <style:text-properties style:font-weight-complex="bold" style:font-size-complex="12pt" style:language-asian="fr" style:country-asian="FR"/>
    </style:style>
    <style:style style:name="T1014" style:parent-style-name="Policepardéfaut" style:family="text">
      <style:text-properties style:font-weight-complex="bold" style:font-size-complex="12pt" style:language-asian="fr" style:country-asian="FR"/>
    </style:style>
    <style:style style:name="T1015" style:parent-style-name="Policepardéfaut" style:family="text">
      <style:text-properties style:font-weight-complex="bold" style:font-size-complex="12pt" style:language-asian="fr" style:country-asian="FR"/>
    </style:style>
    <style:style style:name="T1016" style:parent-style-name="Policepardéfaut" style:family="text">
      <style:text-properties style:font-size-complex="12pt" style:language-asian="fr" style:country-asian="FR"/>
    </style:style>
    <style:style style:name="T1017" style:parent-style-name="Policepardéfaut" style:family="text">
      <style:text-properties style:font-weight-complex="bold" style:font-size-complex="12pt" style:language-asian="fr" style:country-asian="FR"/>
    </style:style>
    <style:style style:name="T1018" style:parent-style-name="Policepardéfaut" style:family="text">
      <style:text-properties style:language-asian="fr" style:country-asian="FR"/>
    </style:style>
    <style:style style:name="T1019" style:parent-style-name="Policepardéfaut" style:family="text">
      <style:text-properties fo:font-style="normal" style:font-style-asian="normal" fo:font-variant="small-caps" style:language-asian="fr" style:country-asian="FR"/>
    </style:style>
    <style:style style:name="T1020" style:parent-style-name="Policepardéfaut" style:family="text">
      <style:text-properties style:language-asian="fr" style:country-asian="FR"/>
    </style:style>
    <style:style style:name="T1021" style:parent-style-name="Policepardéfaut" style:family="text">
      <style:text-properties style:font-weight-complex="bold" style:font-size-complex="12pt" style:language-asian="fr" style:country-asian="FR"/>
    </style:style>
    <style:style style:name="T1022" style:parent-style-name="Policepardéfaut" style:family="text">
      <style:text-properties style:font-weight-complex="bold" style:font-size-complex="12pt" style:language-asian="fr" style:country-asian="FR"/>
    </style:style>
    <style:style style:name="T1023" style:parent-style-name="Policepardéfaut" style:family="text">
      <style:text-properties style:font-weight-complex="bold" style:font-size-complex="12pt" style:language-asian="fr" style:country-asian="FR"/>
    </style:style>
    <style:style style:name="T1024" style:parent-style-name="Policepardéfaut" style:family="text">
      <style:text-properties style:font-weight-complex="bold" style:font-size-complex="12pt" style:language-asian="fr" style:country-asian="FR"/>
    </style:style>
    <style:style style:name="T1025" style:parent-style-name="Policepardéfaut" style:family="text">
      <style:text-properties style:font-weight-complex="bold" style:font-size-complex="12pt" style:language-asian="fr" style:country-asian="FR"/>
    </style:style>
    <style:style style:name="T1026" style:parent-style-name="Policepardéfaut" style:family="text">
      <style:text-properties fo:font-style="italic" style:font-style-asian="italic"/>
    </style:style>
    <style:style style:name="T1027" style:parent-style-name="Policepardéfaut" style:family="text">
      <style:text-properties style:text-position="super 66.6%"/>
    </style:style>
    <style:style style:name="T1028" style:parent-style-name="Policepardéfaut" style:family="text">
      <style:text-properties style:text-position="super 66.6%"/>
    </style:style>
    <style:style style:name="T1029" style:parent-style-name="Policepardéfaut" style:family="text">
      <style:text-properties fo:font-style="normal" style:font-style-asian="normal" fo:font-variant="small-caps"/>
    </style:style>
    <style:style style:name="T1030" style:parent-style-name="Policepardéfaut" style:family="text">
      <style:text-properties fo:font-style="normal" style:font-style-asian="normal" fo:font-variant="small-caps"/>
    </style:style>
    <style:style style:name="T1031" style:parent-style-name="Policepardéfaut" style:family="text">
      <style:text-properties fo:font-style="normal" style:font-style-asian="normal" fo:font-variant="small-caps"/>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Policepardéfaut" style:family="text">
      <style:text-properties fo:font-style="italic" style:font-style-asian="italic"/>
    </style:style>
    <style:style style:name="T1037" style:parent-style-name="Policepardéfaut" style:family="text">
      <style:text-properties style:font-weight-complex="bold" style:font-size-complex="12pt" style:language-asian="fr" style:country-asian="FR"/>
    </style:style>
    <style:style style:name="T1038" style:parent-style-name="Policepardéfaut" style:family="text">
      <style:text-properties style:font-weight-complex="bold" style:font-size-complex="12pt" style:language-asian="fr" style:country-asian="FR"/>
    </style:style>
    <style:style style:name="T1039" style:parent-style-name="Policepardéfaut" style:family="text">
      <style:text-properties style:font-size-complex="12pt" style:language-asian="fr" style:country-asian="FR"/>
    </style:style>
    <style:style style:name="T1040" style:parent-style-name="Policepardéfaut" style:family="text">
      <style:text-properties style:font-weight-complex="bold" style:font-size-complex="12pt" style:language-asian="fr" style:country-asian="FR"/>
    </style:style>
    <style:style style:name="T1041" style:parent-style-name="Policepardéfaut" style:family="text">
      <style:text-properties fo:font-style="italic" style:font-style-asian="italic" style:font-style-complex="italic" style:font-size-complex="12pt" style:language-asian="fr" style:country-asian="FR"/>
    </style:style>
    <style:style style:name="T1042" style:parent-style-name="Policepardéfaut" style:family="text">
      <style:text-properties fo:font-style="italic" style:font-style-asian="italic" style:font-style-complex="italic" style:font-size-complex="12pt" style:language-asian="fr" style:country-asian="FR"/>
    </style:style>
    <style:style style:name="T1043" style:parent-style-name="Policepardéfaut" style:family="text">
      <style:text-properties style:font-style-complex="italic" style:font-size-complex="12pt" style:language-asian="fr" style:country-asian="FR"/>
    </style:style>
    <style:style style:name="T1044" style:parent-style-name="Policepardéfaut" style:family="text">
      <style:text-properties style:font-weight-complex="bold" style:font-size-complex="12pt" style:language-asian="fr" style:country-asian="FR"/>
    </style:style>
    <style:style style:name="T1045" style:parent-style-name="Policepardéfaut" style:family="text">
      <style:text-properties style:font-weight-complex="bold" style:font-size-complex="12pt" style:language-asian="fr" style:country-asian="FR"/>
    </style:style>
    <style:style style:name="T1046" style:parent-style-name="Policepardéfaut" style:family="text">
      <style:text-properties style:font-weight-complex="bold" style:text-position="super 66.6%" style:font-size-complex="12pt" style:language-asian="fr" style:country-asian="FR"/>
    </style:style>
    <style:style style:name="T1047" style:parent-style-name="Policepardéfaut" style:family="text">
      <style:text-properties style:font-weight-complex="bold" style:font-size-complex="12pt" style:language-asian="fr" style:country-asian="FR"/>
    </style:style>
    <style:style style:name="T1048" style:parent-style-name="Policepardéfaut" style:family="text">
      <style:text-properties style:font-weight-complex="bold" style:font-size-complex="12pt" style:language-asian="fr" style:country-asian="FR"/>
    </style:style>
    <style:style style:name="T1049" style:parent-style-name="Policepardéfaut" style:family="text">
      <style:text-properties style:font-weight-complex="bold" style:font-size-complex="12pt" style:language-asian="fr" style:country-asian="FR"/>
    </style:style>
    <style:style style:name="T1050" style:parent-style-name="Policepardéfaut" style:family="text">
      <style:text-properties style:font-weight-complex="bold" style:font-size-complex="12pt" style:language-asian="fr" style:country-asian="FR"/>
    </style:style>
    <style:style style:name="T1051" style:parent-style-name="Appelnotedebasdep." style:family="text">
      <style:text-properties style:font-weight-complex="bold" style:font-size-complex="12pt" style:language-asian="fr" style:country-asian="FR"/>
    </style:style>
    <style:style style:name="T1052" style:parent-style-name="Policepardéfaut" style:family="text">
      <style:text-properties style:font-weight-complex="bold" style:font-size-complex="12pt" style:language-asian="fr" style:country-asian="FR"/>
    </style:style>
    <style:style style:name="T1053" style:parent-style-name="Policepardéfaut" style:family="text">
      <style:text-properties style:font-weight-complex="bold" style:text-position="super 66.6%" style:font-size-complex="12pt" style:language-asian="fr" style:country-asian="FR"/>
    </style:style>
    <style:style style:name="T1054" style:parent-style-name="Policepardéfaut" style:family="text">
      <style:text-properties style:font-weight-complex="bold" style:font-size-complex="12pt" style:language-asian="fr" style:country-asian="FR"/>
    </style:style>
    <style:style style:name="T1055" style:parent-style-name="Policepardéfaut" style:family="text">
      <style:text-properties style:font-weight-complex="bold" style:font-size-complex="12pt" style:language-asian="fr" style:country-asian="FR"/>
    </style:style>
    <style:style style:name="T1056" style:parent-style-name="Policepardéfaut" style:family="text">
      <style:text-properties style:font-weight-complex="bold" style:font-size-complex="12pt" style:language-asian="fr" style:country-asian="FR"/>
    </style:style>
    <style:style style:name="T1057" style:parent-style-name="Policepardéfaut" style:family="text">
      <style:text-properties style:font-weight-complex="bold" style:font-size-complex="12pt" style:language-asian="fr" style:country-asian="FR"/>
    </style:style>
    <style:style style:name="T1058" style:parent-style-name="Policepardéfaut" style:family="text">
      <style:text-properties style:font-weight-complex="bold" style:font-size-complex="12pt" style:language-asian="fr" style:country-asian="FR"/>
    </style:style>
    <style:style style:name="T1059" style:parent-style-name="Policepardéfaut" style:family="text">
      <style:text-properties style:font-weight-complex="bold" style:font-size-complex="12pt" style:language-asian="fr" style:country-asian="FR"/>
    </style:style>
    <style:style style:name="T1060" style:parent-style-name="Policepardéfaut" style:family="text">
      <style:text-properties style:font-size-complex="12pt" style:language-asian="fr" style:country-asian="FR"/>
    </style:style>
    <style:style style:name="T1061" style:parent-style-name="Policepardéfaut" style:family="text">
      <style:text-properties style:font-weight-complex="bold" style:font-size-complex="12pt" style:language-asian="fr" style:country-asian="FR"/>
    </style:style>
    <style:style style:name="T1062" style:parent-style-name="Policepardéfaut" style:family="text">
      <style:text-properties style:font-weight-complex="bold" style:font-size-complex="12pt" style:language-asian="fr" style:country-asian="FR"/>
    </style:style>
    <style:style style:name="T1063" style:parent-style-name="Policepardéfaut" style:family="text">
      <style:text-properties style:font-weight-complex="bold" style:font-size-complex="12pt" style:language-asian="fr" style:country-asian="FR"/>
    </style:style>
    <style:style style:name="T1064" style:parent-style-name="Policepardéfaut" style:family="text">
      <style:text-properties style:font-size-complex="12pt" style:language-asian="fr" style:country-asian="FR"/>
    </style:style>
    <style:style style:name="T1065" style:parent-style-name="Policepardéfaut" style:family="text">
      <style:text-properties style:font-weight-complex="bold" style:font-size-complex="12pt" style:language-asian="fr" style:country-asian="FR"/>
    </style:style>
    <style:style style:name="T1066" style:parent-style-name="Policepardéfaut" style:family="text">
      <style:text-properties style:font-style-complex="italic" style:font-size-complex="12pt" style:language-asian="fr" style:country-asian="FR"/>
    </style:style>
    <style:style style:name="T1067" style:parent-style-name="Policepardéfaut" style:family="text">
      <style:text-properties style:font-weight-complex="bold" style:font-size-complex="12pt" style:language-asian="fr" style:country-asian="FR"/>
    </style:style>
    <style:style style:name="P1068" style:parent-style-name="quote.l" style:family="paragraph">
      <style:text-properties style:language-asian="fr" style:country-asian="FR"/>
    </style:style>
    <style:style style:name="P1069" style:parent-style-name="quote.l" style:family="paragraph">
      <style:text-properties style:language-asian="fr" style:country-asian="FR"/>
    </style:style>
    <style:style style:name="T1070" style:parent-style-name="Policepardéfaut" style:family="text">
      <style:text-properties style:font-weight-complex="bold" style:font-size-complex="12pt" style:language-asian="fr" style:country-asian="FR"/>
    </style:style>
    <style:style style:name="T1071" style:parent-style-name="Policepardéfaut" style:family="text">
      <style:text-properties style:font-weight-complex="bold" style:font-size-complex="12pt" style:language-asian="fr" style:country-asian="FR"/>
    </style:style>
    <style:style style:name="T1072" style:parent-style-name="Policepardéfaut" style:family="text">
      <style:text-properties style:font-size-complex="12pt" style:language-asian="fr" style:country-asian="FR"/>
    </style:style>
    <style:style style:name="T1073" style:parent-style-name="Policepardéfaut" style:family="text">
      <style:text-properties style:font-weight-complex="bold" style:font-size-complex="12pt" style:language-asian="fr" style:country-asian="FR"/>
    </style:style>
    <style:style style:name="T1074" style:parent-style-name="Policepardéfaut" style:family="text">
      <style:text-properties fo:font-style="italic" style:font-style-asian="italic" style:font-style-complex="italic" style:font-size-complex="12pt" style:language-asian="fr" style:country-asian="FR"/>
    </style:style>
    <style:style style:name="T1075" style:parent-style-name="Policepardéfaut" style:family="text">
      <style:text-properties style:font-size-complex="12pt" style:language-asian="fr" style:country-asian="FR"/>
    </style:style>
    <style:style style:name="T1076" style:parent-style-name="Policepardéfaut" style:family="text">
      <style:text-properties style:font-weight-complex="bold" style:font-size-complex="12pt" style:language-asian="fr" style:country-asian="FR"/>
    </style:style>
    <style:style style:name="T1077" style:parent-style-name="Policepardéfaut" style:family="text">
      <style:text-properties style:font-weight-complex="bold" style:font-size-complex="12pt" style:language-asian="fr" style:country-asian="FR"/>
    </style:style>
    <style:style style:name="T1078" style:parent-style-name="Policepardéfaut" style:family="text">
      <style:text-properties style:font-weight-complex="bold" style:font-size-complex="12pt" style:language-asian="fr" style:country-asian="FR"/>
    </style:style>
    <style:style style:name="T1079" style:parent-style-name="Appelnotedebasdep." style:family="text">
      <style:text-properties style:font-weight-complex="bold" style:font-size-complex="12pt" style:language-asian="fr" style:country-asian="FR"/>
    </style:style>
    <style:style style:name="T1080" style:parent-style-name="Policepardéfaut" style:family="text">
      <style:text-properties style:font-weight-complex="bold" style:font-size-complex="12pt" style:language-asian="fr" style:country-asian="FR"/>
    </style:style>
    <style:style style:name="T1081" style:parent-style-name="Policepardéfaut" style:family="text">
      <style:text-properties style:font-style-complex="italic" style:font-size-complex="12pt" style:language-asian="fr" style:country-asian="FR"/>
    </style:style>
    <style:style style:name="T1082" style:parent-style-name="Policepardéfaut" style:family="text">
      <style:text-properties style:font-weight-complex="bold" style:font-size-complex="12pt" style:language-asian="fr" style:country-asian="FR"/>
    </style:style>
    <style:style style:name="T1083" style:parent-style-name="Policepardéfaut" style:family="text">
      <style:text-properties style:font-weight-complex="bold" style:font-size-complex="12pt" style:language-asian="fr" style:country-asian="FR"/>
    </style:style>
    <style:style style:name="T1084" style:parent-style-name="Policepardéfaut" style:family="text">
      <style:text-properties style:font-weight-complex="bold" style:font-size-complex="12pt" style:language-asian="fr" style:country-asian="FR"/>
    </style:style>
    <style:style style:name="T1085" style:parent-style-name="Policepardéfaut" style:family="text">
      <style:text-properties style:font-weight-complex="bold" style:font-size-complex="12pt" style:language-asian="fr" style:country-asian="FR"/>
    </style:style>
    <style:style style:name="T1086" style:parent-style-name="Policepardéfaut" style:family="text">
      <style:text-properties style:font-weight-complex="bold" style:font-size-complex="12pt" style:language-asian="fr" style:country-asian="FR"/>
    </style:style>
    <style:style style:name="T1087" style:parent-style-name="Policepardéfaut" style:family="text">
      <style:text-properties style:font-weight-complex="bold" style:font-size-complex="12pt" style:language-asian="fr" style:country-asian="FR"/>
    </style:style>
    <style:style style:name="T1088" style:parent-style-name="Policepardéfaut" style:family="text">
      <style:text-properties style:font-weight-complex="bold" style:font-size-complex="12pt" style:language-asian="fr" style:country-asian="FR"/>
    </style:style>
    <style:style style:name="T1089" style:parent-style-name="Policepardéfaut" style:family="text">
      <style:text-properties style:font-size-complex="12pt" style:language-asian="fr" style:country-asian="FR"/>
    </style:style>
    <style:style style:name="T1090" style:parent-style-name="Policepardéfaut" style:family="text">
      <style:text-properties style:font-weight-complex="bold" style:font-size-complex="12pt" style:language-asian="fr" style:country-asian="FR"/>
    </style:style>
    <style:style style:name="T1091" style:parent-style-name="Policepardéfaut" style:family="text">
      <style:text-properties style:font-weight-complex="bold" style:font-size-complex="12pt" style:language-asian="fr" style:country-asian="FR"/>
    </style:style>
    <style:style style:name="T1092" style:parent-style-name="Policepardéfaut" style:family="text">
      <style:text-properties style:font-weight-complex="bold" style:font-size-complex="12pt" style:language-asian="fr" style:country-asian="FR"/>
    </style:style>
    <style:style style:name="T1093" style:parent-style-name="Policepardéfaut" style:family="text">
      <style:text-properties style:language-asian="fr" style:country-asian="FR"/>
    </style:style>
    <style:style style:name="P1094" style:parent-style-name="Corpsdetexte" style:family="paragraph">
      <style:text-properties style:language-asian="fr" style:country-asian="FR"/>
    </style:style>
    <style:style style:name="T1095" style:parent-style-name="Policepardéfaut" style:family="text">
      <style:text-properties style:language-asian="fr" style:country-asian="FR"/>
    </style:style>
    <style:style style:name="T1096" style:parent-style-name="Policepardéfaut" style:family="text">
      <style:text-properties fo:font-style="italic" style:font-style-asian="italic" style:language-asian="fr" style:country-asian="FR"/>
    </style:style>
    <style:style style:name="T1097" style:parent-style-name="Policepardéfaut" style:family="text">
      <style:text-properties fo:font-style="italic" style:font-style-asian="italic" style:language-asian="fr" style:country-asian="FR"/>
    </style:style>
    <style:style style:name="T1098" style:parent-style-name="Policepardéfaut" style:family="text">
      <style:text-properties style:language-asian="fr" style:country-asian="FR"/>
    </style:style>
    <style:style style:name="T1099" style:parent-style-name="Policepardéfaut" style:family="text">
      <style:text-properties style:language-asian="fr" style:country-asian="FR"/>
    </style:style>
    <style:style style:name="T1100" style:parent-style-name="Policepardéfaut" style:family="text">
      <style:text-properties style:language-asian="fr" style:country-asian="FR"/>
    </style:style>
    <style:style style:name="T1101" style:parent-style-name="Policepardéfaut" style:family="text">
      <style:text-properties style:font-size-complex="12pt" style:language-asian="fr" style:country-asian="FR"/>
    </style:style>
    <style:style style:name="T1102" style:parent-style-name="Policepardéfaut" style:family="text">
      <style:text-properties style:font-size-complex="12pt" style:language-asian="fr" style:country-asian="FR"/>
    </style:style>
    <style:style style:name="T1103" style:parent-style-name="Policepardéfaut" style:family="text">
      <style:text-properties style:font-size-complex="12pt" style:language-asian="fr" style:country-asian="FR"/>
    </style:style>
    <style:style style:name="T1104" style:parent-style-name="Policepardéfaut" style:family="text">
      <style:text-properties style:font-size-complex="12pt" style:language-asian="fr" style:country-asian="FR"/>
    </style:style>
    <style:style style:name="T1105" style:parent-style-name="Policepardéfaut" style:family="text">
      <style:text-properties style:font-size-complex="12pt" style:language-asian="fr" style:country-asian="FR"/>
    </style:style>
    <style:style style:name="T1106" style:parent-style-name="Policepardéfaut" style:family="text">
      <style:text-properties style:font-size-complex="12pt" style:language-asian="fr" style:country-asian="FR"/>
    </style:style>
    <style:style style:name="T1107" style:parent-style-name="Policepardéfaut" style:family="text">
      <style:text-properties style:font-size-complex="12pt" style:language-asian="fr" style:country-asian="FR"/>
    </style:style>
    <style:style style:name="T1108" style:parent-style-name="Policepardéfaut" style:family="text">
      <style:text-properties style:font-size-complex="12pt" style:language-asian="fr" style:country-asian="FR"/>
    </style:style>
    <style:style style:name="T1109" style:parent-style-name="Policepardéfaut" style:family="text">
      <style:text-properties style:font-size-complex="12pt" style:language-asian="fr" style:country-asian="FR"/>
    </style:style>
    <style:style style:name="T1110" style:parent-style-name="Policepardéfaut" style:family="text">
      <style:text-properties style:font-size-complex="12pt" style:language-asian="fr" style:country-asian="FR"/>
    </style:style>
    <style:style style:name="T1111" style:parent-style-name="Policepardéfaut" style:family="text">
      <style:text-properties style:font-size-complex="12pt" style:language-asian="fr" style:country-asian="FR"/>
    </style:style>
    <style:style style:name="T1112" style:parent-style-name="Policepardéfaut" style:family="text">
      <style:text-properties style:font-size-complex="12pt" style:language-asian="fr" style:country-asian="FR"/>
    </style:style>
    <style:style style:name="T1113" style:parent-style-name="Policepardéfaut" style:family="text">
      <style:text-properties style:font-size-complex="12pt" style:language-asian="fr" style:country-asian="FR"/>
    </style:style>
    <style:style style:name="T1114" style:parent-style-name="Policepardéfaut" style:family="text">
      <style:text-properties style:font-size-complex="12pt" style:language-asian="fr" style:country-asian="FR"/>
    </style:style>
    <style:style style:name="T1115" style:parent-style-name="Policepardéfaut" style:family="text">
      <style:text-properties style:font-size-complex="12pt" style:language-asian="fr" style:country-asian="FR"/>
    </style:style>
    <style:style style:name="T1116" style:parent-style-name="Policepardéfaut" style:family="text">
      <style:text-properties style:font-size-complex="12pt" style:language-asian="fr" style:country-asian="FR"/>
    </style:style>
    <style:style style:name="T1117" style:parent-style-name="Appelnotedebasdep." style:family="text">
      <style:text-properties style:font-size-complex="12pt" style:language-asian="fr" style:country-asian="FR"/>
    </style:style>
    <style:style style:name="T1118" style:parent-style-name="Policepardéfaut" style:family="text">
      <style:text-properties style:font-size-complex="12pt" style:language-asian="fr" style:country-asian="FR"/>
    </style:style>
    <style:style style:name="T1119" style:parent-style-name="Policepardéfaut" style:family="text">
      <style:text-properties style:font-size-complex="12pt" style:language-asian="fr" style:country-asian="FR"/>
    </style:style>
    <style:style style:name="T1120" style:parent-style-name="Policepardéfaut" style:family="text">
      <style:text-properties style:font-size-complex="12pt" style:language-asian="fr" style:country-asian="FR"/>
    </style:style>
    <style:style style:name="T1121" style:parent-style-name="Policepardéfaut" style:family="text">
      <style:text-properties style:font-size-complex="12pt" style:language-asian="fr" style:country-asian="FR"/>
    </style:style>
    <style:style style:name="T1122" style:parent-style-name="Policepardéfaut" style:family="text">
      <style:text-properties style:font-size-complex="12pt" style:language-asian="fr" style:country-asian="FR"/>
    </style:style>
    <style:style style:name="T1123" style:parent-style-name="Policepardéfaut" style:family="text">
      <style:text-properties style:font-size-complex="12pt" style:language-asian="fr" style:country-asian="FR"/>
    </style:style>
    <style:style style:name="T1124" style:parent-style-name="Policepardéfaut" style:family="text">
      <style:text-properties style:font-size-complex="12pt" style:language-asian="fr" style:country-asian="FR"/>
    </style:style>
    <style:style style:name="T1125" style:parent-style-name="Policepardéfaut" style:family="text">
      <style:text-properties style:font-size-complex="12pt" style:language-asian="fr" style:country-asian="FR"/>
    </style:style>
    <style:style style:name="T1126" style:parent-style-name="Policepardéfaut" style:family="text">
      <style:text-properties style:font-size-complex="12pt" style:language-asian="fr" style:country-asian="FR"/>
    </style:style>
    <style:style style:name="T1127" style:parent-style-name="Policepardéfaut" style:family="text">
      <style:text-properties style:font-size-complex="12pt" style:language-asian="fr" style:country-asian="FR"/>
    </style:style>
    <style:style style:name="T1128" style:parent-style-name="Policepardéfaut" style:family="text">
      <style:text-properties style:font-size-complex="12pt" style:language-asian="fr" style:country-asian="FR"/>
    </style:style>
    <style:style style:name="T1129" style:parent-style-name="Policepardéfaut" style:family="text">
      <style:text-properties style:font-size-complex="12pt" style:language-asian="fr" style:country-asian="FR"/>
    </style:style>
    <style:style style:name="T1130" style:parent-style-name="Policepardéfaut" style:family="text">
      <style:text-properties style:font-size-complex="12pt" style:language-asian="fr" style:country-asian="FR"/>
    </style:style>
    <style:style style:name="T1131" style:parent-style-name="Policepardéfaut" style:family="text">
      <style:text-properties style:font-size-complex="12pt" style:language-asian="fr" style:country-asian="FR"/>
    </style:style>
    <style:style style:name="P1132" style:parent-style-name="Corpsdetexte" style:family="paragraph">
      <style:text-properties style:language-asian="fr" style:country-asian="FR"/>
    </style:style>
    <style:style style:name="T1133" style:parent-style-name="Policepardéfaut" style:family="text">
      <style:text-properties style:language-asian="fr" style:country-asian="FR"/>
    </style:style>
    <style:style style:name="T1134" style:parent-style-name="Policepardéfaut" style:family="text">
      <style:text-properties style:language-asian="fr" style:country-asian="FR"/>
    </style:style>
    <style:style style:name="T1135" style:parent-style-name="Policepardéfaut" style:family="text">
      <style:text-properties style:language-asian="fr" style:country-asian="FR"/>
    </style:style>
    <style:style style:name="T1136" style:parent-style-name="Policepardéfaut" style:family="text">
      <style:text-properties style:language-asian="fr" style:country-asian="FR"/>
    </style:style>
    <style:style style:name="T1137" style:parent-style-name="Policepardéfaut" style:family="text">
      <style:text-properties style:font-size-complex="12pt" style:language-asian="fr" style:country-asian="FR"/>
    </style:style>
    <style:style style:name="T1138" style:parent-style-name="Policepardéfaut" style:family="text">
      <style:text-properties style:font-size-complex="12pt" style:language-asian="fr" style:country-asian="FR"/>
    </style:style>
    <style:style style:name="T1139" style:parent-style-name="Policepardéfaut" style:family="text">
      <style:text-properties style:language-asian="fr" style:country-asian="FR"/>
    </style:style>
    <style:style style:name="T1140" style:parent-style-name="Policepardéfaut" style:family="text">
      <style:text-properties style:language-asian="fr" style:country-asian="FR"/>
    </style:style>
    <style:style style:name="T1141" style:parent-style-name="Policepardéfaut" style:family="text">
      <style:text-properties style:language-asian="fr" style:country-asian="FR"/>
    </style:style>
    <style:style style:name="T1142" style:parent-style-name="Policepardéfaut" style:family="text">
      <style:text-properties style:language-asian="fr" style:country-asian="FR"/>
    </style:style>
    <style:style style:name="T1143" style:parent-style-name="Policepardéfaut" style:family="text">
      <style:text-properties style:language-asian="fr" style:country-asian="FR"/>
    </style:style>
    <style:style style:name="T1144" style:parent-style-name="Policepardéfaut" style:family="text">
      <style:text-properties style:language-asian="fr" style:country-asian="FR"/>
    </style:style>
    <style:style style:name="T1145" style:parent-style-name="Policepardéfaut" style:family="text">
      <style:text-properties style:language-asian="fr" style:country-asian="FR"/>
    </style:style>
    <style:style style:name="T1146" style:parent-style-name="Policepardéfaut" style:family="text">
      <style:text-properties style:font-size-complex="12pt" style:language-asian="fr" style:country-asian="FR"/>
    </style:style>
    <style:style style:name="T1147" style:parent-style-name="Policepardéfaut" style:family="text">
      <style:text-properties style:font-size-complex="12pt" style:language-asian="fr" style:country-asian="FR"/>
    </style:style>
    <style:style style:name="T1148" style:parent-style-name="Policepardéfaut" style:family="text">
      <style:text-properties style:font-size-complex="12pt" style:language-asian="fr" style:country-asian="FR"/>
    </style:style>
    <style:style style:name="T1149" style:parent-style-name="Policepardéfaut" style:family="text">
      <style:text-properties style:text-position="super 66.6%" style:font-size-complex="12pt" style:language-asian="fr" style:country-asian="FR"/>
    </style:style>
    <style:style style:name="T1150" style:parent-style-name="Policepardéfaut" style:family="text">
      <style:text-properties style:font-size-complex="12pt" style:language-asian="fr" style:country-asian="FR"/>
    </style:style>
    <style:style style:name="T1151" style:parent-style-name="Policepardéfaut" style:family="text">
      <style:text-properties style:font-size-complex="12pt" style:language-asian="fr" style:country-asian="FR"/>
    </style:style>
    <style:style style:name="T1152" style:parent-style-name="Policepardéfaut" style:family="text">
      <style:text-properties style:font-size-complex="12pt" style:language-asian="fr" style:country-asian="FR"/>
    </style:style>
    <style:style style:name="T1153" style:parent-style-name="Policepardéfaut" style:family="text">
      <style:text-properties style:font-size-complex="12pt" style:language-asian="fr" style:country-asian="FR"/>
    </style:style>
    <style:style style:name="T1154" style:parent-style-name="Policepardéfaut" style:family="text">
      <style:text-properties style:font-size-complex="12pt" style:language-asian="fr" style:country-asian="FR"/>
    </style:style>
    <style:style style:name="T1155" style:parent-style-name="Policepardéfaut" style:family="text">
      <style:text-properties style:font-size-complex="12pt" style:language-asian="fr" style:country-asian="FR"/>
    </style:style>
    <style:style style:name="T1156" style:parent-style-name="Policepardéfaut" style:family="text">
      <style:text-properties style:font-size-complex="12pt" style:language-asian="fr" style:country-asian="FR"/>
    </style:style>
    <style:style style:name="T1157" style:parent-style-name="Policepardéfaut" style:family="text">
      <style:text-properties style:language-asian="fr" style:country-asian="FR"/>
    </style:style>
    <style:style style:name="T1158" style:parent-style-name="Policepardéfaut" style:family="text">
      <style:text-properties style:language-asian="fr" style:country-asian="FR"/>
    </style:style>
    <style:style style:name="T1159" style:parent-style-name="Policepardéfaut" style:family="text">
      <style:text-properties style:language-asian="fr" style:country-asian="FR"/>
    </style:style>
    <style:style style:name="T1160" style:parent-style-name="Policepardéfaut" style:family="text">
      <style:text-properties style:language-asian="fr" style:country-asian="FR"/>
    </style:style>
    <style:style style:name="P1161" style:parent-style-name="argument" style:family="paragraph">
      <style:text-properties style:language-asian="fr" style:country-asian="FR"/>
    </style:style>
    <style:style style:name="T1162" style:parent-style-name="Policepardéfaut" style:family="text">
      <style:text-properties style:language-asian="fr" style:country-asian="FR"/>
    </style:style>
    <style:style style:name="T1163" style:parent-style-name="Policepardéfaut" style:family="text">
      <style:text-properties style:language-asian="fr" style:country-asian="FR"/>
    </style:style>
    <style:style style:name="T1164" style:parent-style-name="Policepardéfaut" style:family="text">
      <style:text-properties style:text-position="super 63.6%" style:language-asian="fr" style:country-asian="FR"/>
    </style:style>
    <style:style style:name="T1165" style:parent-style-name="Policepardéfaut" style:family="text">
      <style:text-properties style:language-asian="fr" style:country-asian="FR"/>
    </style:style>
    <style:style style:name="T1166" style:parent-style-name="Policepardéfaut" style:family="text">
      <style:text-properties style:language-asian="fr" style:country-asian="FR"/>
    </style:style>
    <style:style style:name="P1167" style:parent-style-name="quote" style:family="paragraph">
      <style:text-properties style:language-asian="fr" style:country-asian="FR"/>
    </style:style>
    <style:style style:name="T1168" style:parent-style-name="Policepardéfaut" style:family="text">
      <style:text-properties style:language-asian="fr" style:country-asian="FR"/>
    </style:style>
    <style:style style:name="T1169" style:parent-style-name="Policepardéfaut" style:family="text">
      <style:text-properties style:language-asian="fr" style:country-asian="FR"/>
    </style:style>
    <style:style style:name="T1170" style:parent-style-name="Policepardéfaut" style:family="text">
      <style:text-properties style:language-asian="fr" style:country-asian="FR"/>
    </style:style>
    <style:style style:name="T1171" style:parent-style-name="Policepardéfaut" style:family="text">
      <style:text-properties style:language-asian="fr" style:country-asian="FR"/>
    </style:style>
    <style:style style:name="T1172" style:parent-style-name="Policepardéfaut" style:family="text">
      <style:text-properties style:language-asian="fr" style:country-asian="FR"/>
    </style:style>
    <style:style style:name="T1173" style:parent-style-name="Policepardéfaut" style:family="text">
      <style:text-properties style:language-asian="fr" style:country-asian="FR"/>
    </style:style>
    <style:style style:name="T1174" style:parent-style-name="Policepardéfaut" style:family="text">
      <style:text-properties style:language-asian="fr" style:country-asian="FR"/>
    </style:style>
    <style:style style:name="T1175" style:parent-style-name="Policepardéfaut" style:family="text">
      <style:text-properties style:language-asian="fr" style:country-asian="FR"/>
    </style:style>
    <style:style style:name="T1176" style:parent-style-name="Policepardéfaut" style:family="text">
      <style:text-properties style:language-asian="fr" style:country-asian="FR"/>
    </style:style>
    <style:style style:name="T1177" style:parent-style-name="Policepardéfaut" style:family="text">
      <style:text-properties style:language-asian="fr" style:country-asian="FR"/>
    </style:style>
    <style:style style:name="T1178" style:parent-style-name="Policepardéfaut" style:family="text">
      <style:text-properties style:language-asian="fr" style:country-asian="FR"/>
    </style:style>
    <style:style style:name="T1179" style:parent-style-name="Policepardéfaut" style:family="text">
      <style:text-properties style:language-asian="fr" style:country-asian="FR"/>
    </style:style>
    <style:style style:name="P1180" style:parent-style-name="label" style:family="paragraph">
      <style:text-properties style:language-asian="fr" style:country-asian="FR"/>
    </style:style>
    <style:style style:name="P1181" style:parent-style-name="Corpsdetexte" style:family="paragraph">
      <style:text-properties style:language-asian="fr" style:country-asian="FR"/>
    </style:style>
    <style:style style:name="T1182" style:parent-style-name="Policepardéfaut" style:family="text">
      <style:text-properties style:language-asian="fr" style:country-asian="FR"/>
    </style:style>
    <style:style style:name="P1183" style:parent-style-name="Corpsdetexte" style:family="paragraph">
      <style:text-properties style:language-asian="fr" style:country-asian="FR"/>
    </style:style>
    <style:style style:name="P1184" style:parent-style-name="label" style:family="paragraph">
      <style:text-properties style:language-asian="fr" style:country-asian="FR"/>
    </style:style>
    <style:style style:name="P1185" style:parent-style-name="Corpsdetexte" style:family="paragraph">
      <style:text-properties style:language-asian="fr" style:country-asian="FR"/>
    </style:style>
    <style:style style:name="P1186" style:parent-style-name="label" style:family="paragraph">
      <style:text-properties style:language-asian="fr" style:country-asian="FR"/>
    </style:style>
    <style:style style:name="T1187" style:parent-style-name="Policepardéfaut" style:family="text">
      <style:text-properties style:language-asian="fr" style:country-asian="FR"/>
    </style:style>
    <style:style style:name="T1188" style:parent-style-name="Policepardéfaut" style:family="text">
      <style:text-properties style:language-asian="fr" style:country-asian="FR"/>
    </style:style>
    <style:style style:name="T1189" style:parent-style-name="Policepardéfaut" style:family="text">
      <style:text-properties style:language-asian="fr" style:country-asian="FR"/>
    </style:style>
    <style:style style:name="T1190" style:parent-style-name="Policepardéfaut" style:family="text">
      <style:text-properties fo:font-style="italic" style:font-style-asian="italic" style:language-asian="fr" style:country-asian="FR"/>
    </style:style>
    <style:style style:name="T1191" style:parent-style-name="Policepardéfaut" style:family="text">
      <style:text-properties style:language-asian="fr" style:country-asian="FR"/>
    </style:style>
    <style:style style:name="T1192" style:parent-style-name="Policepardéfaut" style:family="text">
      <style:text-properties style:language-asian="fr" style:country-asian="FR"/>
    </style:style>
    <style:style style:name="P1193" style:parent-style-name="label" style:family="paragraph">
      <style:text-properties style:language-asian="fr" style:country-asian="FR"/>
    </style:style>
    <style:style style:name="P1194" style:parent-style-name="Corpsdetexte" style:family="paragraph">
      <style:text-properties style:language-asian="fr" style:country-asian="FR"/>
    </style:style>
    <style:style style:name="P1195" style:parent-style-name="label" style:family="paragraph">
      <style:text-properties style:language-asian="fr" style:country-asian="FR"/>
    </style:style>
    <style:style style:name="T1196" style:parent-style-name="Policepardéfaut" style:family="text">
      <style:text-properties style:language-asian="fr" style:country-asian="FR"/>
    </style:style>
    <style:style style:name="T1197" style:parent-style-name="Policepardéfaut" style:family="text">
      <style:text-properties style:language-asian="fr" style:country-asian="FR"/>
    </style:style>
    <style:style style:name="T1198" style:parent-style-name="Policepardéfaut" style:family="text">
      <style:text-properties style:font-size-complex="12pt" style:language-asian="fr" style:country-asian="FR"/>
    </style:style>
    <style:style style:name="T1199" style:parent-style-name="Policepardéfaut" style:family="text">
      <style:text-properties style:font-size-complex="12pt" style:language-asian="fr" style:country-asian="FR"/>
    </style:style>
    <style:style style:name="T1200" style:parent-style-name="Policepardéfaut" style:family="text">
      <style:text-properties style:font-size-complex="12pt" style:language-asian="fr" style:country-asian="FR"/>
    </style:style>
    <style:style style:name="P1201" style:parent-style-name="quote.l" style:family="paragraph">
      <style:text-properties style:language-asian="fr" style:country-asian="FR"/>
    </style:style>
    <style:style style:name="P1202" style:parent-style-name="Corpsdetexte" style:family="paragraph">
      <style:text-properties style:language-asian="fr" style:country-asian="FR"/>
    </style:style>
    <style:style style:name="P1203" style:parent-style-name="label" style:family="paragraph">
      <style:text-properties style:language-asian="fr" style:country-asian="FR"/>
    </style:style>
    <style:style style:name="P1204" style:parent-style-name="Corpsdetexte" style:family="paragraph">
      <style:text-properties style:language-asian="fr" style:country-asian="FR"/>
    </style:style>
    <style:style style:name="P1205" style:parent-style-name="label" style:family="paragraph">
      <style:text-properties style:language-asian="fr" style:country-asian="FR"/>
    </style:style>
    <style:style style:name="T1206" style:parent-style-name="Policepardéfaut" style:family="text">
      <style:text-properties style:language-asian="fr" style:country-asian="FR"/>
    </style:style>
    <style:style style:name="T1207" style:parent-style-name="Policepardéfaut" style:family="text">
      <style:text-properties style:language-asian="fr" style:country-asian="FR"/>
    </style:style>
    <style:style style:name="T1208" style:parent-style-name="Policepardéfaut" style:family="text">
      <style:text-properties style:language-asian="fr" style:country-asian="FR"/>
    </style:style>
    <style:style style:name="T1209" style:parent-style-name="Policepardéfaut" style:family="text">
      <style:text-properties style:language-asian="fr" style:country-asian="FR"/>
    </style:style>
    <style:style style:name="P1210" style:parent-style-name="label" style:family="paragraph">
      <style:text-properties style:language-asian="fr" style:country-asian="FR"/>
    </style:style>
    <style:style style:name="P1211" style:parent-style-name="Corpsdetexte" style:family="paragraph">
      <style:text-properties style:language-asian="fr" style:country-asian="FR"/>
    </style:style>
    <style:style style:name="P1212" style:parent-style-name="label" style:family="paragraph">
      <style:text-properties style:language-asian="fr" style:country-asian="FR"/>
    </style:style>
    <style:style style:name="T1213" style:parent-style-name="Policepardéfaut" style:family="text">
      <style:text-properties style:language-asian="fr" style:country-asian="FR"/>
    </style:style>
    <style:style style:name="T1214" style:parent-style-name="Policepardéfaut" style:family="text">
      <style:text-properties style:language-asian="fr" style:country-asian="FR"/>
    </style:style>
    <style:style style:name="T1215" style:parent-style-name="Policepardéfaut" style:family="text">
      <style:text-properties style:font-size-complex="12pt" style:language-asian="fr" style:country-asian="FR"/>
    </style:style>
    <style:style style:name="T1216" style:parent-style-name="Policepardéfaut" style:family="text">
      <style:text-properties style:font-size-complex="12pt" style:language-asian="fr" style:country-asian="FR"/>
    </style:style>
    <style:style style:name="T1217" style:parent-style-name="Policepardéfaut" style:family="text">
      <style:text-properties style:font-size-complex="12pt" style:language-asian="fr" style:country-asian="FR"/>
    </style:style>
    <style:style style:name="P1218" style:parent-style-name="label" style:family="paragraph">
      <style:text-properties style:language-asian="fr" style:country-asian="FR"/>
    </style:style>
    <style:style style:name="T1219" style:parent-style-name="Policepardéfaut" style:family="text">
      <style:text-properties style:language-asian="fr" style:country-asian="FR"/>
    </style:style>
    <style:style style:name="T1220" style:parent-style-name="Policepardéfaut" style:family="text">
      <style:text-properties style:language-asian="fr" style:country-asian="FR"/>
    </style:style>
    <style:style style:name="T1221" style:parent-style-name="Policepardéfaut" style:family="text">
      <style:text-properties style:language-asian="fr" style:country-asian="FR"/>
    </style:style>
    <style:style style:name="T1222" style:parent-style-name="Policepardéfaut" style:family="text">
      <style:text-properties style:language-asian="fr" style:country-asian="FR"/>
    </style:style>
    <style:style style:name="T1223" style:parent-style-name="Policepardéfaut" style:family="text">
      <style:text-properties style:language-asian="fr" style:country-asian="FR"/>
    </style:style>
    <style:style style:name="T1224" style:parent-style-name="Policepardéfaut" style:family="text">
      <style:text-properties style:language-asian="fr" style:country-asian="FR"/>
    </style:style>
    <style:style style:name="T1225" style:parent-style-name="Policepardéfaut" style:family="text">
      <style:text-properties style:language-asian="fr" style:country-asian="FR"/>
    </style:style>
    <style:style style:name="T1226" style:parent-style-name="Policepardéfaut" style:family="text">
      <style:text-properties style:language-asian="fr" style:country-asian="FR"/>
    </style:style>
    <style:style style:name="T1227" style:parent-style-name="Policepardéfaut" style:family="text">
      <style:text-properties style:language-asian="fr" style:country-asian="FR"/>
    </style:style>
    <style:style style:name="P1228" style:parent-style-name="label" style:family="paragraph">
      <style:text-properties style:language-asian="fr" style:country-asian="FR"/>
    </style:style>
    <style:style style:name="P1229" style:parent-style-name="Corpsdetexte" style:family="paragraph">
      <style:text-properties style:language-asian="fr" style:country-asian="FR"/>
    </style:style>
    <style:style style:name="T1230" style:parent-style-name="Policepardéfaut" style:family="text">
      <style:text-properties style:language-asian="fr" style:country-asian="FR"/>
    </style:style>
    <style:style style:name="P1231" style:parent-style-name="Corpsdetexte" style:family="paragraph">
      <style:text-properties style:language-asian="fr" style:country-asian="FR"/>
    </style:style>
    <style:style style:name="P1232" style:parent-style-name="quote.l" style:family="paragraph">
      <style:text-properties style:language-asian="fr" style:country-asian="FR"/>
    </style:style>
    <style:style style:name="P1233" style:parent-style-name="Corpsdetexte" style:family="paragraph">
      <style:text-properties style:language-asian="fr" style:country-asian="FR"/>
    </style:style>
    <style:style style:name="P1234" style:parent-style-name="label" style:family="paragraph">
      <style:text-properties style:language-asian="fr" style:country-asian="FR"/>
    </style:style>
    <style:style style:name="P1235" style:parent-style-name="Corpsdetexte" style:family="paragraph">
      <style:text-properties style:language-asian="fr" style:country-asian="FR"/>
    </style:style>
    <style:style style:name="P1236" style:parent-style-name="label" style:family="paragraph">
      <style:text-properties style:language-asian="fr" style:country-asian="FR"/>
    </style:style>
    <style:style style:name="P1237" style:parent-style-name="Corpsdetexte" style:family="paragraph">
      <style:text-properties style:language-asian="fr" style:country-asian="FR"/>
    </style:style>
    <style:style style:name="T1238" style:parent-style-name="Policepardéfaut" style:family="text">
      <style:text-properties style:language-asian="fr" style:country-asian="FR"/>
    </style:style>
    <style:style style:name="T1239" style:parent-style-name="Policepardéfaut" style:family="text">
      <style:text-properties fo:font-style="italic" style:font-style-asian="italic" style:language-asian="fr" style:country-asian="FR"/>
    </style:style>
    <style:style style:name="T1240" style:parent-style-name="Policepardéfaut" style:family="text">
      <style:text-properties style:language-asian="fr" style:country-asian="FR"/>
    </style:style>
    <style:style style:name="T1241" style:parent-style-name="Policepardéfaut" style:family="text">
      <style:text-properties style:language-asian="fr" style:country-asian="FR"/>
    </style:style>
    <style:style style:name="T1242" style:parent-style-name="Appelnotedebasdep." style:family="text">
      <style:text-properties style:language-asian="fr" style:country-asian="FR"/>
    </style:style>
    <style:style style:name="T1243" style:parent-style-name="Policepardéfaut" style:family="text">
      <style:text-properties style:language-asian="fr" style:country-asian="FR"/>
    </style:style>
    <style:style style:name="T1244" style:parent-style-name="Policepardéfaut" style:family="text">
      <style:text-properties style:language-asian="fr" style:country-asian="FR"/>
    </style:style>
    <style:style style:name="T1245" style:parent-style-name="Policepardéfaut" style:family="text">
      <style:text-properties style:language-asian="fr" style:country-asian="FR"/>
    </style:style>
    <style:style style:name="P1246" style:parent-style-name="Corpsdetexte" style:family="paragraph">
      <style:text-properties style:language-asian="fr" style:country-asian="FR"/>
    </style:style>
    <style:style style:name="P1247" style:parent-style-name="label" style:family="paragraph">
      <style:text-properties style:language-asian="fr" style:country-asian="FR"/>
    </style:style>
    <style:style style:name="P1248" style:parent-style-name="Corpsdetexte" style:family="paragraph">
      <style:text-properties style:language-asian="fr" style:country-asian="FR"/>
    </style:style>
    <style:style style:name="P1249" style:parent-style-name="label" style:family="paragraph">
      <style:text-properties style:language-asian="fr" style:country-asian="FR"/>
    </style:style>
    <style:style style:name="T1250" style:parent-style-name="Policepardéfaut" style:family="text">
      <style:text-properties style:language-asian="fr" style:country-asian="FR"/>
    </style:style>
    <style:style style:name="T1251" style:parent-style-name="Policepardéfaut" style:family="text">
      <style:text-properties style:font-size-complex="12pt" style:language-asian="fr" style:country-asian="FR"/>
    </style:style>
    <style:style style:name="T1252" style:parent-style-name="Policepardéfaut" style:family="text">
      <style:text-properties style:font-size-complex="12pt" style:language-asian="fr" style:country-asian="FR"/>
    </style:style>
    <style:style style:name="P1253" style:parent-style-name="quote.l" style:family="paragraph">
      <style:text-properties style:language-asian="fr" style:country-asian="FR"/>
    </style:style>
    <style:style style:name="P1254" style:parent-style-name="noindent" style:family="paragraph">
      <style:text-properties style:language-asian="fr" style:country-asian="FR"/>
    </style:style>
    <style:style style:name="P1255" style:parent-style-name="label" style:family="paragraph">
      <style:text-properties style:language-asian="fr" style:country-asian="FR"/>
    </style:style>
    <style:style style:name="T1256" style:parent-style-name="Policepardéfaut" style:family="text">
      <style:text-properties style:language-asian="fr" style:country-asian="FR"/>
    </style:style>
    <style:style style:name="T1257" style:parent-style-name="Policepardéfaut" style:family="text">
      <style:text-properties style:language-asian="fr" style:country-asian="FR"/>
    </style:style>
    <style:style style:name="T1258" style:parent-style-name="Policepardéfaut" style:family="text">
      <style:text-properties style:language-asian="fr" style:country-asian="FR"/>
    </style:style>
    <style:style style:name="T1259" style:parent-style-name="Policepardéfaut" style:family="text">
      <style:text-properties style:font-size-complex="12pt" style:language-asian="fr" style:country-asian="FR"/>
    </style:style>
    <style:style style:name="T1260" style:parent-style-name="Policepardéfaut" style:family="text">
      <style:text-properties style:font-size-complex="12pt" style:language-asian="fr" style:country-asian="FR"/>
    </style:style>
    <style:style style:name="P1261" style:parent-style-name="label" style:family="paragraph">
      <style:text-properties style:language-asian="fr" style:country-asian="FR"/>
    </style:style>
    <style:style style:name="P1262" style:parent-style-name="Corpsdetexte" style:family="paragraph">
      <style:text-properties style:language-asian="fr" style:country-asian="FR"/>
    </style:style>
    <style:style style:name="P1263" style:parent-style-name="label" style:family="paragraph">
      <style:text-properties style:language-asian="fr" style:country-asian="FR"/>
    </style:style>
    <style:style style:name="P1264" style:parent-style-name="Corpsdetexte" style:family="paragraph">
      <style:text-properties style:language-asian="fr" style:country-asian="FR"/>
    </style:style>
    <style:style style:name="P1265" style:parent-style-name="label" style:family="paragraph">
      <style:text-properties style:language-asian="fr" style:country-asian="FR"/>
    </style:style>
    <style:style style:name="P1266" style:parent-style-name="Corpsdetexte" style:family="paragraph">
      <style:text-properties style:language-asian="fr" style:country-asian="FR"/>
    </style:style>
    <style:style style:name="P1267" style:parent-style-name="label" style:family="paragraph">
      <style:text-properties style:language-asian="fr" style:country-asian="FR"/>
    </style:style>
    <style:style style:name="T1268" style:parent-style-name="Policepardéfaut" style:family="text">
      <style:text-properties style:language-asian="fr" style:country-asian="FR"/>
    </style:style>
    <style:style style:name="T1269" style:parent-style-name="Policepardéfaut" style:family="text">
      <style:text-properties style:language-asian="fr" style:country-asian="FR"/>
    </style:style>
    <style:style style:name="T1270" style:parent-style-name="Appelnotedebasdep." style:family="text">
      <style:text-properties style:language-asian="fr" style:country-asian="FR"/>
    </style:style>
    <style:style style:name="T1271" style:parent-style-name="Policepardéfaut" style:family="text">
      <style:text-properties style:language-asian="fr" style:country-asian="FR"/>
    </style:style>
    <style:style style:name="T1272" style:parent-style-name="Policepardéfaut" style:family="text">
      <style:text-properties style:language-asian="fr" style:country-asian="FR"/>
    </style:style>
    <style:style style:name="T1273" style:parent-style-name="Policepardéfaut" style:family="text">
      <style:text-properties style:language-asian="fr" style:country-asian="FR"/>
    </style:style>
    <style:style style:name="T1274" style:parent-style-name="Policepardéfaut" style:family="text">
      <style:text-properties style:language-asian="fr" style:country-asian="FR"/>
    </style:style>
    <style:style style:name="T1275" style:parent-style-name="Policepardéfaut" style:family="text">
      <style:text-properties style:font-size-complex="12pt" style:language-asian="fr" style:country-asian="FR"/>
    </style:style>
    <style:style style:name="P1276" style:parent-style-name="label" style:family="paragraph">
      <style:text-properties style:language-asian="fr" style:country-asian="FR"/>
    </style:style>
    <style:style style:name="P1277" style:parent-style-name="Corpsdetexte" style:family="paragraph">
      <style:text-properties style:language-asian="fr" style:country-asian="FR"/>
    </style:style>
    <style:style style:name="P1278" style:parent-style-name="label" style:family="paragraph">
      <style:text-properties style:language-asian="fr" style:country-asian="FR"/>
    </style:style>
    <style:style style:name="T1279" style:parent-style-name="Policepardéfaut" style:family="text">
      <style:text-properties style:language-asian="fr" style:country-asian="FR"/>
    </style:style>
    <style:style style:name="T1280" style:parent-style-name="Policepardéfaut" style:family="text">
      <style:text-properties style:language-asian="fr" style:country-asian="FR"/>
    </style:style>
    <style:style style:name="T1281" style:parent-style-name="Appelnotedebasdep." style:family="text">
      <style:text-properties style:language-asian="fr" style:country-asian="FR"/>
    </style:style>
    <style:style style:name="T1282" style:parent-style-name="Policepardéfaut" style:family="text">
      <style:text-properties style:language-asian="fr" style:country-asian="FR"/>
    </style:style>
    <style:style style:name="T1283" style:parent-style-name="Policepardéfaut" style:family="text">
      <style:text-properties style:language-asian="fr" style:country-asian="FR"/>
    </style:style>
    <style:style style:name="T1284" style:parent-style-name="Policepardéfaut" style:family="text">
      <style:text-properties style:language-asian="fr" style:country-asian="FR"/>
    </style:style>
    <style:style style:name="T1285" style:parent-style-name="Policepardéfaut" style:family="text">
      <style:text-properties fo:font-style="italic" style:font-style-asian="italic" style:language-asian="fr" style:country-asian="FR"/>
    </style:style>
    <style:style style:name="T1286" style:parent-style-name="Policepardéfaut" style:family="text">
      <style:text-properties style:language-asian="fr" style:country-asian="FR"/>
    </style:style>
    <style:style style:name="T1287" style:parent-style-name="Policepardéfaut" style:family="text">
      <style:text-properties fo:font-style="italic" style:font-style-asian="italic" style:language-asian="fr" style:country-asian="FR"/>
    </style:style>
    <style:style style:name="T1288" style:parent-style-name="Policepardéfaut" style:family="text">
      <style:text-properties style:language-asian="fr" style:country-asian="FR"/>
    </style:style>
    <style:style style:name="T1289" style:parent-style-name="Policepardéfaut" style:family="text">
      <style:text-properties fo:font-style="italic" style:font-style-asian="italic" style:language-asian="fr" style:country-asian="FR"/>
    </style:style>
    <style:style style:name="T1290" style:parent-style-name="Policepardéfaut" style:family="text">
      <style:text-properties style:language-asian="fr" style:country-asian="FR"/>
    </style:style>
    <style:style style:name="P1291" style:parent-style-name="label" style:family="paragraph">
      <style:text-properties style:language-asian="fr" style:country-asian="FR"/>
    </style:style>
    <style:style style:name="P1292" style:parent-style-name="Corpsdetexte" style:family="paragraph">
      <style:text-properties style:language-asian="fr" style:country-asian="FR"/>
    </style:style>
    <style:style style:name="P1293" style:parent-style-name="label" style:family="paragraph">
      <style:text-properties style:language-asian="fr" style:country-asian="FR"/>
    </style:style>
    <style:style style:name="P1294" style:parent-style-name="Corpsdetexte" style:family="paragraph">
      <style:text-properties style:language-asian="fr" style:country-asian="FR"/>
    </style:style>
    <style:style style:name="P1295" style:parent-style-name="label" style:family="paragraph">
      <style:text-properties style:language-asian="fr" style:country-asian="FR"/>
    </style:style>
    <style:style style:name="P1296" style:parent-style-name="Corpsdetexte" style:family="paragraph">
      <style:text-properties style:language-asian="fr" style:country-asian="FR"/>
    </style:style>
    <style:style style:name="P1297" style:parent-style-name="Corpsdetexte" style:family="paragraph">
      <style:text-properties style:language-asian="fr" style:country-asian="FR"/>
    </style:style>
    <style:style style:name="T1298" style:parent-style-name="Policepardéfaut" style:family="text">
      <style:text-properties style:language-asian="fr" style:country-asian="FR"/>
    </style:style>
    <style:style style:name="T1299" style:parent-style-name="Policepardéfaut" style:family="text">
      <style:text-properties fo:font-style="italic" style:font-style-asian="italic" style:language-asian="fr" style:country-asian="FR"/>
    </style:style>
    <style:style style:name="T1300" style:parent-style-name="Policepardéfaut" style:family="text">
      <style:text-properties style:language-asian="fr" style:country-asian="FR"/>
    </style:style>
    <style:style style:name="P1301" style:parent-style-name="Corpsdetexte" style:family="paragraph">
      <style:text-properties style:language-asian="fr" style:country-asian="FR"/>
    </style:style>
    <style:style style:name="T1302" style:parent-style-name="Policepardéfaut" style:family="text">
      <style:text-properties style:language-asian="fr" style:country-asian="FR"/>
    </style:style>
    <style:style style:name="T1303" style:parent-style-name="Policepardéfaut" style:family="text">
      <style:text-properties fo:font-style="italic" style:font-style-asian="italic" style:language-asian="fr" style:country-asian="FR"/>
    </style:style>
    <style:style style:name="T1304" style:parent-style-name="Policepardéfaut" style:family="text">
      <style:text-properties style:language-asian="fr" style:country-asian="FR"/>
    </style:style>
    <style:style style:name="P1305" style:parent-style-name="Corpsdetexte" style:family="paragraph">
      <style:text-properties style:language-asian="fr" style:country-asian="FR"/>
    </style:style>
    <style:style style:name="T1306" style:parent-style-name="Policepardéfaut" style:family="text">
      <style:text-properties style:language-asian="fr" style:country-asian="FR"/>
    </style:style>
    <style:style style:name="T1307" style:parent-style-name="Policepardéfaut" style:family="text">
      <style:text-properties fo:font-style="italic" style:font-style-asian="italic" style:language-asian="fr" style:country-asian="FR"/>
    </style:style>
    <style:style style:name="T1308" style:parent-style-name="Policepardéfaut" style:family="text">
      <style:text-properties style:language-asian="fr" style:country-asian="FR"/>
    </style:style>
    <style:style style:name="P1309" style:parent-style-name="Corpsdetexte" style:family="paragraph">
      <style:text-properties style:language-asian="fr" style:country-asian="FR"/>
    </style:style>
    <style:style style:name="T1310" style:parent-style-name="Policepardéfaut" style:family="text">
      <style:text-properties style:language-asian="fr" style:country-asian="FR"/>
    </style:style>
    <style:style style:name="T1311" style:parent-style-name="Policepardéfaut" style:family="text">
      <style:text-properties fo:font-style="italic" style:font-style-asian="italic" style:language-asian="fr" style:country-asian="FR"/>
    </style:style>
    <style:style style:name="T1312" style:parent-style-name="Policepardéfaut" style:family="text">
      <style:text-properties style:language-asian="fr" style:country-asian="FR"/>
    </style:style>
    <style:style style:name="P1313" style:parent-style-name="Corpsdetexte" style:family="paragraph">
      <style:text-properties style:language-asian="fr" style:country-asian="FR"/>
    </style:style>
    <style:style style:name="T1314" style:parent-style-name="Policepardéfaut" style:family="text">
      <style:text-properties style:language-asian="fr" style:country-asian="FR"/>
    </style:style>
    <style:style style:name="T1315" style:parent-style-name="Policepardéfaut" style:family="text">
      <style:text-properties fo:font-style="italic" style:font-style-asian="italic" style:language-asian="fr" style:country-asian="FR"/>
    </style:style>
    <style:style style:name="T1316" style:parent-style-name="Policepardéfaut" style:family="text">
      <style:text-properties fo:font-style="italic" style:font-style-asian="italic" style:language-asian="fr" style:country-asian="FR"/>
    </style:style>
    <style:style style:name="T1317" style:parent-style-name="Policepardéfaut" style:family="text">
      <style:text-properties style:language-asian="fr" style:country-asian="FR"/>
    </style:style>
    <style:style style:name="P1318" style:parent-style-name="Corpsdetexte" style:family="paragraph">
      <style:text-properties style:language-asian="fr" style:country-asian="FR"/>
    </style:style>
    <style:style style:name="T1319" style:parent-style-name="Policepardéfaut" style:family="text">
      <style:text-properties style:language-asian="fr" style:country-asian="FR"/>
    </style:style>
    <style:style style:name="T1320" style:parent-style-name="Policepardéfaut" style:family="text">
      <style:text-properties fo:font-style="italic" style:font-style-asian="italic" style:language-asian="fr" style:country-asian="FR"/>
    </style:style>
    <style:style style:name="T1321" style:parent-style-name="Policepardéfaut" style:family="text">
      <style:text-properties style:language-asian="fr" style:country-asian="FR"/>
    </style:style>
    <style:style style:name="P1322" style:parent-style-name="Corpsdetexte" style:family="paragraph">
      <style:text-properties style:language-asian="fr" style:country-asian="FR"/>
    </style:style>
    <style:style style:name="T1323" style:parent-style-name="Policepardéfaut" style:family="text">
      <style:text-properties style:language-asian="fr" style:country-asian="FR"/>
    </style:style>
    <style:style style:name="T1324" style:parent-style-name="Policepardéfaut" style:family="text">
      <style:text-properties fo:font-style="italic" style:font-style-asian="italic" style:language-asian="fr" style:country-asian="FR"/>
    </style:style>
    <style:style style:name="T1325" style:parent-style-name="Policepardéfaut" style:family="text">
      <style:text-properties style:language-asian="fr" style:country-asian="FR"/>
    </style:style>
    <style:style style:name="P1326" style:parent-style-name="Corpsdetexte" style:family="paragraph">
      <style:text-properties style:language-asian="fr" style:country-asian="FR"/>
    </style:style>
    <style:style style:name="T1327" style:parent-style-name="Policepardéfaut" style:family="text">
      <style:text-properties style:language-asian="fr" style:country-asian="FR"/>
    </style:style>
    <style:style style:name="T1328" style:parent-style-name="Policepardéfaut" style:family="text">
      <style:text-properties fo:font-style="italic" style:font-style-asian="italic" style:language-asian="fr" style:country-asian="FR"/>
    </style:style>
    <style:style style:name="T1329" style:parent-style-name="Policepardéfaut" style:family="text">
      <style:text-properties style:language-asian="fr" style:country-asian="FR"/>
    </style:style>
    <style:style style:name="P1330" style:parent-style-name="Corpsdetexte" style:family="paragraph">
      <style:text-properties style:language-asian="fr" style:country-asian="FR"/>
    </style:style>
    <style:style style:name="P1331" style:parent-style-name="label" style:family="paragraph">
      <style:text-properties style:language-asian="fr" style:country-asian="FR"/>
    </style:style>
    <style:style style:name="P1332" style:parent-style-name="Corpsdetexte" style:family="paragraph">
      <style:text-properties style:language-asian="fr" style:country-asian="FR"/>
    </style:style>
    <style:style style:name="T1333" style:parent-style-name="Policepardéfaut" style:family="text">
      <style:text-properties fo:font-style="italic" style:font-style-asian="italic" style:language-asian="fr" style:country-asian="FR"/>
    </style:style>
    <style:style style:name="T1334" style:parent-style-name="Policepardéfaut" style:family="text">
      <style:text-properties style:language-asian="fr" style:country-asian="FR"/>
    </style:style>
    <style:style style:name="T1335" style:parent-style-name="Policepardéfaut" style:family="text">
      <style:text-properties style:language-asian="fr" style:country-asian="FR"/>
    </style:style>
    <style:style style:name="T1336" style:parent-style-name="Policepardéfaut" style:family="text">
      <style:text-properties style:language-asian="fr" style:country-asian="FR"/>
    </style:style>
    <style:style style:name="T1337" style:parent-style-name="Policepardéfaut" style:family="text">
      <style:text-properties style:language-asian="fr" style:country-asian="FR"/>
    </style:style>
    <style:style style:name="T1338" style:parent-style-name="Policepardéfaut" style:family="text">
      <style:text-properties style:language-asian="fr" style:country-asian="FR"/>
    </style:style>
    <style:style style:name="T1339" style:parent-style-name="Policepardéfaut" style:family="text">
      <style:text-properties style:text-position="super 66.6%" style:language-asian="fr" style:country-asian="FR"/>
    </style:style>
    <style:style style:name="T1340" style:parent-style-name="Policepardéfaut" style:family="text">
      <style:text-properties style:language-asian="fr" style:country-asian="FR"/>
    </style:style>
    <style:style style:name="T1341" style:parent-style-name="Policepardéfaut" style:family="text">
      <style:text-properties style:language-asian="fr" style:country-asian="FR"/>
    </style:style>
    <style:style style:name="T1342" style:parent-style-name="Policepardéfaut" style:family="text">
      <style:text-properties style:language-asian="fr" style:country-asian="FR"/>
    </style:style>
    <style:style style:name="T1343" style:parent-style-name="Policepardéfaut" style:family="text">
      <style:text-properties style:language-asian="fr" style:country-asian="FR"/>
    </style:style>
    <style:style style:name="T1344" style:parent-style-name="Policepardéfaut" style:family="text">
      <style:text-properties style:language-asian="fr" style:country-asian="FR"/>
    </style:style>
    <style:style style:name="T1345" style:parent-style-name="Policepardéfaut" style:family="text">
      <style:text-properties style:language-asian="fr" style:country-asian="FR"/>
    </style:style>
    <style:style style:name="T1346" style:parent-style-name="Policepardéfaut" style:family="text">
      <style:text-properties style:language-asian="fr" style:country-asian="FR"/>
    </style:style>
    <style:style style:name="T1347" style:parent-style-name="Policepardéfaut" style:family="text">
      <style:text-properties style:language-asian="fr" style:country-asian="FR"/>
    </style:style>
    <style:style style:name="T1348" style:parent-style-name="Policepardéfaut" style:family="text">
      <style:text-properties style:font-size-complex="12pt" style:language-asian="fr" style:country-asian="FR"/>
    </style:style>
    <style:style style:name="P1349" style:parent-style-name="Corpsdetexte" style:family="paragraph">
      <style:text-properties style:language-asian="fr" style:country-asian="FR"/>
    </style:style>
    <style:style style:name="P1350" style:parent-style-name="quote.l" style:family="paragraph">
      <style:text-properties style:language-asian="fr" style:country-asian="FR"/>
    </style:style>
    <style:style style:name="P1351" style:parent-style-name="Corpsdetexte" style:family="paragraph">
      <style:text-properties style:language-asian="fr" style:country-asian="FR"/>
    </style:style>
    <style:style style:name="T1352" style:parent-style-name="Policepardéfaut" style:family="text">
      <style:text-properties style:language-asian="fr" style:country-asian="FR"/>
    </style:style>
    <style:style style:name="T1353" style:parent-style-name="Policepardéfaut" style:family="text">
      <style:text-properties style:language-asian="fr" style:country-asian="FR"/>
    </style:style>
    <style:style style:name="T1354" style:parent-style-name="Policepardéfaut" style:family="text">
      <style:text-properties style:font-size-complex="12pt" style:language-asian="fr" style:country-asian="FR"/>
    </style:style>
    <style:style style:name="T1355" style:parent-style-name="Policepardéfaut" style:family="text">
      <style:text-properties style:font-size-complex="12pt" style:language-asian="fr" style:country-asian="FR"/>
    </style:style>
    <style:style style:name="T1356" style:parent-style-name="Policepardéfaut" style:family="text">
      <style:text-properties style:font-size-complex="12pt" style:language-asian="fr" style:country-asian="FR"/>
    </style:style>
    <style:style style:name="T1357" style:parent-style-name="Policepardéfaut" style:family="text">
      <style:text-properties style:font-size-complex="12pt" style:language-asian="fr" style:country-asian="FR"/>
    </style:style>
    <style:style style:name="T1358" style:parent-style-name="Policepardéfaut" style:family="text">
      <style:text-properties style:language-asian="fr" style:country-asian="FR"/>
    </style:style>
    <style:style style:name="T1359" style:parent-style-name="Policepardéfaut" style:family="text">
      <style:text-properties style:language-asian="fr" style:country-asian="FR"/>
    </style:style>
    <style:style style:name="T1360" style:parent-style-name="Policepardéfaut" style:family="text">
      <style:text-properties style:language-asian="fr" style:country-asian="FR"/>
    </style:style>
    <style:style style:name="T1361" style:parent-style-name="Policepardéfaut" style:family="text">
      <style:text-properties style:language-asian="fr" style:country-asian="FR"/>
    </style:style>
    <style:style style:name="T1362" style:parent-style-name="Policepardéfaut" style:family="text">
      <style:text-properties style:language-asian="fr" style:country-asian="FR"/>
    </style:style>
    <style:style style:name="T1363" style:parent-style-name="Policepardéfaut" style:family="text">
      <style:text-properties style:language-asian="fr" style:country-asian="FR"/>
    </style:style>
    <style:style style:name="T1364" style:parent-style-name="Policepardéfaut" style:family="text">
      <style:text-properties style:font-size-complex="12pt" style:language-asian="fr" style:country-asian="FR"/>
    </style:style>
    <style:style style:name="T1365" style:parent-style-name="Policepardéfaut" style:family="text">
      <style:text-properties style:language-asian="fr" style:country-asian="FR"/>
    </style:style>
    <style:style style:name="T1366" style:parent-style-name="Policepardéfaut" style:family="text">
      <style:text-properties style:language-asian="fr" style:country-asian="FR"/>
    </style:style>
    <style:style style:name="T1367" style:parent-style-name="Policepardéfaut" style:family="text">
      <style:text-properties style:text-position="super 66.6%" style:language-asian="fr" style:country-asian="FR"/>
    </style:style>
    <style:style style:name="T1368" style:parent-style-name="Policepardéfaut" style:family="text">
      <style:text-properties style:language-asian="fr" style:country-asian="FR"/>
    </style:style>
    <style:style style:name="T1369" style:parent-style-name="Policepardéfaut" style:family="text">
      <style:text-properties style:language-asian="fr" style:country-asian="FR"/>
    </style:style>
    <style:style style:name="T1370" style:parent-style-name="Policepardéfaut" style:family="text">
      <style:text-properties fo:font-style="italic" style:font-style-asian="italic" style:language-asian="fr" style:country-asian="FR"/>
    </style:style>
    <style:style style:name="T1371" style:parent-style-name="Policepardéfaut" style:family="text">
      <style:text-properties style:language-asian="fr" style:country-asian="FR"/>
    </style:style>
    <style:style style:name="T1372" style:parent-style-name="Policepardéfaut" style:family="text">
      <style:text-properties style:language-asian="fr" style:country-asian="FR"/>
    </style:style>
    <style:style style:name="T1373" style:parent-style-name="Policepardéfaut" style:family="text">
      <style:text-properties style:language-asian="fr" style:country-asian="FR"/>
    </style:style>
    <style:style style:name="T1374" style:parent-style-name="Policepardéfaut" style:family="text">
      <style:text-properties style:language-asian="fr" style:country-asian="FR"/>
    </style:style>
    <style:style style:name="T1375" style:parent-style-name="Policepardéfaut" style:family="text">
      <style:text-properties style:language-asian="fr" style:country-asian="FR"/>
    </style:style>
    <style:style style:name="T1376" style:parent-style-name="Policepardéfaut" style:family="text">
      <style:text-properties fo:font-style="italic" style:font-style-asian="italic" style:language-asian="fr" style:country-asian="FR"/>
    </style:style>
    <style:style style:name="T1377" style:parent-style-name="Policepardéfaut" style:family="text">
      <style:text-properties style:language-asian="fr" style:country-asian="FR"/>
    </style:style>
    <style:style style:name="T1378" style:parent-style-name="Policepardéfaut" style:family="text">
      <style:text-properties style:language-asian="fr" style:country-asian="FR"/>
    </style:style>
    <style:style style:name="T1379" style:parent-style-name="Policepardéfaut" style:family="text">
      <style:text-properties style:language-asian="fr" style:country-asian="FR"/>
    </style:style>
    <style:style style:name="T1380" style:parent-style-name="Policepardéfaut" style:family="text">
      <style:text-properties style:text-position="super 66.6%" style:language-asian="fr" style:country-asian="FR"/>
    </style:style>
    <style:style style:name="T1381" style:parent-style-name="Policepardéfaut" style:family="text">
      <style:text-properties style:language-asian="fr" style:country-asian="FR"/>
    </style:style>
    <style:style style:name="T1382" style:parent-style-name="Appelnotedebasdep." style:family="text">
      <style:text-properties style:language-asian="fr" style:country-asian="FR"/>
    </style:style>
    <style:style style:name="T1383" style:parent-style-name="Policepardéfaut" style:family="text">
      <style:text-properties style:language-asian="fr" style:country-asian="FR"/>
    </style:style>
    <style:style style:name="T1384" style:parent-style-name="Policepardéfaut" style:family="text">
      <style:text-properties style:font-size-complex="12pt" style:language-asian="fr" style:country-asian="FR"/>
    </style:style>
    <style:style style:name="T1385" style:parent-style-name="Policepardéfaut" style:family="text">
      <style:text-properties style:font-size-complex="12pt" style:language-asian="fr" style:country-asian="FR"/>
    </style:style>
    <style:style style:name="P1386" style:parent-style-name="Corpsdetexte" style:family="paragraph">
      <style:text-properties style:language-asian="fr" style:country-asian="FR"/>
    </style:style>
    <style:style style:name="P1387" style:parent-style-name="quote.l" style:family="paragraph">
      <style:text-properties fo:font-style="italic" style:font-style-asian="italic" style:language-asian="fr" style:country-asian="FR"/>
    </style:style>
    <style:style style:name="T1388" style:parent-style-name="Policepardéfaut" style:family="text">
      <style:text-properties style:language-asian="fr" style:country-asian="FR"/>
    </style:style>
    <style:style style:name="T1389" style:parent-style-name="Policepardéfaut" style:family="text">
      <style:text-properties style:language-asian="fr" style:country-asian="FR"/>
    </style:style>
    <style:style style:name="T1390" style:parent-style-name="Policepardéfaut" style:family="text">
      <style:text-properties style:language-asian="fr" style:country-asian="FR"/>
    </style:style>
    <style:style style:name="T1391" style:parent-style-name="Policepardéfaut" style:family="text">
      <style:text-properties style:language-asian="fr" style:country-asian="FR"/>
    </style:style>
    <style:style style:name="T1392" style:parent-style-name="Policepardéfaut" style:family="text">
      <style:text-properties style:language-asian="fr" style:country-asian="FR"/>
    </style:style>
    <style:style style:name="T1393" style:parent-style-name="Policepardéfaut" style:family="text">
      <style:text-properties style:language-asian="fr" style:country-asian="FR"/>
    </style:style>
    <style:style style:name="T1394" style:parent-style-name="Policepardéfaut" style:family="text">
      <style:text-properties style:font-size-complex="12pt" style:language-asian="fr" style:country-asian="FR"/>
    </style:style>
    <style:style style:name="T1395" style:parent-style-name="Policepardéfaut" style:family="text">
      <style:text-properties style:language-asian="fr" style:country-asian="FR"/>
    </style:style>
    <style:style style:name="T1396" style:parent-style-name="Policepardéfaut" style:family="text">
      <style:text-properties style:language-asian="fr" style:country-asian="FR"/>
    </style:style>
    <style:style style:name="T1397" style:parent-style-name="Policepardéfaut" style:family="text">
      <style:text-properties style:language-asian="fr" style:country-asian="FR"/>
    </style:style>
    <style:style style:name="T1398" style:parent-style-name="Policepardéfaut" style:family="text">
      <style:text-properties style:language-asian="fr" style:country-asian="FR"/>
    </style:style>
    <style:style style:name="T1399" style:parent-style-name="Policepardéfaut" style:family="text">
      <style:text-properties style:language-asian="fr" style:country-asian="FR"/>
    </style:style>
    <style:style style:name="T1400" style:parent-style-name="Policepardéfaut" style:family="text">
      <style:text-properties style:language-asian="fr" style:country-asian="FR"/>
    </style:style>
    <style:style style:name="T1401" style:parent-style-name="Policepardéfaut" style:family="text">
      <style:text-properties style:language-asian="fr" style:country-asian="FR"/>
    </style:style>
    <style:style style:name="T1402" style:parent-style-name="Policepardéfaut" style:family="text">
      <style:text-properties fo:font-style="italic" style:font-style-asian="italic" style:language-asian="fr" style:country-asian="FR"/>
    </style:style>
    <style:style style:name="T1403" style:parent-style-name="Policepardéfaut" style:family="text">
      <style:text-properties style:language-asian="fr" style:country-asian="FR"/>
    </style:style>
    <style:style style:name="T1404" style:parent-style-name="Policepardéfaut" style:family="text">
      <style:text-properties style:language-asian="fr" style:country-asian="FR"/>
    </style:style>
    <style:style style:name="T1405" style:parent-style-name="Policepardéfaut" style:family="text">
      <style:text-properties style:language-asian="fr" style:country-asian="FR"/>
    </style:style>
    <style:style style:name="T1406" style:parent-style-name="Policepardéfaut" style:family="text">
      <style:text-properties style:language-asian="fr" style:country-asian="FR"/>
    </style:style>
    <style:style style:name="T1407" style:parent-style-name="Policepardéfaut" style:family="text">
      <style:text-properties style:font-size-complex="12pt" style:language-asian="fr" style:country-asian="FR"/>
    </style:style>
    <style:style style:name="T1408" style:parent-style-name="Policepardéfaut" style:family="text">
      <style:text-properties style:font-size-complex="12pt" style:language-asian="fr" style:country-asian="FR"/>
    </style:style>
    <style:style style:name="P1409" style:parent-style-name="Corpsdetexte" style:family="paragraph">
      <style:text-properties style:language-asian="fr" style:country-asian="FR"/>
    </style:style>
    <style:style style:name="T1410" style:parent-style-name="Policepardéfaut" style:family="text">
      <style:text-properties style:language-asian="fr" style:country-asian="FR"/>
    </style:style>
    <style:style style:name="T1411" style:parent-style-name="Policepardéfaut" style:family="text">
      <style:text-properties style:language-asian="fr" style:country-asian="FR"/>
    </style:style>
    <style:style style:name="T1412" style:parent-style-name="Policepardéfaut" style:family="text">
      <style:text-properties style:language-asian="fr" style:country-asian="FR"/>
    </style:style>
    <style:style style:name="T1413" style:parent-style-name="Policepardéfaut" style:family="text">
      <style:text-properties style:language-asian="fr" style:country-asian="FR"/>
    </style:style>
    <style:style style:name="T1414" style:parent-style-name="Policepardéfaut" style:family="text">
      <style:text-properties style:language-asian="fr" style:country-asian="FR"/>
    </style:style>
    <style:style style:name="T1415" style:parent-style-name="Policepardéfaut" style:family="text">
      <style:text-properties style:language-asian="fr" style:country-asian="FR"/>
    </style:style>
    <style:style style:name="T1416" style:parent-style-name="Policepardéfaut" style:family="text">
      <style:text-properties style:language-asian="fr" style:country-asian="FR"/>
    </style:style>
    <style:style style:name="T1417" style:parent-style-name="Policepardéfaut" style:family="text">
      <style:text-properties style:language-asian="fr" style:country-asian="FR"/>
    </style:style>
    <style:style style:name="T1418" style:parent-style-name="Policepardéfaut" style:family="text">
      <style:text-properties style:text-position="super 66.6%" style:language-asian="fr" style:country-asian="FR"/>
    </style:style>
    <style:style style:name="T1419" style:parent-style-name="Policepardéfaut" style:family="text">
      <style:text-properties style:language-asian="fr" style:country-asian="FR"/>
    </style:style>
    <style:style style:name="T1420" style:parent-style-name="Policepardéfaut" style:family="text">
      <style:text-properties style:text-position="super 66.6%" style:language-asian="fr" style:country-asian="FR"/>
    </style:style>
    <style:style style:name="T1421" style:parent-style-name="Policepardéfaut" style:family="text">
      <style:text-properties style:language-asian="fr" style:country-asian="FR"/>
    </style:style>
    <style:style style:name="T1422" style:parent-style-name="Policepardéfaut" style:family="text">
      <style:text-properties style:language-asian="fr" style:country-asian="FR"/>
    </style:style>
    <style:style style:name="T1423" style:parent-style-name="Policepardéfaut" style:family="text">
      <style:text-properties style:text-position="super 66.6%" style:language-asian="fr" style:country-asian="FR"/>
    </style:style>
    <style:style style:name="T1424" style:parent-style-name="Policepardéfaut" style:family="text">
      <style:text-properties style:language-asian="fr" style:country-asian="FR"/>
    </style:style>
    <style:style style:name="T1425" style:parent-style-name="Policepardéfaut" style:family="text">
      <style:text-properties style:language-asian="fr" style:country-asian="FR"/>
    </style:style>
    <style:style style:name="T1426" style:parent-style-name="Policepardéfaut" style:family="text">
      <style:text-properties style:language-asian="fr" style:country-asian="FR"/>
    </style:style>
    <style:style style:name="T1427" style:parent-style-name="Policepardéfaut" style:family="text">
      <style:text-properties style:language-asian="fr" style:country-asian="FR"/>
    </style:style>
    <style:style style:name="T1428" style:parent-style-name="Policepardéfaut" style:family="text">
      <style:text-properties style:language-asian="fr" style:country-asian="FR"/>
    </style:style>
    <style:style style:name="T1429" style:parent-style-name="Policepardéfaut" style:family="text">
      <style:text-properties style:language-asian="fr" style:country-asian="FR"/>
    </style:style>
    <style:style style:name="T1430" style:parent-style-name="Policepardéfaut" style:family="text">
      <style:text-properties style:language-asian="fr" style:country-asian="FR"/>
    </style:style>
    <style:style style:name="T1431" style:parent-style-name="Policepardéfaut" style:family="text">
      <style:text-properties style:text-position="super 66.6%" style:language-asian="fr" style:country-asian="FR"/>
    </style:style>
    <style:style style:name="T1432" style:parent-style-name="Policepardéfaut" style:family="text">
      <style:text-properties style:language-asian="fr" style:country-asian="FR"/>
    </style:style>
    <style:style style:name="T1433" style:parent-style-name="Policepardéfaut" style:family="text">
      <style:text-properties style:font-size-complex="12pt" style:language-asian="fr" style:country-asian="FR"/>
    </style:style>
    <style:style style:name="T1434" style:parent-style-name="Policepardéfaut" style:family="text">
      <style:text-properties style:font-size-complex="12pt" style:language-asian="fr" style:country-asian="FR"/>
    </style:style>
    <style:style style:name="T1435" style:parent-style-name="Policepardéfaut" style:family="text">
      <style:text-properties style:text-position="super 66.6%" style:font-size-complex="12pt" style:language-asian="fr" style:country-asian="FR"/>
    </style:style>
    <style:style style:name="T1436" style:parent-style-name="Policepardéfaut" style:family="text">
      <style:text-properties style:font-size-complex="12pt" style:language-asian="fr" style:country-asian="FR"/>
    </style:style>
    <style:style style:name="P1437" style:parent-style-name="Corpsdetexte" style:family="paragraph">
      <style:text-properties style:language-asian="fr" style:country-asian="FR"/>
    </style:style>
    <style:style style:name="P1438" style:parent-style-name="quote.l" style:family="paragraph">
      <style:text-properties style:language-asian="fr" style:country-asian="FR"/>
    </style:style>
    <style:style style:name="T1439" style:parent-style-name="Policepardéfaut" style:family="text">
      <style:text-properties style:language-asian="fr" style:country-asian="FR"/>
    </style:style>
    <style:style style:name="T1440" style:parent-style-name="Policepardéfaut" style:family="text">
      <style:text-properties style:language-asian="fr" style:country-asian="FR"/>
    </style:style>
    <style:style style:name="T1441" style:parent-style-name="Policepardéfaut" style:family="text">
      <style:text-properties style:language-asian="fr" style:country-asian="FR"/>
    </style:style>
    <style:style style:name="T1442" style:parent-style-name="Policepardéfaut" style:family="text">
      <style:text-properties fo:font-style="italic" style:font-style-asian="italic" style:language-asian="fr" style:country-asian="FR"/>
    </style:style>
    <style:style style:name="T1443" style:parent-style-name="Policepardéfaut" style:family="text">
      <style:text-properties fo:font-style="italic" style:font-style-asian="italic" style:language-asian="fr" style:country-asian="FR"/>
    </style:style>
    <style:style style:name="T1444" style:parent-style-name="Policepardéfaut" style:family="text">
      <style:text-properties style:language-asian="fr" style:country-asian="FR"/>
    </style:style>
    <style:style style:name="T1445" style:parent-style-name="Policepardéfaut" style:family="text">
      <style:text-properties style:language-asian="fr" style:country-asian="FR"/>
    </style:style>
    <style:style style:name="T1446" style:parent-style-name="Policepardéfaut" style:family="text">
      <style:text-properties style:language-asian="fr" style:country-asian="FR"/>
    </style:style>
    <style:style style:name="T1447" style:parent-style-name="Policepardéfaut" style:family="text">
      <style:text-properties style:language-asian="fr" style:country-asian="FR"/>
    </style:style>
    <style:style style:name="T1448" style:parent-style-name="Policepardéfaut" style:family="text">
      <style:text-properties style:font-size-complex="12pt" style:language-asian="fr" style:country-asian="FR"/>
    </style:style>
    <style:style style:name="T1449" style:parent-style-name="Policepardéfaut" style:family="text">
      <style:text-properties style:font-size-complex="12pt" style:language-asian="fr" style:country-asian="FR"/>
    </style:style>
    <style:style style:name="T1450" style:parent-style-name="Policepardéfaut" style:family="text">
      <style:text-properties style:font-size-complex="12pt" style:language-asian="fr" style:country-asian="FR"/>
    </style:style>
    <style:style style:name="T1451" style:parent-style-name="Policepardéfaut" style:family="text">
      <style:text-properties style:language-asian="fr" style:country-asian="FR"/>
    </style:style>
    <style:style style:name="T1452" style:parent-style-name="Policepardéfaut" style:family="text">
      <style:text-properties style:language-asian="fr" style:country-asian="FR"/>
    </style:style>
    <style:style style:name="T1453" style:parent-style-name="Policepardéfaut" style:family="text">
      <style:text-properties style:language-asian="fr" style:country-asian="FR"/>
    </style:style>
    <style:style style:name="T1454" style:parent-style-name="Policepardéfaut" style:family="text">
      <style:text-properties style:language-asian="fr" style:country-asian="FR"/>
    </style:style>
    <style:style style:name="T1455" style:parent-style-name="Policepardéfaut" style:family="text">
      <style:text-properties style:language-asian="fr" style:country-asian="FR"/>
    </style:style>
    <style:style style:name="T1456" style:parent-style-name="Policepardéfaut" style:family="text">
      <style:text-properties style:language-asian="fr" style:country-asian="FR"/>
    </style:style>
    <style:style style:name="T1457" style:parent-style-name="Appelnotedebasdep." style:family="text">
      <style:text-properties style:language-asian="fr" style:country-asian="FR"/>
    </style:style>
    <style:style style:name="T1458" style:parent-style-name="Policepardéfaut" style:family="text">
      <style:text-properties style:language-asian="fr" style:country-asian="FR"/>
    </style:style>
    <style:style style:name="T1459" style:parent-style-name="Policepardéfaut" style:family="text">
      <style:text-properties style:language-asian="fr" style:country-asian="FR"/>
    </style:style>
    <style:style style:name="T1460" style:parent-style-name="Policepardéfaut" style:family="text">
      <style:text-properties style:language-asian="fr" style:country-asian="FR"/>
    </style:style>
    <style:style style:name="T1461" style:parent-style-name="Policepardéfaut" style:family="text">
      <style:text-properties style:language-asian="fr" style:country-asian="FR"/>
    </style:style>
    <style:style style:name="T1462" style:parent-style-name="Policepardéfaut" style:family="text">
      <style:text-properties style:language-asian="fr" style:country-asian="FR"/>
    </style:style>
    <style:style style:name="T1463" style:parent-style-name="Policepardéfaut" style:family="text">
      <style:text-properties style:font-size-complex="12pt" style:language-asian="fr" style:country-asian="FR"/>
    </style:style>
    <style:style style:name="T1464" style:parent-style-name="Policepardéfaut" style:family="text">
      <style:text-properties style:font-size-complex="12pt" style:language-asian="fr" style:country-asian="FR"/>
    </style:style>
    <style:style style:name="T1465" style:parent-style-name="Policepardéfaut" style:family="text">
      <style:text-properties style:language-asian="fr" style:country-asian="FR"/>
    </style:style>
    <style:style style:name="T1466" style:parent-style-name="Policepardéfaut" style:family="text">
      <style:text-properties style:language-asian="fr" style:country-asian="FR"/>
    </style:style>
    <style:style style:name="T1467" style:parent-style-name="Policepardéfaut" style:family="text">
      <style:text-properties style:language-asian="fr" style:country-asian="FR"/>
    </style:style>
    <style:style style:name="T1468" style:parent-style-name="Policepardéfaut" style:family="text">
      <style:text-properties style:language-asian="fr" style:country-asian="FR"/>
    </style:style>
    <style:style style:name="T1469" style:parent-style-name="Policepardéfaut" style:family="text">
      <style:text-properties style:language-asian="fr" style:country-asian="FR"/>
    </style:style>
    <style:style style:name="T1470" style:parent-style-name="Policepardéfaut" style:family="text">
      <style:text-properties style:language-asian="fr" style:country-asian="FR"/>
    </style:style>
    <style:style style:name="T1471" style:parent-style-name="Policepardéfaut" style:family="text">
      <style:text-properties style:language-asian="fr" style:country-asian="FR"/>
    </style:style>
    <style:style style:name="T1472" style:parent-style-name="Policepardéfaut" style:family="text">
      <style:text-properties style:language-asian="fr" style:country-asian="FR"/>
    </style:style>
    <style:style style:name="T1473" style:parent-style-name="Policepardéfaut" style:family="text">
      <style:text-properties style:font-size-complex="12pt" style:language-asian="fr" style:country-asian="FR"/>
    </style:style>
    <style:style style:name="T1474" style:parent-style-name="Policepardéfaut" style:family="text">
      <style:text-properties style:font-size-complex="12pt" style:language-asian="fr" style:country-asian="FR"/>
    </style:style>
    <style:style style:name="T1475" style:parent-style-name="Policepardéfaut" style:family="text">
      <style:text-properties style:font-size-complex="12pt" style:language-asian="fr" style:country-asian="FR"/>
    </style:style>
    <style:style style:name="T1476" style:parent-style-name="Policepardéfaut" style:family="text">
      <style:text-properties style:language-asian="fr" style:country-asian="FR"/>
    </style:style>
    <style:style style:name="T1477" style:parent-style-name="Policepardéfaut" style:family="text">
      <style:text-properties style:language-asian="fr" style:country-asian="FR"/>
    </style:style>
    <style:style style:name="T1478" style:parent-style-name="Policepardéfaut" style:family="text">
      <style:text-properties style:language-asian="fr" style:country-asian="FR"/>
    </style:style>
    <style:style style:name="T1479" style:parent-style-name="Policepardéfaut" style:family="text">
      <style:text-properties style:language-asian="fr" style:country-asian="FR"/>
    </style:style>
    <style:style style:name="T1480" style:parent-style-name="Policepardéfaut" style:family="text">
      <style:text-properties style:text-position="super 66.6%" style:language-asian="fr" style:country-asian="FR"/>
    </style:style>
    <style:style style:name="T1481" style:parent-style-name="Policepardéfaut" style:family="text">
      <style:text-properties style:language-asian="fr" style:country-asian="FR"/>
    </style:style>
    <style:style style:name="T1482" style:parent-style-name="Policepardéfaut" style:family="text">
      <style:text-properties style:language-asian="fr" style:country-asian="FR"/>
    </style:style>
    <style:style style:name="T1483" style:parent-style-name="Policepardéfaut" style:family="text">
      <style:text-properties style:font-size-complex="12pt" style:language-asian="fr" style:country-asian="FR"/>
    </style:style>
    <style:style style:name="T1484" style:parent-style-name="Policepardéfaut" style:family="text">
      <style:text-properties style:font-size-complex="12pt" style:language-asian="fr" style:country-asian="FR"/>
    </style:style>
    <style:style style:name="T1485" style:parent-style-name="Policepardéfaut" style:family="text">
      <style:text-properties style:font-size-complex="12pt" style:language-asian="fr" style:country-asian="FR"/>
    </style:style>
    <style:style style:name="T1486" style:parent-style-name="Policepardéfaut" style:family="text">
      <style:text-properties style:language-asian="fr" style:country-asian="FR"/>
    </style:style>
    <style:style style:name="T1487" style:parent-style-name="Policepardéfaut" style:family="text">
      <style:text-properties style:language-asian="fr" style:country-asian="FR"/>
    </style:style>
    <style:style style:name="T1488" style:parent-style-name="Policepardéfaut" style:family="text">
      <style:text-properties style:language-asian="fr" style:country-asian="FR"/>
    </style:style>
    <style:style style:name="T1489" style:parent-style-name="Policepardéfaut" style:family="text">
      <style:text-properties fo:font-style="italic" style:font-style-asian="italic" style:language-asian="fr" style:country-asian="FR"/>
    </style:style>
    <style:style style:name="T1490" style:parent-style-name="Policepardéfaut" style:family="text">
      <style:text-properties style:language-asian="fr" style:country-asian="FR"/>
    </style:style>
    <style:style style:name="T1491" style:parent-style-name="Policepardéfaut" style:family="text">
      <style:text-properties fo:font-style="italic" style:font-style-asian="italic" style:language-asian="fr" style:country-asian="FR"/>
    </style:style>
    <style:style style:name="T1492" style:parent-style-name="Policepardéfaut" style:family="text">
      <style:text-properties style:language-asian="fr" style:country-asian="FR"/>
    </style:style>
    <style:style style:name="T1493" style:parent-style-name="Policepardéfaut" style:family="text">
      <style:text-properties style:language-asian="fr" style:country-asian="FR"/>
    </style:style>
    <style:style style:name="T1494" style:parent-style-name="Policepardéfaut" style:family="text">
      <style:text-properties style:language-asian="fr" style:country-asian="FR"/>
    </style:style>
    <style:style style:name="T1495" style:parent-style-name="Policepardéfaut" style:family="text">
      <style:text-properties style:language-asian="fr" style:country-asian="FR"/>
    </style:style>
    <style:style style:name="T1496" style:parent-style-name="Policepardéfaut" style:family="text">
      <style:text-properties style:language-asian="fr" style:country-asian="FR"/>
    </style:style>
  </office:automatic-styles>
  <office:body>
    <office:text text:use-soft-page-breaks="true">
      <text:p text:style-name="P1"><text:bookmark-start text:name="bookmark3"/><text:bookmark-end text:name="bookmark3"/>title : Lettres sur la littérature dramatique [I-XVI]</text:p>
      <text:p text:style-name="P2">creator : Saint-Marc Girardin (1801-1873)</text:p>
      <text:p text:style-name="P3">copyeditor : Éric Thiébaud (OCR, XML-TEI)</text:p>
      <text:p text:style-name="P4">publisher : Sorbonne Université, LABEX OBVIL</text:p>
      <text:p text:style-name="P5">issued : 2018</text:p>
      <text:p text:style-name="P6">idno : http://obvil.paris-sorbonne.fr/corpus/critique/saint-marc-girardin_lettres-sur-la-litterature-dramatique_1826/</text:p>
      <text:p text:style-name="P7">source : Saint-Marc Girardin (1801-1873), « Lettres sur la littérature dramatique » [I-XVI],<text:s/><text:span text:style-name="title">Le Mercure du dix-neuvième siècle</text:span>, 1826, tome XII, p. 556-562 [I] ; tome XIII, p. 33-41 [II], 74-80 [III], 166-171 [IV], 335-342 [V], 463-471 [VI], 538-547 [VII], 598-606 [VIII] ; tome XIV, p. 25-34 [IX], 88-95 [X], 175-183 [XI], 270-274 [XII] ; tome XV, p. 135-142 [XIII], 224-233 [XIV], 273-279 [XV], 462-467 [XVI]. Sources : Gallica (<text:a xlink:href="https://gallica.bnf.fr/ark:/12148/bpt6k96170422" office:target-frame-name="_top" xlink:show="replace"><text:span text:style-name="Lienhypertexte">tome XII</text:span></text:a>,<text:s/><text:a xlink:href="https://gallica.bnf.fr/ark:/12148/bpt6k96167388" office:target-frame-name="_top" xlink:show="replace"><text:span text:style-name="Lienhypertexte">tome XIII</text:span></text:a>,<text:s/><text:a xlink:href="https://gallica.bnf.fr/ark:/12148/bpt6k97367864" office:target-frame-name="_top" xlink:show="replace"><text:span text:style-name="Lienhypertexte">tome XV</text:span></text:a>), Google (<text:a xlink:href="https://books.google.fr/books?id=8gowAAAAYAAJ" office:target-frame-name="_top" xlink:show="replace"><text:span text:style-name="Lienhypertexte">tome XIV</text:span></text:a>).</text:p>
      <text:p text:style-name="P8">created : 1826</text:p>
      <text:p text:style-name="P9">language : fre</text:p>
      <text:h text:style-name="P10" text:outline-level="1">Tome XII</text:h>
      <text:h text:style-name="Titre2" text:outline-level="2"><text:span text:style-name="pb">[p. 556]<text:s/></text:span><text:span text:style-name="T11">[I]</text:span></text:h>
      <text:p text:style-name="Corpsdetexte"><text:span text:style-name="T12">Il paraît, Monsieur, que la querelle s’anime entre les classiques et les romantiques. On a besoin de soldats ; on les prend, comme dans les derniers temps de Napoléon, grands ou petits, malades ou bien</text:span><text:span text:style-name="T13"><text:s/>portants ; à peine autrefois pouvait-on porter un fusil, vite à l’armée : à peine aujourd’hui sait-on manier une plume, vite aux journaux. Prenez un parti ; déraisonnez pour ou contre Racine. — Je voudrais réfléchir. — Non ; écrivez, c’est plus court. Que</text:span><text:span text:style-name="T14"><text:s/>si quelqu’un veut rester au milieu et se tenir entre M. Duviquet</text:span><text:span text:style-name="T15"><text:note text:note-class="footnote" text:id="_ftn0"><text:note-citation>1</text:note-citation><text:note-body><text:p text:style-name="Notedebasdepage"><text:s/>[NdE] Orthographié Duvicquet.</text:p></text:note-body></text:note></text:span><text:span text:style-name="T16"><text:s/>et M. de Stendhal</text:span><text:span text:style-name="T17"><text:note text:note-class="footnote" text:id="_ftn1"><text:note-citation>2</text:note-citation><text:note-body><text:p text:style-name="Notedebasdepage"><text:s/>[NdE] Orthographié Stendal.</text:p></text:note-body></text:note></text:span><text:span text:style-name="T18">, alors c’est un haro général ; c’est un modéré ! crie-t-on de toutes parts, c’est un ministériel ! et le pau</text:span><text:span text:style-name="T19">vre homme exposé au feu des deux partis, criblé de tous côtés, tombe entre les deux camps en criant en vain, comme Blondel dans<text:s/></text:span><text:span text:style-name="title">Richard Cœur-de-Lion</text:span><text:span text:style-name="T20">,<text:s/></text:span><text:span text:style-name="T21">la paix, la paix, mes bons amis !</text:span></text:p>
      <text:p text:style-name="P22">Mais que fait et que dit le public pendant cette lutte ? Rien. Les littérateurs s’imaginent que le public s’intéresse au combat ; il a bien d’autres soucis que des querelles d’auteurs ; les trois<text:s/><text:soft-page-break/>pour cent et le droit d’aînesse l’occupent plus vivement, et je crois qu’il a raison.</text:p>
      <text:p text:style-name="Corpsdetexte"><text:span text:style-name="T23">Cependant quelque faible part qu’il prenne à t</text:span><text:span text:style-name="T24">outes ces disputes, au théâtre il est forcé de s’en inquiéter ; car là les partis sont en présence et c’est lui qui juge ; chaque jour les novateurs gagnent du terrain ; tantôt<text:s/></text:span><text:span text:style-name="pb">[p. 557]<text:s/></text:span><text:span text:style-name="T25">c’est un personnage, tantôt un sentiment, quelquefois même un simple m</text:span><text:span text:style-name="T26">ot qu’on hasarde aujourd’hui, tandis que naguères il eût paru trop bas et trop commun : chaque jour on fait des essais ; comment réussissent-ils ? comment le parterre s’en accommode-t-il ? voilà ce qu’il faut étudier. Il est bon sans doute que les journali</text:span><text:span text:style-name="T27">stes examinent les pièces nouvelles ; c’est un second degré de juridiction après le parterre ; mais il serait utile d’étudier aussi le caractère du public, de rechercher quelles impressions il reçoit, de dire quand il se trompe, pourquoi il s’est trompé, e</text:span><text:span text:style-name="T28">t d’analyser les causes de ses erreurs : c’est ainsi qu’on parviendra à se faire une idée de l’opinion publique en fait de littérature dramatique : il me semble que si je voulais me rendre compte de l’esprit public d’un peuple, je lirais moins les discours</text:span><text:span text:style-name="T29"><text:s/>de ses députés, que je ne chercherais à connaître l’effet qu’ils produisent dans la nation : ainsi occupons-nous moins des auteurs et des pièces en elles-mêmes, que du parterre et de sa manière de juger ; voyons ce qu’il sait, ce qu’il pense, quels préjug</text:span><text:span text:style-name="T30">és il apporte, quelles idées il s’est faites, et dans cet examen soyons plutôt moralistes que critiques.</text:span></text:p>
      <text:p text:style-name="Corpsdetexte"><text:span text:style-name="T31">Songez d’ailleurs quel avantage pour un journaliste, s’il adopte cette méthode ; la vérité est difficile à dire ; un auteur se pique ; voilà un ennemi </text:span><text:span text:style-name="T32">: mais quand vous parlez du parterre, qu’avez-vous à craindre ? on ne joue pas vos articles ; il ne peut pas les siffler : ensuite le parterre n’a pas d’esprit de corps ; celui d’hier n’est pas celui d’aujourd’hui : si même mon voisin est un sot, je n’en s</text:span><text:span text:style-name="T33">uis pas solidaire : ainsi vous pouvez tout dire impunément et blâmer tout le monde sans<text:s/></text:span><text:span text:style-name="pb">[p. 558]<text:s/></text:span><text:span text:style-name="T34">que personne prenne fait et cause. Autre argument encore. Quand vous critiquez un auteur, quelquefois il s’avoue coupable ; mais que voulez-vous, dit-il, il fa</text:span><text:span text:style-name="T35">ut bien plaire au parterre : l’excuse est bonne : on ne peut pas forcer un homme à se faire siffler, le tout pour la plus grande gloire d’une théorie : c’est donc au parterre qu’il faut s’adresser, c’est lui qu’il faut critiquer, c’est lui qu’il faut instr</text:span><text:span text:style-name="T36">uire, mais sans morgue et sans pédanterie. Il ne faut pas ici faire de phrases, vanter le goût et le tact d’un parterre français et lui demander la permission de lui soumettre quelques humbles remontrances : c’est lui qui juge la littérature dramatique, c’</text:span><text:span text:style-name="T37">est lui qui décide, c’est un département dont il est le ministre : il faut le traiter comme tel et lui parler quelquefois sur le ton de l’opposition.</text:span></text:p>
      <text:p text:style-name="Corpsdetexte"><text:span text:style-name="T38">M. de La Ville vient de faire jouer son<text:s/></text:span><text:span text:style-name="title">Charles VI</text:span><text:span text:style-name="T39"> : il avait à représenter un roi en délire, un fils pers</text:span><text:span text:style-name="T40">écuté par sa mère, et la France livrée aux Anglais : il y a là tous les genres d’intérêt ; il<text:s/></text:span><text:soft-page-break/><text:span text:style-name="T41">y a de plus le talent de l’auteur, et la pièce a réussi comme elle le méritait. Elle attire la foule ; c’est donc une occasion favorable d’étudier l’esprit du par</text:span><text:span text:style-name="T42">terre : je m’attacherai aujourd’hui au personnage de Craon : voyons comment l’auteur l’a fait pour le public, et comment le public<text:s/></text:span><text:span text:style-name="T43">juge.</text:span></text:p>
      <text:p text:style-name="Corpsdetexte"><text:span text:style-name="T44">Isabelle de Bavière a fait nommer Craon gouverneur de l’hôtel Saint-Paul, et il est chargé de veiller sur<text:s/></text:span><text:span text:style-name="T45">Charles VI :<text:s/></text:span><text:span text:style-name="T46">il a été autrefois l’assassin du connétable Clisson, et le spectateur, qui connaît un peu les mœurs et l’histoire du temps, s’attend à voir dans Craon un courtisan, tranchons le mot, un amant d’Isabelle,<text:s/></text:span><text:span text:style-name="pb">[p. 559]<text:s/></text:span><text:span text:style-name="T47">libertin et féroce, mélange de corruption e</text:span><text:span text:style-name="T48">t de barbarie, tel qu’il devait s’en trouver beaucoup au milieu des guerres civiles de cette époque où la féodalité avait encore beaucoup de force et n’avait plus rien de chevaleresque, où la franchise était de la rudesse et de la grossièreté, où l’adresse</text:span><text:span text:style-name="T49"><text:s/>était de la fourbe, où l’adresse était de la fourbe, où les princesses s’assassinaient en dépit des serments les plus saints, où les entrevues se faisaient sur les ponts, dans des cages qui ne laissaient qu’une étroite ouverture par laquelle chaque prince</text:span><text:span text:style-name="T50"><text:s/>passait la main ; tant il y avait de confiance dans la foi des paroles ! voilà quel pouvait être Craon ; mais M. de La Ville a mieux aimé en faire un caractère romanesque. Il se repent du meurtre de Clisson et veut l’expier ; mais comment ? à cette époque</text:span><text:span text:style-name="T51"><text:s/>on ne connaissait qu’une seule manière d’expier ses crimes, c’était d’aller se battre contre les infidèles ou de se faire moine : ce n’est pas là ce que fait le Craon de la pièce : il se dévoue à la personne du malheureux roi et à la cause du Dauphin ; il</text:span><text:span text:style-name="T52"><text:s/>ne ménage encore la reine que pour rendre service au jeune prince et arracher la France aux mains des Anglais : certes, c’est là une expiation plus utile et plus noble que de s’enfermer un cloître ou d’aller tuer des Sarrasins : il ne lui manque que d’êtr</text:span><text:span text:style-name="T53">e vraie selon l’histoire ; mais elle plaît au parterre où tout le monde n’a pas lu soit M. de Barante, soit les chroniques du temps, ce qui est à peu près la même chose.</text:span></text:p>
      <text:p text:style-name="Corpsdetexte"><text:span text:style-name="T54">Il ne faut jamais attendre d’un parterre qu’il se prête à des mœurs ou à des idées aut</text:span><text:span text:style-name="T55">res que les siennes : il ne s’oublie jamais, il fait toujours acte de présence et témoigne sans cesse de l’homme du dix-neuvième siècle avec ses pensées et sa manière de voir : il n’aime et<text:s/></text:span><text:span text:style-name="pb">[p. 560]<text:s/></text:span><text:span text:style-name="T56">n’applaudit que ce qu’il pense, et quand il l’entend expr</text:span><text:span text:style-name="T57">imer par l’acteur, il s’empresse de s’y associer : il est singulièrement honnête homme et n’approuve jamais que les bons sentiments, ce qui est certes très rassurant pour la morale publique, mais moins favorable à l’illusion dramatique. La<text:s/></text:span><text:span text:style-name="title">Revue d’Édimbour</text:span><text:span text:style-name="title">g</text:span><text:span text:style-name="T58"><text:s/>nous reproche de manquer d’imagination : je serais presque tenté de penser comme elle, à voir la manière dont nous écoutons une pièce ; nous nous cramponnons en quelque sorte à notre siècle, sans vouloir le quitter un seul instant : nous<text:s/></text:span><text:soft-page-break/><text:span text:style-name="T59">permettons bien<text:s/></text:span><text:span text:style-name="T60">aux acteurs de prendre le costume de l’époque ; mais s’ils en imitent trop fidèlement le langage, s’ils s’éloignent de nos mœurs, nous blâmons, s’ils s’en rapprochent, nous applaudissons : qu’en arrive-t-il ? c’est que l’auteur, qui sait le moyen d’être ap</text:span><text:span text:style-name="T61">plaudi, ne manque pas de le prendre : il met dans la bouche de Craon, d’un repentant du quinzième siècle, les sentiments de Jean-Jacques, parce que ce sont ceux-là que le parterre connaît ; il parle de la vertu en philosophe, parce que c’est comme cela que</text:span><text:span text:style-name="T62"><text:s/>nous la concevons.</text:span></text:p>
      <text:p text:style-name="P63">En France, quoique nous nous prétendions légers et inconstants, nous n’aimons pas les choses nouvelles ; nous n’aimons que les choses à la mode : or, je vous le demande, irai-je applaudir un homme qui, pour expier ses fautes, se fera moine ? j’aurai l’air d’un jésuite ; de plus, j’applaudirai tout seul ; grand inconvénient. J’aurai beau dire : Ce sont les mœurs du temps ou du pays : on me répondra qu’il faut être de son temps et de son pays, surtout quand on est Français et qu’on vit dans le siècle des lumières. Dussé-je avoir raison, est-on bien avancé d’avoir raison seul contre tout le monde ?</text:p>
      <text:p text:style-name="Corpsdetexte"><text:span text:style-name="pb">[p. 501]<text:s/></text:span><text:span text:style-name="T64">Corneille faisait dire au comte dans deux vers du<text:s/></text:span><text:span text:style-name="title">Cid</text:span><text:span text:style-name="T65"><text:s/>supprimés :</text:span></text:p>
      <text:p text:style-name="P66">Des satisfactions l’effet le plus commun</text:p>
      <text:p text:style-name="P67">Est de déshonorer deux hommes<text:s/>au lieu d’un.</text:p>
      <text:p text:style-name="Corpsdetexte"><text:span text:style-name="T68">Croyez-vous, si ces vers étaient prononcés, qu’un<text:s/></text:span>homme qui aurait<text:span text:style-name="T69"><text:s/>lu la lettre de Julie à Saint-Preux, se permît de les applaudir ? il se ferait passer pour un duelliste : les mères de famille des loges et des galeries le regarderaient avec</text:span><text:span text:style-name="T70"><text:s/>horreur ; ce serait une mauvaise tête : peut-être dirait-on, selon l’adage trivial, qu’il a bon cœur ; seule excuse qui pourrait le faire épargner. Car parler des mœurs chevaleresques de l’Espagne, chimères, préjugés du vieux temps dont il ne faut pas s’o</text:span><text:span text:style-name="T71">ccuper.</text:span></text:p>
      <text:p text:style-name="P72">C’est ainsi que, grâce à cette mauvaise habitude de tout rapporter à nous, s’effacent les différences de mœurs, d’époques, de caractères : plus de variété, parce qu’après tout la mine des idées générales s’épuise, et quand on a mis aux prises quelque cent fois l’amour et la jalousie, le fanatisme et la tolérance, l’ambition et le désintéressement, quand on a suffisamment combiné le crime et le repentir, le vice et la vertu, malgré tout le talent des arrangeurs, on s’avise un beau jour que tout a été<text:s/>dit et redit : de combien d’idées se compose le bagage de la tragédie ? le dénombrement n’en serait pas long : on nous les fait passer successivement sous les yeux comme trois ou quatre soldats qui tournent autour d’une coulisse et figurent une armée ; mais gare au moment où l’on s’aperçoit que ce sont toujours<text:s/><text:soft-page-break/>les mêmes !</text:p>
      <text:p text:style-name="Corpsdetexte"><text:span text:style-name="T73">L’uniformité, voilà la plaie de notre théâtre ; qu’on<text:s/></text:span><text:span text:style-name="pb">[p. 562]<text:s/></text:span><text:span text:style-name="T74">garde, si l’on veut, les unités, mais qu’on nous donne du nouveau :<text:s/></text:span><text:span text:style-name="T75">diversité, c’est ma devise</text:span><text:span text:style-name="T76">, dit La Fontaine, et voilà p</text:span><text:span text:style-name="T77">ourquoi il est si amusant. Cette monotonie de la littérature dramatique fatigue de tous côtés ; elle finira par fatiguer le parterre qui en est à la fois la cause et la victime : il s’ennuiera de s’amuser toujours de même et oubliera toutes ses erreurs, mê</text:span><text:span text:style-name="T78">me celle de ne pas vouloir au théâtre adopter un instant les erreurs des autres siècles. Qu’il garde pour le monde et pour la politique cette inflexibilité de conscience si sévère aux préjugés du passé : là elle est honorable et utile : dans la littérature</text:span><text:span text:style-name="T79"><text:s/>elle n’est que ridicule.</text:span></text:p>
      <text:p text:style-name="Corpsdetexte"><text:span text:style-name="T80">Nous avons dit franchement quels étaient les torts du parterre ; nous dirons de même quels sont ceux des auteurs, et nous reviendrons sur le<text:s/></text:span><text:span text:style-name="title">Charles VI</text:span><text:span text:style-name="T81"><text:s/>de M. de La Ville, pour faire et rendre justice ; car c’est<text:s/></text:span><text:span text:style-name="T82">dans ces deux mots</text:span><text:span text:style-name="T83"><text:s/>que consiste toute la critique.</text:span></text:p>
      <text:p text:style-name="salute">Agréez, etc.</text:p>
      <text:h text:style-name="P84" text:outline-level="1">Tome XIII</text:h>
      <text:h text:style-name="Titre2" text:outline-level="2"><text:span text:style-name="pb">[p. 33]<text:s/></text:span><text:span text:style-name="T85">[II]</text:span></text:h>
      <text:p text:style-name="Corpsdetexte"><text:span text:style-name="T86">Auteur, oseur</text:span><text:span text:style-name="T87">,</text:span><text:span text:style-name="T88"><text:s/>disait Beaumarchais ; c’était sa maxime, et il ne manqua jamais de la mettre en pratique. Au barreau, il osa : de là ses<text:s/></text:span><text:span text:style-name="title">Mémoires</text:span><text:span text:style-name="T89"><text:s/>qu’un avocat n’aurait pu, ni voulu faire ;</text:span><text:span text:style-name="T90"><text:s/>tant l’esprit du barreau est routinier aujourd’hui comme autrefois ! Au théâtre, il osa : de là son<text:s/></text:span><text:span text:style-name="title">Mariage de Figaro</text:span><text:span text:style-name="T91"><text:s/>que les pédants de goût et de morale ont censuré, que les pédants de politique ont prohibé, et qui est si bien la comédie de notre temps,</text:span><text:span text:style-name="T92"><text:s/>qu’il n’est plus permis de la jouer. Dans la vie, il osa : de là sa fortune et ses spéculations hardies qui apprirent au commerce à sortir des boutiques ; enfin, partout il fut hardi. Bonne leçon, Monsieur, et toujours praticable. Quand, la littérature es</text:span><text:span text:style-name="T93">t jeune, il faut oser pour grandir ; vieille, il faut oser pour rajeunir ; enfin je dirais presque comme Danton :<text:s/></text:span><text:span text:style-name="T94">Ce qu’il faut pour vaincre, c’est de l’audace, de l’audace, et toujours de l’audace.</text:span></text:p>
      <text:p text:style-name="Corpsdetexte"><text:span text:style-name="T95">De l’audace, dira-t-on ; et la censure ? — La censure, je</text:span><text:span text:style-name="T96"><text:s/>le sais, est terrible ; mais il y en avait une au temps de Beaumarchais, et<text:s/></text:span><text:span text:style-name="title">le Mariage de Figaro</text:span><text:span text:style-name="T97"><text:s/>passa cependant sans trop payer tribut : c’est que Beaumarchais osa… quoi ? être intrigant. — Fi ! l’intrigue ! que me proposez-vous ? — Il est vrai, Monsieur</text:span><text:span text:style-name="T98"> ; j’avais tort : un auteur fera antichambre pour être commis ; c’est de bon ton ; mais non pas pour être joue : quant à moi, dût-on m’accuser de<text:s/></text:span><text:soft-page-break/><text:span text:style-name="T99">morale relâchée, s’il y a quelque part chez nous un Beaumarchais, je lui<text:s/></text:span><text:span text:style-name="pb">[p. 34]<text:s/></text:span><text:span text:style-name="T100">permets d’être ministériel pe</text:span><text:span text:style-name="T101">ndant deux ou trois ans, pourvu qu’il nous donne un<text:s/></text:span><text:span text:style-name="title">Mariage de Figaro</text:span><text:span text:style-name="T102"> : si vous avez dans votre portefeuille une pièce neuve et piquante ; et si la censure peut être circonvenue et séduite par l’intrigue, intriguez hardiment ; ne craignez pas les cris des<text:s/></text:span><text:span text:style-name="T103">prudes de conscience : l’intrigue par le temps qui court n’est pas chose si extraordinaire que tout le monde, d’une commune voix, doive crier contre elle. J’aurais voulu que M. Ouvrard, au lieu d’être financier, fût auteur dramatique ; et homme de génie en</text:span><text:span text:style-name="T104"><text:s/>ce genre, nous aurions déjà vu sur la scène cinq ou six pièces neuves et originales ; car enfin il aurait intrigué, je l’espère, aussi heureusement pour ses comédies que pour ses fournitures, et il ne lui aurait pas été plus difficile de duper nos ministr</text:span><text:span text:style-name="T105">es pour être impunément novateur au théâtre que munitionnaire en Espagne.</text:span></text:p>
      <text:p text:style-name="Corpsdetexte"><text:span text:style-name="T106">À jésuite, jésuite et demi.</text:span><text:span text:style-name="T107"><text:s/>C’est un proverbe qui doit être plus que jamais de circonstance : s’il est quelque moyen d’éluder la censure, soit ruse, soit intrigue, employez-le, et si</text:span><text:span text:style-name="T108"><text:s/>votre pièce est amusante, le public ne s’inquiétera du reste. Cependant, jusqu’à ce que la censure cède à la raison publique, ou aux intrigues des auteurs, jusqu’à ce qu’il soit permis d’oser tout à fait, on essaie, et la révolution dramatique se fait peu</text:span><text:span text:style-name="T109"><text:s/>à peu : c’est sous [ce] rapport que je voulais continuer à examiner<text:s/></text:span><text:span text:style-name="title">Charles VI</text:span><text:span text:style-name="T110"><text:s/>et montrer comment les idées nouvelles perçaient dans plusieurs scènes. Mais, si je m’occupe toujours de l’auteur de<text:s/></text:span><text:span text:style-name="title">Charles VI</text:span><text:span text:style-name="T111">, que dira celui d’</text:span><text:span text:style-name="title">Intrigue et Amour</text:span><text:span text:style-name="T112"> ? Laissons u</text:span><text:span text:style-name="T113">n instant la tragédie, nous y reviendrons à la rentrée de Talma ; parlons du nouveau drame.</text:span></text:p>
      <text:p text:style-name="Corpsdetexte"><text:span text:style-name="pb">[p. 35]<text:s/></text:span><text:span text:style-name="T114">Je ne blâme pas nos auteurs d’emprunter des sujets à la littérature étrangère ; à Dieu ne plaise que je prêche jamais un patriotisme intolérant ; il faut pr</text:span><text:span text:style-name="T115">endre son bien partout où on le trouve, et s’il tombait un jour dans l’idée de nos ministres d’étudier l’économie politique dans les discours de M. Huskisson, et la diplomatie à l’école de M. Canning, je ne m’en plaindrais pas. Empruntez donc à Shakespeare</text:span><text:span text:style-name="T116"><text:note text:note-class="footnote" text:id="_ftn2"><text:note-citation>3</text:note-citation><text:note-body><text:p text:style-name="Notedebasdepage"><text:s/>[NdE] Orthographié Shakspeare.</text:p></text:note-body></text:note></text:span><text:span text:style-name="T117"><text:s/>et à Schiller ; je le veux bien ; mais traduirez-vous mot à mot leurs ouvrages, conserverez-vous fidèlement l’empreinte des mœurs et des idées allemandes ou anglaises ? Non ; ce serait choquer le parterre français ; vous<text:s/></text:span><text:span text:style-name="T118">n’oserez pas : ainsi point de traductions. Des imitations ; voilà tout ce que nous pourrons espérer ; nous aurons des pièces moitié étrangères, moitié françaises, et qui risquent de ne pas réussir tout à fait ; car, dit Boileau que j’aime à citer, quoiqu’i</text:span><text:span text:style-name="T119">l soit de bon ton de l’attaquer aujourd’hui,</text:span></text:p>
      <text:p text:style-name="P120">Chacun pris dans son air est agréable en soi ;</text:p>
      <text:soft-page-break/>
      <text:p text:style-name="P121">Ce n’est que l’air d’autrui qui peut déplaire en moi.</text:p>
      <text:p text:style-name="Corpsdetexte"><text:span text:style-name="T122">MM. de La Ville et de Wailly ont tous deux transporté sur notre scène<text:s/></text:span><text:span text:style-name="title">l’Intrigue et l’Amour</text:span><text:span text:style-name="T123"><text:s/>de Schiller : M. d</text:span><text:span text:style-name="T124">e Wailly plus hardi, peut-être parce qu’il est plus jeune, s’est tenu plus près de l’auteur allemand que ne l’a fait M. de La Ville ; il a conservé les caractères de Schiller et il s’en est bien trouvé : quant au dénouement, ni à l’Odéon, ni aux Français,<text:s/></text:span><text:span text:style-name="T125">ni même à la Porte-Saint-Martin, où<text:s/></text:span><text:span text:style-name="title">la Fille du Musicien</text:span><text:span text:style-name="T126"><text:s/>n’est aussi qu’une imitation de Schiller, les imitateurs n’ont osé suivre l’auteur allemand. Dans Schiller, Ferdinand, se croyant trompé par Louise, l’empoisonne et boit après<text:s/></text:span><text:span text:style-name="pb">[p. 36]<text:s/></text:span><text:span text:style-name="T127">elle le poison.</text:span><text:span text:style-name="T128"><text:s/>Ce terrible dénouement a effrayé nos auteurs français, et pour ménager la sensibilité des Parisiens, ils ont eu recours à des moyens plus on moins adroits ; mais tous ont pensé qu’il valait mieux qu’elle se tuât elle-même, et le suicide leur a semblé de m</text:span><text:span text:style-name="T129">eilleur ton que l’homicide : cependant ils n’ont pas satisfait le parterre, et dans l’excellente imitation de<text:s/></text:span><text:span text:style-name="T130">M. de </text:span><text:span text:style-name="T131">Wailly ce dénouement est la seule chose qui blesse : pourquoi ce qui ne choque pas dans Schiller, où la terreur est portée à son comble,<text:s/></text:span><text:span text:style-name="T132">puisque c’est Ferdinand lui-même qui empoisonne Louise, choque-t-il dans les imitateurs où la terreur est affaiblie ? Sommes-nous moins capables que les Allemands de supporter la terrible impression de cette scène ? Je ne le crois pas ; mais dans Schiller<text:s/></text:span><text:span text:style-name="T133">l’amour de Ferdinand et de Louise est peint avec une telle exaltation qu’il n’y a rien qu’on ne puisse aisément attendre de ces âmes enthousiastes : c’est l’amour allemand avec toute la ferveur de ses sentiments, avec toute l’exagération de ses idées : dan</text:span><text:span text:style-name="T134">s les imitateurs c’est un amour plus simple et moins romanesque ; M. de Wailly seul a cherché à conserver aux deux amants la couleur que Schiller leur a donnée ; mais il ne l’a pas toujours pu : qu’arrive-t-il de tout cela ? C’est que le spectateur, qui rè</text:span><text:span text:style-name="T135">gle ses sentiments sur ceux des personnages qu’il entend en Allemagne, doit tout attendre des terribles explosions d’un amour si violent et si exalté : il n’y a rien moins que le meurtre qui puisse répondre à son attente, et le terrible dénouement de Schil</text:span><text:span text:style-name="T136">ler est préparé dès les premiers mots de Louise et de Ferdinand, tant leur passion est montée sur un ton mystique et enthousiaste : s’ils finissaient par s’épouser après<text:s/></text:span><text:span text:style-name="pb">[p. 37]<text:s/></text:span><text:span text:style-name="T137">quelques traverses, ce serait une mystification pour le spectateur ; car pourq</text:span><text:span text:style-name="T138">uoi tant d’emphase et de fanatisme si tout doit se terminer par un mariage, chose vulgaire et naturelle ?</text:span></text:p>
      <text:p text:style-name="quote.l"><text:span text:style-name="T139">Non deus intersit nisi dignus vindice n</text:span><text:span text:style-name="T140">odus.</text:span></text:p>
      <text:p text:style-name="P141">La mort dans Schiller est le seul lien qui puisse dénouer dignement la pièce : dans les imitateurs au contraire, où le langage des deux amans est plus humain, où ils s’aiment simplement et non pas comme deux platoniciens de vingt ans, le spectateur se proportionne à<text:s/><text:soft-page-break/>leurs sentiments ; il trouverait tout naturel qu’ils finissent par être heureux, et quand il les voit mourir il se sent contrarié et murmure. C’est ainsi que dans Schiller un dénouement heureux serait mal placé, tandis que peut-être dans les imitations il pourrait plaire.</text:p>
      <text:p text:style-name="P142">Nous avons commencé par examiner le dénouement, ce qui n’est sans doute pas l’ordre naturel ; voyons maintenant quelques-uns des caractères de la pièce ; c’est ici que se montre toute la supériorité de M. de Wailly sur M. de La Ville ; et pourquoi M. de Wailly l’emporte-t-il ? C’est qu’il a osé ; c’est qu’il n’a pas craint de nous<text:s/>donner souvent du Schiller tout pur, traduit en vers faciles et élégants, ce qui ne gâte jamais rien.</text:p>
      <text:p text:style-name="Corpsdetexte"><text:span text:style-name="T143">Dans Schiller et dans M. de Wailly, le père de Louise, le musicien Miller est un brave homme qui parle simplement : quand on insulte sa fille, il prend un</text:span><text:span text:style-name="T144"><text:s/>bâton pour la défendre contre les huissiers, et s’adresse au président comme un homme du peuple à un grand seigneur, tempérant la colère par un reste de respect ;<text:s/></text:span><text:span text:style-name="pb">[p. 38]<text:s/></text:span><text:span text:style-name="T145">mais disant ce qu’il a sur le cœur, ne faisant pas de grandes phrases, enfin un homm</text:span><text:span text:style-name="T146">e<text:s/></text:span><text:span text:style-name="T147">comme toi et moi</text:span><text:span text:style-name="T148">,</text:span><text:span text:style-name="T149"><text:s/>ainsi que le dit Petit-Jean dans le<text:s/></text:span><text:span text:style-name="title">Racine</text:span><text:span text:style-name="T150"><text:s/>de M. Magnin</text:span><text:span text:style-name="T151"><text:note text:note-class="footnote" text:id="_ftn3"><text:note-citation>4</text:note-citation><text:note-body><text:p text:style-name="Notedebasdepage"><text:s/><text:span text:style-name="T152">Charmante petite pièce jouée avec succès à l’Odéon, et dans laquelle l’auteur a eu le talent de faire d’un des préceptes de la critique moderne une scène de comédie gaie et amus</text:span><text:span text:style-name="T153">ante.</text:span></text:p></text:note-body></text:note></text:span><text:span text:style-name="T154"> ; aussi sa colère et son respect qui se mêlent et se démentent mutuellement</text:span><text:span text:style-name="T155">,</text:span><text:span text:style-name="T156"><text:s/>le rendent comique et intéressant tout ensemble : il attendrit et fait rire, chose qui s’allie plus souvent qu’on ne croit.</text:span></text:p>
      <text:p text:style-name="Corpsdetexte"><text:span text:style-name="T157">Dans M. de La Ville, c’est<text:s/></text:span><text:span text:style-name="T158">un père noble</text:span><text:span text:style-name="T159"><text:s/>qui s’in</text:span><text:span text:style-name="T160">digne selon l’étiquette et s’emporte selon les règles. Il défend sa fille en beau langage, et quand le président outrage Louise, vous êtes, lui dit-il,<text:s/></text:span><text:span text:style-name="T161">un calomniateur</text:span><text:span text:style-name="T162"> ;</text:span><text:span text:style-name="T163"><text:s/>le président se récrie, et le musicien Miller lui répète encore avec dignité :</text:span></text:p>
      <text:p text:style-name="P164">Un calomniateur, oui je l’ai dit !</text:p>
      <text:p text:style-name="Corpsdetexte"><text:span text:style-name="T165">Voilà une colère d’homme de bon ton, une indignation d’homme du beau monde : M. de La Ville s’est sans doute souvenu du mot de M. de Saint-Aulaire à M. Clausel de Coussergues ; mais ce qui convenait à M. de Saint-Aulaire défenda</text:span><text:span text:style-name="T166">nt à la tribune un ministre sottement accusé de l’assassinat d’un prince du sang, ne convient pas aussi bien au musicien Miller, quand le président accuse Louise d’être une fille perdue. Je ne défends pas à nos auteurs comiques d’étudier les procès-verbaux</text:span><text:span text:style-name="T167"><text:s/>de la Chambre des députés, s’ils peuvent<text:s/></text:span><text:span text:style-name="T168">y</text:span><text:span text:style-name="T169"><text:s/>trouver des sujets ; mais l’emprunt du mot de M. de Saint-Aulaire ne me paraît pas heureux.</text:span></text:p>
      <text:p text:style-name="Corpsdetexte"><text:span text:style-name="T170">Dans Schiller et dans M. de Wailly, la femme que le président veut faire épouser à son fils est lady Milfort, maîtresse<text:s/></text:span><text:span text:style-name="T171">du prince ; Ferdinand refuse avec indignation ; mais dans une<text:s/></text:span><text:soft-page-break/><text:span text:style-name="T172">entrevue, elle se réhabilite<text:s/></text:span><text:span text:style-name="pb">[p. 39]<text:s/></text:span><text:span text:style-name="T173">à force de remords et d’amour ; elle aime Ferdinand : c’est par-là qu’elle redevient vertueuse en quelque sorte, et lui-même forcé d’estimer celle qu’il vena</text:span><text:span text:style-name="T174">it accabler de mépris, lui avoue sa passion pour Louise : de là une scène admirable entre lady Milfort et Louise, l’une entourée de tout l’éclat de l’opulence, mais qui a été coupable ; l’autre pauvre, mais qui a toujours été vertueuse. Dans M. de La Ville</text:span><text:span text:style-name="T175">, lady Ostheim</text:span><text:span text:style-name="T176"><text:note text:note-class="footnote" text:id="_ftn4"><text:note-citation>5</text:note-citation><text:note-body><text:p text:style-name="Notedebasdepage"><text:s/>[NdE] Orthographié Hosteim.</text:p></text:note-body></text:note></text:span><text:span text:style-name="T177"><text:s/>est une jeune veuve qui a du crédit à la cour et qu’on croit maîtresse du prince ; mais il n’en est rien :</text:span></text:p>
      <text:p text:style-name="P178">Nous préserve le ciel d’en avoir la pensée !</text:p>
      <text:p text:style-name="noindent"><text:span text:style-name="T179">elle s’est arrêtée à temps ; c’est ce qu’elle explique à<text:s/></text:span><text:span text:style-name="T180">F</text:span><text:span text:style-name="T181">erdinand. Quelques journalistes<text:s/></text:span><text:span text:style-name="T182">moraux</text:span><text:span text:style-name="T183"><text:s/>approuveront peut-être M. de La Ville d’avoir sauvé la vertu de lady Ostheim ; c’est plus décent sans doute ; mais il en est des auteurs comme des peintres : il faut leur laisser peindre le nu ; c’est là où triomphe l</text:span><text:span text:style-name="T184">eur art ; c’est en peignant le vice tel qu’il est, sans masque et sans manteau, que le poète comique ménage des contrastes frappants et parvient à intéresser. Dans lady Ostheim, nous avons au théâtre une femme vertueuse de plus : c’est quelque chose ; mais</text:span><text:span text:style-name="T185"><text:s/>nous perdons cette scène où lady Milfort se purifie par le repentir et se relève du libertinage par l’expression d’un amour pur et vertueux ; nous perdons cette scène où Louise malheureuse se met d’un mot au-dessus de la favorite du<text:s/></text:span><text:bookmark-start text:name="bookmark9"/><text:bookmark-end text:name="bookmark9"/><text:span text:style-name="T186">prince. Dans M. de La </text:span><text:span text:style-name="T187">Ville, ce n’est plus que l’entrevue<text:s/></text:span><text:span text:style-name="T188">de deux rivales dont l’une est aimée ; il y a plus : dans Schiller, l’avantage est du côté de Louise vertueuse<text:s/></text:span><text:span text:style-name="T189">et<text:s/></text:span><text:span text:style-name="T190">aimée ; dans M. de La Ville, Louise, quoique aimée, conserve à peine l’égalité avec une femme qui est<text:s/></text:span><text:span text:style-name="T191">vertueuse<text:s/></text:span><text:span text:style-name="pb">[p.<text:s/></text:span><text:span text:style-name="T192">40</text:span><text:span text:style-name="pb">[p.<text:s/></text:span><text:span text:style-name="T193">^comme elle, et qui a de plus qu’elle de la fortune et du crédit. L’amour de Ferdinand pour Louise ne suffit pas aux yeux du spectateur pour faire pencher la balance du côté de la fille du musicien ; la magnanimité même de lady Ostheim<text:s/></text:span><text:span text:style-name="T194">qui n’a rien à se reprocher, intéresse moins que celle de lady Milfort ; car chez l’une ce n’est que de la vertu, chez l’autre c’est encore une forme de repentir ; le rôle de l’une est décent, l’autre est dramatique. Le parterre des Français a applaudi la<text:s/></text:span><text:span text:style-name="T195">vertu ; celui de l’Odéon les remords. Je ne dirai pas comme le proverbe<text:s/></text:span><text:span text:style-name="T196">e<text:s/></text:span><text:span text:style-name="T197">sempre bene</text:span><text:span text:style-name="T198"> ; non, Monsieur, j’aime mieux attribuer ce bon sentiment du parterre de la rue de Richelieu au voisinage du Palais-Royal : c’est en voyant l’ivrognerie que les Spartiates</text:span><text:span text:style-name="T199"><text:s/>aimaient la sobriété.</text:span></text:p>
      <text:p text:style-name="P200">M. de La Ville doit s’accuser d’avoir affaibli Schiller ; ce n’est pas sur lui cependant que doivent retomber tous les reproches : peut-être y a-t-il deux ou trois ans que sa pièce est reçue ; à cette époque beaucoup de choses nous auraient paru hardies qui maintenant nous<text:s/><text:soft-page-break/>paraissent faibles et communes ; nous avons fait du chemin depuis ce temps : le public a pris peu à peu d’autres idées, et quoiqu’il n’aille en cela comme en tout que pas à pas, il ne faut pas cependant faire beaucoup d’efforts pour aller plus vite que les répétitions du Théâtre-Français : de là des pièces qui sont nouvelles sans être neuves, qui auraient pu l’être il y a deux ans et ne le sont plus maintenant ; de là des ouvrages qui</text:p>
      <text:p text:style-name="P201">En paraissant au jour sont nés sexagénaires :</text:p>
      <text:p text:style-name="noindent"><text:span text:style-name="T202">la littérature est aujourd’hui dans un moment de<text:s/></text:span><text:span text:style-name="pb">[p. 41]<text:s/></text:span><text:span text:style-name="T203">tran</text:span><text:span text:style-name="T204">sition ; dans ces moments-là les choses vieillissent vite ; la raison publique s’avance toujours, et si vous ne vous pressez pas, vous êtes dépassés sans retour : il faudrait en que</text:span><text:span text:style-name="T205">lque sorte donner les pièces au jour le jour ; car ce qui a été fait avec les idées de 1820 ne convient déjà plus en 1826.</text:span></text:p>
      <text:p text:style-name="Corpsdetexte"><text:span text:style-name="T206">Il semble au surplus que la Comédie-Française a senti quels étaient les devoirs qu’elle avait à remplir dans une époque comme la nôtr</text:span><text:span text:style-name="T207">e ; elle travaille avec zèle, c’est le moyen d’attirer le public et d’obtenir ce que chacun doit chercher en ce monde selon son métier :</text:span><text:span text:style-name="T208"><text:s/></text:span><text:span text:style-name="T209">Honos et argentum.</text:span></text:p>
      <text:p text:style-name="salute">Agréez, etc.</text:p>
      <text:h text:style-name="Titre2" text:outline-level="2"><text:span text:style-name="pb">[p. 74]<text:s/></text:span><text:span text:style-name="T210">[III]</text:span></text:h>
      <text:p text:style-name="Corpsdetexte"><text:span text:style-name="T211">Je<text:s/></text:span><text:span text:style-name="T212">suis sorti de<text:s/></text:span><text:span text:style-name="T213">la<text:s/></text:span><text:span text:style-name="T214">représentation du<text:s/></text:span><text:span text:style-name="title">Siège de Paris</text:span><text:span text:style-name="T215"><text:s/>fort triste et<text:s/></text:span><text:span text:style-name="T216">moralisant à part moi sur la nature humaine. Voici, me disais-je, M. le vicomte d’Arlincourt, homme estimable<text:s/></text:span><text:span text:style-name="T217">qui a cinq cents ans d’aïeux, quatre-vingt mille livres de rente</text:span><text:span text:style-name="T218">.</text:span><text:span text:style-name="T219"><text:s/>Il est propriétaire d’un très beau château, il est l’hôte des princesses</text:span><text:span text:style-name="T220"><text:note text:note-class="footnote" text:id="_ftn5"><text:note-citation>6</text:note-citation><text:note-body><text:p text:style-name="Notedebasdepage"><text:s/>M<text:span text:style-name="T221">me</text:span><text:s/>la duchesse de Berry s’est arrêtée chez lui en allant à Dieppe.</text:p></text:note-body></text:note></text:span><text:span text:style-name="T222">. Enfin il pouvait se dire comme Acaste dans<text:s/></text:span><text:span text:style-name="title">le Misanthrope</text:span><text:span text:style-name="T223"> :</text:span></text:p>
      <text:p text:style-name="P224">Parbleu, je ne vois pas lorsque je m’examine,</text:p>
      <text:p text:style-name="P225">Où prendre aucun sujet d’avoir l’âme chagrine</text:p>
      <text:p text:style-name="P226">Il pouvait même continuer et s’appliquer encore ce vers :</text:p>
      <text:p text:style-name="P227">Pour de l’esprit, j’en ai sans doute, et de bon goût :</text:p>
      <text:p text:style-name="noindent"><text:span text:style-name="T228">Qui se serait avisé d’y aller voir ? on ne conteste jamais l’esprit aux gens de société, pourvu qu’ils s’en tiennent à briller dans les salons : il ne fallait à M. d’Arlincourt que<text:s/></text:span><text:span text:style-name="T229">s</text:span><text:span text:style-name="T230">e répéter un peu plus souvent ces autres vers du<text:s/></text:span><text:span text:style-name="title">Misanthrope</text:span><text:span text:style-name="T231"> :</text:span></text:p>
      <text:soft-page-break/>
      <text:p text:style-name="P232">Croyez-moi ; résistez à vos tentations ;</text:p>
      <text:p text:style-name="quote.l"><text:span text:style-name="T233">Dérobez au public vos occupations,</text:span></text:p>
      <text:p text:style-name="quote.l"><text:span text:style-name="T234">Et n’allez point quitter, de quoi que l’on vous somme,</text:span></text:p>
      <text:p text:style-name="quote.l"><text:span text:style-name="T235">Le nom que dans la Cour vous avez d’honnête homme,</text:span></text:p>
      <text:p text:style-name="quote.l"><text:span text:style-name="T236">Pour<text:s/></text:span><text:span text:style-name="T237">prendre de la main d’un avide imprimeur</text:span></text:p>
      <text:p text:style-name="quote.l"><text:span text:style-name="T238">Celui de misérable et ridicule auteur.</text:span></text:p>
      <text:p text:style-name="Corpsdetexte"><text:span text:style-name="T239">Peut-être M. d’Arlincourt n’a-t-il trouvé personne qui<text:s/></text:span><text:span text:style-name="pb">[p. 75]<text:s/></text:span><text:span text:style-name="T240">lui redît ces beaux vers avec l’accent convenable ? Il a voulu avoir<text:s/></text:span><text:span text:style-name="T241">un nom européen</text:span><text:span text:style-name="T242"> ; il l’a obtenu ; mais y a-t-</text:span><text:span text:style-name="T243">il de quoi se vanter ? Il a trouvé, il est vrai, des journalistes complaisants ; le plus rude de nos Aristarques s’est même adouci en sa faveur, et M. Z… est sorti du fond de son ermitage pour vanter M. d’Arlincourt dans le<text:s/></text:span><text:span text:style-name="title">Journal des Débats</text:span><text:span text:style-name="T244">. Ou en est-il</text:span><text:span text:style-name="T245"><text:s/>arrivé ? loués le matin dans les journaux, moqués le soir dans les salons, ses ouvrages n’ont pas tous été aussi célébrés que<text:s/></text:span><text:span text:style-name="title">le Solitaire</text:span><text:span text:style-name="T246"> : le public s’est lassé de la folie comme d’autre chose, et réduite en système de littérature elle n’a pas duré plus</text:span><text:span text:style-name="T247"><text:s/>longtemps que les autres systèmes littéraires et philosophiques : tant nous vivons vite aujourd’hui ! Il y avait dans<text:s/></text:span><text:span text:style-name="title">le Solitaire</text:span><text:span text:style-name="T248"><text:s/>je ne sais quelle nouveauté de déraison qui a piqué le public ; c’était la première fleur d’une imagination délirante, c’éta</text:span><text:span text:style-name="T249">it en quelque sorte la virginité d’un esprit extravagant ; chacun s’y est laissé prendre, et pour les Parisiens blasés c’était presqu’une bonne fortune ; mais<text:s/></text:span><text:span text:style-name="title">le Renégat</text:span><text:span text:style-name="T250"><text:s/>et<text:s/></text:span><text:span text:style-name="title">Ipsiboé</text:span><text:span text:style-name="T251"><text:s/>sont venus en derniers et ont été traités comme, sans la Chambre des Pairs<text:s/></text:span><text:span text:style-name="T252">et le duc de Broglie, eussent été traités les cadets : le public avait accordé au<text:s/></text:span><text:span text:style-name="title">Solitaire</text:span><text:span text:style-name="T253"><text:s/>tout<text:s/></text:span><text:bookmark-start text:name="bookmark25"/><text:bookmark-end text:name="bookmark25"/><text:span text:style-name="T254">ce<text:s/></text:span><text:span text:style-name="T255">qu’il</text:span><text:span text:style-name="T256"><text:s/>pouvait lui donner, un succès d’étonnement : quand les puînés sont arrivés, ils ont trouvé que leur aîné avait pris, comme par préciput, toute la célé</text:span><text:span text:style-name="T257">brité de ridicule qu’ils auraient dû se partager également : aussi, grâce à ce hors-part, il serait possible que<text:s/></text:span><text:span text:style-name="title">le Solitaire</text:span><text:span text:style-name="T258">, pour me servir du jargon politique, parvînt à consolider son existence : il survivrait comme<text:s/></text:span><text:span text:style-name="T259">le privilégié de l’égarement littéra</text:span><text:span text:style-name="T260">ire</text:span><text:span text:style-name="T261">.</text:span></text:p>
      <text:p text:style-name="Corpsdetexte"><text:span text:style-name="T262">C’</text:span><text:span text:style-name="T263">est même un problème curieux à résoudre dans<text:s/></text:span><text:span text:style-name="pb">[p. 76]<text:s/></text:span><text:span text:style-name="T264">ce moment-ci, que de savoir si la division du ridicule est plus propre que la concentration à assurer l’existence des ouvrages ; quant à moi, je me prononce hautement pour la concentration : qu’es</text:span><text:span text:style-name="T265">t-ce, dites-moi, que ces esprits qui n’ont, en fait de bizarrerie, qu’une petite propriété, et ne paient qu’à grand-peine à la critique le cens requis ? Que j’aime bien mieux cette brillante aristocratie de livres<text:s/></text:span><text:soft-page-break/><text:span text:style-name="T266">extravagants, véritables patriciens de la<text:s/></text:span><text:span text:style-name="T267">sottise, homme du grand collège et qu’on peut choisir avec confiance comme les représentants de l’absurdité !</text:span></text:p>
      <text:p text:style-name="Corpsdetexte"><text:span text:style-name="T268">Le public s’imaginait peut-être que<text:s/></text:span><text:span text:style-name="title">le Siège de Paris</text:span><text:span text:style-name="T269"><text:s/>serait un de ces heureux élus ; on s’attendait à quelque chose de bizarre ; on n’a trouvé qu</text:span><text:span text:style-name="T270">e du sérieux : voyez quel désappointement ; quant à moi, je n’en suis pas fâché : en France, on prend trop vite les gens au mot ; ce qu’ils ont été une fois, on pense qu’ils le seront toujours ; on ne sait pas assez combien l’esprit humain a de ressources,</text:span><text:span text:style-name="T271"><text:s/>et tel qui est ordinairement ridicule, si parfois il veut n’être qu’ennuyeux, y réussira mieux qu’on ne croit. Dans les hôtels du faubourg Saint-Germain, les duchesses demandaient leur voiture : Allons cocher, au<text:s/></text:span><text:span text:style-name="title">Siège de Paris</text:span><text:span text:style-name="T272"> ? ce cher vicomte ! c’est u</text:span><text:span text:style-name="T273">n des nôtres ; allons-nous rire ! Le cocher part : on arrive : il faut d’abord affronter deux Centaures de la police, je veux dire deux gendarmes à cheval foulant le pauvre monde. En voyant cette formidable entrée, je dis presque le fameux vers du Dante :<text:s/></text:span><text:span text:style-name="T274">Vous qui entrez, laissez toute espérance de n’être pas estropiés ; mais enfin j’en suis quitte pour avoir mon habit couvert de l’écume des chevaux ; j’entre : assemblée magnifique, le sourire sur toutes<text:s/></text:span><text:span text:style-name="pb">[p. 77]<text:s/></text:span><text:span text:style-name="T275">les bouches, l’espoir sur tous les fronts ; l</text:span><text:span text:style-name="T276">a toile se lève ; le premier<text:s/></text:span><text:span text:style-name="T277">acte</text:span><text:span text:style-name="T278"><text:s/>se joue : quel changement déjà ! on n’a ri qu’une seule fois à ce vers :</text:span></text:p>
      <text:p text:style-name="P279">À travers le héros j’aperçois un tyran.</text:p>
      <text:p text:style-name="P280">Chacun voit qu’il s’est trompé ; c’est décidément une tragédie, et une tragédie très classique : il faut se résigner.</text:p>
      <text:p text:style-name="P281">C’est ce qu’on aurait dû faire, et je m’attendais que le parterre allait prendre son attitude accoutumée, applaudir aux vers patriotiques, s’extasier aux longues tirades, s’intéresser aux reconnaissances et se conduire enfin en parterre classique,<text:s/>jugeant un auteur classique. Pas du tout ; il espérait rire ; l’attente trompée est devenue de la mauvaise humeur et bientôt de l’injustice ; oui, de l’injustice ; je suis forcé de le dire ; car, enfin, pourquoi siffler Ordamant, le chef des Normands, quand il s’écrie qu’il veut</text:p>
      <text:p text:style-name="P282">                       Épouvanter la terre,</text:p>
      <text:p text:style-name="P283">Et sur le monde entier jeter son désespoir ;</text:p>
      <text:p text:style-name="Corpsdetexte"><text:span text:style-name="T284">C’est la pensée, si ce n’est le vers ? — Nous sifflons parce que ce sont de grandes phrases qui ne signifient rien, des sentiments exagérés qu</text:span><text:span text:style-name="T285">i n’émeuvent pas. — Eh ! Messieurs, n’avez-vous pas applaudi<text:s/></text:span><text:span text:style-name="title">Saül</text:span><text:span text:style-name="T286">,</text:span><text:span text:style-name="T287"><text:s/>de M. Soumet, qui est bien aussi emphatique, et<text:s/></text:span><text:span text:style-name="title">Attila</text:span><text:span text:style-name="T288">,</text:span><text:span text:style-name="T289"><text:s/>de M. Bis, qui<text:s/></text:span><text:soft-page-break/><text:span text:style-name="T290">l’est bien plus. — C’est la centième fois que nous entendons cela. — C’est possible ; mais pourquoi ne pas le laisser<text:s/></text:span><text:span text:style-name="T291">passer encore pour la centième fois ? pourquoi commencer à être sévère ? — Est-ce parce que c’est M. d’Arlincourt ? Voilà de la partialité ; il a fait comme tant d’autres que vous applaudissez, et vous sifflez !</text:span></text:p>
      <text:p text:style-name="Corpsdetexte"><text:span text:style-name="pb">[p. 78]<text:s/></text:span><text:span text:style-name="T292">Oswin est fils de la reine Berthe ;<text:s/></text:span><text:span text:style-name="T293">mais il ne connaît pas sa mère ; fils d’Ordamant ; mais il ne connaît pas son père, et il vent aller le combattre ; Berthe cherche à le retenir ; elle veut empêcher un parricide, et elle lui déclare que son père est un des Normands qui assiègent la ville ;</text:span><text:span text:style-name="T294"><text:s/>le pauvre Oswin n’osera plus en tuer un seul de peur d’égorger son père sans le connaître : voilà, certes, une situation pathétique ; eh bien ! vous n’avez pas été émus ; ingrats ! C’est bien la peine d’étudier vos goûts, de remarquer quelles sont dans le</text:span><text:span text:style-name="T295">s tragédies modernes les situations qui vous intéressent et de les reproduire fidèlement. Puis-je prévoir que ce qui vous a plu si souvent va tout à coup vous déplaire ? Eh quoi ! ce combat entre l’amour de la patrie et la piété filiale vous a laissés inse</text:span><text:span text:style-name="T296">nsibles, et cet autre combat entre l’amour et l’amitié, quand Théobald offre à Oswin sa fille Azélie, pourvu qu’Oswin accuse Odon de l’assassinat du roi, ne vous a pas attendris davantage, et le troisième combat entre l’ambition et l’honneur, quand Odon re</text:span><text:span text:style-name="T297">fuse la couronne, et ce quatrième entre l’amour maternel et je ne sais plus quel autre sentiment, quand la reine déclare qu’Oswin condamné à mort est son fils ? — Froids, toujours froids ! que dois-je penser ? Est-ce un arrêt porté contre toutes les tragéd</text:span><text:span text:style-name="T298">ies où les passions sont aussi opposées l’une à l’autre ? Est-ce seulement contre M. d’Arlincourt ? c’est une injustice alors, je le répète. Il<text:s/></text:span><text:span text:style-name="T299">n’y</text:span><text:span text:style-name="T300"><text:s/>a pas de vérité de mœurs, dira-t-on. — C’est vrai. — Français, Normands, tous ont le langage des romans,<text:s/></text:span><text:span text:style-name="T301">aucun n’a celui de sa nation et de son siècle. — C’est vrai ; mais il en est de même dans<text:s/></text:span><text:span text:style-name="title">Rienzi</text:span><text:span text:style-name="T302"><text:s/>qui a été applaudi. — Les sentences patriotiques sont jetées aux applaudissements<text:s/></text:span><text:span text:style-name="pb">[p. 79]<text:s/></text:span><text:span text:style-name="T303">du parterre sans goût et sans discernement. — C’est vrai ; mais dans<text:s/></text:span><text:span text:style-name="title">Charles VI</text:span><text:span text:style-name="T304"><text:s/></text:span><text:span text:style-name="T305">Henri V n’est occupé qu’à faire l’éloge des Français ; il est applaudi. Enfin, il n’est aucune des choses qui ont été sifflées chez M. d’Arlincourt que je ne pusse, au besoin, appuyer d’autorités pareilles : le<text:s/></text:span><text:span text:style-name="title">Journal des Débats</text:span><text:span text:style-name="T306"><text:s/>dit en parlant<text:s/></text:span><text:span text:style-name="T307">du<text:s/></text:span><text:span text:style-name="title">Siège de Paris</text:span><text:span text:style-name="T308"><text:s/>que c’est l’erreur d’un excellent citoyen ; je puis dire à propos de sa chute, que c’est l’erreur des partisans du vieux système dramatique : ils savaient le nom de l’auteur ; peut-être même ils s’imaginaient que M. d’Arlincourt était un<text:s/></text:span><text:span text:style-name="T309">romantique : c’est bien, se sont-ils dit, nous allons en sûreté de conscience frapper les nouvelles idées. Mais il ne faut pas compter sans son hôte ; la pièce est faite selon l’ancienne méthode, et ceux qui croyaient peut-être venir siffler un ridicule de</text:span><text:span text:style-name="T310"><text:s/>nouvelle date, ont trouvé le vieux mauvais goût au lieu du jeune : il faut leur rendre justice, ils ont sifflé sans s’inquiéter<text:s/></text:span><text:soft-page-break/><text:span text:style-name="T311">quel âge il avait.</text:span></text:p>
      <text:p text:style-name="Corpsdetexte"><text:span text:style-name="T312">La<text:s/></text:span><text:span text:style-name="title">Revue d’Édimbourg</text:span><text:span text:style-name="T313"><text:s/>avait considéré<text:s/></text:span><text:span text:style-name="title">le Solitaire<text:s/></text:span><text:span text:style-name="T314">comme une exagération ingénieuse des romans modernes, comm</text:span><text:span text:style-name="T315">e une parodie destinée à ridiculiser le genre ; on pourrait attribuer la même intention au siège de Paris ; M. d’Arlincourt a voulu faire ressortir tous les défauts de notre tragédie moderne, et il les a rassemblés dans son<text:s/></text:span><text:span text:style-name="title">Siège de Paris</text:span><text:span text:style-name="T316"><text:s/>pour que le parte</text:span><text:span text:style-name="T317">rre en fît justice une bonne fois : il a même eu la précaution de ne pas les couvrir d’un style correct et élégant, ce qui les fait passer ordinairement sur notre théâtre ; ce n’est pas que tous les vers soient mauvais sans exception ; je dirais presque co</text:span><text:span text:style-name="T318">mme dans<text:s/></text:span><text:span text:style-name="pb">[p. 80]<text:s/></text:span><text:span text:style-name="title">la Métromanie</text:span><text:span text:style-name="T319">, j’ai remarqué un hémistiche : quand je vois un brave, dit Ordamant</text:span></text:p>
      <text:p text:style-name="P320">J’aime à serrer sa main.</text:p>
      <text:p text:style-name="P321">Voilà une expression franche et naturelle ; il faut en tenir compte ; car la périphrase chez nos auteurs modernes gâte tout, et quand il y eu a un qui se sert du mot propre on doit lui en savoir gré,</text:p>
      <text:p text:style-name="Corpsdetexte"><text:span text:style-name="T322">Il y a, dit-on, quatorze ans que la pièce est ou reçue ou faite ; je ne crois pas qu’à aucune époque elle eût réussi ; mais elle eût cependant paru moins commune : qui sait même si dans un</text:span><text:span text:style-name="T323"><text:s/>certain temps elle n’eût pas excité l’enthousiasme ? Si<text:s/></text:span><text:span text:style-name="title">le Siège de Paris</text:span><text:span text:style-name="T324"><text:s/>eût été donné en 1813 ou en 1814, supposons, quel intérêt ! quelles allusions ! Ordamant qui est Français et qui s’est mis<text:s/></text:span><text:span text:style-name="T325">à<text:s/></text:span><text:span text:style-name="T326">la tête des Normands, c’eût été Moreau ou Bernadette ; O</text:span><text:span text:style-name="T327">swin, qui défend Paris, c’eût été peut-être le roi Joseph, qui dans ses proclamations jurait de mourir avec les Parisiens ; Berthe qui s’est mariée deux fois, c’est… que sais-je ? les faiseurs d’allusions sont si habiles ; mais aujourd’hui la pièce n’est q</text:span><text:span text:style-name="T328">u’une intrigue romanesque, qui n’a plus d’intérêt de circonstance et n’a pas de quoi en avoir un antre ; elle était faite pour d’autres temps ; jouée aujourd’hui elle ressemble à la carcasse d’un feu d’artifice tiré la veille.</text:span></text:p>
      <text:p text:style-name="salute">Agréez, etc.</text:p>
      <text:p text:style-name="postscript"><text:span text:style-name="T329">P. S.</text:span><text:span text:style-name="T330"><text:s/>C’est une<text:s/></text:span><text:span text:style-name="T331">belle chose que cette justice incorruptible du parterre, toujours désintéressée, et qui fait que, sans se croire lié par ses jugements de la veille, il approuve un jour ce qu’il a condamné l’autre. C’est ce qui arrive aujourd’hui. Il a reconnu ses torts et</text:span><text:span text:style-name="T332"><text:s/>il applaudit<text:s/></text:span><text:span text:style-name="title">le Siège de Paris</text:span><text:span text:style-name="T333">.</text:span></text:p>
      <text:h text:style-name="Titre2" text:outline-level="2"><text:bookmark-start text:name="bookmark39"/><text:bookmark-end text:name="bookmark39"/><text:span text:style-name="pb">[p. 166]<text:s/></text:span><text:span text:style-name="T334">[IV]</text:span></text:h>
      <text:p text:style-name="Corpsdetexte"><text:span text:style-name="T335">Il</text:span><text:span text:style-name="T336"><text:s/></text:span><text:span text:style-name="T337">est des gens, Monsieur, qui se plaignent vivement de notre système dramatique. Ce sont<text:s/></text:span><text:soft-page-break/><text:span text:style-name="T338">les unités et le vers alexandrin, disent-ils, qui sont la plaie de notre théâtre. Changez souvent le lieu de la scène,<text:s/></text:span><text:span text:style-name="T339">et faites de la prose ; vous aurez alors des pièces amusantes. Jusque-là malheur ou plutôt ennui à la France.</text:span></text:p>
      <text:p text:style-name="P340">Eh bien ! depuis longtemps on joue en France, à Paris, des pièces en prose où l’on s’embarrasse peu des unités ; ceci n’est pas une découverte, c’est chose publique. Le génie est libre depuis la porte Saint-Antoine jusqu’à la porte Saint-Martin inclusivement ; l’esclavage ne commence qu’à la rue de Richelieu ; depuis la Bastille jusqu’à la rue de Bondy on peut tout oser, changer la scène, resserrer<text:s/>dix ans en deux heures, parler comme parlait M. Jourdain ; rien n’est défendu. Cette liberté qu’on croit ne trouver qu’au-delà du Rhin ou du détroit, elle est là à une demi-heure de chemin du Palais-Royal. Cette concurrence qu’on réclame entre les œuvres de la routine et de l’indépendance, depuis trente ans elle est établie. Qu’en est-il résulté jusqu’ici ? Rien. Les mélodrames sont aussi ennuyeux que la plupart des tragédies. On a dit que les écus étaient de tous les partis ; il paraît qu’il en est de même<text:s/>de l’ennui ; il est romantique au boulevard du Temple, et classique à l’Odéon ; il change de lieu, sans changer de nature.</text:p>
      <text:p text:style-name="Corpsdetexte"><text:bookmark-start text:name="bookmark41"/><text:bookmark-end text:name="bookmark41"/><text:span text:style-name="pb">[p. 167]<text:s/></text:span><text:span text:style-name="T341">Triste conclusion à tirer de tout ceci ; c’est que la liberté nous manque peut-être moins que le talent. Je m’imaginais que</text:span><text:span text:style-name="T342">, pour renouveler notre littérature dramatique, pour avoir un siècle digne des siècles de Périclès ou de Léon X, il ne fallait que changer de système, laisser là les unités et le vers alexandrin. Espoir séduisant, et qu’il faut que j’abjure. Car enfin, pui</text:span><text:span text:style-name="T343">sque les mélodrames, libres du joug d’Aristote, ne sont pas plus intéressants que les tragédies faites selon les règles, puisque la licence ne semble guère plus profitable que la servitude, et que la république ne vaut pas mieux que la monarchie ; que fair</text:span><text:span text:style-name="T344">e, dites-moi, et de quel côté attendre du secours ?</text:span></text:p>
      <text:p text:style-name="Corpsdetexte"><text:span text:style-name="T345">Alors, Monsieur, on perd confiance ; les critiques ont beau vous dire : Faites ce que je vous dis, et vous vous en trouverez bien. Il y a trente ans déjà qu’on le fait, et les choses n’en vont pas mieux.<text:s/></text:span><text:span text:style-name="T346">Les unités et le vers alexandrin ne sont pour rien dans l’affaire, et il n’a pas plus profité à M. Pixerécourt</text:span><text:span text:style-name="T347"><text:note text:note-class="footnote" text:id="_ftn6"><text:note-citation>7</text:note-citation><text:note-body><text:p text:style-name="Notedebasdepage"><text:s/>[NdE] Orthographié<text:s/><text:span text:style-name="T348">Pixérécourt.</text:span></text:p></text:note-body></text:note></text:span><text:span text:style-name="T349"><text:s/>de s’en passer, qu’à tel auteur tragique de s’en servir. Le mal est ailleurs ; c’est ainsi qu’on tombe dans l’</text:span><text:span text:style-name="T350">indifférence, et qu’on arrive à croire que rien n’est vrai sur rien.</text:span></text:p>
      <text:p text:style-name="Corpsdetexte"><text:span text:style-name="T351">On s’habitue à penser, avec Pope, que si<text:s/></text:span><text:span text:style-name="T352">le meilleur gouvernement est celui qui est le mieux administré</text:span><text:span text:style-name="T353">, peut-être aussi le meilleur système dramatique est celui dont ou se sert le mieux.</text:span><text:span text:style-name="T354"><text:s/></text:span><text:soft-page-break/><text:span text:style-name="T355">Classique ou romantique, qui que tu sois, ami du<text:s/></text:span><text:span text:style-name="title">Globe</text:span><text:span text:style-name="T356"><text:s/>ou des<text:s/></text:span><text:span text:style-name="title">Débats</text:span><text:span text:style-name="T357">, amuse-moi, dit le public ; je ne t’en demande pas davantage.</text:span></text:p>
      <text:p text:style-name="Corpsdetexte"><text:span text:style-name="T358">Il y a, pardonnez-moi cette citation, il y a dans<text:s/></text:span><text:span text:style-name="title">la Cuisinière Bourgeoise</text:span><text:span text:style-name="T359"><text:s/>une maxime qui m’a toujours charmé, tant elle est</text:span><text:span text:style-name="T360"><text:s/>vraie et pleine de bon sens : Si vous voulez faire un civet, ayez un lièvre. Eh bien, il<text:s/></text:span><text:span text:style-name="pb">[p. 168]<text:s/></text:span><text:span text:style-name="T361">en est de même ici ; si vous voulez faire une pièce, ayez du talent : mais hélas ! combien de gens qui font un civet sans lièvre !</text:span></text:p>
      <text:p text:style-name="P362">Inde mali labes.</text:p>
      <text:p text:style-name="P363">Voilà la<text:s/>source du mal, voilà la véritable plaie de la littérature.</text:p>
      <text:p text:style-name="Corpsdetexte"><text:span text:style-name="T364">Tout n’est que contradiction ici-bas : il y a, dit-on, une foule de jeunes gens d’esprit qui attendent avec impatience le jour où la scène française sera libre d’entraves ; ils se plaignent de la r</text:span><text:span text:style-name="T365">outine des comités de lecture et des préjugés classiques du parterre de l’Odéon. Jeunes amis de la liberté du théâtre, il est une scène où vous pourrez oser tout ce que vous voudrez, où le parterre ne connaît pas l’</text:span><text:span text:style-name="title">Art poétique</text:span><text:span text:style-name="T366"><text:s/>de Boileau, où les comités d</text:span><text:span text:style-name="T367">e lecture ne s’inquiètent pas des unités ; émigrez au boulevard du Temple ; c’est là que vous serez libres. — Nous, faire des mélodrames ! Fi donc ! — Auteurs de salon, vous voulez de la liberté sans aller la chercher ou elle est : vous dédaignez le peuple</text:span><text:span text:style-name="T368"> ; vous oubliez que la révolution française, partie du faubourg Saint-Antoine, est arrivée aux Tuileries : imitez-la, partisans de la révolte littéraire ; faites-vous applaudir par un parterre à vingt sous, sans croire déroger ; on juge aussi bien à vingt<text:s/></text:span><text:span text:style-name="T369">qu’à quarante-quatre sous par tête : bientôt ces succès de boulevard que vous méprisez vous ouvriront les portes du Théâtre-Français ; faites des mélodrames, faites-les bons, intéressants, vrais ; pratiquez vos maximes ; plus d’articles ! à l’œuvre ! Alors</text:span><text:span text:style-name="T370"><text:s/>la bataille sera décidé, et le public saura quels sont ceux qui l’amusent le plus, des partisans de Shakespeare ou de<text:s/></text:span><text:span text:style-name="pb">[p. 169]<text:s/></text:span><text:span text:style-name="T371">Racine, Jusque-là cette révolution dramatique que vous appelez ne sera qu’une causerie de salon, ou qu’un griffonnage de journal</text:span><text:span text:style-name="T372">.</text:span></text:p>
      <text:p text:style-name="P373">Non, nous imprimerons ! car la presse est plus libre que le boulevard du Temple, où la censure règne encore à défaut d’Aristote. — Croyez-vous de bonne foi avoir autant de lecteurs que vous aurez de spectateurs, si vos pièces étaient jouées à la Porte-Saint-Martin, ou même à l’Ambigu ? N’est-ce rien, d’ailleurs, que l’effet de la représentation ? Combien la lecture est chose froide auprès des impressions de la scène ! — Les mélodrames sont un genre ridicule. — Rendez-le raisonnable et amusant ; faites en<text:s/>sorte qu’il plaise aux gens de goût, sans cesser de plaire au peuple. — Il est plus hardi de régénérer tout de suite la tragédie. — Belle entreprise, sans doute, mais qui risque de manquer. Quand Luther commença à prêcher<text:s/><text:soft-page-break/>la réforme, ce fut en Allemagne, encore émue du souvenir de Jean Hus et de Jérôme de Prague ; mais ce ne fut pas à Rome, où il eût été brûlé sans profit.</text:p>
      <text:p text:style-name="Corpsdetexte"><text:span text:style-name="T374">L’instant est favorable pour faire cette révolution ; le mélodrame n’est plus ce qu’il était lorsqu’il sortit guindé, prétentieux et emp</text:span><text:span text:style-name="T375">hatique des mains créatrices de M. Pixerécourt ; il est devenu plus simple et plus naturel ; il a cherché à être vrai, et il l’a souvent été jusqu’au dégoût : peu à peu le niais, autrefois personnage obligé, a disparu de la scène des boulevards, comme les<text:s/></text:span><text:span text:style-name="T376">comédiens ont disparu de la scène française ; les brigands héroïques, les seigneurs féodaux se sont changés en scélérats de cour d’assises et en banquiers de la Bourse : les rôles de convention ont commencé à faire place aux rôles réels : c’est ainsi que<text:s/></text:span><text:span text:style-name="pb">[</text:span><text:span text:style-name="pb">p. 170]<text:s/></text:span><text:span text:style-name="T377">partout dans la littérature, en haut comme en bas, dans la tragédie comme dans le mélodrame, on veut de la vérité et du naturel. Je crains seulement que ce nouveau goût ne devienne bientôt un système funeste, si on s’y livre sans réserve ; l’histoi</text:span><text:span text:style-name="T378">re sans critique et sans philosophie ; la tragédie sans inspiration et sans élégance ; la poésie sans élévation et sans dignité ; enfin au dernier rang, le mélodrame lui-même sans décence : voilà quelles sont les conséquences que pourrait entraîner l’amour</text:span><text:span text:style-name="T379"><text:s/>de la vérité réelle et le mépris outré de la maxime de Boileau :</text:span></text:p>
      <text:p text:style-name="quote.l">Il n’est point de serpent ni de monstre odieux</text:p>
      <text:p text:style-name="quote.l">Qui par l’art embelli ne puisse plaire aux yeux.</text:p>
      <text:p text:style-name="Corpsdetexte"><text:span text:style-name="T380">Dans<text:s/></text:span><text:span text:style-name="title">le Caissier</text:span><text:span text:style-name="T381">,<text:s/></text:span><text:span text:style-name="T382">mélodrame de la Porte-Saint-Martin, il y a un personnage qui n’est certainem</text:span><text:span text:style-name="T383">ent pas<text:s/></text:span><text:span text:style-name="T384">embelli</text:span><text:span text:style-name="T385"> ; c’est le fidèle représentant du vice et de la scélératesse, tels qu’ils se montrent dans une grande ville et au milieu d’une vieille civilisation ; rien d’énergique ni de fier ; c’est un caractère bas, libertin avec trivialité, effronté s</text:span><text:span text:style-name="T386">ans esprit, brigand goguenard. À côté de lui se trouve une femme entretenue, qui est la copie de lady Milfort de Schiller, dans<text:s/></text:span><text:span text:style-name="title">l’Intrigue et l’Amour</text:span><text:span text:style-name="T387"> ; mais ce rôle plaît parce qu’il est vrai, et que cette sorte de caractère n’a encore été représentée que<text:s/></text:span><text:span text:style-name="T388">deux ou trois fois. Comme nos auteurs ne sont guère inventeurs, laissons-le leur copier encore quinze ou vingt fois : alors il sera temps de dire holà !</text:span></text:p>
      <text:p text:style-name="Corpsdetexte"><text:span text:style-name="T389">Ces deux rôles, tels qu’ils sont, ont de la vérité et du naturel ; c’est par là que la pièce intéresse.</text:span><text:span text:style-name="T390"><text:s/>J’ai remarqué aussi deux scènes assez dramatiques, à la fin du premier acte. Le jeune caissier Gustave a pris dans la<text:s/></text:span><text:span text:style-name="pb">[p. 171]<text:s/></text:span><text:span text:style-name="T391">caisse une somme de 40 000 fr. pour entretenir madame de Saint-Ernest ; il va, malgré son amour pour elle, épouser la fille de s</text:span><text:span text:style-name="T392">on banquier ; c’est le seul moyen de sauver son honneur. Tout à coup arrive une traite de 60 000 fr. : Gustave a présenté le compte de caisse ; il doit y avoir 70 000 fr. : Payez, dit le banquier ; tout<text:s/></text:span><text:soft-page-break/><text:span text:style-name="T393">se découvre. Cette scène est vraie ; et ce sont nos m</text:span><text:span text:style-name="T394">œurs qui sont peintes ; genre de mérite peu commun dans ce que nous appelons des comédies de mœurs. Au deuxième acte, Gustave se décide à fuir avec madame de Saint-Ernest ; ils n’ont qu’une somme de 10 000 fr. ; Gustave la perd à l’écarté, dans une fête qu</text:span><text:span text:style-name="T395">e donne sa maîtresse. Le contraste du bal, gai, brillant, animé, avec le sombre acharnement des joueurs, le désespoir de Gustave, et l’anxiété de madame de Saint-Ernest, voilà la nature ; voilà la vérité ; voilà le mérite ; car, comme le disent Boileau et<text:s/></text:span><text:span text:style-name="T396">M. de Stendhal, d’accord pour la première fois peut-être :</text:span></text:p>
      <text:p text:style-name="P397">Rien n’est beau que le vrai ; le vrai seul est aimable.</text:p>
      <text:p text:style-name="P398">De bonne foi, Monsieur, plus j’y pense, plus je tiens à mon avis. Le mélodrame est une plante qui ne demande qu’à être cultivée ; il ne faut<text:s/>que des gens de talent, de goût, d’imagination, qui cherchent la vérité sans bassesse, la liberté sans extravagance, qui peignent l’histoire sans être minutieux, et soient corrects sans être froids. Vous voyez que je ne demande pas grand-chose, et j’ose prédire que dans deux ans la révolution dramatique sera consommée.</text:p>
      <text:p text:style-name="salute">Agréez, monsieur,</text:p>
      <text:h text:style-name="P399" text:outline-level="2"><text:bookmark-start text:name="bookmark42"/><text:bookmark-end text:name="bookmark42"/><text:span text:style-name="pb">[p. 335]<text:s/></text:span><text:span text:style-name="T400">[V]</text:span></text:h>
      <text:p text:style-name="argument"><text:span text:style-name="T401">Mélange de la prose et des vers. — Illusion. — Du<text:s/></text:span>vaudeville en France. — Pièces patriotiques. — Mœurs domestiques. — <text:span text:style-name="title">La Belle-Mère</text:span>.</text:p>
      <text:p text:style-name="Corpsdetexte"><text:span text:style-name="T402">Un auteur de tragédies fait</text:span><text:span text:style-name="T403"><text:s/>une pièce où paraissent tour à tour des princes, des bourgeois et des paysans ; il donne à chacun les mœurs de leur état ; il fait plus : les princes parlent en vers tragiques, les bourgeois et les paysans en simple prose ; ainsi le style annonce le rang<text:s/></text:span><text:span text:style-name="T404">du personnage, et le mélange de la poésie et de la prose se fait selon les règles de la hiérarchie. Il fait jouer sa pièce ; quels cris et quel tumulte ! avec quel mépris ou quel enthousiasme, selon les doctrines différentes, la critique accueille cette en</text:span><text:span text:style-name="T405">treprise ! C’est un sacrilège ! c’est une heureuse audace ! s’écrie-t-on des deux camps opposés ; mêler la prose et les vers dans la même scène, c’est folie. — C’est génie. — Ni l’un ni l’autre ; c’est ce que font chaque jour des gens qui ne sont ni des fo</text:span><text:span text:style-name="T406">us ni de grands hommes, les vaudevillistes enfin, qui certes n’ont guère l’esprit d’innovation : au Vaudeville et au Gymnase le parterre trouve naturel que l’amour, le mépris, la haine, la colère soient mis en couplets ; l’amant interrompt sa déclaration,<text:s/></text:span><text:span text:style-name="T407">et vient fredonner au bord de la rampe ; il parlait en prose, voilà qu’il<text:s/></text:span><text:span text:style-name="pb">[p.<text:s/></text:span><text:bookmark-start text:name="bookmark44"/><text:bookmark-end text:name="bookmark44"/><text:span text:style-name="pb">336]<text:s/></text:span><text:span text:style-name="T408">chante des vers ou quelque chose qui y ressemble. Personne n’y trouve à redire ; mais si par hasard le vieux Paria eût parlé en prose au grand bramine qui lui eût répondu en</text:span><text:span text:style-name="T409"><text:s/>vers, M. Delavigne<text:s/></text:span><text:soft-page-break/><text:span text:style-name="T410">eût-il été applaudi ? J’en doute. Quand Shakespeare veut exprimer quelque noble sentiment, il fait des vers ; nos vaudevillistes, quand ils veulent lancer une épigramme, font aussi des vers : ils ont toute licence ; mais gare à nos aute</text:span><text:span text:style-name="T411">urs tragiques, s’ils veulent détendre un instant les cordes de leur lyre, descendre à la prose, remonter ensuite à la poésie, comme ces oiseaux qui rasent la terre ou s’élèvent dans les cieux avec la même grâce et la même élégance.</text:span></text:p>
      <text:p text:style-name="P412">Mêler la prose aux vers ! Et l’illusion, que deviendra-t-elle ? — L’illusion est le grand mot aujourd’hui ; c’est la consigne des docteurs classiques ; c’est au nom de l’illusion que les Templiers respectés au premier acte, soupçonnés au second, accusés au troisième, jugés au quatrième, sont condamnés au cinquième ; c’est au nom de l’illusion que les Vêpres siciliennes sont resserrées en quelques heures et enfermées dans une chambre ; ainsi je respecte l’illusion ; je demande seulement par quel miracle l’illusion rue de Richelieu<text:s/>serait détruite par le mélange de la prose et des vers, tandis qu’elle ne l’est pas au boulevard Bonne-Nouvelle et rue de Chartres par le mélange de la prose et des couplets ?</text:p>
      <text:p text:style-name="Corpsdetexte"><text:span text:style-name="T413">Je crois qu’en fait de littérature, la maxime : laissez faire, laissez passer, n</text:span><text:span text:style-name="T414">’est pas moins utile qu’en fait d’économie politique : ainsi je ne dis pas : Soyez dans la même pièce et dans la même scène, tantôt poètes et tantôt prosateurs ; seulement, vienne un<text:s/></text:span><text:span text:style-name="pb">[p. 337]<text:s/></text:span><text:span text:style-name="T415">au</text:span><text:bookmark-start text:name="bookmark45"/><text:bookmark-end text:name="bookmark45"/><text:span text:style-name="T416">teur qui le fasse et qui m’amuse, voilà mon homme, et sans m’e</text:span><text:span text:style-name="T417">nquérir davantage, je m’écrierai comme Juvénal :</text:span></text:p>
      <text:p text:style-name="P418">. . . . . . . . . . . . Salve Getulice, seu tu</text:p>
      <text:p text:style-name="P419">Silanus, quocumque alio de sanguine…</text:p>
      <text:p text:style-name="P420">£</text:p>
      <text:p text:style-name="P421">Salut, qui que tu sois, classique ou romantique.</text:p>
      <text:p text:style-name="Corpsdetexte"><text:span text:style-name="T422">Croyez-moi, Monsieur, il en est des tragédies comme des cotonnades ; peu</text:span><text:span text:style-name="T423"><text:s/>m’importe qu’elles soient anglaises ou françaises ; c’est à l’</text:span><text:span text:style-name="T424">user</text:span><text:span text:style-name="T425"><text:s/>que je les juge ; on a beau dire au public : Citoyens, protégez les manufactures de votre pays ; le citoyen répond : De grand cœur ; mais que nos fabricants fassent du bon ; à mon sens l’e</text:span><text:span text:style-name="T426">nnui n’a pas de patrie et ne peut réclamer nulle part le titre de citoyen ; Français ou Anglais, quiconque m’ennuie, je me soucie peu qu’il se dise de mon pays ; je répondrais volontiers : Tant pis ! Ainsi point de doctrines exclusives : liberté pour tous,</text:span><text:span text:style-name="T427"><text:s/>concurrence partout : jésuites ou gallicans, amis ou ennemis du magnétisme, actionnaires des chemins de fer ou des canaux, classiques ou romantiques, faites, écrivez, imprimez : le public ira au meilleur ; car, après tout, la mauvaise marchandise reste<text:s/></text:span><text:soft-page-break/><text:span text:style-name="T428">to</text:span><text:span text:style-name="T429">ujours en magasin, et il n’y a que la bonne qui se vende. Pardonnez-moi, Monsieur, cette digression, et parlons du vaudeville. Le vaudeville en France a subi diverses révolutions, et il a aussi son histoire ; sous l’empire il fut musqué, sentimental et rom</text:span><text:span text:style-name="T430">anesque ; sous la restauration, patriotique et militaire ; enfin, en dépit de l’axiome :<text:s/></text:span><text:span text:style-name="quote.c">la littérature est l’expression de la société</text:span><text:span text:style-name="T431">, le vaudeville en semble plutôt le contresens. Quand nos soldats étaient</text:span><text:span text:style-name="T432"><text:s/></text:span><text:span text:style-name="T433">à Vienne, à Berlin, à Moscou, M. Bouilly affadis</text:span><text:span text:style-name="T434">sait la<text:s/></text:span><text:span text:style-name="pb">[p. 338]<text:s/></text:span><text:span text:style-name="T435">scène avec le myrte et la rose, qu’il raclait de temps en temps au laurier ; quand nos soldats ne furent plus même à Paris, le vaudeville prit le shakos et la giberne, releva sa moustache et devint guerroyant : entrés au spectacle, entre d</text:span><text:span text:style-name="T436">eux factionnaires prussiens placés à la porte, nous applaudissions dans la salle aux victoires de nos guerriers : vanité excusable et qui ne manquait pas d’une sorte de noblesse. Quand le parterre faisait répéter le fameux refrain,</text:span></text:p>
      <text:p text:style-name="P437">Le Français a su vaincre ; il le saurait encore ;</text:p>
      <text:p text:style-name="P438">              Il le saura toujours,</text:p>
      <text:p text:style-name="noindent"><text:span text:style-name="T439">les officiers russes garnissaient le balcon, et cet<text:s/></text:span><text:span text:style-name="T440">enthousiasme d’un peuple, qui faisait d’un refrain de vaudeville une sorte de protestation contre ses défaites, n’avait rien que de naturel. D</text:span><text:span text:style-name="T441">ès ce moment, ce fut un déluge de couplets ou la gloire rimait avec la victoire : quand nos soldats se battaient, le bulletin était moins bruyant que l’admiration de nos chansonniers depuis la paix faite. On eût dit que nos armées n’avaient vaincu que pour</text:span><text:span text:style-name="T442"><text:s/>fournir des sujets de pièces à nos auteurs. La guerre d’Espagne arriva ; nouveau débordement de chansons ; mais cependant comme la gloire française n’appartenait plus seulement à l’opposition, l’esprit d’indépendance s’en dégoûta : il craignit de paraître</text:span><text:span text:style-name="T443"><text:s/>ministériel s’il faisait encore rimer les guerriers et les lauriers ; ainsi moitié ennui, moitié esprit de parti, la scène commença enfin à n’être plus un bivouac, et les vaudevilles militaires sont passés de mode.</text:span></text:p>
      <text:p text:style-name="Corpsdetexte"><text:span text:style-name="T444">Il fallait une nouvelle mine ; quelques<text:s/></text:span><text:span text:style-name="T445">auteurs l’ont<text:s/></text:span><text:span text:style-name="pb">[p. 339]<text:s/></text:span><text:bookmark-start text:name="bookmark51"/><text:bookmark-end text:name="bookmark51"/><text:span text:style-name="T446">trouvée ; c’est la peinture de la famille et des mœurs domestiques ; c’est le mariage qui a fourni le sujet des premiers tableaux : sans doute, le baptême et l’enterrement auront leur tour. On peut faire au Gymnase et finir à l’Odéon</text:span><text:span text:style-name="T447"><text:s/>une sorte de cours des ridicules et des embarras du mariage ; voyez<text:s/></text:span><text:span text:style-name="T448">la<text:s/></text:span><text:span text:style-name="T449">Demoiselle à marier</text:span><text:span text:style-name="T450"> ;<text:s/></text:span><text:span text:style-name="T451">vous saurez ce que c’est qu’une entrevue ; quelle gêne ! quelle niaiserie de part et d’autre ! Après l’entrevue vient le temps où se fait la cour ; passons cette<text:s/></text:span><text:span text:style-name="T452">époque d’hypocrisies domestiques où l’on ment à l’envi, et qui n’a pas même sa trêve de vérité comme les guerres de nos grands seigneurs avaient autrefois leur trêve de Dieu. Arrivons au grand jour, au<text:s/></text:span><text:span text:style-name="title">plus Beau Jour de la vie</text:span><text:span text:style-name="T453"> ; je regrette cependant que M</text:span><text:span text:style-name="T454">. Scribe ait oublié dans<text:s/></text:span><text:soft-page-break/><text:span text:style-name="T455">cette galerie le jour des accords et la signature du contrat ; c’est alors que la forme fait un contraste frappant avec le fond ; car il s’agit de mariage, chose très claire, et l’on parle en style inintelligible ; je me souviens q</text:span><text:span text:style-name="T456">u’une jeune femme me disait un jour qu’en entendant lire son contrat, elle avait cru s’appeler<text:s/></text:span><text:span text:style-name="T457">icelle</text:span><text:span text:style-name="T458"><text:s/>et son mari<text:s/></text:span><text:span text:style-name="T459">icelui</text:span><text:span text:style-name="T460">.</text:span><text:span text:style-name="T461"><text:s/>La rédaction des articles est aussi une grande affaire. Il n’est pas de bourgeois qui, dans cette occasion, ne tranche de l’ambassadeu</text:span><text:span text:style-name="T462">r, et ne raisonne à perte de vue sur les choses les plus simples ; les notaires font briller leur savoir-faire ; tel clerc, qui avec dix mille francs, vient d’acheter une charge de cinq cent mille francs, et qui pour payer attend la dot de sa femme, consei</text:span><text:span text:style-name="T463">lle le régime dotal où le mari ne peut disposer de rien. Il est homme à revendre demain son étude, s’il en trouve sept cent mille francs, et le notariat n’est pour lui qu’une sorte de spéculation ; il n’en parle pas moins de la nécessité<text:s/></text:span><text:span text:style-name="pb">[p.<text:s/></text:span><text:bookmark-start text:name="bookmark52"/><text:bookmark-end text:name="bookmark52"/><text:span text:style-name="pb">340]<text:s/></text:span><text:span text:style-name="T464">de conser</text:span><text:span text:style-name="T465">ver les biens dans les familles et prêche à des bourgeois le régime dotal comme plus monarchique.</text:span></text:p>
      <text:p text:style-name="Corpsdetexte"><text:span text:style-name="T466">Après le plus Beau Jour de la vie vient<text:s/></text:span><text:span text:style-name="title">la Lune de miel</text:span><text:span text:style-name="T467">, et de là nous passons à<text:s/></text:span><text:span text:style-name="title">la Belle-Mère</text:span><text:span text:style-name="T468">. Il y en a deux : celle du Gymnase et celle de l’Odéon. La Bell</text:span><text:span text:style-name="T469">e-Mère du Gymnase est une jeune femme qui arrive dans la famille de son mari où tout le monde est plein de préventions contre elle et qui bientôt se concilie tout le monde. Ceci n’est pas un tableau de mœurs ; c’est une anecdote mise en vaudeville ; les co</text:span><text:span text:style-name="T470">médies de mœurs ne doivent peindre la vie que comme elle est ordinairement. Les exceptions peuvent être fort amusantes ; ce sont des pièces d’intrigue ; mais ce ne sont pas des peintures de mœurs. Ici l’auteur a pris le contre-pied de ce qui arrive habitue</text:span><text:span text:style-name="T471">llement : une belle-mère est ordinairement odieuse ; faisons-en, a-t-il dit, une femme aimable et qui forcera les enfants du premier lit à la chérir comme une mère. M. Scribe, dans<text:s/></text:span><text:span text:style-name="title">les Premières Amours</text:span><text:span text:style-name="T472">, avait déjà fait voir le parti qu’on pouvait tirer de<text:s/></text:span><text:span text:style-name="T473">cette méthode de retourner ainsi les choses. Il y avait beaucoup de pièces fondées sur la sympathie de deux personnes qui se retrouvent après une longue absence ; M. Scribe a montré que ces pressentiments des<text:s/></text:span><text:span text:style-name="title">Premières Amours</text:span><text:span text:style-name="T474"><text:s/>étaient souvent trompeurs et q</text:span><text:span text:style-name="T475">ue la mémoire du cœur n’était pas beaucoup plus sûre que celle de la tête.</text:span></text:p>
      <text:p text:style-name="Corpsdetexte"><text:span text:style-name="T476">La pièce de l’Odéon est d’une portée plus élevée que celle du Gymnase ; c’est le portrait d’une belle-mère qui vient s’établir chez ses enfants ; elle les chérit, mais elle est trac</text:span><text:span text:style-name="T477">assière, dominante, et bientôt elle a brouillé les deux époux et fait fuir tous les domestiques : c’est une idée fine et ingénieuse de montrer que<text:s/></text:span><text:span text:style-name="pb">[p. 341]<text:s/></text:span><text:span text:style-name="T478">l’intérieur d’un nouveau ménage est toujours troublé par un tiers, quelque respectable qu’il soit. A</text:span><text:span text:style-name="T479">u fond la belle-mère de Darcy est bonne ; mais elle aime ses enfants à sa manière et non pas à la leur, et à force de s’occuper de leur bonheur elle les rend malheureux ; le bonheur du ménage est chose qui se fait toute seule ;<text:s/></text:span><text:soft-page-break/><text:span text:style-name="T480">quand on travaille à être he</text:span><text:span text:style-name="T481">ureux, on ne l’est pas ; c’est bien pis quand c’est un tiers qui se charge de cette entreprise. Un critique ingénieux a reproché à M. Samson d’avoir exagéré le caractère de la belle-mère. Je crois que ceci tient à l’actrice plutôt qu’à l’auteur ; il faut q</text:span><text:span text:style-name="T482">ue la belle-mère jusque dans ses tracasseries montre un caractère de bonté qui la fasse excuser ; c’est une nuance délicate, et nos ac</text:span><text:bookmark-start text:name="bookmark53"/><text:bookmark-end text:name="bookmark53"/><text:span text:style-name="T483">teurs, qui sont habitués à ne jouer que des pièces où les caractères sont poussés jusqu’au bout, où les personnages sont t</text:span><text:span text:style-name="T484">out uns ou tout autres, tandis qu’à considérer la nature, les différents caractères se mêlent et se confondent souvent dans le même homme, nos acteurs ne savent pas encore jouer les rôles où les diverses nuances doivent être observées ; ils craindraient d’</text:span><text:span text:style-name="T485">être faibles s’ils n’outraient pas, et dépassent le but pour mieux l’atteindre. Voyez dans la pièce de M. Samson la scène du portrait : Darcy a fait faire son portrait par M</text:span><text:span text:style-name="T486">me</text:span><text:span text:style-name="T487"> d’Héricourt ; il veut l’offrir à sa femme au jour de sa fête, et jusque-là en fa</text:span><text:span text:style-name="T488">it un mystère ; la belle-mère y voit une intrigue amoureuse entre Darcy et M</text:span><text:span text:style-name="T489">me</text:span><text:span text:style-name="T490"> d’Héricourt ; elle en prévient sa fille ; M</text:span><text:span text:style-name="T491">me</text:span><text:span text:style-name="T492"> Darcy, qui aime tendrement son mari, est désespérée ; voilà la discorde dans la famille ; enfin Darcy s’explique avec sa femme ; ma</text:span><text:span text:style-name="T493">is la belle-mère insiste ; il y a eu sans doute plusieurs séances pour faire<text:s/></text:span><text:span text:style-name="pb">[p. 342]<text:s/></text:span><text:span text:style-name="T494">ce portrait ; ensuite est-ce bien à M</text:span><text:span text:style-name="T495">me</text:span><text:span text:style-name="T496"> Darcy qu’il était destiné ? Cette persistance à troubler par la défiance l’esprit de sa fille et le repos du ménage, est-ce méchan</text:span><text:span text:style-name="T497">ceté ? Non sans doute ; c’est tout simplement obstination et entêtement, dépit de céder et d’avouer son tort, nuance fort bien saisie par l’auteur, moins bien rendue par l’actrice, qui donne le ton de la méchanceté à des observations qui ne partent que de<text:s/></text:span><text:span text:style-name="T498">la mauvaise humeur.</text:span></text:p>
      <text:p text:style-name="P499">Le caractère de l’oncle Duchemin est excellent : il est comique et vrai. Quant aux deux époux, ils ne servent que de ressorts à l’action ; ils tournent la femme au gré de sa mère, et Darcy au gré d’un ami, grand adversaire des belles-mères. M. Samson aurait dû peut-être leur donner un caractère plus prononcé ; telle qu’elle est, la pièce mérite le succès qu’elle a obtenu, et je regrette que l’auteur ait quitté l’Odéon avant la première représentation. Ce serait parmi les pièces nouvelles<text:s/>de notre temps une des meilleures qu’il eût jouées.</text:p>
      <text:p text:style-name="salute">Agréez, etc.</text:p>
      <text:h text:style-name="Titre2" text:outline-level="2"><text:span text:style-name="pb">[p. 463]<text:s/></text:span><text:span text:style-name="T500">[VI]</text:span></text:h>
      <text:p text:style-name="argument"><text:span text:style-name="title">Héritage et Mariage</text:span><text:span text:style-name="T501">. — Rôles de Vieillard. — </text:span><text:span text:style-name="title">Les Filets de Vulcain</text:span><text:span text:style-name="T502">. — Ovide. — La Mythologie.</text:span></text:p>
      <text:p text:style-name="Corpsdetexte"><text:span text:style-name="T503">Je veux, Monsieur, suivre les lois et coutumes des rédacteurs de feuilleton, et<text:s/></text:span><text:span text:style-name="T504">commencer par l’analyse de la pièce ; voici donc le sujet d’</text:span><text:span text:style-name="title">Héritage et Mariage</text:span><text:span text:style-name="T505"> : M. d’Aubonne est un<text:s/></text:span><text:soft-page-break/><text:span text:style-name="T506">savant de soixante ans ; mais malgré son âge il est encore vert, et malgré sa science encore aimable ; jusque-là célibataire, il s’avise un jour de penser</text:span><text:span text:style-name="T507"><text:s/>que Pauline, fille de M</text:span><text:span text:style-name="T508">me</text:span><text:span text:style-name="T509"> Fremin, sa voisine, jeune fille âgée de dix-huit ans, qu’il a vu naître et qui l’appelle son bon ami, pourrait bien devenir sa femme : la solitude l’effraie et l’ennuie ; comme il se trouvera heureux de revenir près de sa femme a</text:span><text:span text:style-name="T510">près ses leçons au Collège de France ; mais pendant ses leçons, que fera Pauline ? grave question, et qu’il ne s’était pas encore faite avant l’arrivée de M. et de M</text:span><text:span text:style-name="T511">me</text:span><text:span text:style-name="T512"> Blaveau, son neveu et sa nièce.</text:span></text:p>
      <text:p text:style-name="Corpsdetexte"><text:span text:style-name="T513">M. Blaveau est entreposeur de tabacs à Bayonne ; c’est s</text:span><text:span text:style-name="T514">on oncle qui l’a fait nommer et qui a fourni son cautionnement ; mais il compte sur l’héritage, et la nouvelle de ce mariage vient déranger ses calculs ; il prend la malle-poste avec sa femme, et arrive à Paris le matin du jour fixé pour la signature du co</text:span><text:span text:style-name="T515">ntrat ; ils veulent tout brouiller, s’il est possible ; mais comment faire ? heureusement ils entendent parler de<text:s/></text:span><text:span text:style-name="pb">[p. 464]<text:s/></text:span><text:span text:style-name="T516">M. Eugène, qui a été pupille de M. d’Aubonne, et qui a donné des leçons de dessin à M</text:span><text:span text:style-name="T517">lle</text:span><text:span text:style-name="T518"> Pauline ; tout jeune homme qui donne des leç</text:span><text:span text:style-name="T519">ons à une jeune fille, l’aime ou croit l’aimer ; c’est de règle ; M</text:span><text:span text:style-name="T520">me</text:span><text:span text:style-name="T521"> Blaveau s’attache à Pauline, et M. Blaveau à Eugène ; ils font croire à l’une qu’Eugène l’aime, à l’autre que Pauline a pour lui une secrète passion ; ce mariage fera leur malheur récipr</text:span><text:span text:style-name="T522">oque ; voilà l’intrigue ébauchée ; mais comment instruire d’Aubonne de cet amour ? M. Dubourg, son vieil ami, s’en charge ; M. Dubourg a la prétention de tout voir et ne voit rien ; à chaque confidence il répond : Je l’avais pensé ; c’est du reste un ci-de</text:span><text:span text:style-name="T523">vant jeune homme, fier de ses fredaines passées, longtemps commis, et aujourd’hui à la retraite ; c’est le type de ces gens de bureau qui se croient dispensés de songer à l’avenir parce qu’ils signent la feuille chaque mois, et dont la vie s’écoule dans l’</text:span><text:span text:style-name="T524">insouciance ou dans les plaisirs. Duparai</text:span><text:span text:style-name="T525"><text:note text:note-class="footnote" text:id="_ftn7"><text:note-citation>8</text:note-citation><text:note-body><text:p text:style-name="Notedebasdepage"><text:s/>[NdE] Orthographié Duparay.</text:p></text:note-body></text:note></text:span><text:span text:style-name="T526"><text:s/>a parfaitement saisi ce caractère à vues courtes, avec des prétentions à la sagacité, homme affairé et maladroit. D’Aubonne, une fois instruit, diffère la signature du contrat ; mais<text:s/></text:span><text:span text:style-name="T527">enfin il apprend les intrigues de M. et M</text:span><text:span text:style-name="T528">me</text:span><text:span text:style-name="T529"> Blaveau, il entend une conversation entre Pauline et Eugène, où ils se promettent de sacrifier leurs sentiments, et pour les récompenser de leur générosité, il se décide alors à renoncer à la main de Pauline, qu’</text:span><text:span text:style-name="T530">il donne à Eugène avec la moitié de sa fortune.</text:span></text:p>
      <text:p text:style-name="Corpsdetexte"><text:span text:style-name="T531">Ce dénouement est plutôt une sorte de trouée faite dans la pièce, que l’issue naturelle du sujet. L’amour des deux jeunes gens n’est pas assez vif pour qu’il soit nécessaire que d’Aubonne se sacrifie pour eux</text:span><text:span text:style-name="T532"> ; chacun croit que l’un a de l’amour pour l’autre, et ils se<text:s/></text:span><text:span text:style-name="pb">[p. 465]<text:s/></text:span><text:span text:style-name="T533">sen</text:span><text:span text:style-name="T534">tent</text:span><text:span text:style-name="T535"><text:s/>touchés l’un pour l’autre d’une pitié dangereuse, et qui pourra bien devenir autre<text:s/></text:span><text:soft-page-break/><text:span text:style-name="T536">chose ; mais sans les insinuations de M. et de M</text:span><text:span text:style-name="T537">me</text:span><text:span text:style-name="T538"> Blaveau, ils seraient restés indifférents ;</text:span><text:span text:style-name="T539"><text:s/>il y a dans leurs sentiments une incertitude qui ne permet pas qu’on s’intéresse plus vivement à Eugène qu’à d’Aubonne : qu’ont voulu peindre les auteurs ? Deux jeunes gens qui s’aimaient sans le savoir, et qui au moment où un tiers le leur apprend, sont<text:s/></text:span><text:span text:style-name="T540">surpris du nom qu’il donne à ce sentiment, dont ils ne se rendaient pas compte, et continuent, une fois instruits, à s’aimer plus vivement qu’auparavant ? L’idée est ingénieuse ; il y a de ces choses que nous avons besoin qu’on nous révèle pour les sentir<text:s/></text:span><text:span text:style-name="T541">tout entières ; mais alors il eût fallu indiquer l’existence de cet amour mutuel, que Pauline et Eugène ne s’avouent pas à eux-mêmes, faute de savoir quel nom lui donner ; il eût fallu qu’il se révélât comme malgré eux dans quelques mots et dans quelques t</text:span><text:span text:style-name="T542">raits ; dans la pièce rien ne l’indique. MM. Picard et Mazères ont-ils voulu montrer comment deux jeunes gens qui ne s’aiment que d’amitié, une fois qu’on les soupçonne de s’aimer d’amour, commencent à le croire et peut-être à le faire ? c’est une observat</text:span><text:span text:style-name="T543">ion fine et délicate ; avec des soupçons maladroits ou des insinuations perfides, vous ferez croire à une jeune fille et à un jeune homme qui ont parlé ensemble de la pluie et du beau temps, qu’ils pourraient bien avoir de l’amour l’un pour l’autre. Dans l</text:span><text:span text:style-name="T544">a jeunesse, le cœur se trompe aisément, et nous croyons aimer toutes les femmes qui nous plaisent ; mais bientôt on se désabuse de ces innocentes rêveries, et l’on reconnaît qu’on s’était dupé soi-même ; est-ce une de ces erreurs que la pièce nouvelle a vo</text:span><text:span text:style-name="T545">ulu indiquer ? Alors il fallait<text:s/></text:span><text:span text:style-name="pb">[p. 466]<text:s/></text:span><text:span text:style-name="T546">développer cette intention ; et la scène où Eugène et Pauline promettent de s’oublier, plutôt que de faire de la peine à M. d’Aubonne, cette scène de magnanimité eût pu devenir une sorte d’interrogatoire réciproque,</text:span><text:span text:style-name="T547"><text:s/>où ils eussent reconnu qu’ils ne s’aimaient pas et qu’ils ont été abusés par M. et M</text:span><text:span text:style-name="T548">me</text:span><text:span text:style-name="T549"> Blaveau ; j’avoue qu’un pareil examen de conscience, fait entre jeunes gens de vingt ans, est dangereux dans le monde et délicat sur la scène ; mais MM. Picard et Mazèr</text:span><text:span text:style-name="T550">es, l’un qui n’a pas encore vieilli, et l’autre qui est jeune encore, ont, en travaillant de moitié, ce qu’il faut pour oser et pour réussir, expérience et hardiesse.</text:span></text:p>
      <text:p text:style-name="Corpsdetexte"><text:span text:style-name="T551">Il est difficile de mettre sur le théâtre des vieillards amoureux, sans les rendre ridicu</text:span><text:span text:style-name="T552">les ; c’est même dans <text:s/>l’ancienne comédie un rôle convenu, que celui des tuteurs, des oncles ou des pères, qui aiment à soixante ans et finissent par être dupes au profit de leur fils ou de leur neveu ; mais, depuis quelque temps, les auteurs comiques semb</text:span><text:span text:style-name="T553">lent mieux traiter les vieillards ; ils n’en font plus la risée du parterre ; ils les font plaindre ; ils les font aimer ; Danville, dans<text:s/></text:span><text:span text:style-name="title">l’École des Vieillards</text:span><text:span text:style-name="T554">, nous intéresse et nous émeut ; nous sommes du parti de la vieillesse contre la frivolité du je</text:span><text:span text:style-name="T555">une âge ; c’est un vieillard, c’est un mari qui se croit trompé ; dans la vieille comédie, il eût été triplement ridicule ; aujourd’hui il n’est que<text:s/></text:span><text:soft-page-break/><text:span text:style-name="T556">malheureux, et nous le plaignons sans être tentés de rire ; dans<text:s/></text:span><text:span text:style-name="title">Héritage et Mariage</text:span><text:span text:style-name="T557">, d’Aubonne est noble e</text:span><text:span text:style-name="T558">t intéressant, nous ne serions pas choqués de le voir épouser Pauline, et il n’a même pas besoin du sacrifice qu’il fait à la fin pour se relever dans notre estime ; son dévouement nous semble sage sans nous paraître nécessaire et comique, comme dans<text:s/></text:span><text:span text:style-name="pb">[p. 4</text:span><text:span text:style-name="pb">67]<text:s/></text:span><text:span text:style-name="title">l’É</text:span><text:bookmark-start text:name="bookmark69"/><text:bookmark-end text:name="bookmark69"/><text:span text:style-name="title">cole des Femmes</text:span><text:span text:style-name="T559"><text:s/>ou dans<text:s/></text:span><text:span text:style-name="title">les Folies Amoureuses</text:span><text:span text:style-name="T560"> ; certes, voilà un grand changement dans les rôles de vieillards de comédie : ils étaient bafoués ; ils se font plaindre ; ils faisaient rire ; ils émeuvent : quel contraste ! à quoi tient-il ? à nos mœu</text:span><text:span text:style-name="T561">rs nouvelles ; ainsi, tandis qu’on accuse notre génération de mépriser la vieillesse, les jeunes auteurs sortis de ses rangs et pénétrés de son esprit, donnent aux vieillards le beau rôle de la pièce, et croiraient être mauvais peintres de notre siècle, s’</text:span><text:span text:style-name="T562">ils livraient à la risée du parterre un homme de soixante ans, même amoureux ; l’amour en cheveux blancs n’est plus un ridicule qu’ils persécutent. C’est un malheur qu’ils font plaindre, car ils ne peuvent pas empêcher qu’il n’ait toujours quelque chose qu</text:span><text:span text:style-name="T563">i convient mal à cet âge. Je ne connais qu’une nouvelle que j’ai lue dernièrement,<text:s/></text:span><text:span text:style-name="title">Sainte-Périne</text:span><text:span text:style-name="T564"><text:s/>par M. Valery, où l’amour à soixante ans n’est ni ridicule ni malheureux, mais convenable et intéressant. Il semble même que l’auteur ait voulu, comme à dessei</text:span><text:span text:style-name="T565">n, se ménager des difficultés pour les vaincre ; car ce sont deux vieillards qu’il nous représente épris l’un de l’autre, et cette passion n’est jamais une grimace ni une messéance ; tant elle est peinte avec délicatesse ; tant la touche de l’auteur est fi</text:span><text:span text:style-name="T566">ne et ingénieuse ! je ne suis pas étonné du succès que cette nouvelle a dans le monde ; car nulle part on ne retrouve mieux ce qui est le talent caractéristique de la bonne compagnie, l’art de dire assez sans jamais dire trop.</text:span></text:p>
      <text:p text:style-name="Corpsdetexte"><text:span text:style-name="T567">Passons aux<text:s/></text:span><text:span text:style-name="title">Filets de Vulcain</text:span><text:span text:style-name="T568">, et de l’Odéon à l’Opéra ; il s’agit encore ici de mariage mal assorti. Rien n’est si connu que les Amours de Mars et de Vénus ;<text:s/></text:span><text:span text:style-name="pb">[p. 468]<text:s/></text:span><text:bookmark-start text:name="bookmark70"/><text:bookmark-end text:name="bookmark70"/><text:span text:style-name="T569">voici comment Ovide raconte leur aventure ; je me sers d’une traduction encore inédite :</text:span></text:p>
      <text:p text:style-name="P570">……… C’est le soleil qui, le<text:s/>premier, dit-on,</text:p>
      <text:p text:style-name="P571">Vit comment fut trompé le divin forgeron ;</text:p>
      <text:p text:style-name="P572">C’est un dieu clairvoyant ; soit pitié, soit colère,</text:p>
      <text:p text:style-name="P573">Il raconte à Vulcain cet amoureux mystère :</text:p>
      <text:p text:style-name="P574">« Je connais, lui dit-il, le lieu du rendez-vous :</text:p>
      <text:p text:style-name="P575">Chaque jour je le vois ; je sais…… » le pauvre époux</text:p>
      <text:soft-page-break/>
      <text:p text:style-name="P576">Tremble et baisse la tête au récit de ce crime ;</text:p>
      <text:p text:style-name="P577">Sa main laisse échapper la tenaille et la lime ;</text:p>
      <text:p text:style-name="P578">Puis soudain : « Vengeons-nous ! » Dociles à ses vœux,</text:p>
      <text:p text:style-name="P579">Les Cyclopes ardents ont rallumé les feux ;</text:p>
      <text:p text:style-name="P580">Bientôt s’entrelaçant dans un tissu flexible,</text:p>
      <text:p text:style-name="P581">L’airain<text:s/>coule et s’allonge en fil imperceptible,</text:p>
      <text:p text:style-name="P582">Et l’art du tisserand et ces légers réseaux</text:p>
      <text:p text:style-name="P583">Que suspend l’araignée aux toits des vieux châteaux,</text:p>
      <text:p text:style-name="P584">N’ont jamais égalé dans leur délicatesse</text:p>
      <text:p text:style-name="P585">Des filets de Vulcain l’indomptable souplesse ;</text:p>
      <text:p text:style-name="P586">Cependant, près du lit témoin de leurs forfaits,</text:p>
      <text:p text:style-name="P587">Sous les pas des amants sont tendus les filets ;</text:p>
      <text:p text:style-name="P588">Et lorsque vers le soir, pleins d’amour et d’ivresse,</text:p>
      <text:p text:style-name="P589">Ils viennent, tout à coup le piège se redresse,</text:p>
      <text:p text:style-name="P590">Se ferme, et dans les nœuds que Vulcain a tissus,</text:p>
      <text:p text:style-name="P591">Mars demeure captif sur le sein de<text:s/>Vénus :</text:p>
      <text:p text:style-name="P592">C’est peu : le dieu Jaloux, pour venger son mécompte,</text:p>
      <text:p text:style-name="P593">Court inviter l’Olympe à contempler sa honte :</text:p>
      <text:p text:style-name="P594">On s’empresse à sa voix ; Vénus, en rougissant,</text:p>
      <text:p text:style-name="P595">Cherchait à se cacher au sein de son amant,</text:p>
      <text:p text:style-name="quote.l"><text:span text:style-name="T596">C</text:span><text:span text:style-name="T597">’</text:span><text:span text:style-name="T598">est affreux ! criait-on, dans la troupe immortelle ;</text:span></text:p>
      <text:p text:style-name="quote.l"><text:span text:style-name="T599">Mais plus d’un jeune dieu disait :<text:s/></text:span><text:span text:style-name="T600">«</text:span><text:span text:style-name="T601"> Comme elle est belle ! »</text:span></text:p>
      <text:p text:style-name="P602">Et puisse un jour Vulcain m’emprisonner ainsi !</text:p>
      <text:soft-page-break/>
      <text:p text:style-name="Corpsdetexte"><text:span text:style-name="T603">C’est sur ce ton qu’Ovide traite la Mythologie ; il en parle comme un conteur de bonne compagnie, qui dit une histoire de revenant<text:s/></text:span><text:span text:style-name="T604">sans y</text:span><text:span text:style-name="T605"><text:s/>croire </text:span><text:span text:style-name="T606">; il laisse percer un demi-sourire d’incrédulité qui n’ôte rien à l’intérêt<text:s/></text:span><text:span text:style-name="pb">[p. 469]<text:s/></text:span><text:span text:style-name="T607">des aventures, et prête même au récit quelque chose de plus piquant : c’est l’ironie légère de l’Arioste chantant la chevalerie ; il amuse non comme un chroniqueur naïf, m</text:span><text:span text:style-name="T608">ais comme un poète hardi : ce n’est pas le philosophe qui se moque avec amertume de l’absurdité des temps mythologiques, c’est le peintre indifférent qui représente la chose sans trop s’inquiéter du jugement qu’en porteront les spectateurs, et qui ne se so</text:span><text:span text:style-name="T609">ucie que de plaire ; tel est Ovide dans ses<text:s/></text:span><text:span text:style-name="title">Métamorphoses</text:span><text:span text:style-name="T610"> ; il n’a ni le ton d’Hésiode, qui a foi aux dieux du paganisme, ni le ton de Lucrèce, qui méprise hardiment Jupiter ; il se tient entre les deux. Cette manière de traiter la Mythologie pourrait peut</text:span><text:span text:style-name="T611">-être encore nous plaire. À l’Opéra, le paganisme sérieux nous ennuie, en dépit de ses pompes et de ses machines. Renouvelez-le par la raillerie ; imitez l’</text:span><text:span text:style-name="title">Amphitryon</text:span><text:span text:style-name="T612"><text:s/>de Plaute et de Molière : l’ironie est encore une ressource pour l’imagination épuisée ;<text:s/></text:span><text:span text:style-name="T613">mais c’est la dernière ; c’est le dernier éclair de la lampe qui s’éteint. Une fois que les dieux de la Grèce qui, dans Homère, nous plaisent et nous intéressent, dans Lucien, nous ont fait rire, c’en est fait d’eux ; ils ont donné tout ce qu’ils pouvaient</text:span><text:span text:style-name="T614"><text:s/>rendre.</text:span></text:p>
      <text:p text:style-name="Corpsdetexte"><text:span text:style-name="T615">M. Blache a pris au sérieux les Amours de Vénus et de Mars, et son ballet est païen de bonne foi. Pourquoi alors changer le dénouement authentique ? Pourquoi, par une sorte de tour de passe-passe substituer sous le filet Minerve à Vénus ? Vulcain<text:s/></text:span><text:span text:style-name="T616">croit trouver Mars et Vénus pris dans le même piège ; mais c’est Minerve à qui Jupiter avait confié Vénus, c’est la Sagesse qui reste sous le réseau fatal ; cette substitution fait une sorte de contraste avec le reste du ballet qui est sérieux ; c’est<text:s/></text:span><text:span text:style-name="pb">[p.<text:s/></text:span><text:span text:style-name="pb">470]<text:s/></text:span><text:bookmark-start text:name="bookmark74"/><text:bookmark-end text:name="bookmark74"/><text:span text:style-name="T617">une scène de comédie qui sert de dénouement à un drame héroïque ; cette espèce d’espièglerie comique rappelle la Suzanne de Beaumarchais se glissant dans le cabinet à la place du malin page ; mais elle ne fait pas assez d’effet parce que nous ne somme</text:span><text:span text:style-name="T618">s pas préparés par le reste du ballet à ce qu’il y a de plaisant dans la méprise. Les filets ne sont plus qu’une sorte d’accessoire inutile ; car que faut-il pour convaincre Vulcain de la vertu de sa fiancée ? Qu’il la voie sortir du temple de la Sagesse e</text:span><text:span text:style-name="T619">t voie Mars avec Minerve ; les filets ne sont plus qu’un jeu de scène superflu.</text:span></text:p>
      <text:p text:style-name="Corpsdetexte"><text:span text:style-name="T620">Ce qui fait le succès de ce ballet et ce qui le mérite, c’est le deuxième et le troisième acte ; au deuxième acte Mars est introduit par l’amour auprès de Vénus ; Flore et Zéph</text:span><text:span text:style-name="T621">yr voltigent alentour, et les Grâces se mêlent à leurs jeux ; rien n’est si gracieux que cet entretien amoureux qui s’exprime par des pas et des figures ; c’est là qu’on reconnaît que la danse est propre à rendre certains sentiments, mais qu’il en est d’au</text:span><text:span text:style-name="T622">tres qu’elle ne pourra jamais<text:s/></text:span><text:soft-page-break/><text:span text:style-name="T623">exprimer ; au troisième acte les Cyclopes forgent des armes pour Minerve ; c’est le vivant spectacle d’une forge, c’est le bruit cadencé des marteaux, c’est la teinte rougeâtre des forgerons éclairés par le feu des fourneaux ;</text:span><text:span text:style-name="T624"><text:s/>c’est un tableau animé et qui plaît surtout par la nouveauté ; mais est-ce la Mythologie qui en fait le charme ? Non ; ce que nous aimons, c’est l’image animée de la forge et du travail ; que ce soit Vulcain et les Cyclopes ou quelque forgeron humain, peu</text:span><text:span text:style-name="T625"><text:s/>importe ? Il en est de même des amours de Mars et de Venus ; ils nous plaisent comme amours gracieux ; mais la Mythologie n’est pour rien dans notre plaisir ; Aline avec<text:s/></text:span><text:span text:style-name="pb">[p. 471]<text:s/></text:span><text:span text:style-name="T626">Saint-Phar, et Nina avec son bien-aimé, nous émeuvent autant ; car ce ne son</text:span><text:span text:style-name="T627">t pas les dieux que nous cherchons, ce sont les amants. Voilà ce qui condamne la Mythologie déjà usée et décrépite à l’Opéra ; par elle-même elle ennuie, et le premier acte du ballet de M. Blache est monotone en dépit des dieux, de l’Olympe et des dieux de</text:span><text:span text:style-name="T628"><text:s/>la mer ; c’est une magnificence froide et guindée ; elle étonne ; mais rien n’est plus vite rassasié que l’étonnement ; dessinez de jolis pas, faites danser Paul, Albert, M</text:span><text:span text:style-name="T629">me</text:span><text:span text:style-name="T630"> Montessu et M</text:span><text:span text:style-name="T631">lle</text:span><text:span text:style-name="T632"> Noblet, chargez-les d’exprimer avec leurs entrechats ou l’amour</text:span><text:span text:style-name="T633">, ou le plaisir, ou quelqu’un des sentiments propres à la danse ; vous réussirez, croyez-moi, quelque nom que vous donniez votre ballet ; appelez-le<text:s/></text:span><text:span text:style-name="title">Aline</text:span><text:span text:style-name="T634">,<text:s/></text:span><text:span text:style-name="title">Nina</text:span><text:span text:style-name="T635">,<text:s/></text:span><text:span text:style-name="title">le Page amoureux</text:span><text:span text:style-name="T636">,<text:s/></text:span><text:span text:style-name="title">Psyché</text:span><text:span text:style-name="T637">,<text:s/></text:span><text:span text:style-name="title">les Filets de Vulcain</text:span><text:span text:style-name="T638">, vous êtes sûr de plaire ; car ce n’est ni la<text:s/></text:span><text:span text:style-name="T639">Mythologie ni la chevalerie qui plaît dans les ballets, c’est la danse.</text:span></text:p>
      <text:p text:style-name="Corpsdetexte"><text:span text:style-name="T640">Je voulais, Monsieur, vous parler de<text:s/></text:span><text:span text:style-name="title">Simple Histoire</text:span><text:span text:style-name="T641">,</text:span><text:span text:style-name="T642"><text:s/>joli vaudeville de MM. Scribe et de Courcy ; mais il faut finir ; car lorsque l’auteur est trop long, le lecteur abrège.</text:span></text:p>
      <text:p text:style-name="salute">Agréez, etc.</text:p>
      <text:h text:style-name="Titre2" text:outline-level="2"><text:bookmark-start text:name="bookmark76"/><text:bookmark-end text:name="bookmark76"/><text:span text:style-name="pb">[p. 538]<text:s/></text:span><text:span text:style-name="T643">[VII]</text:span></text:h>
      <text:p text:style-name="argument"><text:span text:style-name="T644">Vogue des petites pièces. — Causes de cette vogue. — L’ancienne comédie. — Rapport du vaudeville et de nos mœurs. — </text:span><text:span text:style-name="title">Roman par Lettres</text:span><text:span text:style-name="T645">. — </text:span><text:span text:style-name="title">Simple Histoire</text:span><text:span text:style-name="T646">. — </text:span><text:span text:style-name="title">Oréno</text:span><text:span text:style-name="T647">. — Un mot sur<text:s/></text:span><text:span text:style-name="title">Charles VI</text:span><text:span text:style-name="T648">. — </text:span><text:span text:style-name="title">Le Candidat de l’Athénée de Beaune</text:span><text:span text:style-name="T649">. — </text:span><text:span text:style-name="title">Vingt-cinq pour cent</text:span><text:span text:style-name="T650">. — </text:span><text:span text:style-name="title">Les Comptes de Tutelle</text:span><text:span text:style-name="T651">.</text:span></text:p>
      <text:p text:style-name="Corpsdetexte"><text:span text:style-name="T652">C’est, dit-on, un signe de décadence en littérature quand les petites choses acquièrent de l’importance et de l’intérêt ; c’est qu’alors l’esprit des auteurs et du public se rapetisse : tel genre qui n’était<text:s/></text:span><text:span text:style-name="T653">rien autrefois et qui ne donnait ni gloire ni profit, commence à prendre rang dans la littérature. Ainsi chez les Grecs les fables milésiennes, qui au temps des poètes, des orateurs et des philosophes étaient obscures et méprisées, deviennent sous le nom d</text:span><text:span text:style-name="T654">e Romans la seule littérature des Byzantins</text:span><text:span text:style-name="T655"><text:note text:note-class="footnote" text:id="_ftn8"><text:note-citation>9</text:note-citation><text:note-body><text:p text:style-name="Notedebasdepage"><text:s/>[NdE] Orthographié Bysantins.</text:p></text:note-body></text:note></text:span><text:span text:style-name="T656">. Chez nous le vaudeville et la chanson, qui sous Louis XIV<text:s/></text:span><text:soft-page-break/><text:span text:style-name="T657">n’étaient qu’un jeu d’esprit frivole, font aujourd’hui partie de notre littérature ; c’est même là nos titres d’honneur </text:span><text:span text:style-name="T658">; héritière de Collé et de Panard, sous l’empire, la chanson semblait tenir le sceptre ; c’est là qu’il y avait le plus de verve et de poésie, et le Caveau moderne, où siégeaient les Désaugiers, les Moreau, les Francis, les Armand-Gouffé, et tant d’autres,</text:span><text:span text:style-name="T659"><text:s/>jetait plus d’éclat que l’Académie ; là siégeait aussi notre Béranger qui préludait à ses odes patriotiques par des refrains de table et d’amour, et cachait encore le glaive sous les myrtes comme Harmodius et Aristogiton. À<text:s/></text:span><text:span text:style-name="pb">[p. 539]<text:s/></text:span><text:span text:style-name="T660">la même époque le vaud</text:span><text:span text:style-name="T661">eville peu à peu se rapprochait de la comédie ; il a continué à grandir, et c’est aujourd’hui ce qu’il y a de plus vivant dans notre littérature ; jamais de relâche ni de cesse ; c’est une source inépuisable ; chaque jour il faut qu’il suffise à six théâtr</text:span><text:span text:style-name="T662">es chantants, depuis l’Ambigu où ses refrains interrompent la tragique monotonie du mélodrame, jusqu’au Gymnase où il règne en maître souverain. Certes, pour me servir du jargon industriel, c’est le producteur le plus actif qui se puisse trouver ; c’est un</text:span><text:span text:style-name="T663"><text:s/>fleuve qui chaque jour se décharge par six embouchures dans la mer d’oubli ; car combien peu de vaudevilles surnagent ! mais qu’importe, le flot chasse le flot ; les individus périssent, mais la race survit ; on ne cessera de faire des vaudevilles pour le</text:span><text:span text:style-name="T664">s théâtres et des romans pour les cabinets de lecture, que lorsqu’il n’y aura plus à Paris de désœuvrés pour venir voir les uns et de grisettes pour lire les autres.</text:span></text:p>
      <text:p text:style-name="Corpsdetexte"><text:span text:style-name="T665">Avouez aussi, Monsieur, que nos mœurs aujourd’hui prêtent plus au vaudeville qu’à la haute</text:span><text:span text:style-name="T666"><text:s/>comédie : il n’y a plus comme au temps de Molière cette inégalité de conditions qui produit des contrastes frappants ; à cette époque le bourgeois, le robin, l’homme d’épée, le courtisan, le marchand, chacun avait son caractère distinctif ; les nuances ne</text:span><text:span text:style-name="T667"><text:s/>se mêlaient ni ne se confondaient : de là l’ancienne comédie où chaque personnage est tout un ou tout autre, où chaque rôle est un type convenu ; ainsi elle a ses valets, ses financiers, gens dont le caractère se règle d’après l’état ; leurs mœurs sont un</text:span><text:span text:style-name="T668">e fois faites ; elles ne changent point : c’est ce qui a remplacé en quelque sorte le masque des anciens : aux traits du masque les Grecs reconnaissaient l’amoureuse, le valet, le père et les différents<text:s/></text:span><text:bookmark-start text:name="bookmark77"/><text:bookmark-end text:name="bookmark77"/><text:span text:style-name="pb">[p. 540]<text:s/></text:span><text:span text:style-name="T669">rôles. Chez Molière, quand quelqu’un s’annon</text:span><text:span text:style-name="T670">ce pour être un homme de cour ou de finance, nous savons tour de suite à quoi nous en tenir ; son lot est fixé par son état. L’ancienne comédie est l’image fidèle de l’ancienne société ; chaque rôle forme un genre à part, comme chaque état avait ses coutum</text:span><text:span text:style-name="T671">es particulières. Ajoutez à cela la nature du génie de Molière, génie propre à analyser et à résumer, et qui étudiait un caractère dans tous ses détails</text:span><text:span text:style-name="T672">,</text:span><text:span text:style-name="T673"><text:s/>sans jamais en perdre de vue l’idée principale, car c’était elle qu’il s’attachait à peindre ; de là l</text:span><text:span text:style-name="T674">’unité, et en même temps la variété de ses rôles ; chacun se rapporte à une forme générale sans cesser d’avoir son allure et<text:s/></text:span><text:soft-page-break/><text:span text:style-name="T675">sa physionomie distinctives.</text:span></text:p>
      <text:p text:style-name="P676">Aujourd’hui tout est changé ; la société n’offre plus ces différences remarquables ; plus de contraste<text:s/>entre les conditions ; chacun a échangé, contre le ton du monde, le ton de son état et de son métier ; on ne distingue plus l’avoué du marchand, ni le robin de l’homme de cour ; le niveau de la civilisation a aplani toutes les inégalités et effacé toutes<text:s/>les oppositions de mœurs, de costumes et de langage. On est moins ce qu’on appelait le bourgeois, le militaire, le financier ; on est un peu plus soi-même ; je ne puis pas m’en plaindre ; avec la civilisation, dit-on, disparaissent les grands caractères ;<text:s/>tant pis pour les romanciers ; mais aussi la civilisation détruit les habitudes et les préjugés des classes différentes ; tant mieux pour la société.</text:p>
      <text:p text:style-name="Corpsdetexte"><text:span text:style-name="T677">L’homme de notre temps, ainsi dépouillé par le monde de l’originalité de nature et d’état, ne garde plus q</text:span><text:span text:style-name="T678">ue des nuances de caractère, et il faut le peindre de profil ; car il ne se distingue plus que sous cet aspect ; de face il ressemble à tout le monde ; voilà ce qui a fait et doit faire la fortune du vaudeville :<text:s/></text:span><text:span text:style-name="pb">[p. 541]<text:s/></text:span><text:span text:style-name="T679">comme ce n’est qu’une demi-comédie</text:span><text:span text:style-name="T680">, il est propre à représenter les demi-caractères ; un des grands caractères de Molière, l’Avare ou le Tartuffe, ne pourrait jamais tenir dans le cadre étroit de ses tableaux ; forcé de le rapetisser, il le défigurerait. Mais nos petites mœurs, composées d</text:span><text:span text:style-name="T681">e mille nuances, se prêtent avec un bonheur singulier à ses petites esquisses ; il saisit avec fidélité un sentiment, une opinion, et il en fait un tableau de genre ; quand le sujet ne demande pas plus que le talent du peintre ne peut donner, alors tout se</text:span><text:span text:style-name="T682"><text:s/>proportionne, tout se trouve d’accord, tout plaît ; voilà justement ce qui fait aujourd’hui le mérite de notre vaudeville. Aussi rapides que les ridicules qu’elles peignent, aussi légères que les mœurs qu’elles retracent, ces petites pièces brillent un in</text:span><text:span text:style-name="T683">stant comme ces insectes lumineux des nuits d’automne ; cette faible lumière est celle qui nous convient ; elle suffit pour éclairer les nuances de nos caractères ; la lanterne de Diogène à la main, le poète comique a beau chercher un homme qui ait une nat</text:span><text:span text:style-name="T684">ure originale et prononcée, il n’en trouvera pas ; nos vices fins et délicats fuiront l’éclat trop vif de son fanal ; ils ne se laissent surprendre qu’à la clarté plus modeste des falots du vaudeville.</text:span></text:p>
      <text:p text:style-name="Corpsdetexte"><text:span text:style-name="T685">C’est là, plutôt que dans les comédies du Théâtre-Fran</text:span><text:span text:style-name="T686">çais, qu’on retrouverait au besoin l’histoire de nos mœurs depuis vingt ans ; ce n’est pas que ces petites pièces soient toujours vraies, mais elles ne sont jamais tout à fait fausses, et même dans les plus faibles, l’esprit et le ton de nos jours percent<text:s/></text:span><text:span text:style-name="T687">par quelque endroit ; jamais de caractères entiers ; le vaudeville n’a pas le talent de les peindre, et<text:s/></text:span><text:span text:style-name="pb">[p. 542]<text:s/></text:span><text:span text:style-name="T688">la société elle-même n’en offre plus le modèle. Examinons quelques-uns des vaudevilles d’aujourd’hui ; partout c’est une situation, une idée,<text:s/></text:span><text:soft-page-break/><text:span text:style-name="T689">u</text:span><text:span text:style-name="T690">ne habitude particulière qui sert de sujet ; c’est là aussi ce que fournissait la société, des sentiments, des opinions ; pas de caractères complets.</text:span></text:p>
      <text:p text:style-name="Corpsdetexte"><text:span text:style-name="T691">Voyez<text:s/></text:span><text:span text:style-name="title">le Roman par Lettres</text:span><text:span text:style-name="T692"><text:note text:note-class="footnote" text:id="_ftn9"><text:note-citation>10</text:note-citation><text:note-body><text:p text:style-name="Notedebasdepage"><text:s/>De MM. de Courcy et Gustave.</text:p></text:note-body></text:note></text:span><text:span text:style-name="T693">. Un jeune homme timide passe pour sot aux yeux<text:s/></text:span><text:span text:style-name="T694">d’une jeune veuve qu’il aime, tant il s’embarrasse et se déconcerte devant elle ; mais la plume à la main il reprend son esprit ; est-ce là un caractère ? Non sans doute ; ce n’est qu’un sentiment finement saisi et heureusement développé ; personne n’est t</text:span><text:span text:style-name="T695">imide en tout, et chacun a son côté de hardiesse ; autrefois c’était, dit-on, chose invraisemblable qu’un jeune Français timide auprès des belles ; mais notre réputation de galanterie commence à baisser ; le gouvernement représentatif nous gâte, et tel ora</text:span><text:span text:style-name="T696">teur de vingt ans qui dans un club politique parle avec feu et avec chaleur, près d’une jeune femme se trouve gêné ; c’est que dans les choses frivoles les esprits sérieux se trouvent timides ; en devenant plus grave, la jeunesse devient moins galante, c’e</text:span><text:span text:style-name="T697">st-à-dire plus timide. Le jeune amoureux du<text:s/></text:span><text:span text:style-name="title">Roman par Lettres</text:span><text:span text:style-name="T698"><text:s/>est de ce siècle-ci ; ainsi voilà déjà une nuance de nos mœurs actuelles, peinte dans cette jolie petite pièce ; c’est la timidité telle qu’elle peut se trouver quelquefois dans les jeunes gens<text:s/></text:span><text:span text:style-name="T699">de nos jours.</text:span></text:p>
      <text:p text:style-name="Corpsdetexte"><text:span text:style-name="T700">Dans<text:s/></text:span><text:span text:style-name="title">Simple Histoire</text:span><text:span text:style-name="T701"><text:note text:note-class="footnote" text:id="_ftn10"><text:note-citation>11</text:note-citation><text:note-body><text:p text:style-name="Notedebasdepage"><text:s/>De MM. Scribe et de Courcy.</text:p></text:note-body></text:note></text:span><text:span text:style-name="T702"><text:s/>c’est une jeune pupille qui aime son tuteur, lord Elmwood, chevalier de Malte, et qui a fait vœu de célibat ; elle cache longtemps son<text:s/></text:span><text:span text:style-name="pb">[p. 543]<text:s/></text:span><text:span text:style-name="T703">amour ; enfin il éclate. Le vieux Boileau disa</text:span><text:span text:style-name="T704">it en parlant de l’amour ;</text:span></text:p>
      <text:p text:style-name="P705">De cette passion la sensible peinture,</text:p>
      <text:p text:style-name="P706">Est pour aller au cœur la route la plus sûre.</text:p>
      <text:p text:style-name="Corpsdetexte"><text:span text:style-name="T707">Ce que je me souviens d’avoir lu, traduit en style de la nouvelle école par cette phrase :<text:s/></text:span><text:span text:style-name="quote.c">« L’amour étant le plus intime des sentiments<text:s/></text:span><text:span text:style-name="quote.c">humains, et celui où l’homme manifeste le plus vivement sa personnalité, c’est aussi celui qui s’adresse le plus intimement à toutes les émotions de tout le monde. »</text:span><text:span text:style-name="T708"><text:s/>Quoi qu’il en soit, qu’on s’en tienne au texte de Boileau ou à la traduction, chez nous c’</text:span><text:span text:style-name="T709">est l’amour qui sert de sujet à la tragédie, au drame, à la comédie, à l’opéra, au mélodrame, à tout enfin, Dans<text:s/></text:span><text:span text:style-name="title">Simple Histoire</text:span><text:span text:style-name="T710">, l’impatience de la jeune pupille qui ne peut pas faire comprendre son amour, ni l’avouer, rappelle le<text:s/></text:span><text:span text:style-name="title">Legs</text:span><text:span text:style-name="T711"><text:s/>de Marivaux ; c’est</text:span><text:span text:style-name="T712"><text:s/>de même une femme qui aime et ne peut se décider à dire, j’aime ; mais ce qui, dans une femme du monde, dans une veuve, n’est qu’une contrariété qui amuse un instant, dans une jeune fille de seize ans est un tourment qui intéresse et qui émeut. C’est de l</text:span><text:span text:style-name="T713">à que viennent ses inconséquences et sa coquetterie apparente.<text:s/></text:span><text:span text:style-name="title">Simple Histoire</text:span><text:span text:style-name="T714"><text:s/>retrace une nuance de la passion<text:s/></text:span><text:soft-page-break/><text:span text:style-name="T715">la plus variée, un des traits du caractère de l’amour. C’est un tableau de genre ; et voilà quel doit être le style du vaudeville, puisqu’aujour</text:span><text:span text:style-name="T716">d’hui nos mœurs, pour ainsi dire, sont aussi des mœurs de genre.</text:span></text:p>
      <text:p text:style-name="Corpsdetexte"><text:span text:style-name="T717">Dans<text:s/></text:span><text:span text:style-name="title">Oréno, ou les Enfants du nègre</text:span><text:span text:style-name="T718">, c’est l’embarras de la liberté que les auteurs ont mis en scène ; un homme longtemps esclave est affranchi ; son premier sentiment c’est une sorte d’effro</text:span><text:span text:style-name="T719">i naturel à quiconque<text:s/></text:span><text:span text:style-name="pb">[p. 544]<text:s/></text:span><text:bookmark-start text:name="bookmark83"/><text:bookmark-end text:name="bookmark83"/><text:span text:style-name="T720">change d’état. L’idée est juste et ingénieuse, mais peu propre à fournir une pièce ; elle peut tout au plus suffire à une scène. M. de La Ville dans<text:s/></text:span><text:span text:style-name="title">Charles VI</text:span><text:span text:style-name="T721"><text:s/>prête au vieux Clisson, longtemps prisonnier du duc de Bretagne,<text:s/></text:span><text:span text:style-name="T722">cet étonnement et cet embarras de la liberté :</text:span></text:p>
      <text:p text:style-name="P723">La liberté d’abord fut un fardeau pour moi.</text:p>
      <text:p text:style-name="Corpsdetexte"><text:span text:style-name="T724">Peut-être M. de La Ville s’est-il applaudi de faire passer dans la tragédie une idée ingénieuse et naturelle ; peut-être s’est-il cru un peu romantique ? Examinons.<text:s/></text:span><text:span text:style-name="T725">Je conçois qu’un nègre qui se voit affranchi, ne sache d’abord que faire de sa liberté ; il ne tient à rien ; c’était l’esclavage qui lui servait d’état libre, il se trouve isolé. Mais que Clisson, au temps de la féodalité et de ces liens puissants qui att</text:span><text:span text:style-name="T726">achaient le vassal et le suzerain, qu’un connétable de France qui a ses créatures et ses partisans, s’étonne de sa liberté et ne sache à quoi l’employer en sortant de prison, voilà ce qui me semble peu conforme aux mœurs de l’époque. J’ai lu qu’à l’avèneme</text:span><text:span text:style-name="T727">nt de Louis XVI, quand on mit en liberté plusieurs des prisonniers de la Bastille, il se trouva un vieil Italien qui demanda par<text:s/></text:span><text:span text:style-name="T728">grâce<text:s/></text:span><text:span text:style-name="T729">à y rester ; sa prison était devenue sa patrie, tant, après vingt ans d’absence, il sentait qu’il serait partout étranger</text:span><text:span text:style-name="T730"><text:s/>excepté à la Bastille ; mais c’était un homme obscur, et non un haut baron du quatorzième siècle. Pour en revenir, à<text:s/></text:span><text:span text:style-name="title">Oréno</text:span><text:span text:style-name="T731">, il n’y a pas de caractère qui puisse s’appeler le<text:s/></text:span><text:span text:style-name="T732">nouveau libre</text:span><text:span text:style-name="T733"> ;</text:span><text:span text:style-name="T734"><text:s/>ce n’est qu’une situation et un sentiment de peu de durée ; à ce<text:s/></text:span><text:span text:style-name="T735">titre il appartient au vaudeville.</text:span></text:p>
      <text:p text:style-name="Corpsdetexte"><text:span text:style-name="T736">De nos jours il n’y a pas non plus de caractère distinctif qui puisse s’intituler le littérateur ; les gens de lettres ne forment plus, comme autrefois, une classe à<text:s/></text:span><text:bookmark-start text:name="bookmark85"/><text:bookmark-end text:name="bookmark85"/><text:span text:style-name="pb">[p. 545]<text:s/></text:span><text:span text:style-name="T737">part, séparée du monde, sorte de pédants paras</text:span><text:span text:style-name="T738">ites, qui savaient le grec et le latin, et vivaient à la suite des grands seigneurs. Les gens de lettres aujourd’hui sont indépendants et se mêlent à la société ; ils n’ont plus rien qui marque leur état, et ce sont ceux dont il est le plus difficile de re</text:span><text:span text:style-name="T739">connaître la condition. Entrez dans un salon : voici un homme qui parle du trois pour cent, c’est un banquier ; de M. Canning et du système de la Russie, c’est un diplomate ; des libertés de l’Église gallicane, c’est un théologien ; du Code civil et du dro</text:span><text:span text:style-name="T740">it d’aînesse, c’est un avocat ;<text:s/></text:span><text:soft-page-break/><text:span text:style-name="T741">non : s’il parle de tout, c’est un homme de lettres. Comment sous tant de formes diverses résumer le caractère du littérateur ? il n’en a pas, ou il les a tous : c’est lui qui plus que tous les autres est l’homme de la civil</text:span><text:span text:style-name="T742">isation ; il faut le peindre trait à trait : ici journaliste, là vaudevilliste, ailleurs académicien ; tantôt chez son libraire, tantôt dans les foyers de la comédie. Car nulle part il n’y a de type absolu du littérateur ; c’est donc au vaudeville et non à</text:span><text:span text:style-name="T743"><text:s/>la haute comédie, qu’il appartient de faire son portrait.</text:span></text:p>
      <text:p text:style-name="Corpsdetexte"><text:span text:style-name="title">Le Candidat de l’Athénée de Beaune</text:span><text:span text:style-name="T744"><text:note text:note-class="footnote" text:id="_ftn11"><text:note-citation>12</text:note-citation><text:note-body><text:p text:style-name="Notedebasdepage"><text:s/>De MM. Théaulon, Francis et Dartois.</text:p></text:note-body></text:note></text:span><text:span text:style-name="T745"><text:s/>nous montre l’homme de lettres dans une des situations de sa vie ; ce sont les élections académiques, le manège des vanité</text:span><text:span text:style-name="T746">s, les visites, le scrutin que les auteurs ont voulu retracer ; c’est plutôt une caricature qu’un tableau, mais, en entrant au théâtre, mettez-vous en tête que Beaune veut dire Paris, et l’Athénée l’Académie française : alors avec cette dépense préliminair</text:span><text:span text:style-name="T747">e d’imagination, vous prendrez peut-être goût aux épigrammes et aux plaisanteries de la pièce nouvelle. On m’a conté<text:s/></text:span><text:span text:style-name="pb">[p. 546]<text:s/></text:span><text:span text:style-name="T748">qu’un de nos jeunes poètes les plus distingués avait eu envie de mettre en scène les académiciens comme il avait fait des comédien</text:span><text:span text:style-name="T749">s, et de se venger ainsi d’un premier refus ; sans doute il s’est ravisé depuis sa réception ; mais je doute qu’il eût fait des élections académiques autre chose qu’un vaudeville en cinq actes, écrit en vers spirituels. En effet, malgré tout le talent du m</text:span><text:span text:style-name="T750">onde, on ne peut pas faire plus que le sujet et les mœurs du temps ne comportent.</text:span></text:p>
      <text:p text:style-name="Corpsdetexte"><text:span text:style-name="T751">Parcourrai-je<text:s/></text:span><text:span text:style-name="title">Vingt-cinq pour cent</text:span><text:span text:style-name="T752"> ?</text:span><text:span text:style-name="T753"><text:s/>c’est une scène de banqueroute, c’est un coin du tableau de nos usages ;<text:s/></text:span><text:span text:style-name="title">Les comptes de tutelle</text:span><text:span text:style-name="T754"><text:note text:note-class="footnote" text:id="_ftn12"><text:note-citation>13</text:note-citation><text:note-body><text:p text:style-name="Notedebasdepage"><text:s/>De MM. Bayard et Merville.</text:p></text:note-body></text:note></text:span><text:span text:style-name="T755"> ?</text:span><text:span text:style-name="T756"><text:s/>une jeune</text:span><text:span text:style-name="T757"><text:s/>pupille élevée par un riche tuteur se croit une héritière ; elle demande ses comptes de tutelle et reste confuse en ouvrant une cassette qui contient un dé, des aiguilles et une lettre de sa mère qui lui apprend qu’elle doit tout à la générosité de son tu</text:span><text:span text:style-name="T758">teur. Cette habitude si facile qu’on se fait de la fortune, cette sécurité que donne l’idée de la richesse, voilà le point de vue de cette petite pièce ; ainsi le vaudeville saisit tantôt un sentiment du cœur humain, tantôt une nuance de nos habitudes, et<text:s/></text:span><text:span text:style-name="T759">peint toujours de profil, parce que nos mœurs ne s’offrent jamais de face, parce qu’il n’y a plus ni contrastes ni oppositions frappantes d’états et de caractères.</text:span></text:p>
      <text:p text:style-name="P760">Dans ma prochaine lettre je chercherai à montrer par l’examen de quelques comédies du Théâtre-Français qu’il n’y a là comme ailleurs que des vaudevilles ; l’idée primitive est la même, l’exécution seule est différente : ce n’est pas un reproche ; car si nos mœurs actuelles ne prêtent pas à la comédie telle que Molière l’a conçue, il est tout naturel que nos auteurs fassent autrement que lui ; seulement il faut savoir à quoi s’en tenir.</text:p>
      <text:soft-page-break/>
      <text:p text:style-name="Corpsdetexte"><text:span text:style-name="T761">Je vous entretiendrai aussi du<text:s/></text:span><text:span text:style-name="title">Monstre</text:span><text:span text:style-name="T762"><text:s/>qui mérite presqu’à lui seul un examen détaillé non pour ce qu’il est, mais pour ce qu’il pourrait être.</text:span></text:p>
      <text:p text:style-name="salute">Agréez, Monsieur.</text:p>
      <text:h text:style-name="Titre2" text:outline-level="2"><text:span text:style-name="pb">[p. 598]<text:s/></text:span><text:span text:style-name="T763">[VIII]</text:span></text:h>
      <text:p text:style-name="argument"><text:span text:style-name="title">Le Monstre</text:span><text:span text:style-name="T764">. — Le Caliban de Shakespeare. — Le Monstre politique. — Le Monstre machine. — De la<text:s/></text:span><text:span text:style-name="T765">Sorcellerie au théâtre.</text:span></text:p>
      <text:p text:style-name="P766">Il y avait une fois un monstre ; ce n’était pas un monstre comme ceux que M. Geoffroi de Saint-Hilaire étudie, manquant de bras, de tête ou de jambes ; c’est un monstre fait comme un homme, grand, robuste, et qui, au conseil de révision, aurait besoin de protections pour être réformé ; seulement il est vert comme une grenouille ; il est laid, mais il y a des bourgeois de Paris qui sont aussi laids que lui ; enfin il n’a rien de trop extraordinaire, excepté sa naissance. C’est un bâtard ? — Non. — Un adultérin. — Non ; il n’est fils ni d’un homme ni d’une femme. — Eh ! de qui donc ? — D’un alambic : oui, Monsieur, c’est un homme fait aux fourneaux, et je ne regrette qu’une chose, c’est qu’on n’ait pas mis en scène sa naissance mystérieuse. J’aurais aimé à voir le laboratoire du magicien ; quel spectacle que du fond de la casserole, après les assaisonnements requis, un homme s’élevant tout à coup comme</text:p>
      <text:p text:style-name="P767">          Sur le dos de la plaine liquide</text:p>
      <text:p text:style-name="P768">S’élève à gros bouillons une montagne humide,</text:p>
      <text:p text:style-name="noindent"><text:span text:style-name="T769">ou plutôt comme<text:s/></text:span><text:span text:style-name="T770">une</text:span><text:span text:style-name="T771"><text:s/>omelette soufflée qui s’enfle et s’arrondit : c’eût été un jeu de scène merveilleux.</text:span></text:p>
      <text:p text:style-name="Corpsdetexte"><text:span text:style-name="pb">[p. 599]<text:s/></text:span><text:span text:style-name="T772">Il y avait aussi une fois à<text:s/></text:span><text:span text:style-name="T773">Venise un magicien fort honnête seigneur, possédé de la manie de créer un homme ; il va se marier avec une jeune et jolie femme ; mais ce n’est pas ainsi qu’il veut avoir des en fans ; enfin, à force d’opérations magiques, il réussit ; le monstre naît, tou</text:span><text:span text:style-name="T774">t grand et tout formé ; mais il n’a pas eu d’éducation ; aussi paraît-il faire peu de cas du commandement de Dieu :<text:s/></text:span><text:span text:style-name="T775">Tes père et mère honoreras</text:span><text:span text:style-name="T776"> ;</text:span><text:span text:style-name="T777"><text:s/>il est vrai qu’il n’a vraiment ni père ni mère ; il devient le persécuteur du magicien qui lui a donné la vie,<text:s/></text:span><text:span text:style-name="T778">il veut lui enlever sa femme ; il tue son fils, fruit d’un premier mariage, et cependant, Monsieur, voyez la bizarrerie des jugements humains ! S’il fallait dire quel est le héros de ce grotesque mélodrame, je répondrais que c’est le monstre ; c’est au mon</text:span><text:span text:style-name="T779">stre seul que je me suis intéressé, et je me surprenais souvent à dire : Le pauvre monstre ! À Dieu ne plaise que je m’annonce pour sympathiser le moins du monde avec le monstre, dussé-je avoir sa vogue ; pourtant, il faut<text:s/></text:span><text:soft-page-break/><text:span text:style-name="T780">l’avouer, il m’a touché le cœur ;</text:span><text:span text:style-name="T781"><text:s/>car il aime la musique, c’est presqu’un dilettante. Voyez, quand il entend tout à coup les sons d’une flûte, comme il écoute d’abord avec étonnement, puis avec plaisir : ses yeux et sa physionomie s’animent ; sa tête s’agite et suit la musique ; bientôt i</text:span><text:span text:style-name="T782">l balance son corps tout entier et semble danser en cadence ; c’est le premier effet de l’harmonie sur des sens encore grossiers. C’est un sauvage qui, aux sons d’une mélodie jusque-là inconnue, exprime sa joie par une sorte de danse grotesque, pleine en m</text:span><text:span text:style-name="T783">ême temps d’expression et de maladresse ; il cherche à pousser des cris, mais il est muet : ainsi l’a créé le magicien ; il semble s’indigner de ne pouvoir faire<text:s/></text:span><text:span text:style-name="pb">[p. 600]<text:s/></text:span><text:bookmark-start text:name="bookmark90"/><text:bookmark-end text:name="bookmark90"/><text:span text:style-name="T784">éclater son plaisir que par quelques sons inarticulés : sa joie, ses efforts, son imp</text:span><text:span text:style-name="T785">uissance ont une sorte de vérité qui émeut et qui attendrit ; c’est un être doué de la vie, qui fait l’essai de ses facultés, et reconnaît avec douleur sa nature incomplète ; il n’a pas ce qu’il faut pour répondre aux sensations qu’il reçoit de toutes part</text:span><text:span text:style-name="T786">s ; il ne peut exprimer ce qu’il sent, et cet affreux isolement devient son supplice ; de là sa haine contre l’homme qui l’a créé ; comme ce voleur qui, au moment de mourir, sous prétexte d’embrasser sa mère, lui déchire la mâchoire et la punit de l’avoir<text:s/></text:span><text:span text:style-name="T787">autrefois mal élevé, le monstre se venge sur le magicien, qui ne l’a mis au monde que par curiosité, et, en lui donnant la vie, est devenu l’auteur de ses souffrances.</text:span></text:p>
      <text:p text:style-name="P788">Voilà, Monsieur, ce qui m’a mis du parti du monstre ; voilà ce qui m’a décidé à devenir<text:s/>son avocat— Il enlève la fiancée du magicien ; mais il ne lui fait pas de mal et la remet dans les bras de son père ; j’imagine même qu’il lui eût fait une déclaration s’il eût pu parler, et un monstre amoureux, il y eût eu de quoi tourner la tête à une jolie femme ; enfin quand il emporte l’enfant et brûle la maison, c’est pour se venger d’un coup de fusil que lui a tiré le magicien, et qui lui a cassé l’épaule ; il n’est pas chrétien et ne sait pas son catéchisme ; il rend le mal pour le mal ; c’est la loi de nature ; voilà certes des circonstances atténuantes, et, devant un jury, je ne doute pas que quelque avocat éloquent ne parvînt à sauver ce pauvre monstre. Ou pourrait d’ailleurs alléguer la monomanie, sorte d’excuse à la mode.</text:p>
      <text:p text:style-name="Corpsdetexte"><text:span text:style-name="T789">Quant à la pièce, ce n’</text:span><text:span text:style-name="T790">est qu’un mélodrame comme on en voit tant ; l’action est une suite de coups de<text:s/></text:span><text:span text:style-name="pb">[p. 601]<text:s/></text:span><text:span text:style-name="T791">théâtre usés, et le style un enchaînement de phrases emphatiques on triviales. L’idée du monstre créé par le magicien, est empruntée aux traditions populaires, au Calib</text:span><text:span text:style-name="T792">an de Shakespeare, aux contes de Jonathan-le-Visionnaire, au roman de<text:s/></text:span><text:span text:style-name="title">Frankenstein</text:span><text:span text:style-name="T793"> : aussi elle n’a rien de neuf ; mais elle pouvait devenir dramatique. Voyez le Caliban de Shakespeare dans<text:s/></text:span><text:span text:style-name="title">la Tempête</text:span><text:span text:style-name="T794"> ; c’est un monstre hideux ; il n’a que des sens incompl</text:span><text:span text:style-name="T795">ets et chétifs ; mais comme il s’empare de notre imagination et même de notre raison ! C’est un être fantastique et grotesque ; il ne ressemble à rien, et cependant il nous fait réfléchir sur l’homme et sa nature.<text:s/></text:span><text:soft-page-break/><text:span text:style-name="T796">En montrant Caliban qui s’incline devant u</text:span><text:span text:style-name="T797">ne bouteille d’eau-de-vie, comme on s’incline devant un Dieu, Shakespeare nous découvre en quelque sorte le point mystérieux où commence la supériorité des hommes sur les hommes, et l’inégalité des conditions ; cette simple bouteille d’eau-de-vie devient e</text:span><text:span text:style-name="T798">ntre les mains du poète l’emblème des arts qui font qu’un homme est plus puissant qu’un autre ; Caliban adore l’eau-de-vie comme l’Américain adore le fusil du Blanc ; c’est une puissance inconnue devant qui il se prosterne. Shakespeare écrivait sous Élisab</text:span><text:span text:style-name="T799">eth ; c’était l’époque où les Anglais commençaient à pénétrer dans le Nouveau-Monde ; de là sans doute mille récits extraordinaires sur la figure et les mœurs des sauvages de l’Amérique ; Shakespeare s’empara de toutes ces traditions répandues dans le peup</text:span><text:span text:style-name="T800">le ; il les personnifia en quelque sorte dans Caliban ; il leur donna la forme et la vie. Cependant Caliban n’est pas seulement un sauvage ; c’est un être fantastique, qui rappelle les lutins et les nains de la sorcellerie ; car le génie du poète a tout mê</text:span><text:span text:style-name="T801">lé dans<text:s/></text:span><text:span text:style-name="pb">[p. 602]<text:s/></text:span><text:bookmark-start text:name="bookmark91"/><text:bookmark-end text:name="bookmark91"/><text:span text:style-name="T802">ce personnage, les fables populaires toutes récentes qui racontaient l’ignorance et la grossièreté des sauvages du Nouveau-Monde, et ces fables plus vieilles, également chéries du peuple, qui parlaient des fées et des sorciers de l’ancien<text:s/></text:span><text:span text:style-name="T803">temps : c’est par les unes</text:span><text:span text:style-name="T804"><text:s/></text:span><text:span text:style-name="T805">qu’il a donné à son monstre une couleur de vérité singulière : Caliban est la peinture d’un homme qui n’a que des facultés imparfaites ; c’est par les autres qu’il en a fait quelque chose de majestueux et de poétique, propre à év</text:span><text:span text:style-name="T806">eiller l’imagination ; Caliban est de la race des lutins, et par ce mélange de natures opposées il semble à la fois au-dessous et au-dessus de l’homme.</text:span></text:p>
      <text:p text:style-name="Corpsdetexte"><text:span text:style-name="T807">Il est des critiques d’une raison sévère, qui renvoient dédaigneusement la magie aux théâtres à décorati</text:span><text:span text:style-name="T808">ons ; pourquoi cet exil ? La magie peut servir de ressort dramatique ; c’est une passion, un ridicule, un caractère de l’homme ; à ce titre elle peut prendre place dans la tragédie, dans le drame, dans la comédie, partout enfin : par la magie l’homme croit</text:span><text:span text:style-name="T809"><text:s/>doubler sa puissance et il ne double souvent que ses malheurs. Voyez le Faust de Goethe</text:span><text:span text:style-name="T810"><text:note text:note-class="footnote" text:id="_ftn13"><text:note-citation>14</text:note-citation><text:note-body><text:p text:style-name="Notedebasdepage"><text:s/>[NdE] Orthographié Goëthe.</text:p></text:note-body></text:note></text:span><text:span text:style-name="T811"> : il se livre à Méphistophélès</text:span><text:span text:style-name="T812"><text:note text:note-class="footnote" text:id="_ftn14"><text:note-citation>15</text:note-citation><text:note-body><text:p text:style-name="Notedebasdepage"><text:s/>[NdE] Orthographié<text:s/><text:span text:style-name="T813">Méphistophèles.</text:span></text:p></text:note-body></text:note></text:span><text:span text:style-name="T814">, le mauvais génie ; sa puissance ne connaît plus de bornes ; mais de</text:span><text:span text:style-name="T815"><text:s/>pareils présents sont dangereux, et Faust, pour avoir voulu s’élever au-dessus de l’humanité, finit par devenir le plus malheureux des hommes. C’est ainsi que Goethe a su tirer parti de la magie ; mais il n’a point épuisé cette mine féconde et qui ne dema</text:span><text:span text:style-name="T816">nde qu’à être exploitée.</text:span></text:p>
      <text:p text:style-name="Corpsdetexte"><text:span text:style-name="T817">Voici un homme créé ; eh bien ! montrez-nous ses premières sensations ; souvenez-vous du Pygmalion de J.-J. Rousseau ; rappelez-vous Adam, lorsqu’il raconte dans Buffon quel fut son réveil : ce premier<text:s/></text:span><text:span text:style-name="pb">[p. 603]<text:s/></text:span><text:span text:style-name="T818">essai de la vie, ce<text:s/></text:span><text:span text:style-name="T819">tâtonnement d’un être qui naît et ne se connaît pas<text:s/></text:span><text:soft-page-break/><text:span text:style-name="T820">encore, voilà des scènes neuves et intéressantes. De la statue de Condillac qui s’anime peu à peu, faites en quelque sorte un personnage dramatique ; l’entreprise est hardie : le philosophe décrit minutie</text:span><text:span text:style-name="T821">usement la naissance de la pensée à mesure que les sensations se développent ; faites de chaque nouvelle impression le sujet d’une situation et d’une scène ; résumez dans un drame vif et animé l’histoire de notre enfance et de l’éducation de nos sens ; mai</text:span><text:span text:style-name="T822">s prenez garde, le pas est glissant ; n’allez pas faire une leçon de philosophie au lieu d’une pièce de théâtre ; ayez, s’il est possible, la sagacité d’un professeur de psychologie avec toute la verve d’un poète comique ; il n’y a peut-être que Marivaux,<text:s/></text:span><text:span text:style-name="T823">si injustement dédaigné aujourd’hui, qui aurait pu traiter un pareil sujet.</text:span></text:p>
      <text:p text:style-name="P824">Vraiment oui, dira quelqu’un, nous avons cinq sens, faites cinq actes ; ce sera une pièce classique. Eh bien ! soit ; laissons l’idée d’un drame psychologique ; cherchons-en une autre : le magicien a créé un homme ; mais dans l’embarras d’une pareille œuvre, il a mis les yeux par derrière et les jambes à l’envers : au lieu d’avancer il recule, au lieu de voir en avant il voit en arrière et prend le passé pour l’avenir ; tout à coup<text:s/>cet être bizarre, par un coup du sort, devient législateur ; alors l’intrigue se noue et se complique ; le peuple à qui il donne des lois veut aller en avant, le nouveau Solon tire en arrière ; comment dénouer l’action ? Il faut faire intervenir quelque dieu ou quelque roi :</text:p>
      <text:p text:style-name="P825">« Non deus intersit nisi dignus vindice nodus,</text:p>
      <text:p text:style-name="noindent"><text:bookmark-start text:name="bookmark93"/><text:bookmark-end text:name="bookmark93"/><text:span text:style-name="pb">[p. 604]<text:s/></text:span><text:span text:style-name="T826">a</text:span><text:span text:style-name="T827"><text:s/>dit Horace ; ici il ne faut pas moins qu’une main divine ou royale pour trancher le nœud. Quelles situations n’amènerait pas cette grotesque infirmité ! mettez-le entre un jeune<text:s/></text:span><text:span text:style-name="T828">homme qu’il veut aller trouver, et un vieux moine qu’il veut quitter, en dépit de<text:s/></text:span><text:span text:style-name="T829">son intention. C’est vers le moine qu’il s’avance ; veut-il parler ? sa bouche et son discours s’adressent à l’un, ses yeux et ses regards à l’autre : que suis-je enfin ? que</text:span><text:span text:style-name="T830"><text:s/>de contradictions ! que de bizarreries ! Aussi pourquoi le magicien lui a-t-il mis les yeux et les jambes à l’envers ?</text:span></text:p>
      <text:p text:style-name="Corpsdetexte"><text:span text:style-name="T831">Voulez-vous autre chose ? Ce sera un<text:s/></text:span><text:span text:style-name="T832">Monstre machine</text:span><text:span text:style-name="T833"><text:s/>qui ne saura faire qu’un mouvement immobile et dire qu’une parole ; voilà le pauvre</text:span><text:span text:style-name="T834"><text:s/>monstre attaché, tel quel, à la destinée du magicien. Quels embarras pour notre sorcier ! quels quiproquos perpétuels ! quelles maladresses ! ce sera une sorte de Jocrisse digne des Variétés. Il y a un conte de Goethe où un étudiant entre dans le cabinet<text:s/></text:span><text:span text:style-name="T835">d’un sorcier ; il ouvre le grimoire et prononce tout haut quelques paroles mystérieuses ; aussitôt un bâton, qui était jeté à terre, se lève et va chercher de l’eau ; grande joie du jeune homme ; mais le bâton continue ses voyages et inonde la chambre. Com</text:span><text:span text:style-name="T836">ment l’arrêter ? L’étudiant le prend et le casse en deux ; nouvel embarras ; ce<text:s/></text:span><text:soft-page-break/><text:span text:style-name="T837">sont deux porteurs d’eau infatigables : il y a là l’idée d’une comédie. Créez un monstre, montrez-le agissant comme par des ressorts mécaniques : au milieu des continuelles vic</text:span><text:span text:style-name="T838">issitudes de volonté qui agitent l’homme, cette machine vivante, toujours égale et dérangeant tout par l’uniformité même de son mouvement, incapable de se prêter la mobilité des desseins de l’homme, formera un<text:s/></text:span><text:span text:style-name="pb">[p. 605]<text:s/></text:span><text:span text:style-name="T839">contraste singulier et deviendra une<text:s/></text:span><text:span text:style-name="T840">source d’incidents comiques.</text:span></text:p>
      <text:p text:style-name="Corpsdetexte"><text:span text:style-name="T841">La magie, la sorcellerie peuvent servir également à la tragédie comme à la comédie ; car elles mettent vivement en jeu les passions de l’homme. Ce qu’il faut dans de pareils sujets, c’est que l’œuvre contrarie toujours l’ouvrie</text:span><text:span text:style-name="T842">r ; voilà, j’ose le dire, la poétique du genre : le sorcier veut devenir plus puissant ; que sa nouvelle puissance ne serve qu’à le rendre faible ; il veut être plus heureux, il deviendra plus infortuné que jamais : attachez toujours un malheur ou un ridic</text:span><text:span text:style-name="T843">ule aux efforts que fait l’homme pour sortir de sa nature ; voilà le secret de mettre la magie sur le théâtre. Voyez<text:s/></text:span><text:span text:style-name="title">le Bourgeois Gentilhomme</text:span><text:span text:style-name="T844"> ; en voulant s’élever, il devient un sujet de risée ; qu’il en soit de même du magicien ; punissez-le par la souff</text:span><text:span text:style-name="T845">rance ou par le ridicule d’avoir voulu faire plus qu’il n’appartient à l’homme, et faites-nous rire ou pleurer à ses dépens ; c’est de plus le moyen de satisfaire ceux qui veulent que toute comédie ait sa morale ; chacun dira en sortant d’une pareille pièc</text:span><text:span text:style-name="T846">e : voilà ce qu’il en coûte de ne pas rester où Dieu nous a mis et de créer des hommes autrement qu’il ne l’a voulu.</text:span></text:p>
      <text:p text:style-name="Corpsdetexte"><text:span text:style-name="T847">J’avoue, Monsieur, qu’en prêchant ainsi pour la magie, je le fais un peu en désespoir de cause ; qui sait ? peut-être nos auteurs en devena</text:span><text:span text:style-name="T848">nt tant soit peu sorciers deviendront plus amusants ; voilà qui me décide, j’aime mieux me vouer au diable qu’à l’ennui, car je crains l’un moins que l’autre : vive donc la sorcellerie pourvu qu’elle soit amusante ! Il ne faut que donner l’exemple : une bo</text:span><text:span text:style-name="T849">nne pièce en ce genre, et le<text:s/></text:span><text:span text:style-name="pb">[p. 606]<text:s/></text:span><text:span text:style-name="T850">peuple mouton des auteurs s’empressera d’entrer dans le nouveau chemin : plus d’amoureux, plus d’intrigants, plus d’oncles ou de tuteurs dans la comédie, plus de tyran et de traître dans la tragédie, partout des sorcie</text:span><text:span text:style-name="T851">rs, car la littérature dramatique reçoit aisément le mot d’ordre ; chacun se règle sur son voisin : il se fait à Paris chaque année deux mille pièces de théâtre, et il n’y a peut-être pour tout cela que quatre idées, deux par mille.</text:span></text:p>
      <text:p text:style-name="salute">Agréez, Monsieur.</text:p>
      <text:soft-page-break/>
      <text:h text:style-name="Titre1" text:outline-level="1">Tome<text:s/>XIV</text:h>
      <text:h text:style-name="Titre2" text:outline-level="2"><text:span text:style-name="pb">[p. 25]<text:s/></text:span>[IX]</text:h>
      <text:p text:style-name="argument">Projet de statistique dramatique. — Comités de lecture. — Citations de pièces refusées.</text:p>
      <text:p text:style-name="Corpsdetexte">J’estimais à deux mille dans une dernière lettre le nombre de pièces de théâtre faites à Paris chaque année. Quelques personnes m’ont accusé d’exagération : Voici quelques renseignements curieux qui montreront que mon estimation est encore très modérée ; ce seront en même temps des notes précieuses pour qui voudra composer une statistique de la littérature dramatique. Ne pensez-vous pas, Monsieur, qu’il<text:s/>serait piquant de traiter un jour la littérature comme elle traite le commerce et l’industrie, de compter les pièces qui se font et les ouvrages qui s’impriment comme on compte les vaisseaux qui entrent dans un port, et d’évaluer la production par rapport<text:s/>à la consommation, comparant le nombre des pièces, le nombre des auteurs, le nombre des théâtres, le nombre de ceux qui fréquentent le spectacle, balançant le tout et déterminant, d’après ces diverses données, ce que chacun produit et consomme d’esprit. Avouez que, dans un temps où la littérature n’est presque plus que de la librairie, cette statistique ne serait pas hors de propos.</text:p>
      <text:p text:style-name="Corpsdetexte">Jusqu’à ce que quelqu’un essaie de la faire, donnons au moins quelques notes : depuis 1816, on présente à<text:s/><text:span text:style-name="pb">[p. 26]<text:s/></text:span>l’Odéon deux<text:s/>cent cinquante ou trois cents pièces, année commune ; deux cent cinquante d’auteurs inconnus, et qui, pour cette raison, sont soumises à un examen préparatoire ; cinquante à peu près d’auteurs déjà joués avec succès et qui obtiennent la lecture sans autre<text:s/>formalité préliminaire ; en tout trois cents environ. Ce nombre n’est qu’une moyenne proportionnelle, car à l’époque où l’Odéon prit le titre de second Théâtre-Français, tous les ouvrages refusés au premier Théâtre depuis quarante ans, sortirent des cartons ou des portefeuilles des auteurs ou de leurs héritiers ; il y en avait dont le temps avait effacé l’écriture et qui semblaient refusées du temps de Lekain<text:span text:style-name="Appelnotedebasdep."><text:note text:note-class="footnote" text:id="_ftn15"><text:note-citation>16</text:note-citation><text:note-body><text:p text:style-name="Notedebasdepage"><text:s/>[NdE] Orthographié Le Kain.</text:p></text:note-body></text:note></text:span>. Les pièces présentées pendant les trois premières années, s’élevèrent à plus de cinq cents par an.</text:p>
      <text:p text:style-name="Corpsdetexte">Il y a à Paris dix théâtres ; mettons pour chaque théâtre deux cents pièces présentées par an ; il s’en présente davantage aux théâtres où l’on joue le vaudeville et le mélodrame, et je tiens d’un membre du comité du Vaudeville qu’il s’en lit une au moins par jour : voilà, de compte fait et sans exagération, deux mille pièces qui se fabriquent par an.</text:p>
      <text:p text:style-name="Corpsdetexte">Parmi ces pièces, combien de jouées, combien de bonnes, combien qui restent au théâtre ?<text:s/><text:soft-page-break/>C’est le cas de dire avec Virgile :</text:p>
      <text:p text:style-name="quote.l">Apparent rari nantes in gurgite vasto.</text:p>
      <text:p text:style-name="Corpsdetexte">Ou plutôt avec un de ses traducteurs qui aimait l’harmonie imitative :</text:p>
      <text:p text:style-name="quote.l">On aperçoit de corps de loin en loin nageant</text:p>
      <text:p text:style-name="quote.l">Peu.</text:p>
      <text:p text:style-name="Corpsdetexte"><text:span text:style-name="pb">[p. 27]<text:s/></text:span><text:span text:style-name="T852">Ce sont les examinateurs et les comités de lecture qui sont chargés de faire le triage<text:s/></text:span><text:span text:style-name="T853">entre toutes ces pièces : ce n’est qu’un<text:s/></text:span><text:span text:style-name="T854">triage littéraire qu’il ne faut pas confondre avec</text:span><text:span text:style-name="T855"><text:s/></text:span><text:span text:style-name="T856">le triage politique de la censure. Cependant un journal estimable, et qui réclame avec force la liberté du théâtre, semble depuis quelque temps confondre les comité</text:span><text:span text:style-name="T857">s de lecture et les censeurs, car il parle de forfaiture à l’honneur ; à l’entendre, c’est souiller sa vie que de siéger dans un pareil comité ; ces reproches véhéments sont-ils justes ? Voici quelques renseignements que nous adressons au bon sens du publi</text:span><text:span text:style-name="T858">c et à la consciencieuse équité des rédacteurs du journal que nous désignons.</text:span></text:p>
      <text:p text:style-name="Corpsdetexte">À l’Odéon, les membres du comité de lecture n’ont que des jetons de présence ; ils s’élèvent à peu près à 500 francs par an ; au Vaudeville, ils n’ont que leurs entrées. De bonne<text:s/>foi, est-ce pour 500 francs ou pour une entrée que des hommes consentiront à vendre leur conscience et à<text:s/><text:span text:style-name="T859">souiller leur vie</text:span><text:span text:style-name="T860"> ?<text:s/></text:span>Qu’y-a-t-il de déshonorant à juger mauvais<text:s/>un<text:s/>mauvais ouvrage, à épargner des frais au<text:s/>théâtre et<text:s/>une chute à l’auteur ; voilà ce<text:s/>que font les comités de lecture ; souvent ils prévoient que<text:s/>la<text:s/>censure pourra mutiler une pièce ; mais ils<text:s/>la<text:s/>reçoivent, si elle est bonne ; car ils ne sont juges que de l’esprit<text:s/>et<text:s/>non des opinions<text:span text:style-name="Appelnotedebasdep."><text:note text:note-class="footnote" text:id="_ftn16"><text:note-citation>17</text:note-citation><text:note-body><text:p text:style-name="Notedebasdepage"><text:s/>Nous pourrions au besoin citer des exemples.</text:p></text:note-body></text:note></text:span>. L’auteur<text:s/>se croit mal jugé ; qu’il fasse imprimer sa pièce ;<text:s/>la liberté<text:s/>de la presse est<text:s/>un<text:s/>greffe toujours ouvert ; chacun peut<text:s/><text:span text:style-name="T861">y<text:s/></text:span>présenter son pourvoi. J’ai lu bien des pièces arrêtées par<text:s/>la<text:s/>censure ; il y en avait de bonnes ; mais j’en ai peu lu<text:s/>qui<text:s/>aient été<text:s/>refusées par les comités de lecture<text:s/>et<text:s/>que j’aie regretté de ne pas voir sur<text:s/>la<text:s/>scène.</text:p>
      <text:p text:style-name="Corpsdetexte"><text:span text:style-name="pb">[p. 28]<text:s/></text:span>La liberté du théâtre<text:s/>est sans doute une belle chose ; mais, quand on présente chaque année trois cents pièces, il faut faire un choix ; car enfin il ne peut pas<text:s/>y avoir de première représentation tous les jours,<text:s/>et<text:s/>songez<text:s/>qu’avec<text:s/>trois cents pièces, il ne pourrait pas y en avoir seconde. Qui fera le choix ? Les acteurs, on sait combien on s’en est plaint ; ils valent moins encore<text:s/>qu’un<text:s/>académicien ; car l’académicien peut être entêté, mais il n’est jamais tout à fait<text:s/><text:soft-page-break/>ignorant ; l’acteur, est souvent<text:s/>l’un et l’autre.<text:s/>Persuadez à<text:s/>un<text:s/>vieil acteur<text:s/>qui,<text:s/>depuis quarante ans, est habitué aux unités<text:s/>et<text:s/>à l’emphase tragiques, qu’une pièce peut être bonne<text:s/>avec un<text:s/>style simple et des changements de scène, il ne vous écoutera pas ; il ne connaît que son vieux<text:s/>théâtre :<text:s/>c’est là sa littérature ; c’est par là qu’il a presque le ton<text:s/>et<text:s/>l’apparence<text:s/>d’un<text:s/>homme de lettres ; sa vanité, plus encore que son ignorance, protège ses préjugés.</text:p>
      <text:p text:style-name="Corpsdetexte">Le moyen de voir les choses en beau, c’est souvent de ne les connaître qu’à moitié. Lisez les romanciers ;<text:s/>la<text:s/>populace<text:s/>et<text:s/>les brigands ont des caractères grands et énergiques. Allez aux assises ; ce n’est plus qu’une ignoble canaille ; c’est l’histoire des bâtons flottants<text:s/>qui<text:s/>de loin sont des vaisseaux de ligne ; il en est de même des pièces de<text:s/>théâtre qui<text:s/>se fabriquent en foule ; deux mille, s’écrie-t-on, quelle fécondité ! Il doit y avoir quelque chose au milieu de tout cela. Peut-être<text:s/>un<text:s/>génie, encore brut<text:s/>et<text:s/>grossier,<text:s/>qui,<text:s/>faute de connaître les routines littéraires, va venir échouer devant le comité académique ; découragé, il reprendra le rabot-et la<text:s/>lime, tandis qu’il eût pu être<text:s/>un<text:s/>Shakespeare : de là des plaintes éloquentes contre l’esclavage<text:s/>du théâtre.<text:s/><text:span text:style-name="pb">[p. 29]<text:s/></text:span>Consolez-vous, vous<text:s/>qui<text:s/>pleurez ; s’il y a quelque chêne parmi cette forêt de broussailles, il pourra croître librement ; mais les chênes sont rares ; rien n’est si stérile que cette fécondité. Voici<text:s/>un<text:s/>relevé de pièces présentées à l’Odéon : sept<text:s/><text:span text:style-name="title">Coriolan</text:span>, cinq<text:s/><text:span text:style-name="title">Annibal</text:span>, neuf<text:s/><text:span text:style-name="title">Virginie</text:span>, onze<text:s/><text:span text:style-name="title">Numa</text:span>,<text:s/><text:span text:style-name="title">Tatius</text:span>,<text:s/><text:span text:style-name="title">Hersilie</text:span><text:s/>ou<text:s/><text:span text:style-name="title">Romulus</text:span>, trois<text:s/><text:span text:style-name="title">Camille</text:span>, quatre<text:s/><text:span text:style-name="title">Louis IX</text:span> : toujours les mêmes sujets<text:s/>et les<text:s/>mêmes idées ; toujours<text:s/>les auteurs se traînant dans l’ornière de l’antiquité ; rien<text:s/>qui<text:s/>annonce l’originalité ; point d’esprits<text:s/><text:span text:style-name="T862">primes ou tiers</text:span><text:span text:style-name="T863"> :<text:s/></text:span>partout des moutons dociles<text:s/>qui<text:s/>sautent<text:s/>l’un<text:s/>après l’autre<text:s/>et<text:s/>s’embourbent dans le même fossé : certes il n’y a rien là que les romantiques puissent regretter.</text:p>
      <text:p text:style-name="P864">C’est un symptôme déplorable quand une littérature<text:s/>n’a plus ni bon ni mauvais, et que tout est médiocre. La médiocrité abonde dans les pièces présentées ; tout s’aligne uniformément ; cependant, il y a quelquefois des imaginations aventureuses qui rompent les rangs et s’élancent en avant. Nous allons en citer quelques exemples : ces pièces ont un caractère extraordinaire qui peut-être est la marque du génie ; c’est aux habiles à prononcer ; nous ne réclamons que la gloire d’éditeur.</text:p>
      <text:p text:style-name="Corpsdetexte"><text:span text:style-name="title">L’Homme dangereux par amour</text:span><text:span text:style-name="T865">, comédie en trois actes et en prose. Piedfort<text:s/></text:span><text:span text:style-name="T866">est tellement beau que toutes les femmes sont folles de lui. Les amants de ces dames obtiennent du préfet de police que Piedfort soit marié par autorité de justice ; le commissaire, chargé de ce soin, devient lui-même amoureux de Piedfort.</text:span></text:p>
      <text:p text:style-name="Corpsdetexte"><text:span text:style-name="T867">Eh bien ! est-ce</text:span><text:span text:style-name="T868"><text:s/>là une œuvre de génie brut, une victime des préjugés académiques des comités ? Vous hésitez à prononcer ; passons à une autre ; peut-être<text:s/></text:span><text:span text:style-name="pb">[p. 30]<text:s/></text:span><text:span text:style-name="T869">le drame est-il plus<text:s/></text:span><text:soft-page-break/><text:span text:style-name="T870">favorable que la comédie aux hardiesses et aux témérités de esprits qui sentent leur for</text:span><text:span text:style-name="T871">ce ? Cherchons parmi les drames ; en voici plus de quatre cents ; voyons. Voici un titre qui promet :</text:span></text:p>
      <text:p text:style-name="Corpsdetexte"><text:span text:style-name="title">Les Égarements de l’Amour ou la Fête de l’Hymen changée en deuil</text:span><text:span text:style-name="T872">, drame en cinq actes et en prose. Dorasqui épouse M</text:span><text:span text:style-name="T873">lle</text:span><text:span text:style-name="T874"> Florimon ; les parents, les amis,<text:s/></text:span><text:span text:style-name="T875">les rivaux même de Dorasqui assistent à son hymen ; un seul rival, Sertoroff, provoque Dorasqui ; mais on prend de telles précautions qu’ils ne peuvent se rencontrer. Alors Sertoroff, imitant l’écriture de Dorasqui, écrit à M</text:span><text:span text:style-name="T876">lle</text:span><text:span text:style-name="T877"> Florimon une lettre ainsi c</text:span><text:span text:style-name="T878">onçue :</text:span></text:p>
      <text:p text:style-name="salute">« <text:span text:style-name="T879">Mademoiselle</text:span>,</text:p>
      <text:p text:style-name="Corpsdetexte">» Je viens d’apprendre de très mauvaises choses sur votre compte ;<text:s/>et,<text:s/>comme je suis le plus malheureux des hommes, je vais me détruire à<text:s/>la<text:s/>réception de<text:s/>la<text:s/>présente. »</text:p>
      <text:p text:style-name="Corpsdetexte"><text:span text:style-name="T880">M</text:span><text:span text:style-name="T881">lle</text:span><text:span text:style-name="T882"> Florimon</text:span>, à<text:s/>la<text:s/>réception de<text:s/>la<text:s/>présente, se détruit elle-même, en<text:s/><text:span text:style-name="T883">s’enfonçant des ciseaux directement dans le cœur</text:span><text:span text:style-name="T884">.</text:span></text:p>
      <text:p text:style-name="Corpsdetexte">L’auteur appelle son drame<text:s/><text:span text:style-name="quote.c">« </text:span><text:span text:style-name="quote.c">un<text:s/></text:span><text:span text:style-name="quote.c">avis sur les profondes combinaisons<text:s/></text:span><text:span text:style-name="quote.c">et<text:s/></text:span><text:span text:style-name="quote.c">les jeux cachés de<text:s/></text:span><text:span text:style-name="quote.c">la<text:s/></text:span><text:span text:style-name="quote.c">scélératesse »</text:span>. Plus<text:s/><text:span text:style-name="quote.c">« </text:span><text:span text:style-name="quote.c">un<text:s/></text:span><text:span text:style-name="quote.c">remède contre les trop fréquents<text:s/></text:span><text:span text:style-name="quote.c">et<text:s/></text:span><text:span text:style-name="quote.c">trop funestes égarements de l’amour »</text:span>. Vous<text:s/>hochez<text:s/>la<text:s/>tête ? Cet échantillon de drame ne vous plaît pas ? Passons aux tragédies. Choisissons<text:s/>un<text:s/>des sept<text:s/><text:span text:style-name="title">Coriolans</text:span><text:s/>présentés depuis 1816.</text:p>
      <text:p text:style-name="Corpsdetexte">L’auteur, dans<text:s/>un<text:s/>avertissement, prévient qu’il n’a pas fait, à l’exemple de<text:s/>La Harpe, de Coriolan<text:s/>un<text:s/><text:span text:style-name="title">Nicodème</text:span>,<text:s/>mais<text:s/>un<text:s/><text:span text:style-name="T885">brave vertueux</text:span><text:span text:style-name="T886"><text:s/>te</text:span>l qu’il était ; ce n’était pas seulement<text:s/>un<text:s/>brave vertueux, c’était aussi<text:s/>un<text:s/><text:span text:style-name="pb">[p. 30]<text:s/></text:span>logicien, si j’en crois ces vers que lui prête l’auteur :</text:p>
      <text:p text:style-name="quote.l">Il faut toujours aller de l’effet à la cause ;</text:p>
      <text:p text:style-name="quote.l">J’ai fait ce que j’ai dû : parlez-moi d’autre chose.</text:p>
      <text:p text:style-name="Corpsdetexte">N’oubliez pas ces vers, Monsieur ; j’ai dessein de prouver quelque jour que c’est par le style qu’il faut commencer<text:s/>la<text:s/>réforme de<text:s/>la<text:s/>tragédie ; que c’est à<text:s/>la<text:s/>rendre plus simple que doivent s’étudier nos poètes ; vous concevez quel parti je pourrai tirer de ces exemples. Voilà, dirai-je,<text:s/>du<text:s/>naturel<text:s/>et<text:s/>de<text:s/>la<text:s/>naïveté ; pas de périphrases ;<text:s/>avec un<text:s/>pareil style, vous pouvez tout exprimer ; je ne veux pas d’avance ôter à mes citations le mérite de<text:s/>la<text:s/>nouveauté ; encore quelques vers<text:s/>cependant ; ils<text:s/>sont tirés d’une tragédie de<text:s/><text:span text:style-name="title">Judith</text:span> :</text:p>
      <text:p text:style-name="quote.l">Je ne saurais nier</text:p>
      <text:p text:style-name="quote.l">Que la belle Judith peut se glorifier</text:p>
      <text:soft-page-break/>
      <text:p text:style-name="quote.l">De charmes séduisants, dont il est impossible</text:p>
      <text:p text:style-name="quote.l">De n’être point touché lorsque l’on est sensible.</text:p>
      <text:p text:style-name="Corpsdetexte">Ne trouvez-vous pas que ces vers ont<text:s/>un<text:s/>tour libre<text:s/>et<text:s/>facile,<text:s/>et<text:s/>je ne sais quelle aimable<text:s/><text:span text:style-name="T887">desinvoltura</text:span><text:s/>qui<text:s/>séduit le lecteur ; que serait-ce donc à<text:s/>la<text:s/>scène ?</text:p>
      <text:p text:style-name="Corpsdetexte">Vous ne paraissez pas content encore ? Vraiment vous êtes difficile ; voyons les pièces de circonstance ; qui sait ? c’est là peut-être que nous trouverons<text:s/>la<text:s/>trace de l’inspiration : « <text:span text:style-name="T888">L’entrée d’Henri IV à Paris, pièce héroïque en trois actes.</text:span> » Enfin, nous y voici :<text:s/>et<text:s/>le comité de lecture va être pris en flagrant délit ; c’est là une de ces pièces historiques que réclament les réformateurs ; c’est une pièce romantique ; le jury académique l’a rejetée. Voyons le second acte. Je passe à Anet, où Henri s’est hâté de revenir après<text:s/>la<text:s/>bataille d’Ivry<text:s/>un<text:s/>essaim d’amours célèbre son triomphe ; Sully vient l’arracher à<text:s/>la<text:s/>séduction ; mais Henri lui résiste ; Gabrielle<text:s/>plus sage fuit le roi ;<text:s/><text:span text:style-name="pb">[p. 32]<text:s/></text:span>il<text:s/>court après elle dans les jardins où il s’endort ; saint Louis lui apparaît dans la colonnade du Louvre et le détermine à retourner à Paris. Ainsi, la dernière scène du troisième acte nous montre l’entrée de Henri à Paris<text:s/>accompagné de Gabrielle habillée en garde du corps. Cette pièce a été rejetée par l’examinateur préparatoire ; mais elle a trouvé justice auprès de qui de droit. J’ai lu dernièrement dans les journaux qu’elle avait été présentée au roi qui en avait agréé<text:s/>l’hommage.</text:p>
      <text:p text:style-name="Corpsdetexte">Voilà, Monsieur, pris au hasard entre quatre mille pièces à peu près, des échantillons de<text:s/>la<text:s/>littérature refusée ; voilà les victimes des examinateurs<text:s/>et<text:s/>des comités de lecture ; à Dieu ne plaise que j’eusse jamais évoqué leurs ombres anonymes,<text:s/>s’il ne m’eût paru curieux de montrer que l’incurable maladie<text:s/>qui<text:s/>consume notre<text:s/>théâtre, l’ennui travaille la littérature en bas comme en haut, les réprouvés de<text:s/>la<text:s/>scène aussi bien que les élus. Il y a, de par le monde, des gens d’esprit<text:s/>qui<text:s/>s’imaginent<text:s/>qu’en semant le matin<text:s/>un<text:s/>article, le soir il va éclore quelque chef-d’œuvre dramatique : si le chef-d’œuvre manque, ils en accusent<text:s/>la<text:s/>censure,<text:s/>qui<text:s/>y est bien pour quelque chose,<text:s/>et<text:s/>les comités de lecture<text:s/>qui<text:s/>n’y sont pour rien. Personne n’empêche de faire<text:s/>de bonne comédie ; si les censeurs empêchent quelquefois de les jouer, contre eux, déployez toute votre<text:s/>force, mais épargnez les comités de lecture ; que font-ils? Rien que d’élaguer le mauvais ; souvent même ils sont trop indulgents,<text:s/>et<text:s/>envoient mourir sur<text:s/>la<text:s/>scène tel auteur qu’ils auraient pu tuer à huis-clos. Ce sont eux<text:s/>qui<text:s/>ont, pour ainsi dire, la charge d’écumer<text:s/>la<text:s/>littérature dramatique ; jugez d’après le bouillon ce que doit être l’écume ; d’après ce qu’ils reçoivent, jugez ce qu’ils refusent</text:p>
      <text:soft-page-break/>
      <text:p text:style-name="Corpsdetexte"><text:span text:style-name="pb">[p.<text:s/></text:span><text:span text:style-name="pb">33]<text:s/></text:span><text:span text:style-name="T889">Aujourd’hui la critique vaut mieux que les auteurs : elle est hardie ; ils sont timides ; les rôles sont changés ; elle a pris l’imagination qu’ils devraient avoir et leur a laissé la sagesse qui lui conviendrait ; de là ses plaintes, de là son impatie</text:span><text:span text:style-name="T890">nce. Comme elle n’est pas servie au gré de ses désirs, elle s’en prend à tout le monde, aux auteurs, aux acteurs, aux comités de lecture ; souvent elle s’accuse elle-même et se repent de sa vivacité ; elle se reproche d’essayer tour à tour de tous les syst</text:span><text:span text:style-name="T891">èmes sans laisser aux esprits, moins prompts qu’elle ne l’est, le temps d’en choisir et d’en adopter un. Toutes les réformes sont lentes : les hommes ne s’éclairent que peu à peu ; autrement ils s’éblouissent. Voyez la littérature imprimée et publique ; el</text:span><text:span text:style-name="T892">le est en retard sur la critique ; descendez jusqu’à la littérature manuscrite et inconnue, jusqu’à celle dont je vous ai donné aujourd’hui quelques échantillons ; c’est bien pis : tout y est encore vert ; rien de mûr ; rien qu’on puisse cueillir. La tête<text:s/></text:span><text:span text:style-name="T893">de la littérature, passez-moi le mot, ne fait pas assez d’attention à sa queue ; elle s’en inquiète peu, qu’en arrive-t-il ? la queue reste en arrière, et voilà un corps mutilé. En fait de révolutions politiques ou littéraires, il faut se tenir les uns les</text:span><text:span text:style-name="T894"><text:s/>autres : il faut que les premiers arrivés attendent les derniers ; sans cela rien ne se fait de concert, rien ne se fait bien</text:span><text:span text:style-name="T895"><text:note text:note-class="footnote" text:id="_ftn17"><text:note-citation>18</text:note-citation><text:note-body><text:p text:style-name="Notedebasdepage"><text:s/><text:span text:style-name="T896">Comme aujourd’hui tout journaliste est auteur et tout auteur journaliste, comme chacun compose et critique</text:span><text:span text:style-name="T897">, je<text:s/></text:span><text:span text:style-name="T898">ne blesse perso</text:span><text:span text:style-name="T899">nne en blessant tout le monde.</text:span></text:p></text:note-body></text:note></text:span><text:span text:style-name="T900">.</text:span></text:p>
      <text:p text:style-name="Corpsdetexte"><text:span text:style-name="T901">En finissant, Monsieur, j’éprouve un vif sentiment de curiosité. Que font aujourd’hui ceux dont j’ai révélé<text:s/></text:span><text:span text:style-name="T902">les<text:s/></text:span><text:span text:style-name="T903">essais dramatiques ? Guéris par la rigueur<text:s/></text:span><text:span text:style-name="pb">[p. 34]<text:s/></text:span><text:span text:style-name="T904">salutaire des comités de lecture, ont-ils renoncé au théâtre<text:s/></text:span><text:span text:style-name="T905">et à ses périlleuses épreuves, ou bien se sont-ils obstinés à écrire malgré Minerve ? Je les plains si le démon de la littérature ne les a pas quittés : mais si, plus sages, ils ont pensé qu’il valait mieux être commerçant, manufacturier, cultivateur, que<text:s/></text:span><text:span text:style-name="T906">poète ridicule ; si l’industrie moins sévère que la littérature a reçu ces exilés du théâtre ; si le commerce les a marqués du titre de citoyens utiles, ils pardonneront aisément à mes indiscrétions : ils eussent été des écrivains obscurs et mercenaires, e</text:span><text:span text:style-name="T907">t peut-être aujourd’hui leurs ateliers laborieux retentissent du bruit du travail ; peut-être au milieu du mouvement de l’industrie humaine, ont-ils placé quelque part leur destinée honorable soit dans ces chemins de fer dont l’indestructible ornière emboî</text:span><text:span text:style-name="T908">te l’essor rapide des chariots ; soit dans ces forges<text:s/></text:span><text:span text:style-name="T909">où<text:s/></text:span><text:span text:style-name="T910">le métal s’allonge en ruisseau dans le lit des laminoirs, soit dans ces mines américaines qu’appauvrissait l’indolence, et que féconde l’activité, dans ces vaisseaux que l’haleine de la vapeur dispen</text:span><text:span text:style-name="T911">se de l’haleine capricieuse des vents, partout enfin où l’homme produit des miracles sans avoir besoin d’autre chose que de l’esprit de suite et de méthode, car c’est de nos jours que le travail est le génie. Certes, voilà des destinées qui valent mieux qu</text:span><text:span text:style-name="T912">e les sifflets du parterre, et quand les comités de lecture repoussent du théâtre dans la société<text:s/></text:span><text:soft-page-break/><text:span text:style-name="T913">quelque jeune homme qui ne sera jamais qu’un méchant poète et peut devenir un honnête marchand, ils rendent service à tout le monde ; car ils préviennent le m</text:span><text:span text:style-name="T914">al et préparent le bien.</text:span></text:p>
      <text:p text:style-name="P915">Agréez, etc.</text:p>
      <text:h text:style-name="Titre2" text:outline-level="2"><text:span text:style-name="pb">[p. 88]<text:s/></text:span>[X]</text:h>
      <text:p text:style-name="argument"><text:span text:style-name="T916">Les Vaudevilles en cinq actes et en vers. — Deux systèmes, Voltaire et Walter Scott. — </text:span><text:span text:style-name="title">Le Spéculateur</text:span><text:span text:style-name="T917">. — Procès du Cacique MacGregor</text:span><text:span text:style-name="T918"><text:note text:note-class="footnote" text:id="_ftn18"><text:note-citation>19</text:note-citation><text:note-body><text:p text:style-name="Notedebasdepage"><text:s/>[NdE] Orthographié Mac-Grégor.</text:p></text:note-body></text:note></text:span><text:span text:style-name="T919">.</text:span></text:p>
      <text:p text:style-name="Corpsdetexte"><text:span text:style-name="T920">Il<text:s/></text:span><text:span text:style-name="T921">y a des vaudevilles en cinq actes e</text:span><text:span text:style-name="T922">t en vers, comme des vaudevilles en un petit acte mêlé de couplets, et il ne faut pas s’arrêter aux apparences ; le beau raisonnement, Monsieur, que de dire, ce sont des vers alexandrins, donc c’est une comédie : qu’importe le nom ! c’est de la chose qu’il</text:span><text:span text:style-name="T923"><text:s/>s’agit. Comédies, prétendues héritières du<text:s/></text:span><text:span text:style-name="title">Tartuffe</text:span><text:span text:style-name="T924"><text:note text:note-class="footnote" text:id="_ftn19"><text:note-citation>20</text:note-citation><text:note-body><text:p text:style-name="Notedebasdepage"><text:s/>[NdE] Orthographié Tartufe.</text:p></text:note-body></text:note></text:span><text:span text:style-name="T925"><text:s/>et du<text:s/></text:span><text:span text:style-name="title">Misanthrope</text:span><text:span text:style-name="T926">, je perce à travers vos rimes, vos unités, vos cinq actes, et j’arrive jusqu’à vous qui n’êtes que des vaudevilles. À Dieu ne plaise que je songe à en fai</text:span><text:span text:style-name="T927">re un reproche ! nos mœurs, disais-je dernièrement, ne comportent que le vaudeville ; et je montrais quelques-unes des petites pièces du Gymnase et des Variétés. Voyons maintenant quelques-unes des comédies de la rue de Richelieu, et examinons si ce ne son</text:span><text:span text:style-name="T928">t pas là aussi des vaudevilles quand elles peignent nos mœurs ; car quant à celles qui ne s’inquiètent pas du présent et qui copient la vieille comédie, je ne m’en occupe pas.</text:span></text:p>
      <text:p text:style-name="Corpsdetexte"><text:span text:style-name="T929">Il n’y a rien qui soit si philosophique que notre ancien système dramatique : ce</text:span><text:span text:style-name="T930"><text:s/>ne sont pas des hommes qu’il<text:s/></text:span><text:span text:style-name="pb">[p. 89]<text:s/></text:span><text:span text:style-name="T931">met sur la scène, ce sont des idées ; il n’y a pas de joueur qui soit aussi parfaitement le<text:s/></text:span><text:span text:style-name="T932">joueur</text:span><text:span text:style-name="T933"><text:s/></text:span><text:span text:style-name="T934">que celui de Regnard, pas de métromane qui soit tout à fait le<text:s/></text:span><text:span text:style-name="T935">métromane</text:span><text:span text:style-name="T936"><text:s/></text:span><text:span text:style-name="T937">de Piron : dans le monde, chacun n’a que la<text:s/></text:span><text:span text:style-name="T938">moitié, le tiers ou le quart de ces vices ; l’auteur comique choisit dans chaque personne un trait, un sentiment, et il en forme un caractère qui devient le type d’un vice ou d’une passion : ce n’est plus un portrait, c’est un modèle idéal : ce n’est plus<text:s/></text:span><text:span text:style-name="T939">M. L… l’académicien ou l’avare, M. B… le philosophe et le pair de France, c’est l’avare de Molière : les différences de lieu et de temps s’effacent et disparaissent : il en est<text:s/></text:span><text:span text:style-name="T940">de</text:span><text:span text:style-name="T941"><text:s/>même pour la tragédie. Voltaire ne s’inquiète pas si son Mahomet est le Maho</text:span><text:span text:style-name="T942">met de l’Orient et de l’Alcoran : il a voulu personnifier le fanatisme et l’imposture ; il l’a fait : qu’importe le nom ; il eût appelé sa tragédie<text:s/></text:span><text:span text:style-name="title">Confucius</text:span><text:span text:style-name="T943"><text:s/>ou<text:s/></text:span><text:span text:style-name="title">Zoroastre</text:span><text:span text:style-name="T944">, ce serait toujours le fanatisme : rien n’est si faux qu’un pareil système, si vous a</text:span><text:span text:style-name="T945">imez la vérité historique ; rien n’est si vrai, si vous aimez la vérité philosophique ; l’homme change de<text:s/></text:span><text:soft-page-break/><text:span text:style-name="T946">mœurs, d’idées, de gouvernement ; ce sont divers costumes qu’il prend tour à tour ; voilà ce que peint l’école de Walter Scott ; mais au fond c’est to</text:span><text:span text:style-name="T947">ujours l’homme : voilà ce que peint l’école de Voltaire : tout dépend des goûts ; car ces deux systèmes sont également bons et mauvais : chacun a son mieux et son pis : le mieux de l’un, c’est Molière et Voltaire résumant dans un personnage tous les traits</text:span><text:span text:style-name="T948"><text:s/>épars de quelque passion ; le pis, c’est Dorat et La Harpe avec leurs pièces déclamatoires ; le mieux de l’autre, c’est Walter Scott peignant fidèlement les idées et les mœurs d’un homme ou d’un siècle ; le pis, ce sont les<text:s/></text:span><text:span text:style-name="pb">[p. 90]<text:s/></text:span><text:span text:style-name="T949">romanciers qui croient<text:s/></text:span><text:span text:style-name="T950">donner à leurs tableaux une couleur locale en copiant la flore du pays et le journal des modes : ainsi l’un se perd dans le vague et l’autre dans le minutieux.</text:span></text:p>
      <text:p text:style-name="Corpsdetexte"><text:span text:style-name="T951">Je dirais volontiers de ces deux systèmes : Ce sont deux puissants dieux.</text:span></text:p>
      <text:p text:style-name="Corpsdetexte"><text:span text:style-name="T952">Mais que de Joad class</text:span><text:span text:style-name="T953">iques et romantiques vont s’écrier :</text:span></text:p>
      <text:p text:style-name="P954">                  Il faut craindre le mien ;</text:p>
      <text:p text:style-name="P955">Lui seul est Dieu, Madame, et le vôtre n’est rien.</text:p>
      <text:p text:style-name="Corpsdetexte"><text:span text:style-name="T956">Eh bien ! soit ; puisqu’ils ne peuvent pas vivre ensemble, qu’ils se succèdent tour à tour ; qu’ils fassent comme ces deux<text:s/></text:span><text:span text:style-name="T957">gémeaux de la Fable qui demeuraient chacun six mois sur la terre et six mois aux enfers : maintenant à qui le tour ? Voilà la question et le débat.</text:span></text:p>
      <text:p text:style-name="Corpsdetexte"><text:span text:style-name="T958">La civilisation, disais-je, a confondu tous les rangs ; ce n’est plus comme au temps de Molière où chaque ét</text:span><text:span text:style-name="T959">at avait son caractère distinctif. De là, des contrastes dramatiques entre le bourgeois, le robin et l’homme d’épée : il n’y avait à cette époque que les grands seigneurs qui, selon La Bruyère, n’eussent pas de physionomie particulière : aujourd’hui sous c</text:span><text:span text:style-name="T960">e rapport, toute la société est grand seigneur et chacun a la figure de tout le monde : le vernis de la civilisation s’est étendu également sur tous les états et sur tous les caractères. Il faut longtemps gratter et racler pour trouver la nature originale,</text:span><text:span text:style-name="T961"><text:s/>tant elle est cachée sous le masque commun : la populace peut-être va bientôt passer elle-même sous le joug et voir s’effacer le cachet de son état : les grands caractères<text:s/></text:span><text:span text:style-name="pb">[p. 91]<text:s/></text:span><text:span text:style-name="T962">sont épuisés : qu’y a-t-il donc encore ? les ridicules du jour, les nuances</text:span><text:span text:style-name="T963"><text:s/>des vices et des passions ; c’est là la mine du vaudeville ; l’histoire avec les passions énergiques de nos ancêtres, avec leur inégalité de conditions, avec leurs préjugés d’état et de rang : c’est la comédie historique qui chez nous est encore à naître.</text:span></text:p>
      <text:p text:style-name="Corpsdetexte"><text:span text:style-name="T964">J’admire l’esprit de routine de la littérature : nos devanciers faisaient des comédies de caractère ; est-ce une raison pour en faire ? Ils avaient ce que nous n’avons plus, une société pleine de contrastes frappants : cédons au temps ; peignons ce qui no</text:span><text:span text:style-name="T965">us reste à peindre, et<text:s/></text:span><text:soft-page-break/><text:span text:style-name="T966">surtout, si nos sujets ne sont que des sujets de genre, n’ayons pas l’ambition de faire des tableaux d’histoire : venons aux exemples : qu’est-ce qu’un spéculateur ? est-ce un caractère prononcé comme le Tartuffe ? est-il assez fécon</text:span><text:span text:style-name="T967">d pour fournir une comédie ? Un spéculateur aujourd’hui, c’est un homme qui joue à la Bourse et fait des affaires ; c’est un état comme marchand de soie ou épicier, mais ce n’est pas un caractère : dans le monde, il ressemble à tout le monde ; il n’a rien<text:s/></text:span><text:span text:style-name="T968">qui en fasse un de ces personnages qui servent de type et de modèle : il est spéculateur par métier et non par nature ; il n’y a pas là de caractère, il n’y a que des nuances ; il n’y a pas de sujet de comédie à la Molière ; faites-en un vaudeville.</text:span></text:p>
      <text:p text:style-name="Corpsdetexte"><text:span text:style-name="T969">Vous v</text:span><text:span text:style-name="T970">oulez peindre, dites-vous, cette fureur d’agiotage qui s’est emparée de tous les esprits. À merveille, mais si tout le monde agiote, il n’y a plus de caractère qu’on puisse appeler l’</text:span><text:span text:style-name="T971">agioteur</text:span><text:span text:style-name="T972">. Autrefois les usuriers et les financiers vivaient peu dans le m</text:span><text:span text:style-name="T973">onde ; aussi ils avaient un caractère particulier, et le poète comique pouvait aisément les mettre sur la<text:s/></text:span><text:span text:style-name="pb">[p. 92]<text:s/></text:span><text:span text:style-name="T974">scène ; aujourd’hui la banque et la finance ont pris le ton de la société : comment donner une physionomie marquée à des gens qui n’ont que qu</text:span><text:span text:style-name="T975">elques traits distinctifs ? Aussi le spéculateur, en dépit de vos efforts, n’annoncera ce que vous appelez son caractère, que par de vains discours ; et il parlera de la Bourse, de la rente, etc. De bonne foi est-ce là une comédie ? Quand Lesage voulut pei</text:span><text:span text:style-name="T976">ndre les traitants, il trouva ses modèles tout faits : les traitants, les financiers, étaient une sorte de classe qui avait son esprit ses mœurs et ses ridicules de corps ; il n’en est plus de même de nos banquiers. — Eh quoi ! la comédie n’aura pas droit<text:s/></text:span><text:span text:style-name="T977">de jouer la finance et la banque ? — À Dieu ne plaise que je m’y oppose ; seulement faites des portraits ressemblants ; osez alors faire la comédie historique et politique ; montrez comment tout aujourd’hui aboutit à la Bourse. La figure du monde change et</text:span><text:span text:style-name="T978"><text:s/>se renouvelle ; ici les révolutions retombent comme la pluie de cendre d’un volcan ; ailleurs elles s’élèvent comme des pyramides indestructibles ; les rois meurent, les peuples expirent ; l’Amérique et ses démocraties, jeunes et libres, défient d’un côté</text:span><text:span text:style-name="T979"><text:s/>de l’Atlantique notre vieille Europe et nos vieilles monarchies ; elle attache la liberté aux flancs de notre ancien continent, comme les brûlots de Canaris attachés à la flotte des Ottomans ; et tout cela, croient quelques coulissiers, pour faire monter<text:s/></text:span><text:span text:style-name="T980">ou baisser la rente de cinq centimes. C’est peu ; pénétrez plus avant : l’émigration plante le drapeau de l’armée de Condé sous le hangar de la Bourse ; c’est là le dernier bivouac des vétérans de la fidélité ; et leur dernier mot d’ordre, c’est l’indemnit</text:span><text:span text:style-name="T981">é et le trois pour<text:s/></text:span><text:span text:style-name="pb">[p. 93]<text:s/></text:span><text:span text:style-name="T982">cent. La fortune des cosmopolites passe et repasse de pays en pays ; leur or voyageur tourne autour de Paris, de Londres et d’Amsterdam, comme ces quatre soldats qui tournent autour d’une coulisse, et figurent une armée ; les fau</text:span><text:span text:style-name="T983">x bruits, les faillites, les ventes,<text:s/></text:span><text:soft-page-break/><text:span text:style-name="T984">les achats, retentissent partout ; eh bien ! peignez cet inconcevable spectacle ; mais ne faites pas une comédie de caractère ; car il n’y a pas là de caractère ; on agiote à la Bourse comme on boit à table ; au sortir<text:s/></text:span><text:span text:style-name="T985">de là, chacun rentre dans la société, et tout se confond, et s’il reste quelques traces de l’ivresse du jeu ou du vin, ce n’est pas quelque chose d’assez prononcé pour mériter d’être marqué du cachet ineffaçable de la haute comédie. Faites des pièces d’int</text:span><text:span text:style-name="T986">rigue ; c’est là que vos personnages pourront être vrais, et garder leurs sentiments et leurs passions indécises. Dans un temps où l’agiotage est universel, où chacun s’en mêle, avec sa nature et ses mœurs, il ne peut plus avoir de physionomie qui lui soit</text:span><text:span text:style-name="T987"><text:s/>propre : il appartient trop à tout le monde pour n’être qu’à lui seul. C’est le sujet d’une pièce à tiroir, et non d’une comédie de caractère.</text:span></text:p>
      <text:p text:style-name="Corpsdetexte"><text:span text:style-name="T988">La meilleure comédie que je connaisse en ce genre, c’est celle qui se joue depuis un an devant les tribunaux, l’</text:span><text:span text:style-name="T989">affaire du cacique<text:s/></text:span><text:span text:style-name="T990">MacGregor</text:span><text:span text:style-name="T991">, le roi des Poyais. Un descendant des<text:s/></text:span><text:span text:style-name="T992">MacGregor</text:span><text:span text:style-name="T993">, de cette race féodale, le dernier peut-être d’une famille qui versa son sang dans les guerres du moyen âge, et défendit plus tard la cause des Stuarts, est jeté par le sort au mi</text:span><text:span text:style-name="T994">lieu des nations de l’Amérique : il est nommé cacique, et l’héritier des chefs de clan retrouve peut-être dans les mœurs grossières et naïves de ses nouveaux compatriotes une image des mœurs de ses<text:s/></text:span><text:span text:style-name="pb">[p. 94]<text:s/></text:span><text:span text:style-name="T995">ancêtres, telles que les lui racontaient les tradi</text:span><text:span text:style-name="T996">tions des Bardes. Certes, voilà, Monsieur, un premier acte intéressant ; c’est la peinture de la vie sauvage ; c’est la destinée aventureuse d’un Européen jeté au milieu du Nouveau-Monde : que sais-je enfin ? c’est la lutte des idées de la civilisation ave</text:span><text:span text:style-name="T997">c les habitudes de la barbarie, le contraste de l’Europe et de l’Amérique : mêlez-y<text:s/></text:span><text:span text:style-name="T998">un<text:s/></text:span><text:span text:style-name="T999">peu d’amour, c’est Chactas ; qu’un sauvage lui dispute la souveraineté, c’est la dispute des deux Araucaniens dans Alonso de Ercilla</text:span><text:span text:style-name="T1000"><text:note text:note-class="footnote" text:id="_ftn20"><text:note-citation>21</text:note-citation><text:note-body><text:p text:style-name="Notedebasdepage"><text:s/>[NdE] Orthographié<text:s/><text:span text:style-name="T1001">Alonzo d’Ercel</text:span><text:span text:style-name="T1002">la.</text:span></text:p></text:note-body></text:note></text:span><text:span text:style-name="T1003">.</text:span></text:p>
      <text:p text:style-name="Corpsdetexte"><text:span text:style-name="T1004">Au second acte la scène change : des déserts et des marécages<text:s/></text:span><text:span text:style-name="T1005">du</text:span><text:span text:style-name="T1006"><text:s/></text:span><text:span text:style-name="T1007">Nouveau-Monde, nous sommes transportés à la Bourse de Londres ; le cacique est un spéculateur ; mais mêlant ses idées de féodalité et de commerce, il fait des concessions de terres et de</text:span><text:span text:style-name="T1008"><text:s/>titres ; il donne des baronnies ; il autorise des compagnies d’exploitation : le crieur public annonce le cours des rentes du royaume des Poyais ; les capitalistes agiotent ; les uns pensent à creuser des mines, d’autres à dessécher des marais ; des machi</text:span><text:span text:style-name="T1009">nes à vapeur sont commandées ; des actions sont créées ; des vaisseaux partent pour le nouvel État ; des colonisations se préparent ; quelques aventuriers plus pressés partent ; un seul revient, raconte tout ce qu’il a vu, et tout s’écroule : désespoir des</text:span><text:span text:style-name="T1010"><text:s/>actionnaires, consternation de la Bourse, et, comme dans nos mélodrames, tableau général.</text:span></text:p>
      <text:soft-page-break/>
      <text:p text:style-name="Corpsdetexte"><text:span text:style-name="T1011">Ne croyez-vous pas, Monsieur, que cette pièce qui vient de se dénouer par un arrêt de la Cour royale de Paris est plus ornée et plus intéressante que celles qui se j</text:span><text:span text:style-name="T1012">ouent sur nos théâtres, et surtout que<text:s/></text:span><text:span text:style-name="title">le Spéculateur</text:span><text:span text:style-name="T1013"><text:s/>de M. Riboutté ? Je ne m’étonne plus de l’intérêt<text:s/></text:span><text:span text:style-name="pb">[p. 95]<text:s/></text:span><text:span text:style-name="T1014">qu’excitent nos tribunaux ; c’est là que les drames sont vrais ; c’est là que chaque personnage parle le langage qui lui convient ; rien de fact</text:span><text:span text:style-name="T1015">ice, de convenu : aussi que de personnes préfèrent une affaire d’assassinat à toutes<text:s/></text:span><text:span text:style-name="T1016">nos<text:s/></text:span><text:span text:style-name="T1017">tragédies, et un procès en adultère à toutes nos comédies !</text:span></text:p>
      <text:p text:style-name="salute">Agréez, etc.</text:p>
      <text:h text:style-name="Titre2" text:outline-level="2"><text:bookmark-start text:name="footnote1"/><text:bookmark-end text:name="footnote1"/><text:span text:style-name="pb">[p. 175]<text:s/></text:span>[XI]</text:h>
      <text:p text:style-name="argument"><text:span text:style-name="title">L’Agiotage ou le Métier de tout le monde</text:span><text:span text:style-name="T1018"> ; par<text:s/></text:span><text:span text:style-name="T1019">MM. Picard et Empis</text:span><text:span text:style-name="T1020">.</text:span></text:p>
      <text:p text:style-name="Corpsdetexte"><text:span text:style-name="T1021">Il y a un<text:s/></text:span><text:span text:style-name="T1022">métier qui n’a pas besoin d’apprentissage, que chacun sait dès qu’il l’ose savoir, qu’on commence sans mise de fonds, qu’on prend, qu’on quitte quand ou veut, et qui ne demande guère d’autres sciences que de savoir-faire ses quatre règles ; un métier enfin</text:span><text:span text:style-name="T1023"><text:s/>qui est celui de tout le monde et de personne, l’agiotage. L’épicier vend du sucre, l’orfèvre des bijoux, depuis le premier jusqu’au dernier jour de l’année ; sa boutique est toujours ouverte ; l’agioteur n’a ni boutique ni vente fixe : tantôt il ne fait<text:s/></text:span><text:span text:style-name="T1024">rien et tantôt il fait trop ; c’est une sorte de commerce intermittent qui a ses accès comme la fièvre et ses bourrasques comme la mer ; quelquefois c’est un calme plat, bientôt c’est une tempête soudaine, les flots se heurtent, les vaisseaux se brisent :<text:s/></text:span><text:span text:style-name="T1025">il était parti une flotte, il ne rentre qu’un navire.</text:span></text:p>
      <text:p text:style-name="Corpsdetexte">Avant Law l’agiotage était une maladie inconnue en France ; il y avait des usuriers<text:s/>et<text:s/>des traitants ; il n’y avait pas d’agioteurs. Sous<text:s/>la<text:s/>régence,<text:s/>la<text:s/>rue Quincampoix devint le rendez-vous de<text:s/>la<text:s/>cour<text:s/>et<text:s/>de<text:s/>la<text:s/>ville, confondues pour<text:s/>la<text:s/>première fois dans une honteuse égalité de jeux<text:s/>et<text:s/>de trafic ; l’argent mêla tous<text:s/><text:span text:style-name="pb">[p. 176]<text:s/></text:span>les rangs, et de même qu’au bal masqué de l’Opéra il n’y a plus ni titres ni noms, il n’y a que des masques, ainsi rue Quincampoix<text:s/>il n’y eut plus que des agioteurs. C’était encore le siècle des prérogatives et des distinctions sociales, et ce brusque mélange de la populace, de la bourgeoisie et de la noblesse devait étonner l’observateur : c’est que l’égalité devant l’argent coûte moins à reconnaître que l’égalité devant la loi. Sous le Directoire, quand vint la fièvre des spéculations, comme chacun s’était trouvé égal devant les échafauds de 93, il y eut des gens qui, pour agioter, descendirent de la hauteur de leurs caractères, mais personne n’eut à descendre de son rang et de sa dignité : il n’y avait à cette époque qu’un seul genre d’illustration, c’était le malheur ; un père guillotiné devenait une sorte de titre de noblesse, comme autrefois un aïeul tué à la croisade : de là le<text:s/>bal<text:s/><text:soft-page-break/>des victimes, bizarre réunion où n’avaient le droit de venir danser que ceux qui avaient à pleurer un père ou un époux. L’appât du gain fit oublier ce triste privilège comme tant d’autres ; partout l’agiot, partout des entreprises, des faillites. C’est<text:s/>ainsi que de la turbulence des partis, la France passait par la turbulence des spéculations pour arriver au repos de l’empire ; c’est ainsi que les passions s’amortissaient et se dégradaient à la fois ; c’est ainsi que l’esprit public descendait de l’enthousiasme de la liberté au fanatisme du gain, et<text:s/>de là à<text:s/>la<text:s/>servitude.</text:p>
      <text:p text:style-name="Corpsdetexte">C’est à cette époque que parut<text:s/><text:span text:style-name="title">Duhautcourt</text:span> ; c’est le tableau des mœurs<text:s/>du<text:s/>temps ; c’est<text:s/>la<text:s/>peinture d’une faillite<text:s/>et la<text:s/>satire dramatique des banqueroutiers. Aujourd’hui qu’après les agitations politiques renaît<text:s/>la<text:s/>manie des affaires<text:s/>et<text:s/>que l’agiotage a succédé aux<text:s/><text:span text:style-name="pb">[p. 177]<text:s/></text:span>conspirations, M. Picard a repris son pinceau, il a voulu peindre deux fois le même sujet, sûr qu’à vingt ans de distance un siècle n’a pas plus qu’un homme la même<text:s/>physionomie ; peut-être sont-ce encore les mêmes traits, mais ce n’est plus la même expression. Donnons une idée de la pièce.</text:p>
      <text:p text:style-name="Corpsdetexte">M. Dormeuil, ancien avoué, aujourd’hui administrateur<text:s/>d’un<text:s/>bureau de charité, parle contre l’agiotage, mais il agiote en secret :<text:s/>il se sert de son filleul Gautier qu’il a placé chez<text:s/>un<text:s/>agent de change,<text:s/>et<text:s/>le filleul agiote aussi ; Saint-Clair, son fils, avocat au Palais, plaide contre les agioteurs, mais il va à<text:s/>la<text:s/>Bourse<text:s/>et<text:s/>il agiote ; Durosay,<text:s/>un<text:s/>fripon forcé de quitter Lyon , est<text:s/>venu agioter à Paris ; Germeau est<text:s/>un<text:s/>cultivateur de Saint-Brice, lié avec Durosay<text:s/>et<text:s/>Saint-Clair : il agiote ; le marquis Fugaccio, le mari d’une<text:s/><text:span text:style-name="T1026">prima donna</text:span>, agiote ; Laurent, le vieux clerc, n’agiote pas , mais il joue à<text:s/>la<text:s/>roulette,<text:s/>et<text:s/>Justine,<text:s/>la<text:s/>femme de chambre de M<text:span text:style-name="T1027">me</text:span> Saint-Clair, met à<text:s/>la<text:s/>loterie, car<text:s/>la<text:s/>loterie est l’agiotage des petites gens ; enfin jusqu’au domestique Joseph<text:s/>qui<text:s/>agiote aussi. Il n’y a dans<text:s/>la<text:s/>famille que deux personnes<text:s/>qui<text:s/>ne soient pas atteintes de cette damnable manie : c’est<text:s/>l’oncle Marcel, riche négociant de Lyon,<text:s/>et<text:s/>M<text:span text:style-name="T1028">me</text:span> Saint-Clair<text:s/>qui<text:s/>voit<text:s/>avec<text:s/>peine son mari l’abandonner. Le dénouement, comme celui de toutes les pièces de ce genre, se fait par une hausse subite ; car aujourd’hui<text:s/>la<text:s/>hausse<text:s/>et la<text:s/>baisse ont remplacé les coups de<text:s/>théâtre et<text:s/>les reconnaissances de l’ancien<text:s/>théâtre : faut-il une péripétie ?<text:s/>la<text:s/>rente monte ou descend ; c’est une divinité<text:s/>qui<text:s/>intervient à<text:s/>la<text:s/>volonté de l’auteur<text:s/>et qui<text:s/>dénoue l’intrigue : aussi adieu les [manquent les pages 178-179]<text:s/><text:span text:style-name="pb">[p. 180]<text:s/></text:span>se trouve tout à coup dispensé de payer eût fait ressortir le dépit<text:s/>du<text:s/>père<text:s/>qui<text:s/>se voit tout à coup privé de gagner ; c’est là qu’auraient vivement éclaté tous les sentiments que l’agiotage met en jeu,<text:s/>la<text:s/>soif<text:s/>du<text:s/>gain,<text:s/>la<text:s/>dureté<text:s/>du<text:s/>cœur<text:s/>et<text:s/>l’égoïsme. Pourquoi M. Picard ne l’a-t-il pas fait ? peut-être a-t-il cru que l’agiotage n’était pas, comme l’usure<text:s/>et<text:s/>l’avarice, une passion honteuse<text:s/>et<text:s/>coupable<text:s/>qui<text:s/>eût<text:s/><text:soft-page-break/>besoin d’une de ces terribles leçons telles que Molière sait en donner ?<text:s/>La<text:s/>dispute<text:s/>d’un<text:s/>père<text:s/>et d’un<text:s/>fils<text:s/>est une scène trop forte quand il ne s’agit que d’affaires de Bourse : Molière arrache le masque de l’Avare<text:s/>et<text:s/>le montre à visage découvert tout saignant<text:s/>et<text:s/>tout hideux ; M. Picard dévoile l’agioteur<text:s/>avec<text:s/>plus de mesure : que voit-on alors?<text:s/>Un<text:s/>homme tel que le monde<text:s/>et la<text:s/>civilisation les fait, avide de jouissances<text:s/>et<text:s/>faible aux tentations<text:s/>du<text:s/>luxe,<text:s/>qui<text:s/>s’égare vers le mal plutôt par entraînement que par caractère,<text:s/>qui<text:s/>néglige sa femme pour<text:s/>la<text:s/>Bourse sans cesser d’être<text:s/>un<text:s/>fort bon mari,<text:s/>qui<text:s/>aime mieux spéculer que plaider, quoique son âme soit encore échauffée<text:s/>du<text:s/>feu de générosité<text:s/>qui<text:s/>fait les orateurs,<text:s/>un<text:s/>homme enfin tel qu’il s’en trouve beaucoup :<text:s/>la<text:s/>manie des spéculations chez nous est une maladie accidentelle ; ce n’est pas notre tempérament.</text:p>
      <text:p text:style-name="Corpsdetexte">Aussi<text:s/><text:span text:style-name="title">l’Agi</text:span><text:span text:style-name="title">otage</text:span><text:s/>n’est point une comédie à caractère, genre perdu pour toujours ; c’est une pièce de mœurs<text:s/>et<text:s/>d’intrigue, où, à défaut de caractère principal, chacun apporte les nuances de ses mœurs<text:s/>et<text:s/>de ses sentiments ; M. Dormeuil sa philanthropie hypocrite<text:s/>et<text:s/>son<text:s/>humanité déclamatoire ; M. Germeau, jeune cultivateur, ses allures de paysan, ses vices mondains ébauchés, son ambition naissance d’agioteur<text:s/>et<text:s/>de capitaliste,<text:s/><text:span text:style-name="pb">[p. 181]<text:s/></text:span>son mépris de l’agriculture, son dégoût de sa femme<text:s/>et<text:s/>de ses enfants campagnards,<text:s/>et<text:s/>ses caprices d’amour<text:s/>et<text:s/>de vanité pour une jeune veuve de Paris ; Durosay, agioteur banqueroutier, son ton leste<text:s/>et<text:s/>décisif, ses expédients de fripon<text:s/>et<text:s/>son insouciance de malhonnête homme. Dans<text:s/>la<text:s/>mêlée de l’intrigue, chacun développe ses idées<text:s/>et<text:s/>fait éclater ses sentiments ; c’est une action où les hommes prennent le ton de l’événement. Dans<text:s/>la<text:s/>haute comédie, c’est le caractère principal, c’est Tartuffe, c’est l’Avare, c’est le Joueur,<text:s/>qui<text:s/>donne le mouvement<text:s/>et<text:s/>met tout en branle, c’est à lui que se rattache l’intérêt : les choses lui obéissent. Ici au contraire, dans<text:s/>la<text:s/>comédie d’action<text:s/>et<text:s/>d’intrigue, ce sont les caractères<text:s/>qui<text:s/>obéissent aux choses : ces hommes aujourd’hui livrés à l’agiotage, mettez-les dans d’autres circonstances, ils auront une autre<text:s/>allure ; car ils ne sont agioteurs que par accident, et c’est<text:s/>un<text:s/>de ces accidents<text:s/>avec<text:s/>tous ses détails,<text:s/>avec<text:s/>toutes ses alternatives de crainte<text:s/>et<text:s/>d’espérance, que MM. Picard<text:s/>et<text:s/>Empis ont mis sur la scène. Ils ont réussi surtout dans les deux derniers actes ; car les derniers actes étant ordinairement consacrés à développer l’intrigue, c’est là le moment décisif pour une pièce d’intrigue. M. Riboutté a cru mieux faire : il a voulu créer le caractère qu’il a appelé le Spéculateur ; mais comme en littérature<text:s/>on ne peut créer que ce<text:s/>qui<text:s/>existe, sa comédie de caractère ne l’est que de nom.</text:p>
      <text:p text:style-name="Corpsdetexte">Avouez, Monsieur, que si j’avais besoin de prouver encore ma thèse favorite, qu’il ne peut plus guère y avoir de comédie de caractère, parce qu’au point de civilisation où<text:s/>nous en<text:s/><text:soft-page-break/>sommes il n’y a guère de caractères originaux,<text:s/>et<text:s/>que le monde a fait entrer, bon<text:s/><text:span text:style-name="pb">[p. 182]<text:s/></text:span>gré mal gré, tous les hommes dans le même moule ; avouez que le Théâtre de M. Picard me serait d’un merveilleux secours : au dire de tous, c’est le peintre le plus vrai, le plus ingénieux des mœurs contemporaines ; eh bien ! il n’y a pas, j’ose le dire, dans son Théâtre une seule comédie de caractère, tant il est vrai que ce sont les modèles qui manquent aux peintres, et non les peintres aux modèles. Dans chaque pièce de M. Picard, il y a quelque trait de nos mœurs habilement saisi : il peint des manies de caractère et de sentiment ; ses comédies sont moitié d’intrigue et moitié de mœurs. Voyez<text:s/><text:span text:style-name="title">la Petite Ville</text:span>,<text:s/><text:span text:style-name="title">Philibert</text:span>,<text:s/><text:span text:style-name="title">le Collatéral</text:span> ; nulle part un caractère<text:s/>complet. Il dit quelque part dans une de ses préfaces :<text:s/><text:span text:style-name="quote.c">« Au premier abord je crois trouver un caractère ; à l’œuvre il semble fondre entre mes mains. »</text:span><text:s/>Que M. Picard ne s’accuse pas des torts du siècle ; il n’y a plus d’hommes qui se prêtent à être peints de face ; il n’y a que des profils, il n’y a plus de nature originale ; il n’y a plus que des traits épars çà et là : l’auteur même le plus habile est obligé d’en réunir et d’en grouper plusieurs pour faire un tableau.</text:p>
      <text:p text:style-name="Corpsdetexte">Il y a, disons-le<text:s/>cependant, deux moyens de peindre<text:s/>la<text:s/>manie des spéculations. On peut faire<text:s/><text:span text:style-name="title">Duhautcourt</text:span><text:s/>et<text:s/><text:span text:style-name="title">l’Agiotage</text:span> ; c’est<text:s/>la<text:s/>peinture d’une faillite; c’est l’image d’une famille ruinée par le jeu de<text:s/>la<text:s/>Bourse; mais on peut aussi peindre l’influence de l’agiotage sur les mœurs; ce ne sera plus l’agiotage pris sur le fait, ce sera son influence sur les caractères. C’est ce qu’a fait M. de La Ville dans son excellente pièce<text:s/>du<text:s/><text:span text:style-name="title">Roman</text:span><text:s/>; c’est ce qu’a sans doute essayé de faire M. Casimir Bonjour dans sa pièce de<text:s/><text:span text:style-name="title">l’Argent</text:span>. Voyez comme<text:s/><text:span text:style-name="pb">[p. 183</text:span><text:span text:style-name="pb">]<text:s/></text:span>M. de La Ville retrace cette corruption lente et insensible qu’amène l’agiotage, ce mépris de tout ce qui n’est pas argent, cette habitude de tout mesurer à ce poids, cette préoccupation de banquier, qui ne voit d’autre inégalité légitime et naturelle que celle de la richesse avec la pauvreté. Le père est camarade du fils; pourquoi pas ? Tous deux sont riches, c’est l’or qui fait leur égalité, et ils doivent se traiter en compagnons de plaisirs, puisqu’ils ont tous deux des trésors à dépenser. Le banquier<text:s/>de M. de La Ville propose discrètement à une jeune femme, fille de son vieil ami, de l’entretenir ; pourquoi pas ? elle est pauvre; il est riche ; voilà la réponse à tout. Il y a dans la pièce de M. de La Ville une grande finesse d’observation ; dans celle de MM. Picard et Empis, plus de mouvement peut-être et d’intérêt. Attendons celle de M. Casimir Bonjour.</text:p>
      <text:p text:style-name="salute">Agréez, etc.</text:p>
      <text:soft-page-break/>
      <text:h text:style-name="Titre2" text:outline-level="2"><text:span text:style-name="pb">[p. 270]<text:s/></text:span>[XII]</text:h>
      <text:p text:style-name="argument"><text:span text:style-name="title">Baudouin, empereur</text:span>, tragédie en trois actes de<text:s/><text:span text:style-name="T1029">M. Lemercier</text:span>. — <text:span text:style-name="title">L’Actrice ou les deux Portraits</text:span>, comédie en<text:s/>un<text:s/>acte, de<text:s/><text:span text:style-name="T1030">MM. Ader</text:span><text:s/>et<text:s/><text:span text:style-name="T1031">Fontan</text:span>.</text:p>
      <text:p text:style-name="Corpsdetexte">Un<text:s/>petit<text:s/>journal<text:s/>littéraire<text:s/>qui<text:s/>se piquait d’être franc, au risque de n’être pas toujours poli, expliquait d’une manière<text:s/>un<text:s/>peu brutale les étranges disparates que présentent les ouvrages de M. Lemercier. Molière, plus délicat<text:s/>et<text:s/>plus adroit, employa, pour exprimer<text:s/>la<text:s/>même idée sur Corneille, une ingénieuse allégorie. L’auteur des<text:s/><text:span text:style-name="title">Horaces</text:span><text:s/>et<text:s/>de<text:s/><text:span text:style-name="title">Sertorius</text:span><text:s/>ne se mettait jamais au travail, sans son génie familier, mais tout génie est capricieux<text:s/>et<text:s/>ses efforts ont peu de durée ; les longues<text:s/>tirades l’épuisent, les grandes périodes le découragent ; presque toujours il plante là ceux<text:s/>qui<text:s/>s’y complaisent,<text:s/>et<text:s/>les laisse achever seuls<text:s/>la<text:s/>besogne qu’ils ont commencée ; c’est ainsi que le génie de Corneille après lui avoir inspiré<text:s/>la<text:s/>belle imprécation de Camille, abandonna le bonhomme<text:s/>un<text:s/>moment,<text:s/>et<text:s/>que, resté seul, il ne trouva plus, pour terminer sa scène, que ces vers dignes de Coras :</text:p>
      <text:p text:style-name="quote.l">C’est trop : ma patience à la raison fait place.</text:p>
      <text:p text:style-name="quote.l">Va dedans les enfers plaindre ton Coriace.</text:p>
      <text:p text:style-name="Corpsdetexte"><text:span text:style-name="pb">[p. 271]<text:s/></text:span>Le génie de M. Lemercier, moins vigoureux<text:s/>et<text:s/>beaucoup plus fantasque que celui de Corneille, lui joue aussi bien plus fréquemment de ces mauvais tours. Après lui avoir soufflé<text:s/>la<text:s/>première scène<text:s/>du<text:s/>premier acte de Baudouin, il est presque constamment resté sourd aux invocations<text:s/>du<text:s/>poète pendant le reste de cet acte<text:s/>qui<text:s/>pourtant est bien long ; il est revenu<text:s/>avec<text:s/>Marie, l’ambitieuse épouse de l’amoureux Baudouin, mais c’était son dernier acte d’obéissance, il a laissé M. Lemercier chargé tout seul de<text:s/>la<text:s/>besogne,<text:s/>et<text:s/>cette<text:s/>besogne a été mal faite. Aucune des nombreuses tragédies de M. Lemercier ne renferme plus de vers durs, obscurs, d’expressions bizarres<text:s/>et<text:s/>souvent ridicules, que cette tragédie de<text:s/><text:span text:style-name="title">Baudouin</text:span><text:s/>qui<text:s/>pourtant n’a que trois actes. Au moment où<text:s/>la<text:s/>pièce commence, les chefs des croisés, réunis en<text:s/><text:span text:style-name="T1032">conclave</text:span>, délibèrent sur le choix qu’ils doivent faire<text:s/>d’un<text:s/>empereur de Constantinople. Trois hommes partagent les suffrages : Maindolo, doge de Venise, octogénaire aveugle, que son âge<text:s/>et<text:s/>ses infirmités, moins encore que ses principes républicains, font renoncer à l’empire ; Maindolo est<text:s/>un<text:s/>de ces hommes<text:s/><text:span text:style-name="T1033">qui<text:s/></text:span><text:span text:style-name="T1034">font des rois<text:s/></text:span><text:span text:style-name="T1035">et<text:s/></text:span><text:span text:style-name="T1036">ne veulent pas l’être</text:span>. Le duc de Montferrat est le seul concurrent véritable de Baudouin, mais ses titres ne sont ni bien grands ni bien expliqués.<text:s/>Cependant<text:s/>ils paraissent assez redoutables à Marie pour<text:s/>la<text:s/>porter à se débarrasser, par<text:s/>un<text:s/>crime,<text:s/>du<text:s/>duc de Montferrat ; ce prince doit être empoisonné par un de ses serviteurs vendus à Marie ; mais dans le festin où elle a préparé<text:s/>la<text:s/>mort<text:s/>du<text:s/>compétiteur de<text:s/><text:soft-page-break/>Baudouin, c’est elle<text:s/>qui la<text:s/>trouve. Par<text:s/>un<text:s/>escamotage de mélodrame, le poison<text:s/>qui<text:s/>devait être versé dans<text:s/>la<text:s/>coupe<text:s/>du<text:s/>duc de Montferrat<text:s/><text:span text:style-name="pb">[p. 272]<text:s/></text:span><text:span text:style-name="T1037">c’est la sienne qui le reçoit ; et aux transports qu’elle fait éclater en apprenant l’élévation de Baudouin su</text:span><text:span text:style-name="T1038">ccèdent rapidement les angoisses de la mort ;</text:span><text:span text:style-name="T1039"><text:s/></text:span><text:span text:style-name="T1040">elle ne s’élève au trône que pour choir de plus haut dans la tombe : c’est la leçon de la pièce. L’auteur a rendu cette leçon fatigante à l’excès par la longue agonie de la femme de Baudouin ;<text:s/></text:span><text:span text:style-name="T1041">qu’elle est lente</text:span><text:span text:style-name="T1042"><text:s/>à mourir !</text:span><text:span text:style-name="T1043"><text:s/></text:span><text:span text:style-name="T1044">disait-on de toutes parts. Le spectacle des derniers moments d’un guerrier blessé, d’une héroïne empoisonnée ne saurait être trop court ; on a dit que du sublime au niais il n’y a qu’un tour de cheville, de la terreur tragique au ridicule il n’</text:span><text:span text:style-name="T1045">y a qu’un demi-tour. Hâtez-vous d’en finir, si vous ne voulez pas que je reconnaisse M</text:span><text:span text:style-name="T1046">lle</text:span><text:span text:style-name="T1047"> Charton sous le manteau de l’impératrice.</text:span></text:p>
      <text:p text:style-name="Corpsdetexte"><text:span text:style-name="T1048">Il est des invraisemblances dramatiques dont notre scène doit être débarrassée. Les reines malades n’ont pas droit à moins d</text:span><text:span text:style-name="T1049">e soins que les bourgeoises ; quand elles souffrent, il faut appeler le médecin ; je ne sais si les fils d’Esculape manquent de dignité tragique ; si ceux qui font à la sourdine tant de tragédies véritables, sont avoués par Melpomène ; mais je sens que ce<text:s/></text:span><text:span text:style-name="T1050">qu’il y a de plus choquant au monde, c’est un mari qui voit mourir sa femme, et ne tente rien pour la sauver. Beauvallet</text:span><text:span text:style-name="T1051"><text:note text:note-class="footnote" text:id="_ftn21"><text:note-citation>22</text:note-citation><text:note-body><text:p text:style-name="Notedebasdepage"><text:s/>[NdE] Orthographié Beauvalet.</text:p></text:note-body></text:note></text:span><text:span text:style-name="T1052"><text:s/>s’est même éloigné de M</text:span><text:span text:style-name="T1053">lle</text:span><text:span text:style-name="T1054"> Charton à ses derniers moments ; on eût dit qu’il croyait contagieuse la ma</text:span><text:span text:style-name="T1055">ladie du poison. La tragédie de<text:s/></text:span><text:span text:style-name="title">Baudouin</text:span><text:span text:style-name="T1056"><text:s/>a été applaudie trois ou quatre fois avec beaucoup d’enthousiasme, parce que des pensées belles et nobles sont, çà et là, exprimées en très beaux vers ; le surplus a été écouté avec calme, et ce qui pouvait exciter<text:s/></text:span><text:span text:style-name="T1057">le rire et la moquerie, n’a fait naître que de légers<text:s/></text:span><text:span text:style-name="pb">[p. 273]<text:s/></text:span><text:span text:style-name="T1058">murmures ; le nom connu de l’auteur a imposé au parterre, cette contrainte décente qui honore celui qui l’inspire et ceux qui l’endurent ; mais à la chute du rideau les sifflets ont éclaté avec</text:span><text:span text:style-name="T1059"><text:s/>violence ; et ce n’est pas sans avoir éprouvé une résistance bruyante et vive que Beauvallet est parvenu à proclamer dans les formes accoutumées le nom de M. Lemercier.</text:span></text:p>
      <text:p text:style-name="Corpsdetexte"><text:span text:style-name="T1060">— </text:span><text:span text:style-name="T1061">Les auteurs ne flattent guère les comédiens quand ils n’en ont pas besoin, ils censu</text:span><text:span text:style-name="T1062">rent amèrement leurs caprices, leur présomption, leur incapacité ; chose étrange cependant ! quand ils mettent sur la scène une actrice, c’est elle qui presque toujours est l’héroïne de la pièce. Il paraît qu’à leurs yeux les actrices sont moins coupables<text:s/></text:span><text:span text:style-name="T1063">que les acteurs ; ainsi, voyez<text:s/></text:span><text:span text:style-name="title">la Comédienne</text:span><text:span text:style-name="T1064"><text:s/></text:span><text:span text:style-name="T1065">de M. Andrieux, et Lucile des<text:s/></text:span><text:span text:style-name="title">Comédiens</text:span><text:span text:style-name="T1066"><text:s/></text:span><text:span text:style-name="T1067">de M. Delavigne :</text:span></text:p>
      <text:p text:style-name="P1068">Lucile a de l’esprit, des talents qu’on admire,</text:p>
      <text:p text:style-name="P1069">De la beauté, vingt ans, et point de cachemire.</text:p>
      <text:soft-page-break/>
      <text:p text:style-name="Corpsdetexte"><text:span text:style-name="T1070">Le terrible censeur des comédiens, plus indulgent pour le</text:span><text:span text:style-name="T1071">s comédiennes, a poussé la faveur jusqu’à créer un rôle invraisemblable ; voyez encore<text:s/></text:span><text:span text:style-name="title">l’Actrice</text:span><text:span text:style-name="T1072"><text:s/></text:span><text:span text:style-name="T1073">de MM. Ader et Fontan ; c’est elle qui conduit tout, c’est elle qui rend à sa femme un époux volage, lord d’Alton qui, saisi d’une sorte de<text:s/></text:span><text:span text:style-name="T1074">spleen</text:span><text:span text:style-name="T1075"><text:s/></text:span><text:span text:style-name="T1076">conjugal,<text:s/></text:span><text:span text:style-name="T1077">est venu se distraire dans les coulisses de nos théâtres. Ici, Monsieur, un doute s’élève dans mon esprit : si les femmes se mettaient à faire des comédies où figureraient des acteurs, les actrices conserveraient-elles le premier rôle qu’elles ont dans les</text:span><text:span text:style-name="T1078"><text:s/>pièces des jeunes gens ? Je me souviens que M. Hoffman</text:span><text:span text:style-name="T1079"><text:note text:note-class="footnote" text:id="_ftn22"><text:note-citation>23</text:note-citation><text:note-body><text:p text:style-name="Notedebasdepage"><text:s/>[NdE] Orthographié Hofman.</text:p></text:note-body></text:note></text:span><text:span text:style-name="T1080"><text:s/>disait un jour dans le<text:s/></text:span><text:span text:style-name="title">Journal des Débats</text:span><text:span text:style-name="T1081">,<text:s/></text:span><text:span text:style-name="T1082">que, pour rendre les hommes plus<text:s/></text:span><text:span text:style-name="pb">[p. 274]<text:s/></text:span><text:span text:style-name="T1083">religieux et les femmes plus philosophes, il ne faudrait qu’avoir des prêtresses au l</text:span><text:span text:style-name="T1084">ieu de prêtres ; alors les hommes iraient à confesse, et les femmes n’y iraient plus. Eh bien ! Monsieur, avec des femmes auteurs, peut-être les acteurs auraient-ils le beau rôle, et peut-être les actrices à leur tour seraient-elles sacrifiées !</text:span></text:p>
      <text:p text:style-name="Corpsdetexte"><text:span text:style-name="T1085">La pièce d</text:span><text:span text:style-name="T1086">e MM. Ader et Fontan n’est qu’une anecdote ; mais le style est naturel, et les vers sont tournés avec beaucoup d’élégance et de facilité ; il y a de la vérité et de la grâce dans le rôle de l’actrice ; c’est bien là le caractère de ces femmes qui ont du mo</text:span><text:span text:style-name="T1087">ins le mérité de n’être pas prudes, et qui sont vertueuses quelquefois en dépit des apparences.</text:span></text:p>
      <text:p text:style-name="quote.l">Que me reprochez-vous ? (dit l’actrice à lady d’Alton.)</text:p>
      <text:p text:style-name="quote.l">                         D’avoir reçu chez moi</text:p>
      <text:p text:style-name="quote.l">Un époux adoré qui vous manque de foi,</text:p>
      <text:p text:style-name="quote.l">D’avoir flatté ses<text:s/>feux d’une douce espérance.</text:p>
      <text:p text:style-name="quote.l">Suis-je seule coupable en cette circonstance ?</text:p>
      <text:p text:style-name="quote.l">Ah ! s’il me faut, Madame, expliquer sans détour,</text:p>
      <text:p text:style-name="quote.l">Je ne chasse jamais ceux qui me font la cour ;</text:p>
      <text:p text:style-name="quote.l">Savais-je que milord, en son humeur légère,</text:p>
      <text:p text:style-name="quote.l">Trahissait à Paris les beautés d’Angleterre…</text:p>
      <text:p text:style-name="quote.l">……………………………………………………</text:p>
      <text:p text:style-name="quote.l">En l’accueillant ici, lorsqu’il s’est présenté,</text:p>
      <text:soft-page-break/>
      <text:p text:style-name="quote.l">J’ai rempli les devoirs de l’hospitalité,</text:p>
      <text:p text:style-name="quote.l">Et j’ai comme Française et par pure obligeance</text:p>
      <text:p text:style-name="quote.l">Voulu lui faire enfin les honneurs de la France.</text:p>
      <text:p text:style-name="Corpsdetexte"><text:span text:style-name="T1088">Cette pièce mérite le succès qu’elle</text:span><text:span text:style-name="T1089"><text:s/>a<text:s/></text:span><text:span text:style-name="T1090">obtenu, et surtout fait attendre mieux ce qui est un grand point quand il s’agit de jeunes auteurs. Au surplus, ceux qui connaissent l’</text:span><text:span text:style-name="title">Histoire de la campagne d’Égypte</text:span><text:span text:style-name="T1091">, par M. Ader, n’avaient pas besoin de ce nouveau présage pour bien augurer de son avenir</text:span><text:span text:style-name="T1092"><text:s/>littéraire.</text:span></text:p>
      <text:h text:style-name="Titre1" text:outline-level="1">Tome XV</text:h>
      <text:h text:style-name="Titre2" text:outline-level="2"><text:span text:style-name="pb">[p. 135]<text:s/></text:span>[XIII]</text:h>
      <text:p text:style-name="argument"><text:span text:style-name="title">Le Mariage de raison</text:span><text:span text:style-name="T1093">. — Plaintes d’une Grisette. — De l’Inégalité de nos mœurs actuelles. — M. Scribe. Plan d’un mélodrame.</text:span></text:p>
      <text:p text:style-name="P1094">Voici les vacances finies ou qui finissent ; les écoles vont s’ouvrir ; les étudiants viennent<text:s/>reprendre, les uns leur Code, les autres leur scalpel ; les habitudes d’hiver commencent à s’établir, et les théâtres, qui languissaient pendant les beaux jours d’automne, se raniment aux approches du froid ; les nouveautés pleuvent de toutes parts ; jamais semaine n’a été si fertile ; c’est une vendange à pleines cuves ; reste à savoir si le vin est bon.</text:p>
      <text:p text:style-name="Corpsdetexte"><text:span text:style-name="T1095">Si j’étais romancier ou libraire, ou seulement si je tenais un cabinet de lecture, je chercherais querelle à M. Scribe. C’est un des plus grands<text:s/></text:span><text:span text:style-name="T1096">désenchan</text:span><text:span text:style-name="T1097">teurs</text:span><text:span text:style-name="T1098"><text:s/>qui soient au monde ; c’est un homme qui ne croit ni aux premières amours, ni aux sympathies mystérieuses, ni aux passions irrésistibles. Passe encore s’il n’était mécréant qu’à bas bruit, s’il gardait son incrédulité pour lui et ses amis. Pourquoi c</text:span><text:span text:style-name="T1099">ette ardeur de prosélytisme ? pourquoi prêcher sur le théâtre que l’amour n’est qu’un sentiment qui s’efface comme tout autre ? Que penserait M. Scribe si quelque jeune fille, soit modiste, soit couturière, venait lui dire un jour : « Quel<text:s/></text:span><text:span text:style-name="pb">[p. 136]<text:s/></text:span><text:span text:style-name="T1100">mal,<text:s/></text:span><text:span text:style-name="T1101">Mo</text:span><text:span text:style-name="T1102">nsieur, nous avons-nous fait ? Avant vous, l’amour au théâtre était habitué à triompher des préjugés de fortune ou de naissance ; c’était lui qui rétablissait l’égalité que le monde a détruite ; et si, dans la société, les oncles et les pères s’opposaient<text:s/></text:span><text:span text:style-name="T1103">à nos inclinations, au moins le théâtre et les romans nous servaient de champ d’asile. Là, pas de préjugés tyranniques ; là, les couturières, quand elles sont jolies, épousent des ducs et pairs ; car, aux yeux de la philosophie, il n’y a ni titres ni disti</text:span><text:span text:style-name="T1104">nctions. Quelle idée avez-vous de vouloir changer ces anciens usages ? Pourquoi n’imitez-vous pas vos confrères<text:s/></text:span><text:soft-page-break/><text:span text:style-name="T1105">les auteurs qui imitent leurs devanciers ? Voyez si, depuis<text:s/></text:span><text:span text:style-name="title">Nanine</text:span><text:span text:style-name="T1106"><text:s/>de Voltaire, pièce excellente, l’amour n’est pas toujours plus fort que les p</text:span><text:span text:style-name="T1107">réjugés ; depuis cent ans et plus c’est là l’idée des drames, des comédies, des opéras-comiques, des mélodrames, des vaudevilles ; c’est une règle qui avait force de loi jusqu’à vous ; mais vous êtes possédé de la manie d’innover ; vous changez tout ; au t</text:span><text:span text:style-name="T1108">héâtre ce seront maintenant les pères et les oncles qui triompheront. Plus d’amours irrésistibles ; plus de victoires remportées sur les préjugés. Chacun doit se marier avec son égal ; quelles maximes, Monsieur ! et quelle contenance voulez-vous que nous a</text:span><text:span text:style-name="T1109">yons désormais au théâtre, quand quelque jeune clerc, futur avoué ou notaire, nous y conduira ? Autrefois nous disions : Voyez-vous, voilà un banquier qui épouse une jeune modiste ; c’était de bon conseil ; maintenant il nous faudra voir Suzette, parce qu’</text:span><text:span text:style-name="T1110">elle est femme de chambre, renoncer au fils d’un comte pour épouser un simple sergent. Ainsi, plus d’espérances ni d’illusions ; le théâtre ressemblera au monde ; il ne nous restera plus pour dernier refuge<text:s/></text:span><text:span text:style-name="pb">[p. 137]<text:s/></text:span><text:span text:style-name="T1111">que les romans et les mélodrames ; et qu</text:span><text:span text:style-name="T1112">i sait si quelque jour, grâce au mauvais exemple, les romans ne nous manqueront pas aussi ? Que deviendrons-nous alors, une fois que les maximes, que le monde appelle bon sens et sagesse, auront gâté jusqu’aux romans ? Plus d’enthousiasme ni d’exaltation ;</text:span><text:span text:style-name="T1113"><text:s/>partout la froide raison ; plus de suicides amoureux, plus de victimes des passions ; car c’est surtout parmi nous, fidèles abonnées des cabinets de lecture, que se rencontrent ces héroïnes modernes prêtes à s’asphyxier quand leur inclination est contrari</text:span><text:span text:style-name="T1114">ée. » Voilà ce que pourrait dire à M. Scribe quelque jeune grisette philosophe. Il est même des critiques sévères qui reprocheront aux auteurs du<text:s/></text:span><text:span text:style-name="title">Mariage</text:span><text:span text:style-name="T1115"><text:s/>de favoriser les préjugés ; il y a, diront-ils, dans cette pièce, une pointe d’aristocratie. Pourquoi<text:s/></text:span><text:span text:style-name="T1116">le comte de Bremont</text:span><text:span text:style-name="T1117"><text:note text:note-class="footnote" text:id="_ftn23"><text:note-citation>24</text:note-citation><text:note-body><text:p text:style-name="Notedebasdepage"><text:s/>[NdE] Orthographié Brémond.</text:p></text:note-body></text:note></text:span><text:span text:style-name="T1118"><text:s/>ne donne-t-il pas à son fils la main d’une femme de chambre ? Pourquoi ? c’est que dans le monde il est peu de comtes de vieille ou de nouvelle noblesse, peu de banquiers, peu d’administrateurs, peu de per</text:span><text:span text:style-name="T1119">sonnes enfin qui aient la grandeur d’âme de consentir à une mésalliance ; c’est qu’un homme qui a cent mille écus de revenu, ne se persuadera jamais, en dépit des arguments de la philosophie, qu’il est l’égal d’un pauvre diable gagnant vingt sous par jour </text:span><text:span text:style-name="T1120">; M. Scribe peint le monde comme il est. Quand les hommes pratiqueront l’égalité, il la mettra sur la scène. Pendant longtemps le théâtre et la société étaient deux mondes à part ; au théâtre, les droits de l’homme ; dans la société, les préjugés ; la scèn</text:span><text:span text:style-name="T1121">e était romanesque et déclamatoire, sans que le monde fût moins esclave des convenances sociales et<text:s/></text:span><text:span text:style-name="pb">[p. 138]<text:s/></text:span><text:span text:style-name="T1122">de l’esprit de calcul. Il y a cent ans et plus que la muse comique plaide la cause de la nature et de l’amour ; écoutons un peu l’avocat des préjug</text:span><text:span text:style-name="T1123">és, et ne condamnons pas sans entendre. Quand jadis c’était la loi qui faisait l’inégalité<text:s/></text:span><text:soft-page-break/><text:span text:style-name="T1124">et qui rejetait la roture du lit de noblesse, il y eut une époque où cette séparation lut injuste ; ce fut quand la civilisation eut partagé également ses lumières e</text:span><text:span text:style-name="T1125">t ses bienfaits entre le gentilhomme et le bourgeois ; mais alors aussi les mœurs corrigèrent l’injustice, et devant leur inévitable puissance tomba la loi elle-même. Aujourd’hui, il n’y a plus ni castes ni tribus ; il y a des degrés de fortune et de consi</text:span><text:span text:style-name="T1126">dération ; de là des répugnances à descendre de son rang ; de là la crainte des mésalliances. Les arrêts que rendent les mœurs de notre société nouvelle, sont justes et consolants ; chacun peut monter ; il n’y a plus de barrière ; mais si celui qui est au<text:s/></text:span><text:span text:style-name="T1127">dernier échelon veut s’unir à celui qui est au premier, qu’il monte, car je ne veux pas descendre. Avant la révolution, l’inégalité était dans les institutions qui n’avaient pas suivi le changement des mœurs ; aussi elle était odieuse ; aujourd’hui elle es</text:span><text:span text:style-name="T1128">t dans les mœurs ; de quoi pouvons-nous nous plaindre ? Laissons la philosophie crier encore contre l’inégalité ; ses cris même ne sont pas inutiles ; ils corrigent l’abus ; ils avertissent et contiennent l’orgueil ; que la philosophie dise aux riches et a</text:span><text:span text:style-name="T1129">ux puissants : Soyez moins vains ; qu’elle cherche à rendre plus facile et plus douce cette immense échelle que la société monte et descend sans cesse ; c’est là son devoir ; mais qu’elle se souvienne aussi que la fortune et la puissance sont maintenant de</text:span><text:span text:style-name="T1130">s prix qu’on se dispute au concours ; que tout le<text:s/></text:span><text:span text:style-name="pb">[p. 139]<text:s/></text:span><text:span text:style-name="T1131">monde peut descendre dans la lice, et que s’il y a des vainqueurs et des vaincus, il faut s’en prendre à la nécessité du combat, et non plus à l’injustice des institutions et des lois.</text:span></text:p>
      <text:p text:style-name="P1132">Avant 89, quand la roture entra comme une nouvelle recrue dans la carrière de la puissance et des honneurs, il fallut faire une large part à l’égalité ; aussi partout retentissaient son nom et ses maximes ; et cependant dans cette nouvelle nation qui venait reconquérir sa patrie, que d’inégalités et de différences de talents, de richesses, de lumières ! Cette armée, rassemblée au nom de l’égalité, avait ses premiers et ses derniers rangs ; de là les vicissitudes de notre révolution, grande et imposante sous la Constituante, terrible et grossière sous la Convention. Aujourd’hui l’égalité a fait en quelque sorte sa trouée ; les rangs se reforment ; la société reconstruit ses maisons ; ne faut-il pas un escalier, un premier, un second, un grenier ? Aussi l’égalité tombe dans le décri ; c’est encore un sujet de déclamations, ce n’est plus une règle de conduite.</text:p>
      <text:p text:style-name="Corpsdetexte"><text:span text:style-name="T1133">Autre motif de défaveur : à mesure que nous avons plus de liberté politique, la liberté philosophique perd de son crédit. En Angleterre, dans les discussions du parle</text:span><text:span text:style-name="T1134">ment, il n’y a pas, dit-on, d’esprit philosophique ; jamais de considérations générales. C’est que les Anglais n’ont guère besoin de la liberté philosophique, grâce à près de deux siècles de liberté politique. C’est la littérature qui doit être l’écho des<text:s/></text:span><text:span text:style-name="T1135">pensées nouvelles de la société. Le dix-</text:span><text:soft-page-break/><text:span text:style-name="T1136">neuvième siècle, enfant élevé dans le berceau de la philosophie, ne doit<text:s/></text:span><text:span text:style-name="pb">[p. 140]<text:s/></text:span><text:span text:style-name="T1137">ni mépriser ses langes ni s’y emmailloter par timidité ; il faut qu’il ait son allure. Observons nos mœurs ; étudions nos préjugés ; v</text:span><text:span text:style-name="T1138">oyons ce qu’ils ont de bon et de mauvais ; surtout, en dépit de la ressemblance des noms, ne confondons pas l’inégalité usurpatrice, consacrée par les lois de 1750, avec l’inégalité consolante que protègent les mœurs et les lois de 1826.</text:span></text:p>
      <text:p text:style-name="Corpsdetexte"><text:span text:style-name="T1139">C’est par là aussi</text:span><text:span text:style-name="T1140"><text:s/>que notre littérature deviendra vraie, Voyez<text:s/></text:span><text:span text:style-name="title">le Mariage de raison</text:span><text:span text:style-name="T1141"> : chaque rôle a le degré de vérité convenable ; c’est le monde tel qu’il est, transporte sur la scène, ni meilleur ni pire, mais toujours intéressant. Supposons que MM. Scribe et Varner aie</text:span><text:span text:style-name="T1142">nt voulu suivre la route commune : Suzette épousera le jeune comte, et l’amour triomphera des préjugés ; soit. Mais que deviendra cet amour timide et respectueux de Suzette, cette passion qui cherche à s’ignorer elle-même, ce sentiment profond de reconnais</text:span><text:span text:style-name="T1143">sance pour les bontés du comte, tout ce qui fait enfin le naturel exquis de ce rôle ? Nous aurons à la place une héroïne de roman, une passion à grand enthousiasme et à grandes phrases ; car enfin le comte aura beau être un père de comédie au lieu d’être u</text:span><text:span text:style-name="T1144">n homme vrai et tel que le monde en offre des modèles, il faudra toujours donner à la tendresse de Suzette assez de force pour vaincre la résistance du père ; et quelque accommodants qu’on fasse les préjugés de fortune et de naissance, au moins pour ménage</text:span><text:span text:style-name="T1145">r leur honneur, ils ne se rendront qu’après sommation, comme ces commandants de place, qui pour capituler attendent au moins quelques boulets de canon. Certes rien n’est si facile que de mettre de grands sentiments<text:s/></text:span><text:span text:style-name="pb">[p. 141]<text:s/></text:span><text:span text:style-name="T1146">dans la bouche d’une actrice ; m</text:span><text:span text:style-name="T1147">ais c’est toujours aux dépens du naturel. Ce n’est pas tout : nous ferons du jeune comte un fanatique et un illumine, et à force de passions et de cris, il vaincra la résistance de son père ; soit. Oh ! le beau mélodrame ! Au boulevard du Temple ! vite, au</text:span><text:span text:style-name="T1148"><text:s/>boulevard du Temple ! Mais ne regrettez-vous pas ce caractère de jeune homme qui aime Suzette, comme il a aimé M</text:span><text:span text:style-name="T1149">me</text:span><text:span text:style-name="T1150"> Pinchon et la danseuse de Strasbourg, comme il aimera la première jolie femme qu’il rencontrera ; ce n’est pas un Lovelace ; il n’est pas as</text:span><text:span text:style-name="T1151">sez corrompu ; car il demande à son père la permission d’épouser Suzette ; ce n’est pas non plus un Saint-Preux ; il n’est pas assez enthousiaste ; il ne se rend pas compte de ses desseins ; il est ce que sont beaucoup de jeunes gens ; son amour est sincèr</text:span><text:span text:style-name="T1152">e ; mais sera-t-il constant ; est-il même bien pur ? Il le jurera au besoin ; mais il ne le sait guère ; c’est un caractère vrai ; et Bertrand, avec sa bonhomie et sa naïveté militaire, avec son amour timide et respectueux, que deviendra-t-il ? Un niais ou</text:span><text:span text:style-name="T1153"><text:s/>un tyran de mélodrame ; ce sera quelque échappé des tribunaux qui, pour une dot, consentira à épouser une jeune fille dont il n’est pas aimé ; ce ne sera plus ce soldat qui garde encore l’esprit et l’habitude de la discipline, vivant portrait de tous ces<text:s/></text:span><text:soft-page-break/><text:span text:style-name="T1154">hommes de guerre qui sont rentrés dans la paix sans la troubler même de leurs murmures ; adieu tous ces caractères pleins de vérité et de charme. Si le père est un philosophe de théâtre, immolant les préjugés à la nature, le fils sera un illuminé, et Suzet</text:span><text:span text:style-name="T1155">te une enthousiaste. Ce ne sera plus la société d’aujourd’hui représentée<text:s/></text:span><text:span text:style-name="pb">[p. 142]<text:s/></text:span><text:span text:style-name="T1156">avec une fidélité ingénieuse dans le plus joli tableau de genre que nous ayons encore vu.</text:span></text:p>
      <text:p text:style-name="Corpsdetexte"><text:span text:style-name="T1157">Je voulais parler de<text:s/></text:span><text:span text:style-name="title">l’Argent</text:span><text:span text:style-name="T1158">, comédie en cinq actes et en vers, représentée aux Fr</text:span><text:span text:style-name="T1159">ançais ; mais j’ai fait comme fera le public, je n’ai pas pu quitter<text:s/></text:span><text:span text:style-name="title">le Mariage de raison</text:span><text:span text:style-name="T1160">.</text:span></text:p>
      <text:p text:style-name="salute">Agréez, Monsieur, etc.</text:p>
      <text:h text:style-name="Titre2" text:outline-level="2"><text:span text:style-name="pb">[p. 224]<text:s/></text:span>[XIV]</text:h>
      <text:p text:style-name="P1161">Talma.</text:p>
      <text:p text:style-name="quote"><text:span text:style-name="T1162">2 Décembre 1787. — Il y a environ dix-huit mois que le maréchal duc de Duras, premier gentilhomme de la chambre, à l’ins</text:span><text:span text:style-name="T1163">tigation des comédiens et surtout de M</text:span><text:span text:style-name="T1164">me</text:span><text:span text:style-name="T1165"> Vestris, a fait fonder par le roi une école de déclamation pour le Théâtre-Français, dont les professeurs sont les sieurs Molé, Dugazon et Fleury ; les sujets qui y sont admis ne sont élèves d’aucun des professeurs<text:s/></text:span><text:span text:style-name="T1166">en particulier, mais reçoivent des leçons également de tous les trois.</text:span></text:p>
      <text:p text:style-name="P1167">Il vient de débuter, il y a quelques jours, le premier élève connu de cette école, le sieur Talma. Il a eu du succès dans le tragique et dans le comique ; il joint aux dons naturels une<text:s/>figure agréable, une voix sonore et sensible, une prononciation pure et distincte ; il sent et fait sentir l’harmonie des vers ; son maintien est simple ; ses mouvements sont naturels ; surtout il est toujours de bon goût et n’a aucune manière ; il n’imite aucun acteur, et joue d’après son sentiment et ses moyens ; il fait honneur à cette école, et prévient très favorablement pour une institution qui peut être aussi utile.</text:p>
      <text:p text:style-name="quote"><text:span text:style-name="T1168">Au reste, le sieur Talma n’est pas<text:s/></text:span>sans défauts ; il en a de grands, mais inévitables dans un débutant,<text:s/><text:span text:style-name="pb">[p. 125]<text:s/></text:span>et dont on conçoit qu’il se corrigera avec le temps, de l’étude et de la réflexion.</text:p>
      <text:p text:style-name="bibl">(<text:span text:style-name="title">Journal d’un Observateur</text:span>, tome XXXVI, année 1787, page 210.)</text:p>
      <text:p text:style-name="Corpsdetexte"><text:span text:style-name="T1169">Je lisais cet extrait du<text:s/></text:span><text:span text:style-name="title">Journal d’un Observateur</text:span><text:span text:style-name="T1170"><text:s/>en 1787, et je commençais cet a</text:span><text:span text:style-name="T1171">rticle sur Talma quand est entré chez moi un de mes amis, grand lecteur de Lucien, et qui à force d’admirer les<text:s/></text:span><text:span text:style-name="title">Dialogues des Morts</text:span><text:span text:style-name="T1172">, a fini par se persuader que c’était ce qu’il y avait de mieux en littérature ; aussi, politique, histoire, morale, tout est</text:span><text:span text:style-name="T1173"><text:s/>pour lui un sujet de dialogues. S’agit-il des jésuites ? vite un dialogue des morts entre Henri IV et le père Cotton ? S’agit-il<text:s/></text:span><text:soft-page-break/><text:span text:style-name="T1174">de pièces nouvelles ? dialogue des morts entre<text:s/></text:span><text:span text:style-name="title">l’Argent</text:span><text:span text:style-name="T1175"><text:s/>de M. Bonjour et<text:s/></text:span><text:span text:style-name="title">le Siège de Paris</text:span><text:span text:style-name="T1176"><text:s/>de M. d’Arlincourt. Il fait causer<text:s/></text:span><text:span text:style-name="T1177">ensemble l’archevêque Joseph de Missolonghi et l’empereur Alexandre, la constitution napolitaine et les projets d’amnistie du roi d’Espagne, un janissaire étranglé à Constantinople et le juif brûlé à Valence ; il mêle les personnages de tous les pays et de</text:span><text:span text:style-name="T1178"><text:s/>toutes les opinions. Que faites-vous ? me dit-il en entrant. Un article sur Talma. Ah ! ah ! voyons, et il disait cela avec le ton et le sourire d’un homme qui a quelque chose de mieux en portefeuille. Je lui lus cependant mon article. C’est bien ! me dit</text:span><text:span text:style-name="T1179">-il, mais… — Vous avez fait un dialogue des morts, je parie. — Oui, et je vous l’apporte. — Eh bien ! voyons, et, prenant à mon tour l’air discret et fin d’un Aristarque, j’écoutai :</text:span></text:p>
      <text:p text:style-name="P1180">TALMA.</text:p>
      <text:p text:style-name="P1181">Vous, Sire, venir à ma rencontre !</text:p>
      <text:p text:style-name="label"><text:span text:style-name="pb">[p. 226]<text:s/></text:span><text:span text:style-name="T1182">NAPOLÉON.</text:span></text:p>
      <text:p text:style-name="P1183">Pourquoi pas ? Avez-vous oublié notre ancienne liaison ? Quand je n’étais encore qu’un mince officier de fortune, vous me donniez des billets ; j’allais vous applaudir ; quand j’ai été empereur, je vous ai donné vos entrées au palais. Eh bien ! je vous ferai aujourd’hui les honneurs de ce séjour. J’aime à accueillir les grands hommes de la France.</text:p>
      <text:p text:style-name="P1184">TALMA.</text:p>
      <text:p text:style-name="P1185">On n’est pas un grand homme pour jouer assez bien la tragédie.</text:p>
      <text:p text:style-name="P1186">NAPOLÉON.</text:p>
      <text:p text:style-name="Corpsdetexte"><text:span text:style-name="T1187">Écoutez, mon ami ; soyons francs : j’ai revu ici des maréchaux, des mathématiciens, des savant</text:span><text:span text:style-name="T1188">s, des littérateurs même de mon cru ; mais je ne sais, je ne peux pas les admirer ; ils ne sont pas fils de leurs œuvres ; ils ne m’étonnent pas ; je sais comment je les ai faits, avec des titres, des places et de l’argent ; ils datent tous de moi seul. Ma</text:span><text:span text:style-name="T1189">is vous, Talma, vous ne me devez rien ; vous êtes devenu grand sans moi ; c’est comme<text:s/></text:span><text:span text:style-name="T1190">Foy</text:span><text:span text:style-name="T1191"> ; j’en eusse fait peut-être un maréchal ; la tribune en a fait un grand homme. Vous avez eu tous deux de belles funérailles ; cent mille hommes ! C’est beau ! et moi </text:span><text:span text:style-name="T1192">!… mais je ne suis pas jaloux.</text:span></text:p>
      <text:p text:style-name="P1193">TALMA.</text:p>
      <text:p text:style-name="P1194">Le monde entier assistait à votre mort.</text:p>
      <text:p text:style-name="P1195">NAPOLÉON.</text:p>
      <text:p text:style-name="Corpsdetexte"><text:span text:style-name="T1196">C’est vrai ; aux Tuileries l’Europe m’admirait, à Sainte-Hélène, elle m’espionnait ; d’une<text:s/></text:span><text:soft-page-break/><text:span text:style-name="T1197">façon ou d’une<text:s/></text:span><text:span text:style-name="pb">[p. 227]<text:s/></text:span><text:span text:style-name="T1198">autre, j’ai toujours vécu devant elle ; eh quelle vie</text:span><text:span text:style-name="T1199"> ! Jouy avait raison quand il disait dans son<text:s/></text:span><text:span text:style-name="title">Sylla</text:span><text:span text:style-name="T1200"> :</text:span></text:p>
      <text:p text:style-name="P1201">Sur ce monde étonné j’ai marqué mon passage.</text:p>
      <text:p text:style-name="P1202">C’est moi ; c’est bien moi.</text:p>
      <text:p text:style-name="P1203">TALMA.</text:p>
      <text:p text:style-name="P1204">Aussi vous a-t-on reconnu !</text:p>
      <text:p text:style-name="P1205">NAPOLÉON.</text:p>
      <text:p text:style-name="Corpsdetexte"><text:span text:style-name="T1206">Grâce à vous et à vos cheveux plats. Vous aviez pris, dit-on, mes gestes et ma tourn</text:span><text:span text:style-name="T1207">ure. Qu’a dit le faubourg Saint-Germain ? bonnes gens qui croyaient jadis que vous me donniez des leçons de maintien et de dignité ! c’est à Marengo, c’est à Austerlitz, c’est à Vienne ou à Berlin que j’ai pris mes leçons : quand, à Tilsitt, je donnais la<text:s/></text:span><text:span text:style-name="T1208">Turquie à la Russie, et que je prenais l’Espagne, demandez à l’Europe si j’avais mauvaise tournure : c’est bon pour la fable de donner dix pieds à ses héros ; chez nous, c’est la pensée qui donne leur taille aux hommes : vous étiez, dit-on, bien beau dans<text:s/></text:span><text:span text:style-name="title">Sylla</text:span><text:span text:style-name="T1209"> ?</text:span></text:p>
      <text:p text:style-name="P1210">TALMA.</text:p>
      <text:p text:style-name="P1211">Je me souvenais de vous, et j’étais simple.</text:p>
      <text:p text:style-name="P1212">NAPOLÉON.</text:p>
      <text:p text:style-name="Corpsdetexte"><text:span text:style-name="T1213">Et voilà le véritable secret d’être grand ! le moindre acteur peut porter un manteau de pourpre, et à ce compte, on irait chercher son talent chez le costumier ; c’est comme nous autres r</text:span><text:span text:style-name="T1214">ois ; il y en a qui ne savent pas l’être en déshabillé. Tenez ; ce pauvre Murat ; il n’était roi qu’à cheval ; et moi, avec ma capote grise, je suis revenu de l’île d’Elbe… Aussi, je n’aime<text:s/></text:span><text:span text:style-name="pb">[p. 228]<text:s/></text:span><text:span text:style-name="T1215">pas vos héros de tragédie ; c’est trop pompeux ; surtout<text:s/></text:span><text:span text:style-name="T1216">dans Voltaire ; vous ne le jouiez pas bien et je vous en sais gré : ses personnages sont rarement vrais et naturels ; qu’est-ce qu’un Mahomet qui n’a rien d’arabe ni d’oriental ? Il y a encore des Mahomets aux pieds des pyramides d’Égypte ; j’en ai vu ; ma</text:span><text:span text:style-name="T1217">is Voltaire ! tous ses héros sortent de son cerveau ; Zaïre, Zamore, Gengiskan, ce sont de beaux masques ; mais à travers on voit percer, quoi qu’ils fassent, la lèvre froncée et le sourire ironique du seigneur de Ferney.</text:span></text:p>
      <text:p text:style-name="P1218">TALMA.</text:p>
      <text:p text:style-name="Corpsdetexte"><text:span text:style-name="T1219">Soyons justes, Sire : Volta</text:span><text:span text:style-name="T1220">ire, j’imagine, s’inquiétait peu de conserver à ses héros le ton et les mœurs de leur siècle et de leur pays : il fit du théâtre une tribune d’où il annonçait sa<text:s/></text:span><text:soft-page-break/><text:span text:style-name="T1221">philosophie, et il donnait à ses idées le nom de Zamore ou de Mahomet, sans se soucier si les<text:s/></text:span><text:span text:style-name="T1222">Américains et les Arabes auraient parlé comme il parlait ; Mahomet n’est pas le Mahomet de l’Arabie et du Coran ; mais c’est une audacieuse peinture de l’établissement des religions. Nommez sa pièce<text:s/></text:span><text:span text:style-name="title">Zoroastre</text:span><text:span text:style-name="T1223">,<text:s/></text:span><text:span text:style-name="title">Numa</text:span><text:span text:style-name="T1224">,<text:s/></text:span><text:span text:style-name="title">Orphée</text:span><text:span text:style-name="T1225">, peu importe ; ce qu’il veut, c’e</text:span><text:span text:style-name="T1226">st montrer comment se fait et se propage une religion ; s’il n’eût peint dans Mahomet que l’Arabe, ce n’eût été que le portrait d’un homme ; tel qu’il est, c’est une sorte de miroir insolent où chaque religion vient se reconnaître tour à tour : quelle diff</text:span><text:span text:style-name="T1227">érence de portée ! c’est l’œuvre de l’impiété, je l’avoue, mais c’est l’œuvre du génie !</text:span></text:p>
      <text:p text:style-name="P1228">NAPOLÉON.</text:p>
      <text:p text:style-name="P1229">Chut ! Talma, vous parlez comme un homme qui n’a pas été présenté à l’Église.</text:p>
      <text:p text:style-name="label"><text:span text:style-name="pb">[p. 229]<text:s/></text:span><text:span text:style-name="T1230">TALMA.</text:span></text:p>
      <text:p text:style-name="P1231">Entre nous, les détracteurs de notre théâtre semblent parfois ne pas comprendre ce qu’ils blâment si fort : depuis Molière, c’est le théâtre qui a fait l’éducation philosophique de la France et peut-être aussi de l’Europe ; c’est là que nous avons pris nos degrés ; nous n’avions ni tribune ni journaux ; il fallait bien que la philosophie politique se nichât quelque part ; elle s’est logée sur la scène, et de là est descendue dans le parterre et dans la France entière : la devise de notre théâtre, c’est ce vers de Térence :</text:p>
      <text:p text:style-name="P1232">Homo sum et nihil humani à me alienum puto.</text:p>
      <text:p text:style-name="P1233">Ce<text:s/>n’est pas l’Anglais ou l’Écossais, le baron du quatorzième siècle ou le gentilhomme du seizième, le Grec ou le Romain ; c’est l’homme qu’il représente, l’homme réclamant ses droits de la nature, et ne s’adressant ni aux préjugés ni aux coutumes d’un siècle ou d’un pays, mais aux passions que Dieu a mises dans le cœur de tous.</text:p>
      <text:p text:style-name="P1234">NAPOLÉON.</text:p>
      <text:p text:style-name="P1235">Oui, vous avez raison, Talma ; voilà pourquoi je trouvais notre théâtre partout ou entrèrent mes aigles. Passé la frontière, adieu le charme des mœurs nationales ; mais l’homme est partout le même. Vous admirez donc beaucoup Voltaire ?</text:p>
      <text:p text:style-name="P1236">TALMA.</text:p>
      <text:p text:style-name="P1237">Beaucoup.</text:p>
      <text:p text:style-name="label"><text:span text:style-name="T1238">NAPOLÉON,<text:s/></text:span><text:span text:style-name="T1239">en riant</text:span><text:span text:style-name="T1240">.</text:span></text:p>
      <text:soft-page-break/>
      <text:p text:style-name="Corpsdetexte"><text:span text:style-name="T1241">Malgré Geoffroy</text:span><text:span text:style-name="T1242"><text:note text:note-class="footnote" text:id="_ftn24"><text:note-citation>25</text:note-citation><text:note-body><text:p text:style-name="Notedebasdepage"><text:s/><text:span text:style-name="T1243">Geoffroy critiquait sans cesse Voltaire et Talma.</text:span></text:p></text:note-body></text:note></text:span><text:span text:style-name="T1244"> ?</text:span></text:p>
      <text:p text:style-name="label"><text:span text:style-name="pb">[p. 230]<text:s/></text:span><text:span text:style-name="T1245">TALMA.</text:span></text:p>
      <text:p text:style-name="P1246">Peut-être à cause de lui</text:p>
      <text:p text:style-name="P1247">NAPOLÉON.</text:p>
      <text:p text:style-name="P1248">Pourquoi ne le jouiez-vous pas<text:s/>plus souvent ?</text:p>
      <text:p text:style-name="P1249">TALMA.</text:p>
      <text:p text:style-name="Corpsdetexte"><text:span text:style-name="T1250">C’est que Lekain l’avait trop et trop bien joué…<text:s/></text:span><text:span text:style-name="T1251">La tragédie philosophique et la déclamation ampoulée avaient eu ensemble leur époque ; il fallait autre chose. Quand je débutai, c’était le temps de Voltaire et surtout de ses imitateur</text:span><text:span text:style-name="T1252">s ; peu à peu la tragédie devenait un sermon philosophique, et nous, des prédicateurs.</text:span></text:p>
      <text:p text:style-name="P1253">Jeune et dans l’âge heureux qui méconnaît la crainte,</text:p>
      <text:p text:style-name="P1254">je voulus changer. Quoique je fusse grand partisan des droits de l’homme, je m’ennuyais de les commenter sur le théâtre ; je commençai par réchauffer les passions ; je jouai Charles IX, Oreste, Macbeth, Pharan, Hamlet, Égyste ; alors on fit des pièces à caractères ; on renonça aux pièces sentencieuses. Plus tard, je fis mieux encore ; je mis la simplicité en honneur ;<text:s/>je jouai les hommes tels que l’histoire me les donnait, Sylla, Richard III, Charles VI ; mais cette réforme n’était qu’ébauchée ; les auteurs ne me servaient pas encore à mon goût, et je suis mort trop tôt ; je n’ai pas joué Louis XI.</text:p>
      <text:p text:style-name="P1255">NAPOLÉON.</text:p>
      <text:p text:style-name="Corpsdetexte"><text:span text:style-name="T1256">Vous étiez<text:s/></text:span><text:span text:style-name="T1257">admirable, dit-on, dans<text:s/></text:span><text:span text:style-name="title">Charles VI</text:span><text:span text:style-name="T1258">. Comme c’était bien la démence d’un roi majestueux jusque dans son délire ! J’ai vu un Anglais, vieux serviteur de George III, qui ne pouvait pas parler de<text:s/></text:span><text:span text:style-name="pb">[p. 231]<text:s/></text:span><text:span text:style-name="T1259">vous sans verser des larmes ; c’est mon pauvre maître, s</text:span><text:span text:style-name="T1260">’écriait-il ; c’est lui ; je l’ai reconnu quand Talma est entré en scène.</text:span></text:p>
      <text:p text:style-name="P1261">TALMA.</text:p>
      <text:p text:style-name="P1262">Voilà le plus bel éloge qui m’ait été adressé.</text:p>
      <text:p text:style-name="P1263">NAPOLÉON.</text:p>
      <text:p text:style-name="P1264">Pauvre Charles VI ! c’est comme le roi Lear de Shakespeare ; voilà des personnages poétiques ! Et moi aussi, Talma, je<text:s/>suis quelque chose de poétique.</text:p>
      <text:soft-page-break/>
      <text:p text:style-name="P1265">TALMA.</text:p>
      <text:p text:style-name="P1266">Vous n’avez pas manqué de poètes qui chantaient votre gloire.</text:p>
      <text:p text:style-name="P1267">NAPOLÉON.</text:p>
      <text:p text:style-name="Corpsdetexte"><text:span text:style-name="T1268">Bah ! aux Tuileries ? Je n’étais alors qu’une poupée à encensoirs : ce n’est que depuis Waterloo que je suis poétique : auparavant je portais ma</text:span><text:span text:style-name="T1269">lheur à mes panégyristes ; j’étais trop heureux ; maintenant je fais la fortune de vos poètes : voyez Béranger, Delavigne, Hugo, Lamartine ; c’est quand ils parlent de moi qu’ils sont poètes : Chateaubriand</text:span><text:span text:style-name="T1270"><text:note text:note-class="footnote" text:id="_ftn25"><text:note-citation>26</text:note-citation><text:note-body><text:p text:style-name="Notedebasdepage"><text:s/>[NdE] Orthographié Châteaubriand.</text:p></text:note-body></text:note></text:span><text:span text:style-name="T1271">, comme son s</text:span><text:span text:style-name="T1272">tyle s’élève quand il peint ma fortune et ma disgrâce ! Je règne encore dans la poésie : je donne des inspirations depuis que je ne donne plus de places. Vois-tu, Talma (et il passa son bras sous le sien), vos auteurs auront beau faire, ce n’est ni avec la</text:span><text:span text:style-name="T1273"><text:s/>mélancolie, ni avec la mysticité qu’ils feront encore de la poésie ; c’est avec moi et avec la révolution : aujourd’hui, en France, il n’y a plus que cela de poétique et de national ; il faut que vos muses aillent au serment du jeu de paume, en Vendée, à<text:s/></text:span><text:span text:style-name="T1274">la Convention, à Jemmapes, au<text:s/></text:span><text:span text:style-name="pb">[p. 232]<text:s/></text:span><text:span text:style-name="T1275">Temple, à la Conciergerie, à Sainte-Hélène ; il faut qu’elles se fassent vendéennes, jacobines, bonapartistes, ou bien elles resteront ennuyeuses… Et toi aussi tu étais poète !</text:span></text:p>
      <text:p text:style-name="P1276">TALMA.</text:p>
      <text:p text:style-name="P1277">Moi !</text:p>
      <text:p text:style-name="P1278">NAPOLÉON.</text:p>
      <text:p text:style-name="Corpsdetexte"><text:span text:style-name="T1279">Oui, mon cher Hec</text:span><text:span text:style-name="T1280">tor</text:span><text:span text:style-name="T1281"><text:note text:note-class="footnote" text:id="_ftn26"><text:note-citation>27</text:note-citation><text:note-body><text:p text:style-name="Notedebasdepage"><text:s/><text:span text:style-name="T1282">Talma jouait le rôle d’Hector dans la mort d’Hector de Luce de Lancival, pièce de prédilection de Napoléon.</text:span></text:p></text:note-body></text:note></text:span><text:span text:style-name="T1283"> ; crois-tu que je m’y trompais ? C’est toi qui refaisais les tragédies de nos auteurs. Ils te donnaient des épîtres dialoguées, des tirades q</text:span><text:span text:style-name="T1284">ui avaient chacune l’étiquette d’une passion,<text:s/></text:span><text:span text:style-name="T1285">vengeance</text:span><text:span text:style-name="T1286">,<text:s/></text:span><text:span text:style-name="T1287">jalousie</text:span><text:span text:style-name="T1288">,<text:s/></text:span><text:span text:style-name="T1289">amour</text:span><text:span text:style-name="T1290">, et toi, tu leur rendais sur le théâtre une tragédie vivante et terrible. Ils versifiaient, et toi tu créais. Que va devenir la tragédie !</text:span></text:p>
      <text:p text:style-name="P1291">TALMA.</text:p>
      <text:p text:style-name="P1292">Je n’en désespère pas ; j’aurai des<text:s/>successeurs ; les élèves du Conservatoire ont porté mon cercueil ; c’est à eux, c’est à mes camarades que je confie notre scène.</text:p>
      <text:p text:style-name="P1293">NAPOLÉON.</text:p>
      <text:p text:style-name="P1294">Ils ne t’égaleront jamais.</text:p>
      <text:p text:style-name="P1295">TALMA.</text:p>
      <text:p text:style-name="P1296">Si ; pourvu qu’ils ne me copient pas.</text:p>
      <text:soft-page-break/>
      <text:p text:style-name="P1297">Eh bien ! que dites-vous de mon dialogue ? me<text:s/>demanda mon ami en finissant.</text:p>
      <text:p text:style-name="label"><text:span text:style-name="T1298">MOI (</text:span><text:span text:style-name="T1299">avec un ton capable</text:span><text:span text:style-name="T1300">).</text:span></text:p>
      <text:p text:style-name="P1301">Ah !…</text:p>
      <text:p text:style-name="label"><text:span text:style-name="pb">[p. 233]<text:s/></text:span><text:span text:style-name="T1302">MON AMI (</text:span><text:span text:style-name="T1303">avec un air d’intelligence</text:span><text:span text:style-name="T1304">).</text:span></text:p>
      <text:p text:style-name="P1305">Sans doute…</text:p>
      <text:p text:style-name="label"><text:span text:style-name="T1306">MOI (</text:span><text:span text:style-name="T1307">répondant à son raisonnement</text:span><text:span text:style-name="T1308">).</text:span></text:p>
      <text:p text:style-name="P1309">Je sais bien…</text:p>
      <text:p text:style-name="label"><text:span text:style-name="T1310">MON AMI (</text:span><text:span text:style-name="T1311">approuvant la justesse de mon argument</text:span><text:span text:style-name="T1312">).</text:span></text:p>
      <text:p text:style-name="P1313">À qui le dites-vous ?</text:p>
      <text:p text:style-name="label"><text:span text:style-name="T1314">MOI (</text:span><text:span text:style-name="T1315">poursu</text:span><text:span text:style-name="T1316">ivant le développement de mon idée</text:span><text:span text:style-name="T1317">).</text:span></text:p>
      <text:p text:style-name="P1318">Vous concevez…</text:p>
      <text:p text:style-name="label"><text:span text:style-name="T1319">MON AMI (</text:span><text:span text:style-name="T1320">d’un ton froid</text:span><text:span text:style-name="T1321">).</text:span></text:p>
      <text:p text:style-name="P1322">Parfaitement.</text:p>
      <text:p text:style-name="label"><text:span text:style-name="T1323">MOI (</text:span><text:span text:style-name="T1324">faisant une concession</text:span><text:span text:style-name="T1325">).</text:span></text:p>
      <text:p text:style-name="P1326">Après tout…</text:p>
      <text:p text:style-name="label"><text:span text:style-name="T1327">MON AMI (</text:span><text:span text:style-name="T1328">un peu piqué</text:span><text:span text:style-name="T1329">).</text:span></text:p>
      <text:p text:style-name="P1330">Ainsi, voilà votre jugement ?</text:p>
      <text:p text:style-name="P1331">MOI.</text:p>
      <text:p text:style-name="P1332">À peu près…</text:p>
      <text:p text:style-name="salute">Agréez, Monsieur, etc.</text:p>
      <text:p text:style-name="postscript"><text:span text:style-name="T1333">P. S.</text:span><text:span text:style-name="T1334"><text:s/>À samedi prochain<text:s/></text:span><text:span text:style-name="title">Rose</text:span><text:span text:style-name="title">monde</text:span><text:span text:style-name="T1335">.</text:span></text:p>
      <text:h text:style-name="Titre2" text:outline-level="2"><text:span text:style-name="pb">[p. 273]<text:s/></text:span>[XV]</text:h>
      <text:p text:style-name="argument"><text:span text:style-name="T1336">La Monnaie de Talma. — Réforme dramatique. — </text:span><text:span text:style-name="title">Rosemonde</text:span><text:span text:style-name="T1337">. — Des Maîtresses de rois. — Racine.</text:span></text:p>
      <text:p text:style-name="Corpsdetexte"><text:span text:style-name="T1338">Quand Turenne mourut, on créa six maréchaux de France ; c’était, disait plaisamment M</text:span><text:span text:style-name="T1339">me</text:span><text:span text:style-name="T1340"> Cornuel, la monnaie de M. de Turenne ; eh bien, il nous</text:span><text:span text:style-name="T1341"><text:s/>faut la monnaie de Talma ; et, pour nous la rendre, ce n’est pas trop que les efforts de nos auteurs et de nos acteurs ; il faut que les comédiens disent aux poètes : Faites-nous des pièces simples et amusantes, et que les<text:s/></text:span><text:soft-page-break/><text:span text:style-name="T1342">poètes à leur tour disent aux co</text:span><text:span text:style-name="T1343">médiens : Jouez-les simplement. Viennent ces miracles, et nous regretterons encore Talma ; mais il ne nous manquera plus. La mort de Talma doit hâter la réforme : que vont devenir, laissées à elles-mêmes et à leur propre faiblesse, les tragédies modernes q</text:span><text:span text:style-name="T1344">u’il animait de son génie ? Elles paraîtront dans toute leur impuissance ; adieu le prestige ! C’est Talma que j’allais voir, et non pas Régulus. Talma guidait pas à pas la révolution théâtrale qui se prépare ; sa mort va la laisser sans guide ; elle va s’</text:span><text:span text:style-name="T1345">avancer au pas de course : ce n’est plus maintenant ni Goethe, ni Shakespeare, ni Calderon, ni le<text:s/></text:span><text:span text:style-name="title">Globe</text:span><text:span text:style-name="T1346">, ni M. de Stendhal, ni tous nos Aristarques romantiques qui vont faire la révolution ; c’est l’ennui : le public s’ennuiera ; il n’ira plus porter son a</text:span><text:span text:style-name="T1347">rgent au bureau, la caisse sera vide ; alors le vieux<text:s/></text:span><text:span text:style-name="pb">[p. 274]<text:s/></text:span><text:span text:style-name="T1348">système sera quitté pour le nouveau : c’est toujours l’état des finances qui décide les révolutions.</text:span></text:p>
      <text:p text:style-name="P1349">Que si, Monsieur, après la victoire, j’osais donner des conseils à la réforme, je lui dirais : Ne croyez pas valoir mieux que l’ancienne école, et ne prenez pas votre triomphe pour une supériorité : vous n’avez vaincu que vos adversaires d’aujourd’hui : Corneille, Racine et Voltaire ne lasseront jamais l’admiration ; nous n’étions las que de leurs imitateurs ; c’est alors que le métier de critique deviendra facile et amusant. En effet, qu’avons-nous à dire maintenant à chaque tragédie, à chaque personnage, à chaque tirade ? C’est usé ! c’est vieux ! Nous pouvons toujours répondre comme le grand maître des Templiers :</text:p>
      <text:p text:style-name="P1350">Je le savais.</text:p>
      <text:p text:style-name="P1351">Au bal de l’Opéra chaque domino porte un masque et déguise sa voix ; il y a quelque chose à découvrir ; de là le plaisir : au théâtre, tout est su d’avance, passions et sentiments. De là l’ennui ; de là aussi la monotonie<text:s/>des critiques : ils ne peuvent plus qu’indiquer la filiation, et incessamment ce seront des généalogistes disant : Voici Rosemonde qui est fille d’Inès de Castro, qui est fille d’Andromaque, qui est fille, etc., etc. ; et Henri II qui est fils de don Pèdre, qui est fils de Pyrrhus, qui est fils d’Achille, etc.</text:p>
      <text:p text:style-name="Corpsdetexte"><text:span text:style-name="T1352">Avec la nouvelle école, notre rôle sera plus piquant ; nous ne serons plus seulement chargés de relever le signalement des gens pour voir à qui ils ressemblent ; il faudra distinguer ce qui est vraim</text:span><text:span text:style-name="T1353">ent neuf et original de ce qui n’est qu’extravagant, trivial, bas, exagéré. Que de fois nous aurons à crier haro quand on<text:s/></text:span><text:span text:style-name="pb">[p. 275]<text:s/></text:span><text:span text:style-name="T1354">mettra le niais sous le nom de naïveté, et le monstrueux sous le nom d’énergie ! Quelle réclamation contre ces auteurs qui n’</text:span><text:span text:style-name="T1355">auront d’autre mérite que d’avoir changé de modèle, et de copier la barbarie comme ils copiaient autrefois la civilisation ; sorte de gens qui sont irréguliers par calcul, et ignorants avec<text:s/></text:span><text:soft-page-break/><text:span text:style-name="T1356">préméditation. Ce seront alors les jours de gloire de l’école clas</text:span><text:span text:style-name="T1357">sique ; car peut-être aura-t-elle plus beau jeu de ses adversaires qu’ils ne l’ont d’elle maintenant. Au surplus, qui vivra verra ; en attendant, parlons de la pièce de M. Bonnechose.</text:span></text:p>
      <text:p text:style-name="Corpsdetexte"><text:span text:style-name="T1358">Je voudrais assister à la première pensée d’un auteur tragique, quand sa</text:span><text:span text:style-name="T1359"><text:s/>pièce n’a encore ni actes ni scènes, quand ce n’est qu’une idée confuse que la méditation va débrouiller. Dans ce moment, qu’a vu M. Bonnechose ? Si j’en crois son ouvrage, un homme entre deux femmes, dont l’une, qu’il n’aime pas, est son épouse, et l’aut</text:span><text:span text:style-name="T1360">re, qu’il adore, est sa maîtresse. C’est l’histoire de plus d’un ménage ; mais en France le théâtre a son étiquette. Fi des roturiers ! il nous faut un ménage de rois, ou du moins de princes. Qu’à cela ne tienne ; les rois ont des maîtresses, si j’en crois</text:span><text:span text:style-name="T1361"><text:s/>l’histoire ; choisissons donc : Henri IV ? Sa femme, Marie de Médicis, était intrigante et tracassière, favorisant la politique espagnole. Henri eut des maîtresses. Avis aux reines : Ne soyez pas intrigantes, et épousez le pays où vous régnez. Louis XIV ?</text:span><text:span text:style-name="T1362"><text:s/>Sa femme vivait à la cour comme dans une cellule. Louis eut des maîtresses. Avis aux femmes et aux reines : Il faut être de moitié dans tous les plaisirs et toutes les affaires de son mari ; règle presque générale et applicable aux bourgeois comme aux pri</text:span><text:span text:style-name="T1363">nces ! Quand un<text:s/></text:span><text:span text:style-name="pb">[p. 276]<text:s/></text:span><text:span text:style-name="T1364">homme a des maîtresses, c’est presque toujours la faute de sa femme ; c’est qu’elle a manqué d’habileté ou de tendresse : ce qui, disons-le, ne rend pas le mari moins coupable.</text:span></text:p>
      <text:p text:style-name="Corpsdetexte"><text:span text:style-name="T1365">Ne croyez-vous pas, Monsieur, qu’en mettant sur la scè</text:span><text:span text:style-name="T1366">ne les maîtresses des rois, il y aurait de bonnes leçons à donner ? Dans les monarchies absolues, ce sont les maîtresses qui font souvent le destin des États, depuis Agnès Sorel, qui réveilla le courage de Charles VII, jusqu’à M</text:span><text:span text:style-name="T1367">me</text:span><text:span text:style-name="T1368"> Du Barry, qui fit supprim</text:span><text:span text:style-name="T1369">er les parlements, et, par ces secousses imprudentes, hâta une révolution où elle devait périr elle-même, en demandant en vain à<text:s/></text:span><text:span text:style-name="T1370">M. le bourreau encore un petit moment</text:span><text:span text:style-name="T1371">. Mais M. Bonnechose n’a pensé qu’à faire la contrepartie d’</text:span><text:span text:style-name="title">Andromaque</text:span><text:span text:style-name="T1372">. Henri II, c’est Py</text:span><text:span text:style-name="T1373">rrhus ; Éléonore, c’est Hermione mariée ; Rosemonde, c’est Andromaque. Dans Racine, il est vrai, Hermione se tue ; ici, Éléonore tue Rosemonde ; voilà la différence. Aussi n’a-t-il fait de sa pièce qu’une élégie tragique ; c’est la lutte de la femme avec l</text:span><text:span text:style-name="T1374">a maîtresse ; c’est le combat de deux passions rivales. Qui l’emportera ? voilà le seul intérêt. L’auteur donnerait à sa pièce un autre nom ; ce ne serait plus un roi d’Angleterre, mais un roi d’Amérique ou d’Asie ; Clifford serait un aga ou un vizir, au l</text:span><text:span text:style-name="T1375">ieu d’être un baron normand, eh bien ! il n’y aurait, je crois, rien à changer ; sentiments, paroles, tout est de mise partout ; car rien n’y sent le douzième siècle et la féodalité ; Éléonore n’est pas cette princesse<text:s/></text:span><text:span text:style-name="T1376">grand terrien</text:span><text:span text:style-name="T1377">, héritière du midi de l</text:span><text:span text:style-name="T1378">a France, et qui, plus puissante que ses deux époux, Louis<text:s/></text:span><text:soft-page-break/><text:span text:style-name="T1379">le Jeune et Henri II, les traita comme M</text:span><text:span text:style-name="T1380">lle</text:span><text:span text:style-name="T1381"> de Sotenville</text:span><text:span text:style-name="T1382"><text:note text:note-class="footnote" text:id="_ftn27"><text:note-citation>28</text:note-citation><text:note-body><text:p text:style-name="Notedebasdepage"><text:s/>[NdE] Orthographié Sottenville.</text:p></text:note-body></text:note></text:span><text:span text:style-name="T1383"><text:s/>traite son époux George Dandin. C’est Roxane, c’est<text:s/></text:span><text:span text:style-name="pb">[p. 277]<text:s/></text:span><text:span text:style-name="T1384">une femme irritée qui menace et qui se veng</text:span><text:span text:style-name="T1385">e ; jamais rien d’historique ni de local, rien qui soit empreint de la marque d’un siècle ou d’un pays ; ce sont des idées habillées d’un nom ou d’un manteau tragique.</text:span></text:p>
      <text:p text:style-name="P1386">Mais Racine, dit-on, n’a pas fait autre chose. Nos réformateurs le disent ; examinons. À<text:s/>Dieu ne plaise que je prétende que Racine ait peint les mœurs grecques telles qu’elles étaient ; son Achille n’est pas l’Achille d’Homère ; son Andromaque n’est pas une esclave à la façon des anciens :</text:p>
      <text:p text:style-name="P1387">Nec tetigit victoris heri captiva cubile.</text:p>
      <text:p text:style-name="Corpsdetexte"><text:span text:style-name="T1388">Pyrrhus n’e</text:span><text:span text:style-name="T1389">st pas ce farouche guerrier qui immola Polyxène. Quels sont ceux que choquent ces infidélités ? Les hommes qui connaissent le détail des mœurs anciennes ; mais le public ? Il ne connaît d’Achille que la renommée ; c’était un guerrier fameux ; voilà tout ce</text:span><text:span text:style-name="T1390"><text:s/>qu’il en sait. Il ignore qu’il faisait sa cuisine lui-même ; qu’il immolait des Troyens ; qu’il se laissait enlever sa maîtresse ; c’était un héros ; il n’en a pas appris davantage ; aussi il arrange ce héros à sa guise, sans s’inquiéter de la vérité hist</text:span><text:span text:style-name="T1391">orique. Est-ce un public poli et civilisé ? Il donne à ce héros la générosité, la grandeur d’âme, l’humanité ; Achille a les vertus du dix-septième siècle. C’est un contresens ! Oui ; mais qu’importe ? le peuple accommode toujours à son usage et à sa porté</text:span><text:span text:style-name="T1392">e les idées qu’il reçoit. Le Parisien qui a entendu parler de la mer, s’imagine que c’est la Seine en grand, la Seine au temps des grosses eaux ; le peuple qui a aussi entendu parler d’Achille, met sous ce nom ce qu’il admire et ce qu’il estime le plus ; c</text:span><text:span text:style-name="T1393">’est ainsi qu’Achille sera toujours et partout un héros,<text:s/></text:span><text:span text:style-name="pb">[p. 278]<text:s/></text:span><text:span text:style-name="T1394">quoique partout et toujours différent, autre en Angleterre qu’en France, autre en Italie qu’en Espagne.</text:span></text:p>
      <text:p text:style-name="Corpsdetexte"><text:span text:style-name="T1395">Vienne maintenant l’auteur tragique : que fera-t-il ? Il ne veut ni choquer tout à fai</text:span><text:span text:style-name="T1396">t les préjugés du vulgaire ni les adopter tout à fait. Aussi il fait une espèce de transaction entre son érudition et l’ignorance du peuple : chacun cède un peu. Ainsi Andromaque n’est pas une esclave forcée de partager la couche de son maître ; car le pub</text:span><text:span text:style-name="T1397">lic du dix-septième siècle n’aurait pas compris de pareilles mœurs ; mais elle est presque forcée de l’épouser. Pyrrhus n’est pas farouche, mais il est ardent et impétueux. Voilà les infidélités nécessaires que s’est permises Racine ; mais ses personnages<text:s/></text:span><text:span text:style-name="T1398">n’ont-ils pas de caractère distinctif ? Sont-ce des figures décolorées ? Non. Andromaque n’est pas une de ces amantes de théâtre, qui n’ont d’autre caractère que d’aimer, et qu’on confond aisément l’une avec l’autre ; c’est la veuve<text:s/></text:span><text:soft-page-break/><text:span text:style-name="T1399">d’Hector, c’est la mère</text:span><text:span text:style-name="T1400"><text:s/>d’Astyanax ; le souvenir de Troie, si familier à nos imaginations, est partout présent ; c’est là ce qui lui donne un caractère, c’est là ce qui la fait reconnaître entre toutes. Imitateurs de Racine, imitez-le tout entier ; donnez, comme lui, à vos héros</text:span><text:span text:style-name="T1401"><text:s/>cette allure et cette contenance distinctive qui fait qu’</text:span><text:span text:style-name="T1402">on est soi</text:span><text:span text:style-name="T1403">. Je sais que dans les sujets antiques, l’imagination du spectateur fait la moitié des avances. Au contraire, nos auteurs en mettant sur la scène l’histoire de France et d’Angleterre, ont<text:s/></text:span><text:span text:style-name="T1404">tout à faire. Qu’ils étudient donc les mœurs du temps, qu’ils se les approprient, qu’ils transportent le spectateur, à force d’imagination, dans les siècles d’où ils prennent leurs héros ; car c’est ainsi seulement qu’ils pourront lutter avec leurs devanci</text:span><text:span text:style-name="T1405">ers.<text:s/></text:span><text:span text:style-name="pb">[p. 279]<text:s/></text:span><text:span text:style-name="T1406">Clytemnest</text:span><text:span text:style-name="T1407">re est mieux connue en France qu’Éléonore ; le public connaît la reine d’Argos et ne connaît pas la reine d’Angleterre. Inventez donc des scènes qui nous montrent tout entière l’épouse de Henri II ; montrez-nous-la telle qu’elle est</text:span><text:span text:style-name="T1408"><text:s/>dans l’histoire ; donnez-nous-en une grande idée, et frappez notre imagination dès le début de la pièce ; c’est alors seulement qu’Éléonore fera effet. Jusque-là ce ne sera pour nous qu’une femme comme on en voit tant, jalouse, irritée et vindicative.</text:span></text:p>
      <text:p text:style-name="P1409">Je<text:s/>suis sévère, dira-t-on ; j’aurais tort de l’être, Monsieur ; car, en vérité, la pièce de M. Bonnechose n’est pas plus mauvaise que toutes celles que nous voyons depuis dix ans ; il y a même un cinquième acte qui vaut mieux que beaucoup de tragédies modernes ; il y a de la force et de l’énergie ; aussi c’est au nom de ce cinquième acte que nous condamnons les quatre premiers qui sont froids et languissants. J’espère que si M. Bonnechose trouve l’arrêt rigoureux, les motifs au moins le consoleront.</text:p>
      <text:p text:style-name="salute">Agréez, etc.</text:p>
      <text:h text:style-name="Titre2" text:outline-level="2"><text:span text:style-name="pb">[p. 462]<text:s/></text:span>[XVI]</text:h>
      <text:p text:style-name="argument"><text:span text:style-name="title">Édouard</text:span><text:span text:style-name="T1410">. — </text:span><text:span text:style-name="title">Madame des Ursins</text:span><text:span text:style-name="T1411">. — </text:span><text:span text:style-name="title">Le Jeune Mari</text:span><text:span text:style-name="T1412">. — La morale au théâtre. — </text:span><text:span text:style-name="title">L’École des veuves</text:span><text:span text:style-name="T1413">. — M. Mazères. —M. Gustave-Fabien Pillet. — </text:span><text:span text:style-name="title">Marcel</text:span><text:span text:style-name="T1414">.</text:span></text:p>
      <text:p text:style-name="Corpsdetexte"><text:span text:style-name="T1415">Au temps de la vogue d’</text:span><text:span text:style-name="title">Édouard</text:span><text:span text:style-name="T1416">, on discutait dans un salon sur le mérite de cet ouvrage. Pourq</text:span><text:span text:style-name="T1417">uoi Édouard, disait-on, n’épouse-t-il pas M</text:span><text:span text:style-name="T1418">me</text:span><text:span text:style-name="T1419"> de Nevers ? — Les mœurs du temps défendaient un pareil mariage. Eh bien ! s’il ne peut pas être son mari, pourquoi n’est-il pas son amant ? — Son amant ! — Oui, le monde ne s’y opposait pas. M</text:span><text:span text:style-name="T1420">me</text:span><text:span text:style-name="T1421"> de Duras a pein</text:span><text:span text:style-name="T1422">t les mœurs de son siècle, comme M</text:span><text:span text:style-name="T1423">me</text:span><text:span text:style-name="T1424"> de Staal voulait se faire peindre, en buste.</text:span></text:p>
      <text:p text:style-name="Corpsdetexte"><text:span text:style-name="T1425">Chacun se récria là-dessus. Nous invoquâmes la décence et la morale, et notre raisonneur fut condamné tout d’une voix. C’était un argument de mauvais ton ! une objection de l</text:span><text:span text:style-name="T1426">ibertin ! Bref, la victoire nous demeura ; mais je sentais tout bas que le critique avait raison. C’est là le<text:s/></text:span><text:soft-page-break/><text:span text:style-name="T1427">seul défaut de vérité qu’on puisse reprendre dans<text:s/></text:span><text:span text:style-name="title">Édouard</text:span><text:span text:style-name="T1428">, et il n’a manqué au peintre, pour être tout à fait exact, que d’être plus hardi.<text:s/></text:span><text:span text:style-name="T1429">Piquante bizarrerie que de voir un monde qui défend à une duchesse d’être la femme d’un avocat, mais qui ne s’indigne pas qu’elle soit sa maîtresse ; car, à ses yeux, il n’y a qu’en fait de mariage qu’on déroge. Voyez madame la princesse des Ursins. Une le</text:span><text:span text:style-name="T1430">ttre, écrite à la cour de France, l’accusait d’être mariée avec son intendant. M</text:span><text:span text:style-name="T1431">me</text:span><text:span text:style-name="T1432"> des Ursins l’intercepte : une La Trémouille mariée<text:s/></text:span><text:span text:style-name="pb">[p. 463]<text:s/></text:span><text:span text:style-name="T1433">à son intendant ! Pour mariée, non, met-elle en marge, et elle envoie la lettre à son adresse, à Louis XIV qui av</text:span><text:span text:style-name="T1434">ait épousé M</text:span><text:span text:style-name="T1435">me</text:span><text:span text:style-name="T1436"> de Maintenon : tant il est vrai que chacun met son honneur où il veut.</text:span></text:p>
      <text:p text:style-name="P1437">Tout cela est bel et bon ! mais de quel air voulez-vous qu’un auteur, une femme, une duchesse peigne de pareilles mœurs ? Ne doit-on pas quelquefois</text:p>
      <text:p text:style-name="P1438">Des tableaux couvrir<text:s/>les nudités.</text:p>
      <text:p text:style-name="Corpsdetexte"><text:span text:style-name="T1439">Alors on transige avec la vérité ; on montre ce qu’a de tyrannique un monde qui défend les mésalliances ; mais on ne dit pas comment cette tyrannie capricieuse tourne au profit du libertinage. En voyant<text:s/></text:span><text:span text:style-name="title">le Jeune Mari</text:span><text:span text:style-name="T1440"><text:s/>de M. Mazères, je me suis<text:s/></text:span><text:span text:style-name="T1441">souvenu de la réflexion de mon critique. Est-ce bien le jeune mari que l’auteur a peint ? N’est-ce pas plutôt l’homme entretenu ? Je le crois. Seulement comme il est des choses soit horribles, soit ignobles, qu’il faut dérober à la vue,</text:span></text:p>
      <text:p text:style-name="quote.l"><text:span text:style-name="T1442">Nec coram populo pu</text:span><text:span text:style-name="T1443">eros Medœa trucidet</text:span><text:span text:style-name="T1444">,</text:span></text:p>
      <text:p text:style-name="noindent"><text:span text:style-name="T1445">M. Mazères a fait une sorte de compromis entre la morale et la vérité. C’est un homme qui pour cent mille livres de rente vend sa jeunesse à une vieille créole ; voilà pour la vérité ; mais il est marié avec elle ; voilà pour la morale</text:span><text:span text:style-name="T1446"> ; la situation est délicate. À chaque instant, l’auteur est à côté du mauvais ton ; il ne faut pas peu d’adresse pour se tenir toujours au bord du fossé sans jamais y tomber ; il n’y a qu’une main sûre qui puisse guider un cabriolet à travers tant d’embar</text:span><text:span text:style-name="T1447">ras sans jamais accrocher ; aussi l’auteur trébuche quelquefois ; mais enfin il arrive, et sans encombres ; c’est là l’important. Avouons aussi qu’avec le mariage, M. Mazères s’est ménagé un ressort plus puissant : la loi<text:s/></text:span><text:span text:style-name="pb">[p. 464]<text:s/></text:span><text:span text:style-name="T1448">attache pour toujours l’u</text:span><text:span text:style-name="T1449">n à l’autre le jeune chevalier Oscar et la vieille créole ; si c’eût été une union moins sacrée, ils se seraient quittés comme ils s’étaient pris, et ce n’eût été qu’une scène de mauvaises mœurs ; grâce au mariage, forcés de supporter, l’un les vieilles ja</text:span><text:span text:style-name="T1450">lousies de sa femme, et l’autre les étourderies de son mari, ils sont un exemple frappant du malheur des unions disproportionnées.</text:span></text:p>
      <text:soft-page-break/>
      <text:p text:style-name="Corpsdetexte"><text:span text:style-name="T1451">Ainsi la pièce est gaie ? — Oui. — Amusante ? — Oui. — Morale ? — Oui, si vous voulez. — Comment ! si je veux ; expliquez-vou</text:span><text:span text:style-name="T1452">s ? — Voici : personne dans cette pièce n’est chargé d’être l’avocat de la morale ; il n’y a ni Ariste, ni oncle, ni père, ni tuteur qui moralise au profit du public ; personne qui, comme les chœurs chez les anciens, proclame de temps en temps les bonnes m</text:span><text:span text:style-name="T1453">aximes. Mais, de bonne foi, l’intervention de la morale est-elle une loi aussi rigoureuse, dans nos comédies, que les trois unités classiques ? ne peut-on pas, dans ce bon siècle d’anarchie, secouer aussi un peu le joug de cette règle ? Voici bientôt deux<text:s/></text:span><text:span text:style-name="T1454">cents ans que le parterre est au régime de la morale ; son estomac, à l’heure qu’il est, doit être assez fort pour digérer sans ce vieil élixir.<text:s/></text:span><text:span text:style-name="title">Le Jeune Mari</text:span><text:span text:style-name="T1455"><text:s/>est moral comme<text:s/></text:span><text:span text:style-name="title">Turcaret</text:span><text:span text:style-name="T1456">, comme<text:s/></text:span><text:span text:style-name="title">Gil Blas</text:span><text:span text:style-name="T1457"><text:note text:note-class="footnote" text:id="_ftn28"><text:note-citation>29</text:note-citation><text:note-body><text:p text:style-name="Notedebasdepage"><text:s/>[NdE] Orthographié Gilblas.</text:p></text:note-body></text:note></text:span><text:span text:style-name="T1458"> ; c’est une peinture fidè</text:span><text:span text:style-name="T1459">le des malheurs du mariage entre vieux et jeunes. Vous savez maintenant le danger ; évitez-le. Quand je m’écrie : voilà un fossé, quand je le montre, ai-je besoin d’ajouter : n’y tombez pas ; certes c’est une bénignité gratuite. M. Malitourne a dit, en par</text:span><text:span text:style-name="T1460">lant de<text:s/></text:span><text:span text:style-name="title">Gil Blas</text:span><text:span text:style-name="T1461"> :<text:s/></text:span><text:span text:style-name="title">Gil Blas</text:span><text:span text:style-name="T1462"><text:s/>est moral comme l’expérience ; ce mot est plein de justesse et d’esprit. C’est aussi par trop se défier de la raison de l’homme que<text:s/></text:span><text:span text:style-name="pb">[p. 465]<text:s/></text:span><text:span text:style-name="T1463">de le tenir toujours en lisière ; dites-lui ce qu’est le monde, et laissez-le aller. Gi</text:span><text:span text:style-name="T1464">l Blas, Turcaret disent ce qu’ils ont fait ; c’est à nous ensuite à voir ce que nous devons faire.</text:span></text:p>
      <text:p text:style-name="Corpsdetexte"><text:span text:style-name="T1465">À l’Odéon, M. Gustave-Fabien Pillet a traité le même sujet dans son<text:s/></text:span><text:span text:style-name="title">École des Veuves</text:span><text:span text:style-name="T1466"> ; mais M. Mazères et M. Pillet ont vu les mariages entre vieux et jeunes</text:span><text:span text:style-name="T1467"><text:s/>à peu près comme Démocrite et Héraclite voyaient le monde, chacun à sa guise, l’un riant, l’autre pleurant. Aux Français c’est une folie, et nous rions ; à l’Odéon c’est un malheur, et nous sommes attendris ; à l’Odéon tout est considéré du côté sérieux ;</text:span><text:span text:style-name="T1468"><text:s/>c’est une veuve qui compromet la fortune des enfants de son premier lit, et qui a sacrifié à un jeune époux son bonheur et le patrimoine de sa famille. Il faut l’avouer, cette manière de voir est plus profonde et plus grave ; la leçon est plus forte : il<text:s/></text:span><text:span text:style-name="T1469">y a dans la pièce de M. Pillet un grand mérite, c’est celui de la vérité ; c’est le tableau fidèle d’un second mariage quand on a des enfants d’un premier lit : voilà bien comme se détruit le bonheur domestique, comment les enfants s’éloignent de leur mère</text:span><text:span text:style-name="T1470">, qui ne retrouve même pas dans l’amour de son jeune époux les dédommagements qu’elle avait droit d’attendre. Il y a aussi quelque chose qui fait honneur aux deux auteurs, et qui explique l’effet très différent de leurs ouvrages. Aux Français, la vieille c</text:span><text:span text:style-name="T1471">réole n’est pas mère ; elle n’a pas d’enfants qui soient sacrifiés au jeune mari ; aussi nous ne la plaignons pas, nous rions ; le chevalier Oscar nous amuse sans choquer trop vivement notre délicatesse ; car il ne dépouille pas une famille ; il ne fait qu</text:span><text:span text:style-name="T1472">e vivre aux dépens d’une vieille femme. À l’Odéon la veine a un<text:s/></text:span><text:soft-page-break/><text:span text:style-name="pb">[p. 466]<text:s/></text:span><text:span text:style-name="T1473">caractère sacré ; elle est mère : plus de ridicule alors, elle est malheureuse ; nous pleurons avec elle, et nous ne pourrions pas supporter le rôle du mari, si M. Pillet n’avait eu l</text:span><text:span text:style-name="T1474">’habileté d’en faire un jeune homme entraîné par de mauvais conseils. Grâce à cette idée, nous pouvons plaindre la veuve sans haïr son second époux. Ainsi les deux auteurs ont rendu hommage au caractère de mère, l’un en l’écartant, car il voulait faire rir</text:span><text:span text:style-name="T1475">e ; l’autre en le donnant à sa veuve, car il voulait nous attendrir.</text:span></text:p>
      <text:p text:style-name="Corpsdetexte"><text:span text:style-name="T1476">J’aime mieux, je l’avoue, parler de la comédie que de la tragédie ; car, quoique journaliste, je suis plus à mon aise en louant qu’en critiquant ; nos poètes comiques, nos vaudevillistes<text:s/></text:span><text:span text:style-name="T1477">nous amusent ; ils mettent souvent de la vérité et de l’esprit dans leurs pièces ; leurs personnages vivent et agissent. Ils ont une allure et une physionomie caractéristique, et ils sont gens qu’on peut reconnaître et désigner. J’entends, dira quelqu’un ;</text:span><text:span text:style-name="T1478"><text:s/>les tragédies modernes vous semblent mauvaises. — Non, elles sont régulières. — Elles vous paraissent mal écrites ? — Non, les vers sont beaux et harmonieux. — Eh bien ?-Hélas ! elles m’ennuient, moi et beaucoup d’autres. Est-ce la faute des pièces ? est-</text:span><text:span text:style-name="T1479">ce la mienne ? Je ne sais : peut-être ne suis-je plus amusable, comme le disait M</text:span><text:span text:style-name="T1480">me</text:span><text:span text:style-name="T1481"> de Maintenon du grand roi. — Ce préambule annonce que la nouvelle tragédie de M. Rougemont n’a pas le bonheur de vous sembler bonne ? — Je ne dis pas cela. — Il y a pourtan</text:span><text:span text:style-name="T1482">t de beaux vers. — J’en conviens. — De beaux sentiments. — C’est vrai. — Marcel est un factieux de la grande école : énergie, fermeté, rien n’y manque. — Vous avez raison. — Maillard est un grand citoyen dévoué<text:s/></text:span><text:span text:style-name="pb">[p. 467]<text:s/></text:span><text:span text:style-name="T1483">à son roi et à sa patrie, un noble c</text:span><text:span text:style-name="T1484">aractère. — Je n’en disconviens pas. —Que blâmez-vous donc ? — Rien. — Que voulez-vous donc ? — Ah ! Monsieur, je n’ose vous le dire ; vous allez vous moquer de moi. — Peut-être : qu’importe ? — Eh bien ! je trouve que la pièce nouvelle… — Quoi ? enfin ! —</text:span><text:span text:style-name="T1485"> Que la pièce nouvelle ne sent pas assez la boue de Paris !</text:span></text:p>
      <text:p text:style-name="Corpsdetexte"><text:span text:style-name="T1486">— Oh ! le plaisant reproche ! — Oui, Monsieur, les villes, les siècles, chaque chose a son goût et son odeur différente : quand vous mettez sur la scène Marcel et les révoltes parisiennes du quato</text:span><text:span text:style-name="T1487">rzième siècle, je m’attends à voir cette populace tumultueuse et sanguinaire du quatorzième siècle, qui, j’imagine, ressemblait à celle du dix-huitième. Je veux faire connaissance avec cette bourgeoisie puissante et riche, cette ancienne race des bourgeois</text:span><text:span text:style-name="T1488"><text:s/>de Paris dont je m’imagine descendre et dont je m’enorgueillis ; car c’est un honneur de remonter de<text:s/></text:span><text:span text:style-name="T1489">badauds</text:span><text:span text:style-name="T1490"><text:s/>en<text:s/></text:span><text:span text:style-name="T1491">badauds</text:span><text:span text:style-name="T1492"><text:s/>jusqu’au quinzième ou seizième siècle ; enfin, Monsieur, je cherche l’histoire, et je ne trouve que la tragédie avec ses formes immobil</text:span><text:span text:style-name="T1493">es et majestueuses. Le vieux Sedaine, qui a fait un<text:s/></text:span><text:span text:style-name="title">Marcel ou Paris sauvé</text:span><text:span text:style-name="T1494">, en prose, n’est pas un peintre plus fidèle des mœurs du temps ; mais il a l’art de la scène ; il sait donner du mouvement à ses<text:s/></text:span><text:soft-page-break/><text:span text:style-name="T1495">personnages ; il sait intéresser le spectateur. Je re</text:span><text:span text:style-name="T1496">grette de n’en pouvoir citer quelques scènes : le lecteur sentirait mieux que je ne pourrais le dire, quel est le genre de mérite que je trouve dans la tragédie de Sedaine, et que je regrette dans la pièce de M. Rougemont.</text:span></text:p>
      <text:p text:style-name="salute">Je suis,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Corpsdetexte" style:display-name="Corps de texte" style:family="paragraph" style:parent-style-name="Normal">
      <style:paragraph-properties fo:text-align="justify" fo:margin-bottom="0.0833in" fo:line-height="150%"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quote.c" style:display-name="&lt;quote.c&gt;" style:family="text" style:parent-style-name="Policepardéfaut">
      <style:text-properties style:use-window-font-color="true"/>
    </style:style>
    <style:style style:name="Notedebasdepage" style:display-name="Note de bas de page" style:family="paragraph" style:parent-style-name="Normal">
      <style:paragraph-properties fo:text-align="justify" fo:text-indent="0.1388in"/>
      <style:text-properties fo:language="fr" fo:country="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style="italic" style:font-style-asian="italic"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language="fr" fo:country="FR"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zh" style:country-asian="CN"/>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gtxt_body" style:display-name="gtxt_body"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gstxt_hlt" style:display-name="gstxt_hlt" style:family="text" style:parent-style-name="Policepardéfaut"/>
    <style:style style:name="gtxt_body1" style:display-name="gtxt_body1" style:family="text" style:parent-style-name="Policepardéfaut"/>
    <style:style style:name="gstxt_sup" style:display-name="gstxt_sup" style:family="text" style:parent-style-name="Policepardéfaut"/>
    <style:style style:name="title" style:display-name="&lt;title&gt;" style:family="text" style:parent-style-name="Policepardéfaut">
      <style:text-properties fo:font-style="italic" style:font-style-asian="italic" style:language-asian="fr" style:country-asian="FR"/>
    </style:style>
    <style:style style:name="term" style:display-name="term" style:family="paragraph" style:parent-style-name="Normal">
      <style:paragraph-properties fo:widows="2" fo:orphans="2" style:text-autospace="ideograph-alpha" style:vertical-align="auto" fo:margin-top="0.0694in" fo:margin-bottom="0.0694in"/>
      <style:text-properties fo:font-size="12pt" style:font-size-asian="12pt" style:font-size-complex="12pt" fo:language="fr" fo:country="FR" style:language-asian="fr" style:country-asian="FR"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6T10:59:00Z</meta:creation-date>
    <dc:date>2018-12-16T13:03:00Z</dc:date>
    <meta:template xlink:href="Normal.dotm" xlink:type="simple"/>
    <meta:editing-cycles>3</meta:editing-cycles>
    <meta:editing-duration>PT60S</meta:editing-duration>
    <meta:document-statistic meta:page-count="74" meta:paragraph-count="381" meta:word-count="29397" meta:character-count="190702" meta:row-count="1347" meta:non-whitespace-character-count="161686"/>
  </office:meta>
</office:document-meta>
</file>